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Heading_20_3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P9" style:family="paragraph" style:parent-style-name="Heading_20_3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Heading_20_3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P11" style:family="paragraph" style:parent-style-name="Heading_20_3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P12" style:family="paragraph" style:parent-style-name="Heading_20_3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P13" style:family="paragraph" style:parent-style-name="Heading_20_3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Heading_20_3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>
      <style:text-properties fo:font-style="italic" style:font-style-asian="italic" style:font-style-complex="italic"/>
    </style:style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>
      <style:text-properties fo:font-style="italic" style:font-style-asian="italic" style:font-style-complex="italic"/>
    </style:style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>
      <style:text-properties fo:font-style="italic" style:font-style-asian="italic" style:font-style-complex="italic"/>
    </style:style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>
      <style:text-properties fo:font-style="italic" style:font-style-asian="italic" style:font-style-complex="italic"/>
    </style:style>
    <style:style style:name="T19_34" style:family="text">
      <style:text-properties fo:font-style="italic" style:font-style-asian="italic" style:font-style-complex="italic"/>
    </style:style>
    <style:style style:name="T19_35" style:family="text">
      <style:text-properties fo:font-style="italic" style:font-style-asian="italic" style:font-style-complex="italic"/>
    </style:style>
    <style:style style:name="T19_36" style:family="text">
      <style:text-properties fo:font-style="italic" style:font-style-asian="italic" style:font-style-complex="italic"/>
    </style:style>
    <style:style style:name="T19_37" style:family="text">
      <style:text-properties fo:font-style="italic" style:font-style-asian="italic" style:font-style-complex="italic"/>
    </style:style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>
      <style:text-properties fo:font-style="italic" style:font-style-asian="italic" style:font-style-complex="italic"/>
    </style:style>
    <style:style style:name="T21_46" style:family="text">
      <style:text-properties fo:font-style="italic" style:font-style-asian="italic" style:font-style-complex="italic"/>
    </style:style>
    <style:style style:name="T21_47" style:family="text">
      <style:text-properties fo:font-style="italic" style:font-style-asian="italic" style:font-style-complex="italic"/>
    </style:style>
    <style:style style:name="T21_48" style:family="text">
      <style:text-properties fo:font-style="italic" style:font-style-asian="italic" style:font-style-complex="italic"/>
    </style:style>
    <style:style style:name="T21_49" style:family="text">
      <style:text-properties fo:font-style="italic" style:font-style-asian="italic" style:font-style-complex="italic"/>
    </style:style>
    <style:style style:name="T21_50" style:family="text">
      <style:text-properties fo:font-style="italic" style:font-style-asian="italic" style:font-style-complex="italic"/>
    </style:style>
    <style:style style:name="T21_51" style:family="text">
      <style:text-properties fo:font-style="italic" style:font-style-asian="italic" style:font-style-complex="italic"/>
    </style:style>
    <style:style style:name="T21_52" style:family="text"/>
    <style:style style:name="T21_53" style:family="text"/>
    <style:style style:name="T21_54" style:family="text"/>
    <style:style style:name="T21_55" style:family="text">
      <style:text-properties fo:font-style="italic" style:font-style-asian="italic" style:font-style-complex="italic"/>
    </style:style>
    <style:style style:name="T21_56" style:family="text">
      <style:text-properties fo:font-style="italic" style:font-style-asian="italic" style:font-style-complex="italic"/>
    </style:style>
    <style:style style:name="T21_57" style:family="text">
      <style:text-properties fo:font-style="italic" style:font-style-asian="italic" style:font-style-complex="italic"/>
    </style:style>
    <style:style style:name="T21_58" style:family="text">
      <style:text-properties fo:font-style="italic" style:font-style-asian="italic" style:font-style-complex="italic"/>
    </style:style>
    <style:style style:name="T21_59" style:family="text">
      <style:text-properties fo:font-style="italic" style:font-style-asian="italic" style:font-style-complex="italic"/>
    </style:style>
    <style:style style:name="T21_60" style:family="text">
      <style:text-properties fo:font-style="italic" style:font-style-asian="italic" style:font-style-complex="italic"/>
    </style:style>
    <style:style style:name="T21_61" style:family="text">
      <style:text-properties fo:font-style="italic" style:font-style-asian="italic" style:font-style-complex="italic"/>
    </style:style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Heading_20_3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>
      <style:text-properties fo:color="#1155cc" style:text-underline-style="solid" style:text-underline-color="font-color"/>
    </style:style>
    <style:style style:name="T23_14" style:family="text"/>
    <style:style style:name="T23_15" style:family="text">
      <style:text-properties fo:color="#1155cc" style:text-underline-style="solid" style:text-underline-color="font-color"/>
    </style:style>
    <style:style style:name="T23_16" style:family="text"/>
    <style:style style:name="T23_17" style:family="text">
      <style:text-properties fo:color="#1155cc" style:text-underline-style="solid" style:text-underline-color="font-color"/>
    </style:style>
    <style:style style:name="T23_18" style:family="text"/>
    <style:style style:name="T23_19" style:family="text">
      <style:text-properties fo:color="#1155cc" style:text-underline-style="solid" style:text-underline-color="font-color"/>
    </style:style>
    <style:style style:name="T23_20" style:family="text"/>
    <style:style style:name="T23_21" style:family="text">
      <style:text-properties fo:color="#1155cc" style:text-underline-style="solid" style:text-underline-color="font-color"/>
    </style:style>
    <style:style style:name="T23_22" style:family="text"/>
    <style:style style:name="T23_23" style:family="text">
      <style:text-properties fo:color="#1155cc" style:text-underline-style="solid" style:text-underline-color="font-color"/>
    </style:style>
    <style:style style:name="T23_24" style:family="text"/>
    <style:style style:name="T23_25" style:family="text">
      <style:text-properties fo:color="#1155cc" style:text-underline-style="solid" style:text-underline-color="font-color"/>
    </style:style>
    <style:style style:name="T23_26" style:family="text"/>
    <style:style style:name="T23_27" style:family="text">
      <style:text-properties fo:color="#1155cc" style:text-underline-style="solid" style:text-underline-color="font-color"/>
    </style:style>
    <style:style style:name="T23_28" style:family="text"/>
    <style:style style:name="T23_29" style:family="text">
      <style:text-properties fo:color="#1155cc" style:text-underline-style="solid" style:text-underline-color="font-color"/>
    </style:style>
    <style:style style:name="T23_30" style:family="text"/>
    <style:style style:name="T23_31" style:family="text">
      <style:text-properties fo:color="#1155cc" style:text-underline-style="solid" style:text-underline-color="font-color"/>
    </style:style>
    <style:style style:name="T23_32" style:family="text"/>
    <style:style style:name="T23_33" style:family="text">
      <style:text-properties fo:color="#1155cc" style:text-underline-style="solid" style:text-underline-color="font-color"/>
    </style:style>
    <style:style style:name="T23_34" style:family="text"/>
    <style:style style:name="T23_35" style:family="text">
      <style:text-properties fo:color="#1155cc" style:text-underline-style="solid" style:text-underline-color="font-color"/>
    </style:style>
    <style:style style:name="T23_36" style:family="text"/>
    <style:style style:name="T23_37" style:family="text">
      <style:text-properties fo:color="#1155cc" style:text-underline-style="solid" style:text-underline-color="font-color"/>
    </style:style>
    <style:style style:name="T23_38" style:family="text"/>
    <style:style style:name="T23_39" style:family="text">
      <style:text-properties fo:color="#1155cc" style:text-underline-style="solid" style:text-underline-color="font-color"/>
    </style:style>
    <style:style style:name="T23_40" style:family="text"/>
    <style:style style:name="T23_41" style:family="text">
      <style:text-properties fo:color="#1155cc" style:text-underline-style="solid" style:text-underline-color="font-color"/>
    </style:style>
    <style:style style:name="T23_42" style:family="text"/>
    <style:style style:name="T23_43" style:family="text">
      <style:text-properties fo:color="#1155cc" style:text-underline-style="solid" style:text-underline-color="font-color"/>
    </style:style>
    <style:style style:name="T23_44" style:family="text"/>
    <style:style style:name="T23_45" style:family="text">
      <style:text-properties fo:color="#1155cc" style:text-underline-style="solid" style:text-underline-color="font-color"/>
    </style:style>
    <style:style style:name="T23_46" style:family="text"/>
    <style:style style:name="T23_47" style:family="text">
      <style:text-properties fo:color="#1155cc" style:text-underline-style="solid" style:text-underline-color="font-color"/>
    </style:style>
    <style:style style:name="T23_48" style:family="text"/>
    <style:style style:name="T23_49" style:family="text">
      <style:text-properties fo:color="#1155cc" style:text-underline-style="solid" style:text-underline-color="font-color"/>
    </style:style>
    <style:style style:name="T23_50" style:family="text"/>
    <style:style style:name="T23_51" style:family="text">
      <style:text-properties fo:color="#1155cc" style:text-underline-style="solid" style:text-underline-color="font-color"/>
    </style:style>
    <style:style style:name="T23_52" style:family="text"/>
    <style:style style:name="T23_53" style:family="text">
      <style:text-properties fo:color="#1155cc" style:text-underline-style="solid" style:text-underline-color="font-color"/>
    </style:style>
    <style:style style:name="T23_54" style:family="text"/>
    <style:style style:name="T23_55" style:family="text">
      <style:text-properties fo:color="#1155cc" style:text-underline-style="solid" style:text-underline-color="font-color"/>
    </style:style>
    <style:style style:name="T23_56" style:family="text"/>
    <style:style style:name="T23_57" style:family="text">
      <style:text-properties fo:color="#1155cc" style:text-underline-style="solid" style:text-underline-color="font-color"/>
    </style:style>
    <style:style style:name="T23_58" style:family="text"/>
    <style:style style:name="T23_59" style:family="text">
      <style:text-properties fo:color="#1155cc" style:text-underline-style="solid" style:text-underline-color="font-color"/>
    </style:style>
    <style:style style:name="T23_60" style:family="text"/>
    <style:style style:name="P24" style:family="paragraph" style:parent-style-name="Heading_20_1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3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P34" style:family="paragraph" style:parent-style-name="Heading_20_3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P35" style:family="paragraph" style:parent-style-name="Heading_20_3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P36" style:family="paragraph" style:parent-style-name="Heading_20_3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P37" style:family="paragraph" style:parent-style-name="Heading_20_3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P38" style:family="paragraph" style:parent-style-name="Heading_20_3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Heading_20_3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Heading_20_3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Heading_20_3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Heading_20_3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Heading_20_3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Heading_20_3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>
      <style:text-properties fo:font-style="italic" style:font-style-asian="italic" style:font-style-complex="italic"/>
    </style:style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P47" style:family="paragraph" style:parent-style-name="Heading_20_1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>
      <style:text-properties fo:font-style="italic" style:font-style-asian="italic" style:font-style-complex="italic"/>
    </style:style>
    <style:style style:name="T50_48" style:family="text"/>
    <style:style style:name="T50_49" style:family="text"/>
    <style:style style:name="T50_50" style:family="text"/>
    <style:style style:name="T50_51" style:family="text">
      <style:text-properties fo:font-style="italic" style:font-style-asian="italic" style:font-style-complex="italic"/>
    </style:style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3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P53" style:family="paragraph" style:parent-style-name="Heading_20_3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P54" style:family="paragraph" style:parent-style-name="Heading_20_3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P55" style:family="paragraph" style:parent-style-name="Heading_20_3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Heading_20_3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P57" style:family="paragraph" style:parent-style-name="Heading_20_3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P58" style:family="paragraph" style:parent-style-name="Heading_20_3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Heading_20_3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T63_120" style:family="text"/>
    <style:style style:name="T63_121" style:family="text"/>
    <style:style style:name="T63_122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>
      <style:text-properties fo:font-style="italic" style:font-style-asian="italic" style:font-style-complex="italic"/>
    </style:style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>
      <style:text-properties fo:font-style="italic" style:font-style-asian="italic" style:font-style-complex="italic"/>
    </style:style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>
      <style:text-properties fo:font-style="italic" style:font-style-asian="italic" style:font-style-complex="italic"/>
    </style:style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>
      <style:text-properties fo:font-style="italic" style:font-style-asian="italic" style:font-style-complex="italic"/>
    </style:style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>
      <style:text-properties fo:font-style="italic" style:font-style-asian="italic" style:font-style-complex="italic"/>
    </style:style>
    <style:style style:name="T67_34" style:family="text"/>
    <style:style style:name="T67_35" style:family="text"/>
    <style:style style:name="T67_36" style:family="text"/>
    <style:style style:name="T67_37" style:family="text">
      <style:text-properties fo:font-style="italic" style:font-style-asian="italic" style:font-style-complex="italic"/>
    </style:style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>
      <style:text-properties fo:font-style="italic" style:font-style-asian="italic" style:font-style-complex="italic"/>
    </style:style>
    <style:style style:name="T67_60" style:family="text"/>
    <style:style style:name="T67_61" style:family="text">
      <style:text-properties fo:font-style="italic" style:font-style-asian="italic" style:font-style-complex="italic"/>
    </style:style>
    <style:style style:name="T67_62" style:family="text"/>
    <style:style style:name="T67_63" style:family="text">
      <style:text-properties fo:font-style="italic" style:font-style-asian="italic" style:font-style-complex="italic"/>
    </style:style>
    <style:style style:name="T67_64" style:family="text"/>
    <style:style style:name="T67_65" style:family="text">
      <style:text-properties fo:font-style="italic" style:font-style-asian="italic" style:font-style-complex="italic"/>
    </style:style>
    <style:style style:name="T67_66" style:family="text"/>
    <style:style style:name="T67_67" style:family="text">
      <style:text-properties fo:font-style="italic" style:font-style-asian="italic" style:font-style-complex="italic"/>
    </style:style>
    <style:style style:name="T67_68" style:family="text"/>
    <style:style style:name="T67_69" style:family="text">
      <style:text-properties fo:font-style="italic" style:font-style-asian="italic" style:font-style-complex="italic"/>
    </style:style>
    <style:style style:name="T67_70" style:family="text"/>
    <style:style style:name="T67_71" style:family="text">
      <style:text-properties fo:font-style="italic" style:font-style-asian="italic" style:font-style-complex="italic"/>
    </style:style>
    <style:style style:name="T67_72" style:family="text">
      <style:text-properties fo:font-style="italic" style:font-style-asian="italic" style:font-style-complex="italic"/>
    </style:style>
    <style:style style:name="T67_73" style:family="text"/>
    <style:style style:name="T67_74" style:family="text"/>
    <style:style style:name="T67_75" style:family="text"/>
    <style:style style:name="T67_76" style:family="text">
      <style:text-properties fo:font-style="italic" style:font-style-asian="italic" style:font-style-complex="italic"/>
    </style:style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T68_9" style:family="text"/>
    <style:style style:name="T68_10" style:family="text">
      <style:text-properties fo:color="#1155cc" style:text-underline-style="solid" style:text-underline-color="font-color"/>
    </style:style>
    <style:style style:name="T68_11" style:family="text"/>
    <style:style style:name="T68_12" style:family="text">
      <style:text-properties fo:color="#1155cc" style:text-underline-style="solid" style:text-underline-color="font-color"/>
    </style:style>
    <style:style style:name="T68_13" style:family="text"/>
    <style:style style:name="T68_14" style:family="text">
      <style:text-properties fo:color="#1155cc" style:text-underline-style="solid" style:text-underline-color="font-color"/>
    </style:style>
    <style:style style:name="T68_15" style:family="text"/>
    <style:style style:name="T68_16" style:family="text">
      <style:text-properties fo:color="#1155cc" style:text-underline-style="solid" style:text-underline-color="font-color"/>
    </style:style>
    <style:style style:name="T68_17" style:family="text"/>
    <style:style style:name="T68_18" style:family="text">
      <style:text-properties fo:color="#1155cc" style:text-underline-style="solid" style:text-underline-color="font-color"/>
    </style:style>
    <style:style style:name="T68_19" style:family="text"/>
    <style:style style:name="T68_20" style:family="text">
      <style:text-properties fo:color="#1155cc" style:text-underline-style="solid" style:text-underline-color="font-color"/>
    </style:style>
    <style:style style:name="T68_21" style:family="text"/>
    <style:style style:name="T68_22" style:family="text">
      <style:text-properties fo:color="#1155cc" style:text-underline-style="solid" style:text-underline-color="font-color"/>
    </style:style>
    <style:style style:name="T68_23" style:family="text"/>
    <style:style style:name="T68_24" style:family="text">
      <style:text-properties fo:color="#1155cc" style:text-underline-style="solid" style:text-underline-color="font-color"/>
    </style:style>
    <style:style style:name="T68_25" style:family="text"/>
    <style:style style:name="T68_26" style:family="text">
      <style:text-properties fo:color="#1155cc" style:text-underline-style="solid" style:text-underline-color="font-color"/>
    </style:style>
    <style:style style:name="T68_27" style:family="text"/>
    <style:style style:name="T68_28" style:family="text">
      <style:text-properties fo:color="#1155cc" style:text-underline-style="solid" style:text-underline-color="font-color"/>
    </style:style>
    <style:style style:name="T68_29" style:family="text"/>
    <style:style style:name="T68_30" style:family="text">
      <style:text-properties fo:color="#1155cc" style:text-underline-style="solid" style:text-underline-color="font-color"/>
    </style:style>
    <style:style style:name="T68_31" style:family="text"/>
    <style:style style:name="T68_32" style:family="text">
      <style:text-properties fo:color="#1155cc" style:text-underline-style="solid" style:text-underline-color="font-color"/>
    </style:style>
    <style:style style:name="T68_33" style:family="text"/>
    <style:style style:name="T68_34" style:family="text">
      <style:text-properties fo:color="#1155cc" style:text-underline-style="solid" style:text-underline-color="font-color"/>
    </style:style>
    <style:style style:name="T68_35" style:family="text"/>
    <style:style style:name="T68_36" style:family="text">
      <style:text-properties fo:color="#1155cc" style:text-underline-style="solid" style:text-underline-color="font-color"/>
    </style:style>
    <style:style style:name="T68_37" style:family="text"/>
    <style:style style:name="T68_38" style:family="text">
      <style:text-properties fo:color="#1155cc" style:text-underline-style="solid" style:text-underline-color="font-color"/>
    </style:style>
    <style:style style:name="T68_39" style:family="text"/>
    <style:style style:name="T68_40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Heading_20_1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Heading_20_3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Heading_20_3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Heading_20_1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/>
    <style:style style:name="T80_114" style:family="text"/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T80_121" style:family="text"/>
    <style:style style:name="T80_122" style:family="text"/>
    <style:style style:name="T80_123" style:family="text"/>
    <style:style style:name="T80_124" style:family="text"/>
    <style:style style:name="T80_125" style:family="text"/>
    <style:style style:name="T80_126" style:family="text"/>
    <style:style style:name="T80_127" style:family="text"/>
    <style:style style:name="T80_128" style:family="text"/>
    <style:style style:name="T80_129" style:family="text"/>
    <style:style style:name="T80_130" style:family="text"/>
    <style:style style:name="T80_131" style:family="text"/>
    <style:style style:name="T80_132" style:family="text"/>
    <style:style style:name="T80_133" style:family="text"/>
    <style:style style:name="T80_134" style:family="text"/>
    <style:style style:name="T80_135" style:family="text"/>
    <style:style style:name="T80_136" style:family="text"/>
    <style:style style:name="T80_137" style:family="text"/>
    <style:style style:name="T80_138" style:family="text"/>
    <style:style style:name="T80_139" style:family="text"/>
    <style:style style:name="T80_140" style:family="text"/>
    <style:style style:name="T80_141" style:family="text"/>
    <style:style style:name="T80_142" style:family="text"/>
    <style:style style:name="T80_143" style:family="text"/>
    <style:style style:name="T80_144" style:family="text"/>
    <style:style style:name="T80_145" style:family="text"/>
    <style:style style:name="T80_146" style:family="text"/>
    <style:style style:name="T80_147" style:family="text"/>
    <style:style style:name="T80_148" style:family="text"/>
    <style:style style:name="T80_149" style:family="text"/>
    <style:style style:name="T80_150" style:family="text"/>
    <style:style style:name="T80_151" style:family="text"/>
    <style:style style:name="T80_152" style:family="text">
      <style:text-properties fo:color="#1155cc" style:text-underline-style="solid" style:text-underline-color="font-color"/>
    </style:style>
    <style:style style:name="T80_153" style:family="text"/>
    <style:style style:name="T80_154" style:family="text">
      <style:text-properties fo:color="#1155cc" style:text-underline-style="solid" style:text-underline-color="font-color"/>
    </style:style>
    <style:style style:name="T80_155" style:family="text"/>
    <style:style style:name="T80_156" style:family="text">
      <style:text-properties fo:color="#1155cc" style:text-underline-style="solid" style:text-underline-color="font-color"/>
    </style:style>
    <style:style style:name="T80_157" style:family="text"/>
    <style:style style:name="T80_158" style:family="text">
      <style:text-properties fo:color="#1155cc" style:text-underline-style="solid" style:text-underline-color="font-color"/>
    </style:style>
    <style:style style:name="T80_159" style:family="text"/>
    <style:style style:name="T80_160" style:family="text">
      <style:text-properties fo:color="#1155cc" style:text-underline-style="solid" style:text-underline-color="font-color"/>
    </style:style>
    <style:style style:name="T80_161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Heading_20_3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Heading_20_3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Heading_20_3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>
      <style:text-properties fo:font-style="italic" style:font-style-asian="italic" style:font-style-complex="italic"/>
    </style:style>
    <style:style style:name="T89_68" style:family="text">
      <style:text-properties fo:font-style="italic" style:font-style-asian="italic" style:font-style-complex="italic"/>
    </style:style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T89_123" style:family="text"/>
    <style:style style:name="T89_124" style:family="text"/>
    <style:style style:name="T89_125" style:family="text"/>
    <style:style style:name="T89_126" style:family="text"/>
    <style:style style:name="T89_127" style:family="text"/>
    <style:style style:name="T89_128" style:family="text"/>
    <style:style style:name="T89_129" style:family="text"/>
    <style:style style:name="T89_130" style:family="text"/>
    <style:style style:name="T89_131" style:family="text"/>
    <style:style style:name="T89_132" style:family="text"/>
    <style:style style:name="T89_133" style:family="text"/>
    <style:style style:name="T89_134" style:family="text"/>
    <style:style style:name="T89_135" style:family="text"/>
    <style:style style:name="T89_136" style:family="text"/>
    <style:style style:name="T89_137" style:family="text"/>
    <style:style style:name="T89_138" style:family="text"/>
    <style:style style:name="T89_139" style:family="text"/>
    <style:style style:name="T89_140" style:family="text"/>
    <style:style style:name="T89_141" style:family="text"/>
    <style:style style:name="T89_142" style:family="text"/>
    <style:style style:name="T89_143" style:family="text"/>
    <style:style style:name="T89_144" style:family="text"/>
    <style:style style:name="T89_145" style:family="text"/>
    <style:style style:name="T89_146" style:family="text"/>
    <style:style style:name="T89_147" style:family="text"/>
    <style:style style:name="T89_148" style:family="text"/>
    <style:style style:name="T89_149" style:family="text"/>
    <style:style style:name="T89_150" style:family="text"/>
    <style:style style:name="T89_151" style:family="text"/>
    <style:style style:name="T89_152" style:family="text"/>
    <style:style style:name="T89_153" style:family="text"/>
    <style:style style:name="T89_154" style:family="text"/>
    <style:style style:name="T89_155" style:family="text"/>
    <style:style style:name="T89_156" style:family="text">
      <style:text-properties fo:font-style="italic" style:font-style-asian="italic" style:font-style-complex="italic"/>
    </style:style>
    <style:style style:name="T89_157" style:family="text">
      <style:text-properties fo:font-style="italic" style:font-style-asian="italic" style:font-style-complex="italic"/>
    </style:style>
    <style:style style:name="T89_158" style:family="text"/>
    <style:style style:name="T89_159" style:family="text"/>
    <style:style style:name="T89_160" style:family="text"/>
    <style:style style:name="T89_161" style:family="text"/>
    <style:style style:name="T89_162" style:family="text"/>
    <style:style style:name="T89_163" style:family="text"/>
    <style:style style:name="T89_164" style:family="text"/>
    <style:style style:name="T89_165" style:family="text"/>
    <style:style style:name="T89_166" style:family="text"/>
    <style:style style:name="T89_167" style:family="text"/>
    <style:style style:name="T89_168" style:family="text"/>
    <style:style style:name="T89_169" style:family="text"/>
    <style:style style:name="T89_170" style:family="text"/>
    <style:style style:name="T89_171" style:family="text"/>
    <style:style style:name="T89_172" style:family="text"/>
    <style:style style:name="T89_173" style:family="text">
      <style:text-properties fo:font-style="italic" style:font-style-asian="italic" style:font-style-complex="italic"/>
    </style:style>
    <style:style style:name="T89_174" style:family="text">
      <style:text-properties fo:font-style="italic" style:font-style-asian="italic" style:font-style-complex="italic"/>
    </style:style>
    <style:style style:name="T89_175" style:family="text"/>
    <style:style style:name="T89_176" style:family="text"/>
    <style:style style:name="T89_177" style:family="text"/>
    <style:style style:name="T89_178" style:family="text"/>
    <style:style style:name="T89_179" style:family="text"/>
    <style:style style:name="T89_180" style:family="text"/>
    <style:style style:name="T89_181" style:family="text"/>
    <style:style style:name="T89_182" style:family="text"/>
    <style:style style:name="T89_183" style:family="text"/>
    <style:style style:name="T89_184" style:family="text"/>
    <style:style style:name="T89_185" style:family="text"/>
    <style:style style:name="T89_186" style:family="text"/>
    <style:style style:name="T89_187" style:family="text"/>
    <style:style style:name="T89_188" style:family="text"/>
    <style:style style:name="T89_189" style:family="text"/>
    <style:style style:name="T89_190" style:family="text"/>
    <style:style style:name="T89_191" style:family="text"/>
    <style:style style:name="T89_192" style:family="text"/>
    <style:style style:name="T89_193" style:family="text"/>
    <style:style style:name="T89_194" style:family="text"/>
    <style:style style:name="T89_195" style:family="text"/>
    <style:style style:name="T89_196" style:family="text"/>
    <style:style style:name="T89_197" style:family="text"/>
    <style:style style:name="T89_198" style:family="text"/>
    <style:style style:name="T89_199" style:family="text"/>
    <style:style style:name="T89_200" style:family="text"/>
    <style:style style:name="T89_201" style:family="text"/>
    <style:style style:name="T89_202" style:family="text"/>
    <style:style style:name="T89_203" style:family="text"/>
    <style:style style:name="T89_204" style:family="text"/>
    <style:style style:name="T89_205" style:family="text"/>
    <style:style style:name="T89_206" style:family="text"/>
    <style:style style:name="T89_207" style:family="text"/>
    <style:style style:name="T89_208" style:family="text"/>
    <style:style style:name="T89_209" style:family="text"/>
    <style:style style:name="T89_210" style:family="text"/>
    <style:style style:name="T89_211" style:family="text"/>
    <style:style style:name="T89_212" style:family="text"/>
    <style:style style:name="T89_213" style:family="text"/>
    <style:style style:name="T89_214" style:family="text"/>
    <style:style style:name="T89_215" style:family="text"/>
    <style:style style:name="T89_216" style:family="text"/>
    <style:style style:name="T89_217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Heading_20_3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P94" style:family="paragraph" style:parent-style-name="Heading_20_3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P95" style:family="paragraph" style:parent-style-name="Heading_20_3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T97_101" style:family="text"/>
    <style:style style:name="T97_102" style:family="text"/>
    <style:style style:name="T97_103" style:family="text"/>
    <style:style style:name="T97_104" style:family="text"/>
    <style:style style:name="T97_105" style:family="text"/>
    <style:style style:name="T97_106" style:family="text"/>
    <style:style style:name="T97_107" style:family="text"/>
    <style:style style:name="T97_108" style:family="text"/>
    <style:style style:name="T97_109" style:family="text"/>
    <style:style style:name="T97_110" style:family="text"/>
    <style:style style:name="T97_111" style:family="text"/>
    <style:style style:name="T97_112" style:family="text"/>
    <style:style style:name="T97_113" style:family="text"/>
    <style:style style:name="T97_114" style:family="text"/>
    <style:style style:name="T97_115" style:family="text"/>
    <style:style style:name="T97_116" style:family="text"/>
    <style:style style:name="T97_117" style:family="text"/>
    <style:style style:name="T97_118" style:family="text"/>
    <style:style style:name="T97_119" style:family="text"/>
    <style:style style:name="T97_120" style:family="text"/>
    <style:style style:name="T97_121" style:family="text"/>
    <style:style style:name="T97_122" style:family="text"/>
    <style:style style:name="T97_123" style:family="text"/>
    <style:style style:name="T97_124" style:family="text"/>
    <style:style style:name="T97_125" style:family="text"/>
    <style:style style:name="T97_126" style:family="text"/>
    <style:style style:name="T97_127" style:family="text"/>
    <style:style style:name="T97_128" style:family="text"/>
    <style:style style:name="T97_129" style:family="text"/>
    <style:style style:name="T97_130" style:family="text"/>
    <style:style style:name="T97_131" style:family="text"/>
    <style:style style:name="T97_132" style:family="text"/>
    <style:style style:name="T97_133" style:family="text"/>
    <style:style style:name="T97_134" style:family="text"/>
    <style:style style:name="T97_135" style:family="text"/>
    <style:style style:name="T97_136" style:family="text"/>
    <style:style style:name="T97_137" style:family="text"/>
    <style:style style:name="T97_138" style:family="text"/>
    <style:style style:name="T97_139" style:family="text"/>
    <style:style style:name="T97_140" style:family="text"/>
    <style:style style:name="T97_141" style:family="text"/>
    <style:style style:name="T97_142" style:family="text"/>
    <style:style style:name="T97_143" style:family="text"/>
    <style:style style:name="T97_144" style:family="text"/>
    <style:style style:name="T97_145" style:family="text"/>
    <style:style style:name="T97_146" style:family="text"/>
    <style:style style:name="T97_147" style:family="text"/>
    <style:style style:name="T97_148" style:family="text"/>
    <style:style style:name="T97_149" style:family="text"/>
    <style:style style:name="T97_150" style:family="text"/>
    <style:style style:name="T97_151" style:family="text"/>
    <style:style style:name="T97_152" style:family="text"/>
    <style:style style:name="T97_153" style:family="text"/>
    <style:style style:name="T97_154" style:family="text"/>
    <style:style style:name="T97_155" style:family="text"/>
    <style:style style:name="T97_156" style:family="text"/>
    <style:style style:name="T97_157" style:family="text"/>
    <style:style style:name="T97_158" style:family="text"/>
    <style:style style:name="T97_159" style:family="text"/>
    <style:style style:name="T97_160" style:family="text"/>
    <style:style style:name="T97_161" style:family="text"/>
    <style:style style:name="T97_162" style:family="text"/>
    <style:style style:name="T97_163" style:family="text"/>
    <style:style style:name="T97_164" style:family="text"/>
    <style:style style:name="T97_165" style:family="text"/>
    <style:style style:name="T97_166" style:family="text"/>
    <style:style style:name="T97_167" style:family="text"/>
    <style:style style:name="T97_168" style:family="text"/>
    <style:style style:name="T97_169" style:family="text"/>
    <style:style style:name="T97_170" style:family="text"/>
    <style:style style:name="T97_171" style:family="text"/>
    <style:style style:name="T97_172" style:family="text"/>
    <style:style style:name="T97_173" style:family="text">
      <style:text-properties fo:font-style="italic" style:font-style-asian="italic" style:font-style-complex="italic"/>
    </style:style>
    <style:style style:name="T97_174" style:family="text">
      <style:text-properties fo:font-style="italic" style:font-style-asian="italic" style:font-style-complex="italic"/>
    </style:style>
    <style:style style:name="T97_175" style:family="text"/>
    <style:style style:name="T97_176" style:family="text"/>
    <style:style style:name="T97_177" style:family="text"/>
    <style:style style:name="T97_178" style:family="text"/>
    <style:style style:name="T97_179" style:family="text"/>
    <style:style style:name="T97_180" style:family="text"/>
    <style:style style:name="T97_181" style:family="text"/>
    <style:style style:name="T97_182" style:family="text"/>
    <style:style style:name="T97_183" style:family="text"/>
    <style:style style:name="T97_184" style:family="text"/>
    <style:style style:name="T97_185" style:family="text"/>
    <style:style style:name="T97_186" style:family="text"/>
    <style:style style:name="T97_187" style:family="text"/>
    <style:style style:name="T97_188" style:family="text"/>
    <style:style style:name="T97_189" style:family="text"/>
    <style:style style:name="T97_190" style:family="text"/>
    <style:style style:name="T97_191" style:family="text"/>
    <style:style style:name="T97_192" style:family="text"/>
    <style:style style:name="T97_193" style:family="text"/>
    <style:style style:name="T97_194" style:family="text"/>
    <style:style style:name="T97_195" style:family="text"/>
    <style:style style:name="T97_196" style:family="text"/>
    <style:style style:name="T97_197" style:family="text"/>
    <style:style style:name="T97_198" style:family="text"/>
    <style:style style:name="T97_199" style:family="text"/>
    <style:style style:name="T97_200" style:family="text"/>
    <style:style style:name="T97_201" style:family="text"/>
    <style:style style:name="T97_202" style:family="text"/>
    <style:style style:name="T97_203" style:family="text"/>
    <style:style style:name="T97_204" style:family="text"/>
    <style:style style:name="T97_205" style:family="text"/>
    <style:style style:name="T97_206" style:family="text"/>
    <style:style style:name="T97_207" style:family="text"/>
    <style:style style:name="T97_208" style:family="text"/>
    <style:style style:name="T97_209" style:family="text"/>
    <style:style style:name="T97_210" style:family="text"/>
    <style:style style:name="T97_211" style:family="text"/>
    <style:style style:name="T97_212" style:family="text"/>
    <style:style style:name="T97_213" style:family="text"/>
    <style:style style:name="T97_214" style:family="text"/>
    <style:style style:name="T97_215" style:family="text"/>
    <style:style style:name="T97_216" style:family="text"/>
    <style:style style:name="T97_217" style:family="text"/>
    <style:style style:name="T97_218" style:family="text"/>
    <style:style style:name="T97_219" style:family="text"/>
    <style:style style:name="T97_220" style:family="text"/>
    <style:style style:name="T97_221" style:family="text"/>
    <style:style style:name="T97_222" style:family="text"/>
    <style:style style:name="T97_223" style:family="text"/>
    <style:style style:name="T97_224" style:family="text"/>
    <style:style style:name="T97_225" style:family="text"/>
    <style:style style:name="T97_226" style:family="text"/>
    <style:style style:name="T97_227" style:family="text"/>
    <style:style style:name="T97_228" style:family="text"/>
    <style:style style:name="T97_229" style:family="text"/>
    <style:style style:name="T97_230" style:family="text"/>
    <style:style style:name="T97_231" style:family="text"/>
    <style:style style:name="T97_232" style:family="text"/>
    <style:style style:name="T97_233" style:family="text"/>
    <style:style style:name="T97_234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Heading_20_3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Heading_20_3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P101" style:family="paragraph" style:parent-style-name="Heading_20_3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Heading_20_3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P106" style:family="paragraph" style:parent-style-name="Heading_20_3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>
      <style:text-properties fo:font-style="italic" style:font-style-asian="italic" style:font-style-complex="italic"/>
    </style:style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>
      <style:text-properties fo:font-style="italic" style:font-style-asian="italic" style:font-style-complex="italic"/>
    </style:style>
    <style:style style:name="T110_76" style:family="text">
      <style:text-properties fo:font-style="italic" style:font-style-asian="italic" style:font-style-complex="italic"/>
    </style:style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Heading_20_3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Heading_20_3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P114" style:family="paragraph" style:parent-style-name="Heading_20_3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Heading_20_3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P116" style:family="paragraph" style:parent-style-name="Heading_20_3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>
      <style:text-properties fo:font-style="italic" style:font-style-asian="italic" style:font-style-complex="italic"/>
    </style:style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>
      <style:text-properties fo:font-style="italic" style:font-style-asian="italic" style:font-style-complex="italic"/>
    </style:style>
    <style:style style:name="T118_108" style:family="text"/>
    <style:style style:name="T118_109" style:family="text"/>
    <style:style style:name="T118_110" style:family="text"/>
    <style:style style:name="T118_111" style:family="text">
      <style:text-properties fo:font-style="italic" style:font-style-asian="italic" style:font-style-complex="italic"/>
    </style:style>
    <style:style style:name="T118_112" style:family="text"/>
    <style:style style:name="T118_113" style:family="text"/>
    <style:style style:name="T118_114" style:family="text"/>
    <style:style style:name="T118_115" style:family="text"/>
    <style:style style:name="T118_116" style:family="text"/>
    <style:style style:name="T118_117" style:family="text"/>
    <style:style style:name="T118_118" style:family="text"/>
    <style:style style:name="T118_119" style:family="text"/>
    <style:style style:name="T118_120" style:family="text"/>
    <style:style style:name="T118_121" style:family="text">
      <style:text-properties fo:font-style="italic" style:font-style-asian="italic" style:font-style-complex="italic"/>
    </style:style>
    <style:style style:name="T118_122" style:family="text"/>
    <style:style style:name="T118_123" style:family="text"/>
    <style:style style:name="T118_124" style:family="text"/>
    <style:style style:name="T118_125" style:family="text">
      <style:text-properties fo:font-style="italic" style:font-style-asian="italic" style:font-style-complex="italic"/>
    </style:style>
    <style:style style:name="T118_126" style:family="text"/>
    <style:style style:name="T118_127" style:family="text"/>
    <style:style style:name="T118_128" style:family="text"/>
    <style:style style:name="T118_129" style:family="text"/>
    <style:style style:name="T118_130" style:family="text"/>
    <style:style style:name="T118_131" style:family="text"/>
    <style:style style:name="T118_132" style:family="text"/>
    <style:style style:name="T118_133" style:family="text"/>
    <style:style style:name="T118_134" style:family="text"/>
    <style:style style:name="T118_135" style:family="text"/>
    <style:style style:name="T118_136" style:family="text"/>
    <style:style style:name="T118_137" style:family="text"/>
    <style:style style:name="T118_138" style:family="text"/>
    <style:style style:name="T118_139" style:family="text"/>
    <style:style style:name="T118_140" style:family="text"/>
    <style:style style:name="T118_141" style:family="text"/>
    <style:style style:name="T118_142" style:family="text"/>
    <style:style style:name="T118_143" style:family="text"/>
    <style:style style:name="T118_144" style:family="text"/>
    <style:style style:name="T118_145" style:family="text"/>
    <style:style style:name="T118_146" style:family="text"/>
    <style:style style:name="T118_147" style:family="text"/>
    <style:style style:name="T118_148" style:family="text"/>
    <style:style style:name="T118_149" style:family="text"/>
    <style:style style:name="T118_150" style:family="text"/>
    <style:style style:name="T118_151" style:family="text"/>
    <style:style style:name="T118_152" style:family="text"/>
    <style:style style:name="T118_153" style:family="text"/>
    <style:style style:name="T118_154" style:family="text"/>
    <style:style style:name="T118_155" style:family="text"/>
    <style:style style:name="T118_156" style:family="text"/>
    <style:style style:name="T118_157" style:family="text"/>
    <style:style style:name="T118_158" style:family="text"/>
    <style:style style:name="T118_159" style:family="text"/>
    <style:style style:name="T118_160" style:family="text"/>
    <style:style style:name="T118_161" style:family="text"/>
    <style:style style:name="T118_162" style:family="text"/>
    <style:style style:name="T118_163" style:family="text"/>
    <style:style style:name="T118_164" style:family="text"/>
    <style:style style:name="T118_165" style:family="text"/>
    <style:style style:name="T118_166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>
      <style:text-properties fo:font-style="italic" style:font-style-asian="italic" style:font-style-complex="italic"/>
    </style:style>
    <style:style style:name="T120_94" style:family="text">
      <style:text-properties fo:font-style="italic" style:font-style-asian="italic" style:font-style-complex="italic"/>
    </style:style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>
      <style:text-properties fo:font-style="italic" style:font-style-asian="italic" style:font-style-complex="italic"/>
    </style:style>
    <style:style style:name="T120_126" style:family="text"/>
    <style:style style:name="T120_127" style:family="text"/>
    <style:style style:name="T120_128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Heading_20_3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P123" style:family="paragraph" style:parent-style-name="Heading_20_3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P124" style:family="paragraph" style:parent-style-name="Heading_20_3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P125" style:family="paragraph" style:parent-style-name="Heading_20_3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P126" style:family="paragraph" style:parent-style-name="Heading_20_3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T128_133" style:family="text"/>
    <style:style style:name="T128_134" style:family="text"/>
    <style:style style:name="T128_135" style:family="text"/>
    <style:style style:name="T128_136" style:family="text"/>
    <style:style style:name="T128_137" style:family="text"/>
    <style:style style:name="T128_138" style:family="text"/>
    <style:style style:name="T128_139" style:family="text"/>
    <style:style style:name="T128_140" style:family="text"/>
    <style:style style:name="T128_141" style:family="text"/>
    <style:style style:name="T128_142" style:family="text"/>
    <style:style style:name="T128_143" style:family="text"/>
    <style:style style:name="T128_144" style:family="text"/>
    <style:style style:name="T128_145" style:family="text"/>
    <style:style style:name="T128_146" style:family="text"/>
    <style:style style:name="T128_147" style:family="text"/>
    <style:style style:name="T128_148" style:family="text"/>
    <style:style style:name="T128_149" style:family="text"/>
    <style:style style:name="T128_150" style:family="text"/>
    <style:style style:name="T128_151" style:family="text"/>
    <style:style style:name="T128_152" style:family="text"/>
    <style:style style:name="T128_153" style:family="text"/>
    <style:style style:name="T128_154" style:family="text"/>
    <style:style style:name="T128_155" style:family="text"/>
    <style:style style:name="T128_156" style:family="text"/>
    <style:style style:name="T128_157" style:family="text"/>
    <style:style style:name="T128_158" style:family="text"/>
    <style:style style:name="T128_159" style:family="text"/>
    <style:style style:name="T128_160" style:family="text"/>
    <style:style style:name="T128_161" style:family="text"/>
    <style:style style:name="T128_162" style:family="text"/>
    <style:style style:name="T128_163" style:family="text"/>
    <style:style style:name="T128_164" style:family="text"/>
    <style:style style:name="T128_165" style:family="text"/>
    <style:style style:name="T128_166" style:family="text"/>
    <style:style style:name="T128_167" style:family="text"/>
    <style:style style:name="T128_168" style:family="text"/>
    <style:style style:name="T128_169" style:family="text"/>
    <style:style style:name="T128_170" style:family="text"/>
    <style:style style:name="T128_171" style:family="text"/>
    <style:style style:name="T128_172" style:family="text"/>
    <style:style style:name="T128_173" style:family="text"/>
    <style:style style:name="T128_174" style:family="text"/>
    <style:style style:name="T128_175" style:family="text"/>
    <style:style style:name="T128_176" style:family="text"/>
    <style:style style:name="T128_177" style:family="text"/>
    <style:style style:name="T128_178" style:family="text"/>
    <style:style style:name="T128_179" style:family="text"/>
    <style:style style:name="T128_180" style:family="text"/>
    <style:style style:name="T128_181" style:family="text"/>
    <style:style style:name="T128_182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Heading_20_3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P131" style:family="paragraph" style:parent-style-name="Heading_20_1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Heading_20_3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P139" style:family="paragraph" style:parent-style-name="Heading_20_1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Heading_20_3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P149" style:family="paragraph" style:parent-style-name="Standard">
      <style:paragraph-properties fo:break-before="auto" fo:line-height="115%" fo:margin-top="0cm" fo:margin-bottom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fo:margin-top="0cm" fo:margin-bottom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P15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18pt" style:font-size-asian="18pt" style:font-size-complex="18pt" fo:font-weight="bold" style:font-weight-asian="bold" style:font-weight-complex="bold"/>
    </style:style>
    <style:style style:name="T155_2" style:family="text">
      <style:text-properties fo:font-size="18pt" style:font-size-asian="18pt" style:font-size-complex="18pt" fo:font-weight="bold" style:font-weight-asian="bold" style:font-weight-complex="bold"/>
    </style:style>
    <style:style style:name="T155_3" style:family="text">
      <style:text-properties fo:font-size="18pt" style:font-size-asian="18pt" style:font-size-complex="18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58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58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58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58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58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58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58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58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2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163" style:family="paragraph" style:parent-style-name="Heading_20_1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T164_76" style:family="text"/>
    <style:style style:name="T164_77" style:family="text"/>
    <style:style style:name="T164_78" style:family="text"/>
    <style:style style:name="T164_79" style:family="text"/>
    <style:style style:name="T164_80" style:family="text"/>
    <style:style style:name="T164_81" style:family="text"/>
    <style:style style:name="T164_82" style:family="text"/>
    <style:style style:name="T164_83" style:family="text"/>
    <style:style style:name="T164_84" style:family="text"/>
    <style:style style:name="T164_85" style:family="text"/>
    <style:style style:name="T164_86" style:family="text"/>
    <style:style style:name="T164_87" style:family="text"/>
    <style:style style:name="T164_88" style:family="text"/>
    <style:style style:name="T164_89" style:family="text"/>
    <style:style style:name="T164_90" style:family="text"/>
    <style:style style:name="T164_91" style:family="text"/>
    <style:style style:name="T164_92" style:family="text"/>
    <style:style style:name="T164_93" style:family="text"/>
    <style:style style:name="T164_94" style:family="text"/>
    <style:style style:name="T164_95" style:family="text"/>
    <style:style style:name="T164_96" style:family="text"/>
    <style:style style:name="T164_97" style:family="text"/>
    <style:style style:name="T164_98" style:family="text"/>
    <style:style style:name="T164_99" style:family="text"/>
    <style:style style:name="T164_100" style:family="text"/>
    <style:style style:name="P165" style:family="paragraph" style:parent-style-name="Standard">
      <style:paragraph-properties fo:break-before="auto" fo:line-height="115%" style:writing-mode="lr-tb"/>
      <style:text-properties fo:color="#1c4587" style:font-name="Consolas" fo:font-size="10pt" style:font-name-asian="Consolas" style:font-size-asian="10pt" style:font-name-complex="Consolas" style:font-size-complex="10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6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166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Heading_20_3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P169" style:family="paragraph" style:parent-style-name="Heading_20_3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P170" style:family="paragraph" style:parent-style-name="Heading_20_1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P172" style:family="paragraph" style:parent-style-name="Heading_20_1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P174" style:family="paragraph" style:parent-style-name="Heading_20_1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Heading_20_3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Heading_20_3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P182" style:family="paragraph" style:parent-style-name="Heading_20_1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P184" style:family="paragraph" style:parent-style-name="Heading_20_1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Heading_20_3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P190" style:family="paragraph" style:parent-style-name="Heading_20_3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P191" style:family="paragraph" style:parent-style-name="Heading_20_3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P198" style:family="paragraph" style:parent-style-name="Heading_20_1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Heading_20_3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Heading_20_3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Heading_20_3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P207" style:family="paragraph" style:parent-style-name="Heading_20_3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P208" style:family="paragraph" style:parent-style-name="Heading_20_3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T209_78" style:family="text"/>
    <style:style style:name="T209_79" style:family="text"/>
    <style:style style:name="T209_80" style:family="text"/>
    <style:style style:name="T209_81" style:family="text"/>
    <style:style style:name="T209_82" style:family="text"/>
    <style:style style:name="T209_83" style:family="text"/>
    <style:style style:name="T209_84" style:family="text"/>
    <style:style style:name="T209_85" style:family="text"/>
    <style:style style:name="T209_86" style:family="text"/>
    <style:style style:name="T209_87" style:family="text"/>
    <style:style style:name="T209_88" style:family="text"/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Heading_20_3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>
      <style:text-properties fo:font-weight="bold" style:font-weight-asian="bold" style:font-weight-complex="bold"/>
    </style:style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>
      <style:text-properties fo:color="#1155cc" style:text-underline-style="solid" style:text-underline-color="font-color"/>
    </style:style>
    <style:style style:name="T218_31" style:family="text"/>
    <style:style style:name="T218_32" style:family="text">
      <style:text-properties fo:color="#1155cc" style:text-underline-style="solid" style:text-underline-color="font-color"/>
    </style:style>
    <style:style style:name="T218_33" style:family="text"/>
    <style:style style:name="T218_34" style:family="text">
      <style:text-properties fo:color="#1155cc" style:text-underline-style="solid" style:text-underline-color="font-color"/>
    </style:style>
    <style:style style:name="T218_35" style:family="text"/>
    <style:style style:name="T218_36" style:family="text">
      <style:text-properties fo:color="#1155cc" style:text-underline-style="solid" style:text-underline-color="font-color"/>
    </style:style>
    <style:style style:name="T218_37" style:family="text"/>
    <style:style style:name="T218_38" style:family="text">
      <style:text-properties fo:color="#1155cc" style:text-underline-style="solid" style:text-underline-color="font-color"/>
    </style:style>
    <style:style style:name="T218_39" style:family="text"/>
    <style:style style:name="T218_40" style:family="text">
      <style:text-properties fo:color="#1155cc" style:text-underline-style="solid" style:text-underline-color="font-color"/>
    </style:style>
    <style:style style:name="T218_41" style:family="text"/>
    <style:style style:name="T218_42" style:family="text">
      <style:text-properties fo:color="#1155cc" style:text-underline-style="solid" style:text-underline-color="font-color"/>
    </style:style>
    <style:style style:name="T218_43" style:family="text"/>
    <style:style style:name="T218_44" style:family="text">
      <style:text-properties fo:color="#1155cc" style:text-underline-style="solid" style:text-underline-color="font-color"/>
    </style:style>
    <style:style style:name="T218_45" style:family="text"/>
    <style:style style:name="T218_46" style:family="text">
      <style:text-properties fo:color="#1155cc" style:text-underline-style="solid" style:text-underline-color="font-color"/>
    </style:style>
    <style:style style:name="T218_47" style:family="text"/>
    <style:style style:name="T218_48" style:family="text">
      <style:text-properties fo:color="#1155cc" style:text-underline-style="solid" style:text-underline-color="font-color"/>
    </style:style>
    <style:style style:name="T218_49" style:family="text"/>
    <style:style style:name="T218_50" style:family="text">
      <style:text-properties fo:color="#1155cc" style:text-underline-style="solid" style:text-underline-color="font-color"/>
    </style:style>
    <style:style style:name="T218_51" style:family="text"/>
    <style:style style:name="T218_52" style:family="text">
      <style:text-properties fo:color="#1155cc" style:text-underline-style="solid" style:text-underline-color="font-color"/>
    </style:style>
    <style:style style:name="T218_53" style:family="text"/>
    <style:style style:name="T218_54" style:family="text">
      <style:text-properties fo:color="#1155cc" style:text-underline-style="solid" style:text-underline-color="font-color"/>
    </style:style>
    <style:style style:name="T218_55" style:family="text"/>
    <style:style style:name="T218_56" style:family="text">
      <style:text-properties fo:color="#1155cc" style:text-underline-style="solid" style:text-underline-color="font-color"/>
    </style:style>
    <style:style style:name="T218_57" style:family="text"/>
    <style:style style:name="T218_58" style:family="text">
      <style:text-properties fo:color="#1155cc" style:text-underline-style="solid" style:text-underline-color="font-color"/>
    </style:style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T218_119" style:family="text"/>
    <style:style style:name="T218_120" style:family="text"/>
    <style:style style:name="T218_121" style:family="text"/>
    <style:style style:name="T218_122" style:family="text"/>
    <style:style style:name="T218_123" style:family="text"/>
    <style:style style:name="T218_124" style:family="text"/>
    <style:style style:name="T218_125" style:family="text"/>
    <style:style style:name="T218_126" style:family="text"/>
    <style:style style:name="T218_127" style:family="text"/>
    <style:style style:name="T218_128" style:family="text"/>
    <style:style style:name="T218_129" style:family="text"/>
    <style:style style:name="T218_130" style:family="text"/>
    <style:style style:name="T218_131" style:family="text"/>
    <style:style style:name="T218_132" style:family="text"/>
    <style:style style:name="T218_133" style:family="text"/>
    <style:style style:name="T218_134" style:family="text"/>
    <style:style style:name="T218_135" style:family="text"/>
    <style:style style:name="T218_136" style:family="text"/>
    <style:style style:name="T218_137" style:family="text"/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>
      <style:text-properties fo:font-weight="bold" style:font-weight-asian="bold" style:font-weight-complex="bold"/>
    </style:style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>
      <style:text-properties fo:font-weight="bold" style:font-weight-asian="bold" style:font-weight-complex="bold"/>
    </style:style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P221" style:family="paragraph" style:parent-style-name="Standard">
      <style:paragraph-properties fo:break-before="auto" fo:line-height="115%" fo:margin-top="0cm" fo:margin-bottom="0cm" style:writing-mode="lr-tb"/>
    </style:style>
    <style:style style:name="T221_1" style:family="text">
      <style:text-properties fo:font-weight="bold" style:font-weight-asian="bold" style:font-weight-complex="bold"/>
    </style:style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Heading_20_3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6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7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8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29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0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1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2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3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4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5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6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7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8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9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10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11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12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13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14" style:family="text">
      <style:text-properties fo:color="#1c4587" style:font-name="Consolas" fo:font-size="10pt" style:font-name-asian="Consolas" style:font-size-asian="10pt" style:font-name-complex="Consolas" style:font-size-complex="10pt"/>
    </style:style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P236" style:family="paragraph" style:parent-style-name="Heading_20_1">
      <style:paragraph-properties fo:break-before="auto" fo:line-height="115%" style:writing-mode="lr-tb"/>
    </style:style>
    <style:style style:name="T236_1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Heading_20_3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Heading_20_3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>
      <style:text-properties fo:font-weight="bold" style:font-weight-asian="bold" style:font-weight-complex="bold"/>
    </style:style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>
      <style:text-properties fo:font-weight="bold" style:font-weight-asian="bold" style:font-weight-complex="bold"/>
    </style:style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>
      <style:text-properties fo:font-weight="bold" style:font-weight-asian="bold" style:font-weight-complex="bold"/>
    </style:style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>
      <style:text-properties fo:font-weight="bold" style:font-weight-asian="bold" style:font-weight-complex="bold"/>
    </style:style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P251" style:family="paragraph" style:parent-style-name="Standard">
      <style:paragraph-properties fo:break-before="auto" fo:line-height="115%" fo:margin-top="0cm" fo:margin-bottom="0cm" style:writing-mode="lr-tb"/>
    </style:style>
    <style:style style:name="T251_1" style:family="text">
      <style:text-properties fo:font-weight="bold" style:font-weight-asian="bold" style:font-weight-complex="bold"/>
    </style:style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</office:automatic-styles>
  <office:body>
    <office:text>
      <text:h text:style-name="P1" text:outline-level="10"><text:bookmark-start text:name="h.5e2y2xy6s8kl"/><text:bookmark-end text:name="h.5e2y2xy6s8kl"/><text:span text:style-name="T1_1">Introduction</text:span></text:h>
      <text:p text:style-name="P2"><text:span text:style-name="T2_1">The</text:span><text:span text:style-name="T2_2"><text:s/></text:span><text:span text:style-name="T2_3">Plex</text:span><text:span text:style-name="T2_4"><text:s/></text:span><text:span text:style-name="T2_5">Media</text:span><text:span text:style-name="T2_6"><text:s/></text:span><text:span text:style-name="T2_7">API</text:span><text:span text:style-name="T2_8"><text:s/></text:span><text:span text:style-name="T2_9">provides</text:span><text:span text:style-name="T2_10"><text:s/></text:span><text:span text:style-name="T2_11">an</text:span><text:span text:style-name="T2_12"><text:s/></text:span><text:span text:style-name="T2_13">easy</text:span><text:span text:style-name="T2_14"><text:s/></text:span><text:span text:style-name="T2_15">and</text:span><text:span text:style-name="T2_16"><text:s/></text:span><text:span text:style-name="T2_17">powerful</text:span><text:span text:style-name="T2_18"><text:s/></text:span><text:span text:style-name="T2_19">way</text:span><text:span text:style-name="T2_20"><text:s/></text:span><text:span text:style-name="T2_21">for</text:span><text:span text:style-name="T2_22"><text:s/></text:span><text:span text:style-name="T2_23">clients</text:span><text:span text:style-name="T2_24"><text:s/></text:span><text:span text:style-name="T2_25">to</text:span><text:span text:style-name="T2_26"><text:s/></text:span><text:span text:style-name="T2_27">browse</text:span><text:span text:style-name="T2_28"><text:s/></text:span><text:span text:style-name="T2_29">and</text:span><text:span text:style-name="T2_30"><text:s/></text:span><text:span text:style-name="T2_31">manage</text:span><text:span text:style-name="T2_32"><text:s/></text:span><text:span text:style-name="T2_33">media</text:span><text:span text:style-name="T2_34"><text:s/></text:span><text:span text:style-name="T2_35">libraries</text:span><text:span text:style-name="T2_36">,<text:s/></text:span><text:span text:style-name="T2_37">as</text:span><text:span text:style-name="T2_38"><text:s/></text:span><text:span text:style-name="T2_39">well</text:span><text:span text:style-name="T2_40"><text:s/></text:span><text:span text:style-name="T2_41">as</text:span><text:span text:style-name="T2_42"><text:s/></text:span><text:span text:style-name="T2_43">rich</text:span><text:span text:style-name="T2_44"><text:s/></text:span><text:span text:style-name="T2_45">transcode</text:span><text:span text:style-name="T2_46"><text:s/></text:span><text:span text:style-name="T2_47">functionality</text:span><text:span text:style-name="T2_48"><text:s/></text:span><text:span text:style-name="T2_49">for</text:span><text:span text:style-name="T2_50"><text:s/></text:span><text:span text:style-name="T2_51">video</text:span><text:span text:style-name="T2_52">,<text:s/></text:span><text:span text:style-name="T2_53">images</text:span><text:span text:style-name="T2_54">,<text:s/></text:span><text:span text:style-name="T2_55">and</text:span><text:span text:style-name="T2_56"><text:s/></text:span><text:span text:style-name="T2_57">audio</text:span><text:span text:style-name="T2_58">.<text:s/></text:span><text:span text:style-name="T2_59">The</text:span><text:span text:style-name="T2_60"><text:s/></text:span><text:span text:style-name="T2_61">API</text:span><text:span text:style-name="T2_62"><text:s/></text:span><text:span text:style-name="T2_63">is</text:span><text:span text:style-name="T2_64"><text:s/></text:span><text:span text:style-name="T2_65">roughly</text:span><text:span text:style-name="T2_66"><text:s/></text:span><text:span text:style-name="T2_67">RESTful</text:span><text:span text:style-name="T2_68"><text:s/></text:span><text:span text:style-name="T2_69">in</text:span><text:span text:style-name="T2_70"><text:s/></text:span><text:span text:style-name="T2_71">nature</text:span><text:span text:style-name="T2_72">,<text:s/></text:span><text:span text:style-name="T2_73">and</text:span><text:span text:style-name="T2_74"><text:s/></text:span><text:span text:style-name="T2_75">the</text:span><text:span text:style-name="T2_76"><text:s/></text:span><text:span text:style-name="T2_77">server</text:span><text:span text:style-name="T2_78"><text:s/></text:span><text:span text:style-name="T2_79">can</text:span><text:span text:style-name="T2_80"><text:s/></text:span><text:span text:style-name="T2_81">return</text:span><text:span text:style-name="T2_82"><text:s/></text:span><text:span text:style-name="T2_83">XML</text:span><text:span text:style-name="T2_84"><text:s/></text:span><text:span text:style-name="T2_85">or</text:span><text:span text:style-name="T2_86"><text:s/></text:span><text:span text:style-name="T2_87">JSON</text:span><text:span text:style-name="T2_88"><text:s/></text:span><text:span text:style-name="T2_89">responses</text:span><text:span text:style-name="T2_90">.</text:span></text:p>
      <text:h text:style-name="P3" text:outline-level="10"><text:bookmark-start text:name="h.uusf8dekw15c"/><text:bookmark-end text:name="h.uusf8dekw15c"/><text:span text:style-name="T3_1">Core</text:span><text:span text:style-name="T3_2"><text:s/></text:span><text:span text:style-name="T3_3">Concepts</text:span></text:h>
      <text:p text:style-name="P4"><text:span text:style-name="T4_1">One</text:span><text:span text:style-name="T4_2"><text:s/></text:span><text:span text:style-name="T4_3">of</text:span><text:span text:style-name="T4_4"><text:s/></text:span><text:span text:style-name="T4_5">the</text:span><text:span text:style-name="T4_6"><text:s/></text:span><text:span text:style-name="T4_7">most</text:span><text:span text:style-name="T4_8"><text:s/></text:span><text:span text:style-name="T4_9">important</text:span><text:span text:style-name="T4_10"><text:s/></text:span><text:span text:style-name="T4_11">concepts</text:span><text:span text:style-name="T4_12"><text:s/></text:span><text:span text:style-name="T4_13">of</text:span><text:span text:style-name="T4_14"><text:s/></text:span><text:span text:style-name="T4_15">the</text:span><text:span text:style-name="T4_16"><text:s/></text:span><text:span text:style-name="T4_17">API</text:span><text:span text:style-name="T4_18"><text:s/></text:span><text:span text:style-name="T4_19">is</text:span><text:span text:style-name="T4_20"><text:s/></text:span><text:span text:style-name="T4_21">that</text:span><text:span text:style-name="T4_22"><text:s/></text:span><text:span text:style-name="T4_23">it</text:span><text:span text:style-name="T4_24"><text:s/></text:span><text:span text:style-name="T4_25">allows</text:span><text:span text:style-name="T4_26"><text:s/>“</text:span><text:span text:style-name="T4_27">browsability</text:span><text:span text:style-name="T4_28">”.<text:s/></text:span><text:span text:style-name="T4_29">This</text:span><text:span text:style-name="T4_30"><text:s/></text:span><text:span text:style-name="T4_31">means</text:span><text:span text:style-name="T4_32"><text:s/></text:span><text:span text:style-name="T4_33">that</text:span><text:span text:style-name="T4_34"><text:s/></text:span><text:span text:style-name="T4_35">you</text:span><text:span text:style-name="T4_36"><text:s/></text:span><text:span text:style-name="T4_37">can</text:span><text:span text:style-name="T4_38"><text:s/></text:span><text:span text:style-name="T4_39">start</text:span><text:span text:style-name="T4_40"><text:s/></text:span><text:span text:style-name="T4_41">at</text:span><text:span text:style-name="T4_42"><text:s/></text:span><text:span text:style-name="T4_43">the</text:span><text:span text:style-name="T4_44"><text:s/>“</text:span><text:span text:style-name="T4_45">root</text:span><text:span text:style-name="T4_46">”<text:s/></text:span><text:span text:style-name="T4_47">endpoint</text:span><text:span text:style-name="T4_48"><text:s/></text:span><text:span text:style-name="T4_49">of</text:span><text:span text:style-name="T4_50"><text:s/></text:span><text:span text:style-name="T4_51">a</text:span><text:span text:style-name="T4_52"><text:s/></text:span><text:span text:style-name="T4_53">Plex</text:span><text:span text:style-name="T4_54"><text:s/></text:span><text:span text:style-name="T4_55">Media</text:span><text:span text:style-name="T4_56"><text:s/></text:span><text:span text:style-name="T4_57">Server</text:span><text:span text:style-name="T4_58">,<text:s/></text:span><text:span text:style-name="T4_59">and</text:span><text:span text:style-name="T4_60"><text:s/></text:span><text:span text:style-name="T4_61">walk</text:span><text:span text:style-name="T4_62"><text:s/></text:span><text:span text:style-name="T4_63">the</text:span><text:span text:style-name="T4_64"><text:s/></text:span><text:span text:style-name="T4_65">full</text:span><text:span text:style-name="T4_66"><text:s/></text:span><text:span text:style-name="T4_67">tree</text:span><text:span text:style-name="T4_68"><text:s/></text:span><text:span text:style-name="T4_69">of</text:span><text:span text:style-name="T4_70"><text:s/></text:span><text:span text:style-name="T4_71">media</text:span><text:span text:style-name="T4_72"><text:s/></text:span><text:span text:style-name="T4_73">by</text:span><text:span text:style-name="T4_74"><text:s/></text:span><text:span text:style-name="T4_75">following</text:span><text:span text:style-name="T4_76"><text:s/></text:span><text:span text:style-name="T4_77">some</text:span><text:span text:style-name="T4_78"><text:s/></text:span><text:span text:style-name="T4_79">simple</text:span><text:span text:style-name="T4_80"><text:s/></text:span><text:span text:style-name="T4_81">rules</text:span><text:span text:style-name="T4_82">.</text:span></text:p>
      <text:p text:style-name="P5"/>
      <text:p text:style-name="P6"><text:span text:style-name="T6_1">Most</text:span><text:span text:style-name="T6_2"><text:s/></text:span><text:span text:style-name="T6_3">responses</text:span><text:span text:style-name="T6_4"><text:s/></text:span><text:span text:style-name="T6_5">from</text:span><text:span text:style-name="T6_6"><text:s/></text:span><text:span text:style-name="T6_7">the</text:span><text:span text:style-name="T6_8"><text:s/></text:span><text:span text:style-name="T6_9">Media</text:span><text:span text:style-name="T6_10"><text:s/></text:span><text:span text:style-name="T6_11">Server</text:span><text:span text:style-name="T6_12"><text:s/></text:span><text:span text:style-name="T6_13">come</text:span><text:span text:style-name="T6_14"><text:s/></text:span><text:span text:style-name="T6_15">in</text:span><text:span text:style-name="T6_16"><text:s/></text:span><text:span text:style-name="T6_17">the</text:span><text:span text:style-name="T6_18"><text:s/></text:span><text:span text:style-name="T6_19">form</text:span><text:span text:style-name="T6_20"><text:s/></text:span><text:span text:style-name="T6_21">of</text:span><text:span text:style-name="T6_22"><text:s/></text:span><text:span text:style-name="T6_23">a</text:span><text:span text:style-name="T6_24"><text:s/></text:span><text:span text:style-name="T6_25">Media</text:span><text:span text:style-name="T6_26"><text:s/></text:span><text:span text:style-name="T6_27">Container</text:span><text:span text:style-name="T6_28"><text:s/></text:span><text:span text:style-name="T6_29">element</text:span><text:span text:style-name="T6_30">.<text:s/></text:span><text:span text:style-name="T6_31">Let</text:span><text:span text:style-name="T6_32">’</text:span><text:span text:style-name="T6_33">s</text:span><text:span text:style-name="T6_34"><text:s/></text:span><text:span text:style-name="T6_35">look</text:span><text:span text:style-name="T6_36"><text:s/></text:span><text:span text:style-name="T6_37">at</text:span><text:span text:style-name="T6_38"><text:s/>(</text:span><text:span text:style-name="T6_39">a</text:span><text:span text:style-name="T6_40"><text:s/></text:span><text:span text:style-name="T6_41">slightly</text:span><text:span text:style-name="T6_42"><text:s/></text:span><text:span text:style-name="T6_43">simplified</text:span><text:span text:style-name="T6_44"><text:s/></text:span><text:span text:style-name="T6_45">version</text:span><text:span text:style-name="T6_46"><text:s/></text:span><text:span text:style-name="T6_47">of</text:span><text:span text:style-name="T6_48">)<text:s/></text:span><text:span text:style-name="T6_49">the</text:span><text:span text:style-name="T6_50"><text:s/></text:span><text:span text:style-name="T6_51">root</text:span><text:span text:style-name="T6_52"><text:s/></text:span><text:span text:style-name="T6_53">XML</text:span><text:span text:style-name="T6_54">:</text:span></text:p>
      <text:p text:style-name="P7"/>
      <text:h text:style-name="P8" text:outline-level="10"><text:bookmark-start text:name="h.xzqun41bey2e"/><text:bookmark-end text:name="h.xzqun41bey2e"/><text:span text:style-name="T8_1">&lt;</text:span><text:span text:style-name="T8_2">MediaContainer</text:span><text:span text:style-name="T8_3"><text:s/></text:span><text:span text:style-name="T8_4">size</text:span><text:span text:style-name="T8_5">="7"<text:s/></text:span><text:span text:style-name="T8_6">friendlyName</text:span><text:span text:style-name="T8_7">="</text:span><text:span text:style-name="T8_8">Retina</text:span><text:span text:style-name="T8_9"><text:s/></text:span><text:span text:style-name="T8_10">Media</text:span><text:span text:style-name="T8_11"><text:s/></text:span><text:span text:style-name="T8_12">Server</text:span><text:span text:style-name="T8_13">"<text:s/></text:span><text:span text:style-name="T8_14">machineIdentifier</text:span><text:span text:style-name="T8_15">="</text:span><text:span text:style-name="T8_16">d</text:span><text:span text:style-name="T8_17">4</text:span><text:span text:style-name="T8_18">ed</text:span><text:span text:style-name="T8_19">404613461</text:span><text:span text:style-name="T8_20">edf</text:span><text:span text:style-name="T8_21">6412</text:span><text:span text:style-name="T8_22">ec</text:span><text:span text:style-name="T8_23">38391</text:span><text:span text:style-name="T8_24">c</text:span><text:span text:style-name="T8_25">962</text:span><text:span text:style-name="T8_26">bef</text:span><text:span text:style-name="T8_27">783</text:span><text:span text:style-name="T8_28">a</text:span><text:span text:style-name="T8_29">4</text:span><text:span text:style-name="T8_30">f</text:span><text:span text:style-name="T8_31">"<text:s/></text:span><text:span text:style-name="T8_32">mediaAnalysisVersion</text:span><text:span text:style-name="T8_33">="1"<text:s/></text:span><text:span text:style-name="T8_34">myPlex</text:span><text:span text:style-name="T8_35">="1"<text:s/></text:span><text:span text:style-name="T8_36">platform</text:span><text:span text:style-name="T8_37">="</text:span><text:span text:style-name="T8_38">MacOSX</text:span><text:span text:style-name="T8_39">"<text:s/></text:span><text:span text:style-name="T8_40">platformVersion</text:span><text:span text:style-name="T8_41">="10.8.2"<text:s/></text:span><text:span text:style-name="T8_42">requestParametersInCookie</text:span><text:span text:style-name="T8_43">="1"<text:s/></text:span><text:span text:style-name="T8_44">transcoderActiveVideoSessions</text:span><text:span text:style-name="T8_45">="0"<text:s/></text:span><text:span text:style-name="T8_46">transcoderAudio</text:span><text:span text:style-name="T8_47">="1"<text:s/></text:span><text:span text:style-name="T8_48">transcoderVideoBitrates</text:span><text:span text:style-name="T8_49">="64,96,208,320,720,1500,2000,3000,4000,8000,10000,12000,20000"<text:s/></text:span><text:span text:style-name="T8_50">transcoderVideoQualities</text:span><text:span text:style-name="T8_51">="0,1,2,3,4,5,6,7,8,9,10,11,12"<text:s/></text:span><text:span text:style-name="T8_52">transcoderVideoResolutions</text:span><text:span text:style-name="T8_53">="128,128,160,240,320,480,768,720,720,1080,1080,1080,1080"<text:s/></text:span><text:span text:style-name="T8_54">updatedAt</text:span><text:span text:style-name="T8_55">="1349080834"<text:s/></text:span><text:span text:style-name="T8_56">version</text:span><text:span text:style-name="T8_57">="0.9.7.0-27</text:span><text:span text:style-name="T8_58">d</text:span><text:span text:style-name="T8_59">5</text:span><text:span text:style-name="T8_60">f</text:span><text:span text:style-name="T8_61">5</text:span><text:span text:style-name="T8_62">f</text:span><text:span text:style-name="T8_63">"<text:s/></text:span><text:span text:style-name="T8_64">webkit</text:span><text:span text:style-name="T8_65">="1"&gt;</text:span></text:h>
      <text:h text:style-name="P9" text:outline-level="10"><text:span text:style-name="T9_1"><text:s text:c="2"/>&lt;</text:span><text:span text:style-name="T9_2">Directory</text:span><text:span text:style-name="T9_3"><text:s/></text:span><text:span text:style-name="T9_4">count</text:span><text:span text:style-name="T9_5">="1"<text:s/></text:span><text:span text:style-name="T9_6">key</text:span><text:span text:style-name="T9_7">="</text:span><text:span text:style-name="T9_8">channels</text:span><text:span text:style-name="T9_9">"<text:s/></text:span><text:span text:style-name="T9_10">title</text:span><text:span text:style-name="T9_11">="</text:span><text:span text:style-name="T9_12">channels</text:span><text:span text:style-name="T9_13">"<text:s/>/&gt;</text:span></text:h>
      <text:h text:style-name="P10" text:outline-level="10"><text:span text:style-name="T10_1"><text:s text:c="2"/>&lt;</text:span><text:span text:style-name="T10_2">Directory</text:span><text:span text:style-name="T10_3"><text:s/></text:span><text:span text:style-name="T10_4">count</text:span><text:span text:style-name="T10_5">="1"<text:s/></text:span><text:span text:style-name="T10_6">key</text:span><text:span text:style-name="T10_7">="</text:span><text:span text:style-name="T10_8">library</text:span><text:span text:style-name="T10_9">"<text:s/></text:span><text:span text:style-name="T10_10">title</text:span><text:span text:style-name="T10_11">="</text:span><text:span text:style-name="T10_12">library</text:span><text:span text:style-name="T10_13">"<text:s/>/&gt;</text:span></text:h>
      <text:h text:style-name="P11" text:outline-level="10"><text:span text:style-name="T11_1"><text:s text:c="2"/>&lt;</text:span><text:span text:style-name="T11_2">Directory</text:span><text:span text:style-name="T11_3"><text:s/></text:span><text:span text:style-name="T11_4">count</text:span><text:span text:style-name="T11_5">="2"<text:s/></text:span><text:span text:style-name="T11_6">key</text:span><text:span text:style-name="T11_7">="</text:span><text:span text:style-name="T11_8">music</text:span><text:span text:style-name="T11_9">"<text:s/></text:span><text:span text:style-name="T11_10">title</text:span><text:span text:style-name="T11_11">="</text:span><text:span text:style-name="T11_12">music</text:span><text:span text:style-name="T11_13">"<text:s/>/&gt;</text:span></text:h>
      <text:h text:style-name="P12" text:outline-level="10"><text:span text:style-name="T12_1"><text:s text:c="2"/>&lt;</text:span><text:span text:style-name="T12_2">Directory</text:span><text:span text:style-name="T12_3"><text:s/></text:span><text:span text:style-name="T12_4">count</text:span><text:span text:style-name="T12_5">="2"<text:s/></text:span><text:span text:style-name="T12_6">key</text:span><text:span text:style-name="T12_7">="</text:span><text:span text:style-name="T12_8">photos</text:span><text:span text:style-name="T12_9">"<text:s/></text:span><text:span text:style-name="T12_10">title</text:span><text:span text:style-name="T12_11">="</text:span><text:span text:style-name="T12_12">photos</text:span><text:span text:style-name="T12_13">"<text:s/>/&gt;</text:span></text:h>
      <text:h text:style-name="P13" text:outline-level="10"><text:span text:style-name="T13_1"><text:s text:c="2"/>&lt;</text:span><text:span text:style-name="T13_2">Directory</text:span><text:span text:style-name="T13_3"><text:s/></text:span><text:span text:style-name="T13_4">count</text:span><text:span text:style-name="T13_5">="1"<text:s/></text:span><text:span text:style-name="T13_6">key</text:span><text:span text:style-name="T13_7">="</text:span><text:span text:style-name="T13_8">video</text:span><text:span text:style-name="T13_9">"<text:s/></text:span><text:span text:style-name="T13_10">title</text:span><text:span text:style-name="T13_11">="</text:span><text:span text:style-name="T13_12">video</text:span><text:span text:style-name="T13_13">"<text:s/>/&gt;</text:span></text:h>
      <text:h text:style-name="P14" text:outline-level="10"><text:span text:style-name="T14_1">&lt;/</text:span><text:span text:style-name="T14_2">MediaContainer</text:span><text:span text:style-name="T14_3">&gt;</text:span></text:h>
      <text:p text:style-name="P15"/>
      <text:p text:style-name="P16"><text:span text:style-name="T16_1">Media</text:span><text:span text:style-name="T16_2"><text:s/></text:span><text:span text:style-name="T16_3">Containers</text:span><text:span text:style-name="T16_4"><text:s/></text:span><text:span text:style-name="T16_5">have</text:span><text:span text:style-name="T16_6"><text:s/></text:span><text:span text:style-name="T16_7">top</text:span><text:span text:style-name="T16_8">-</text:span><text:span text:style-name="T16_9">level</text:span><text:span text:style-name="T16_10"><text:s/></text:span><text:span text:style-name="T16_11">information</text:span><text:span text:style-name="T16_12"><text:s/></text:span><text:span text:style-name="T16_13">such</text:span><text:span text:style-name="T16_14"><text:s/></text:span><text:span text:style-name="T16_15">as</text:span><text:span text:style-name="T16_16"><text:s/></text:span><text:span text:style-name="T16_17">number</text:span><text:span text:style-name="T16_18"><text:s/></text:span><text:span text:style-name="T16_19">of</text:span><text:span text:style-name="T16_20"><text:s/></text:span><text:span text:style-name="T16_21">elements</text:span><text:span text:style-name="T16_22"><text:s/>(</text:span><text:span text:style-name="T16_23">size</text:span><text:span text:style-name="T16_24">),<text:s/></text:span><text:span text:style-name="T16_25">and</text:span><text:span text:style-name="T16_26"><text:s/></text:span><text:span text:style-name="T16_27">other</text:span><text:span text:style-name="T16_28"><text:s/></text:span><text:span text:style-name="T16_29">pertinent</text:span><text:span text:style-name="T16_30"><text:s/></text:span><text:span text:style-name="T16_31">general</text:span><text:span text:style-name="T16_32"><text:s/></text:span><text:span text:style-name="T16_33">information</text:span><text:span text:style-name="T16_34">.<text:s/></text:span><text:span text:style-name="T16_35">In</text:span><text:span text:style-name="T16_36"><text:s/></text:span><text:span text:style-name="T16_37">this</text:span><text:span text:style-name="T16_38"><text:s/></text:span><text:span text:style-name="T16_39">case</text:span><text:span text:style-name="T16_40"><text:s/>(</text:span><text:span text:style-name="T16_41">the</text:span><text:span text:style-name="T16_42"><text:s/></text:span><text:span text:style-name="T16_43">root</text:span><text:span text:style-name="T16_44"><text:s/></text:span><text:span text:style-name="T16_45">level</text:span><text:span text:style-name="T16_46">),<text:s/></text:span><text:span text:style-name="T16_47">it</text:span><text:span text:style-name="T16_48"><text:s/></text:span><text:span text:style-name="T16_49">contains</text:span><text:span text:style-name="T16_50"><text:s/></text:span><text:span text:style-name="T16_51">information</text:span><text:span text:style-name="T16_52"><text:s/></text:span><text:span text:style-name="T16_53">about</text:span><text:span text:style-name="T16_54"><text:s/></text:span><text:span text:style-name="T16_55">the</text:span><text:span text:style-name="T16_56"><text:s/></text:span><text:span text:style-name="T16_57">server</text:span><text:span text:style-name="T16_58">,<text:s/></text:span><text:span text:style-name="T16_59">its</text:span><text:span text:style-name="T16_60"><text:s/></text:span><text:span text:style-name="T16_61">capabilities</text:span><text:span text:style-name="T16_62"><text:s/>(</text:span><text:span text:style-name="T16_63">e</text:span><text:span text:style-name="T16_64">.</text:span><text:span text:style-name="T16_65">g</text:span><text:span text:style-name="T16_66">.<text:s/></text:span><text:span text:style-name="T16_67">has</text:span><text:span text:style-name="T16_68"><text:s/></text:span><text:span text:style-name="T16_69">an</text:span><text:span text:style-name="T16_70"><text:s/></text:span><text:span text:style-name="T16_71">audio</text:span><text:span text:style-name="T16_72"><text:s/></text:span><text:span text:style-name="T16_73">transcoder</text:span><text:span text:style-name="T16_74">,<text:s/></text:span><text:span text:style-name="T16_75">supports</text:span><text:span text:style-name="T16_76"><text:s/></text:span><text:span text:style-name="T16_77">WebKit</text:span><text:span text:style-name="T16_78">),<text:s/></text:span><text:span text:style-name="T16_79">platform</text:span><text:span text:style-name="T16_80">,<text:s/></text:span><text:span text:style-name="T16_81">and</text:span><text:span text:style-name="T16_82"><text:s/></text:span><text:span text:style-name="T16_83">version</text:span><text:span text:style-name="T16_84">.</text:span></text:p>
      <text:p text:style-name="P17"><text:span text:style-name="T17_1">The</text:span><text:span text:style-name="T17_2"><text:s/></text:span><text:span text:style-name="T17_3">Directory</text:span><text:span text:style-name="T17_4"><text:s/></text:span><text:span text:style-name="T17_5">elements</text:span><text:span text:style-name="T17_6"><text:s/></text:span><text:span text:style-name="T17_7">indicate</text:span><text:span text:style-name="T17_8"><text:s/></text:span><text:span text:style-name="T17_9">that</text:span><text:span text:style-name="T17_10"><text:s/></text:span><text:span text:style-name="T17_11">they</text:span><text:span text:style-name="T17_12"><text:s/></text:span><text:span text:style-name="T17_13">can</text:span><text:span text:style-name="T17_14"><text:s/></text:span><text:span text:style-name="T17_15">be</text:span><text:span text:style-name="T17_16"><text:s/></text:span><text:span text:style-name="T17_17">browsed</text:span><text:span text:style-name="T17_18"><text:s/></text:span><text:span text:style-name="T17_19">into</text:span><text:span text:style-name="T17_20">,<text:s/></text:span><text:span text:style-name="T17_21">via</text:span><text:span text:style-name="T17_22"><text:s/></text:span><text:span text:style-name="T17_23">the</text:span><text:span text:style-name="T17_24"><text:s/></text:span><text:span text:style-name="T17_25">key</text:span><text:span text:style-name="T17_26"><text:s/></text:span><text:span text:style-name="T17_27">attribute</text:span><text:span text:style-name="T17_28">.<text:s/></text:span><text:span text:style-name="T17_29">That</text:span><text:span text:style-name="T17_30"><text:s/></text:span><text:span text:style-name="T17_31">attribute</text:span><text:span text:style-name="T17_32"><text:s/></text:span><text:span text:style-name="T17_33">is</text:span><text:span text:style-name="T17_34"><text:s/></text:span><text:span text:style-name="T17_35">very</text:span><text:span text:style-name="T17_36"><text:s/></text:span><text:span text:style-name="T17_37">similar</text:span><text:span text:style-name="T17_38"><text:s/></text:span><text:span text:style-name="T17_39">to</text:span><text:span text:style-name="T17_40"><text:s/></text:span><text:span text:style-name="T17_41">the</text:span><text:span text:style-name="T17_42"><text:s/></text:span><text:span text:style-name="T17_43">src</text:span><text:span text:style-name="T17_44"><text:s/></text:span><text:span text:style-name="T17_45">attribute</text:span><text:span text:style-name="T17_46"><text:s/></text:span><text:span text:style-name="T17_47">in</text:span><text:span text:style-name="T17_48"><text:s/></text:span><text:span text:style-name="T17_49">an</text:span><text:span text:style-name="T17_50"><text:s/></text:span><text:span text:style-name="T17_51">HTML</text:span><text:span text:style-name="T17_52"><text:s/></text:span><text:span text:style-name="T17_53">hyperlink</text:span><text:span text:style-name="T17_54"><text:s/></text:span><text:span text:style-name="T17_55">element</text:span><text:span text:style-name="T17_56">;<text:s/></text:span><text:span text:style-name="T17_57">it</text:span><text:span text:style-name="T17_58"><text:s/></text:span><text:span text:style-name="T17_59">can</text:span><text:span text:style-name="T17_60"><text:s/></text:span><text:span text:style-name="T17_61">be</text:span><text:span text:style-name="T17_62"><text:s/></text:span><text:span text:style-name="T17_63">relative</text:span><text:span text:style-name="T17_64"><text:s/>(</text:span><text:span text:style-name="T17_65">e</text:span><text:span text:style-name="T17_66">.</text:span><text:span text:style-name="T17_67">g</text:span><text:span text:style-name="T17_68">.<text:s/>“</text:span><text:span text:style-name="T17_69">music</text:span><text:span text:style-name="T17_70">”),<text:s/></text:span><text:span text:style-name="T17_71">absolute</text:span><text:span text:style-name="T17_72"><text:s/>(</text:span><text:span text:style-name="T17_73">e</text:span><text:span text:style-name="T17_74">.</text:span><text:span text:style-name="T17_75">g</text:span><text:span text:style-name="T17_76">.<text:s/>“/</text:span><text:span text:style-name="T17_77">library</text:span><text:span text:style-name="T17_78">/</text:span><text:span text:style-name="T17_79">sections</text:span><text:span text:style-name="T17_80">/1”)<text:s/></text:span><text:span text:style-name="T17_81">or</text:span><text:span text:style-name="T17_82"><text:s/></text:span><text:span text:style-name="T17_83">full</text:span><text:span text:style-name="T17_84"><text:s/>(</text:span><text:span text:style-name="T17_85">e</text:span><text:span text:style-name="T17_86">.</text:span><text:span text:style-name="T17_87">g</text:span><text:span text:style-name="T17_88">.<text:s/>“</text:span><text:span text:style-name="T17_89">http</text:span><text:span text:style-name="T17_90">://.......”.<text:s/></text:span><text:span text:style-name="T17_91">If</text:span><text:span text:style-name="T17_92"><text:s/></text:span><text:span text:style-name="T17_93">you</text:span><text:span text:style-name="T17_94"><text:s/></text:span><text:span text:style-name="T17_95">follow</text:span><text:span text:style-name="T17_96"><text:s/></text:span><text:span text:style-name="T17_97">these</text:span><text:span text:style-name="T17_98"><text:s/></text:span><text:span text:style-name="T17_99">rules</text:span><text:span text:style-name="T17_100"><text:s/></text:span><text:span text:style-name="T17_101">for</text:span><text:span text:style-name="T17_102"><text:s/></text:span><text:span text:style-name="T17_103">key</text:span><text:span text:style-name="T17_104"><text:s/></text:span><text:span text:style-name="T17_105">construction</text:span><text:span text:style-name="T17_106">,<text:s/></text:span><text:span text:style-name="T17_107">you</text:span><text:span text:style-name="T17_108"><text:s/></text:span><text:span text:style-name="T17_109">can</text:span><text:span text:style-name="T17_110"><text:s/></text:span><text:span text:style-name="T17_111">browse</text:span><text:span text:style-name="T17_112"><text:s/></text:span><text:span text:style-name="T17_113">your</text:span><text:span text:style-name="T17_114"><text:s/></text:span><text:span text:style-name="T17_115">way</text:span><text:span text:style-name="T17_116"><text:s/></text:span><text:span text:style-name="T17_117">through</text:span><text:span text:style-name="T17_118"><text:s/></text:span><text:span text:style-name="T17_119">the</text:span><text:span text:style-name="T17_120"><text:s/></text:span><text:span text:style-name="T17_121">entire</text:span><text:span text:style-name="T17_122"><text:s/></text:span><text:span text:style-name="T17_123">media</text:span><text:span text:style-name="T17_124"><text:s/></text:span><text:span text:style-name="T17_125">tree</text:span><text:span text:style-name="T17_126"><text:s/></text:span><text:span text:style-name="T17_127">with</text:span><text:span text:style-name="T17_128"><text:s/></text:span><text:span text:style-name="T17_129">very</text:span><text:span text:style-name="T17_130"><text:s/></text:span><text:span text:style-name="T17_131">few</text:span><text:span text:style-name="T17_132"><text:s/></text:span><text:span text:style-name="T17_133">exceptions</text:span><text:span text:style-name="T17_134">.</text:span></text:p>
      <text:p text:style-name="P18"/>
      <text:p text:style-name="P19"><text:span text:style-name="T19_1">If</text:span><text:span text:style-name="T19_2"><text:s/></text:span><text:span text:style-name="T19_3">you</text:span><text:span text:style-name="T19_4">’</text:span><text:span text:style-name="T19_5">d</text:span><text:span text:style-name="T19_6"><text:s/></text:span><text:span text:style-name="T19_7">like</text:span><text:span text:style-name="T19_8"><text:s/></text:span><text:span text:style-name="T19_9">to</text:span><text:span text:style-name="T19_10"><text:s/></text:span><text:span text:style-name="T19_11">request</text:span><text:span text:style-name="T19_12"><text:s/></text:span><text:span text:style-name="T19_13">responses</text:span><text:span text:style-name="T19_14"><text:s/></text:span><text:span text:style-name="T19_15">in</text:span><text:span text:style-name="T19_16"><text:s/></text:span><text:span text:style-name="T19_17">JSON</text:span><text:span text:style-name="T19_18">,<text:s/></text:span><text:span text:style-name="T19_19">you</text:span><text:span text:style-name="T19_20"><text:s/></text:span><text:span text:style-name="T19_21">can</text:span><text:span text:style-name="T19_22"><text:s/></text:span><text:span text:style-name="T19_23">do</text:span><text:span text:style-name="T19_24"><text:s/></text:span><text:span text:style-name="T19_25">so</text:span><text:span text:style-name="T19_26"><text:s/></text:span><text:span text:style-name="T19_27">by</text:span><text:span text:style-name="T19_28"><text:s/></text:span><text:span text:style-name="T19_29">passing</text:span><text:span text:style-name="T19_30"><text:s/></text:span><text:span text:style-name="T19_31">an</text:span><text:span text:style-name="T19_32"><text:s/>“</text:span><text:span text:style-name="T19_33">Accept</text:span><text:span text:style-name="T19_34">:<text:s/></text:span><text:span text:style-name="T19_35">application</text:span><text:span text:style-name="T19_36">/</text:span><text:span text:style-name="T19_37">json</text:span><text:span text:style-name="T19_38">”<text:s/></text:span><text:span text:style-name="T19_39">HTTP</text:span><text:span text:style-name="T19_40"><text:s/></text:span><text:span text:style-name="T19_41">header</text:span><text:span text:style-name="T19_42">.<text:s/></text:span><text:span text:style-name="T19_43">It</text:span><text:span text:style-name="T19_44"><text:s/></text:span><text:span text:style-name="T19_45">should</text:span><text:span text:style-name="T19_46"><text:s/></text:span><text:span text:style-name="T19_47">be</text:span><text:span text:style-name="T19_48"><text:s/></text:span><text:span text:style-name="T19_49">noted</text:span><text:span text:style-name="T19_50"><text:s/></text:span><text:span text:style-name="T19_51">that</text:span><text:span text:style-name="T19_52"><text:s/></text:span><text:span text:style-name="T19_53">channels</text:span><text:span text:style-name="T19_54"><text:s/></text:span><text:span text:style-name="T19_55">at</text:span><text:span text:style-name="T19_56"><text:s/></text:span><text:span text:style-name="T19_57">this</text:span><text:span text:style-name="T19_58"><text:s/></text:span><text:span text:style-name="T19_59">point</text:span><text:span text:style-name="T19_60"><text:s/></text:span><text:span text:style-name="T19_61">do</text:span><text:span text:style-name="T19_62"><text:s/></text:span><text:span text:style-name="T19_63">not</text:span><text:span text:style-name="T19_64"><text:s/></text:span><text:span text:style-name="T19_65">yet</text:span><text:span text:style-name="T19_66"><text:s/></text:span><text:span text:style-name="T19_67">support</text:span><text:span text:style-name="T19_68"><text:s/></text:span><text:span text:style-name="T19_69">JSON</text:span><text:span text:style-name="T19_70"><text:s/></text:span><text:span text:style-name="T19_71">responses</text:span><text:span text:style-name="T19_72">.</text:span></text:p>
      <text:p text:style-name="P20"/>
      <text:p text:style-name="P21"><text:span text:style-name="T21_1">Finally</text:span><text:span text:style-name="T21_2">,<text:s/></text:span><text:span text:style-name="T21_3">there</text:span><text:span text:style-name="T21_4"><text:s/></text:span><text:span text:style-name="T21_5">are</text:span><text:span text:style-name="T21_6"><text:s/></text:span><text:span text:style-name="T21_7">times</text:span><text:span text:style-name="T21_8"><text:s/></text:span><text:span text:style-name="T21_9">when</text:span><text:span text:style-name="T21_10"><text:s/></text:span><text:span text:style-name="T21_11">responses</text:span><text:span text:style-name="T21_12"><text:s/></text:span><text:span text:style-name="T21_13">can</text:span><text:span text:style-name="T21_14"><text:s/></text:span><text:span text:style-name="T21_15">be</text:span><text:span text:style-name="T21_16"><text:s/></text:span><text:span text:style-name="T21_17">quite</text:span><text:span text:style-name="T21_18"><text:s/></text:span><text:span text:style-name="T21_19">large</text:span><text:span text:style-name="T21_20">.<text:s/></text:span><text:span text:style-name="T21_21">The</text:span><text:span text:style-name="T21_22"><text:s/></text:span><text:span text:style-name="T21_23">server</text:span><text:span text:style-name="T21_24"><text:s/></text:span><text:span text:style-name="T21_25">allows</text:span><text:span text:style-name="T21_26"><text:s/></text:span><text:span text:style-name="T21_27">paging</text:span><text:span text:style-name="T21_28"><text:s/></text:span><text:span text:style-name="T21_29">for</text:span><text:span text:style-name="T21_30"><text:s/></text:span><text:span text:style-name="T21_31">any</text:span><text:span text:style-name="T21_32"><text:s/></text:span><text:span text:style-name="T21_33">response</text:span><text:span text:style-name="T21_34">,<text:s/></text:span><text:span text:style-name="T21_35">by</text:span><text:span text:style-name="T21_36"><text:s/></text:span><text:span text:style-name="T21_37">passing</text:span><text:span text:style-name="T21_38"><text:s/></text:span><text:span text:style-name="T21_39">two</text:span><text:span text:style-name="T21_40"><text:s/></text:span><text:span text:style-name="T21_41">HTTP</text:span><text:span text:style-name="T21_42"><text:s/></text:span><text:span text:style-name="T21_43">headers</text:span><text:span text:style-name="T21_44">:<text:s/></text:span><text:span text:style-name="T21_45">X</text:span><text:span text:style-name="T21_46">-</text:span><text:span text:style-name="T21_47">Plex</text:span><text:span text:style-name="T21_48">-</text:span><text:span text:style-name="T21_49">Container</text:span><text:span text:style-name="T21_50">-</text:span><text:span text:style-name="T21_51">Size</text:span><text:span text:style-name="T21_52"><text:s/></text:span><text:span text:style-name="T21_53">and</text:span><text:span text:style-name="T21_54"><text:s/></text:span><text:span text:style-name="T21_55">X</text:span><text:span text:style-name="T21_56">-</text:span><text:span text:style-name="T21_57">Plex</text:span><text:span text:style-name="T21_58">-</text:span><text:span text:style-name="T21_59">Container</text:span><text:span text:style-name="T21_60">-</text:span><text:span text:style-name="T21_61">Start</text:span><text:span text:style-name="T21_62">.<text:s/></text:span><text:span text:style-name="T21_63">These</text:span><text:span text:style-name="T21_64"><text:s/></text:span><text:span text:style-name="T21_65">parameters</text:span><text:span text:style-name="T21_66">,<text:s/></text:span><text:span text:style-name="T21_67">as</text:span><text:span text:style-name="T21_68"><text:s/></text:span><text:span text:style-name="T21_69">with</text:span><text:span text:style-name="T21_70"><text:s/></text:span><text:span text:style-name="T21_71">any</text:span><text:span text:style-name="T21_72"><text:s/></text:span><text:span text:style-name="T21_73">other</text:span><text:span text:style-name="T21_74"><text:s/></text:span><text:span text:style-name="T21_75">starting</text:span><text:span text:style-name="T21_76"><text:s/></text:span><text:span text:style-name="T21_77">with</text:span><text:span text:style-name="T21_78"><text:s/></text:span><text:span text:style-name="T21_79">X</text:span><text:span text:style-name="T21_80">-</text:span><text:span text:style-name="T21_81">Plex</text:span><text:span text:style-name="T21_82">,<text:s/></text:span><text:span text:style-name="T21_83">maybe</text:span><text:span text:style-name="T21_84"><text:s/></text:span><text:span text:style-name="T21_85">also</text:span><text:span text:style-name="T21_86"><text:s/></text:span><text:span text:style-name="T21_87">be</text:span><text:span text:style-name="T21_88"><text:s/></text:span><text:span text:style-name="T21_89">passed</text:span><text:span text:style-name="T21_90"><text:s/></text:span><text:span text:style-name="T21_91">as</text:span><text:span text:style-name="T21_92"><text:s/></text:span><text:span text:style-name="T21_93">special</text:span><text:span text:style-name="T21_94"><text:s/></text:span><text:span text:style-name="T21_95">querystring</text:span><text:span text:style-name="T21_96"><text:s/></text:span><text:span text:style-name="T21_97">parameters</text:span><text:span text:style-name="T21_98"><text:s/></text:span><text:span text:style-name="T21_99">at</text:span><text:span text:style-name="T21_100"><text:s/></text:span><text:span text:style-name="T21_101">the</text:span><text:span text:style-name="T21_102"><text:s/></text:span><text:span text:style-name="T21_103">end</text:span><text:span text:style-name="T21_104"><text:s/></text:span><text:span text:style-name="T21_105">of</text:span><text:span text:style-name="T21_106"><text:s/></text:span><text:span text:style-name="T21_107">a</text:span><text:span text:style-name="T21_108"><text:s/></text:span><text:span text:style-name="T21_109">regular</text:span><text:span text:style-name="T21_110"><text:s/></text:span><text:span text:style-name="T21_111">query</text:span><text:span text:style-name="T21_112">.<text:s/></text:span><text:span text:style-name="T21_113">For</text:span><text:span text:style-name="T21_114"><text:s/></text:span><text:span text:style-name="T21_115">example</text:span><text:span text:style-name="T21_116">,<text:s/></text:span><text:span text:style-name="T21_117">to</text:span><text:span text:style-name="T21_118"><text:s/></text:span><text:span text:style-name="T21_119">return</text:span><text:span text:style-name="T21_120"><text:s/></text:span><text:span text:style-name="T21_121">only</text:span><text:span text:style-name="T21_122"><text:s/></text:span><text:span text:style-name="T21_123">the</text:span><text:span text:style-name="T21_124"><text:s/></text:span><text:span text:style-name="T21_125">first</text:span><text:span text:style-name="T21_126"><text:s/></text:span><text:span text:style-name="T21_127">library</text:span><text:span text:style-name="T21_128"><text:s/></text:span><text:span text:style-name="T21_129">section</text:span><text:span text:style-name="T21_130"><text:s/></text:span><text:span text:style-name="T21_131">in</text:span><text:span text:style-name="T21_132"><text:s/></text:span><text:span text:style-name="T21_133">JSON</text:span><text:span text:style-name="T21_134">:</text:span></text:p>
      <text:p text:style-name="P22"/>
      <text:h text:style-name="P23" text:outline-level="10"><text:bookmark-start text:name="h.cqpu8uix8t7y"/><text:bookmark-end text:name="h.cqpu8uix8t7y"/><text:span text:style-name="T23_1">$<text:s/></text:span><text:span text:style-name="T23_2">curl</text:span><text:span text:style-name="T23_3"><text:s/>-</text:span><text:span text:style-name="T23_4">H</text:span><text:span text:style-name="T23_5"><text:s/>"</text:span><text:span text:style-name="T23_6">Accept</text:span><text:span text:style-name="T23_7">:<text:s/></text:span><text:span text:style-name="T23_8">application</text:span><text:span text:style-name="T23_9">/</text:span><text:span text:style-name="T23_10">json</text:span><text:span text:style-name="T23_11">"<text:s/>"</text:span><text:span text:style-name="T23_12"><text:a xlink:type="simple" xlink:href="http://localhost:32400/library/sections?X-Plex-Container-Start=0&amp;X-Plex-Container-Size=1"><text:span text:style-name="T23_13">http</text:span></text:a></text:span><text:span text:style-name="T23_14"><text:a xlink:type="simple" xlink:href="http://localhost:32400/library/sections?X-Plex-Container-Start=0&amp;X-Plex-Container-Size=1"><text:span text:style-name="T23_15">://</text:span></text:a></text:span><text:span text:style-name="T23_16"><text:a xlink:type="simple" xlink:href="http://localhost:32400/library/sections?X-Plex-Container-Start=0&amp;X-Plex-Container-Size=1"><text:span text:style-name="T23_17">localhost</text:span></text:a></text:span><text:span text:style-name="T23_18"><text:a xlink:type="simple" xlink:href="http://localhost:32400/library/sections?X-Plex-Container-Start=0&amp;X-Plex-Container-Size=1"><text:span text:style-name="T23_19">:32400/</text:span></text:a></text:span><text:span text:style-name="T23_20"><text:a xlink:type="simple" xlink:href="http://localhost:32400/library/sections?X-Plex-Container-Start=0&amp;X-Plex-Container-Size=1"><text:span text:style-name="T23_21">library</text:span></text:a></text:span><text:span text:style-name="T23_22"><text:a xlink:type="simple" xlink:href="http://localhost:32400/library/sections?X-Plex-Container-Start=0&amp;X-Plex-Container-Size=1"><text:span text:style-name="T23_23">/</text:span></text:a></text:span><text:span text:style-name="T23_24"><text:a xlink:type="simple" xlink:href="http://localhost:32400/library/sections?X-Plex-Container-Start=0&amp;X-Plex-Container-Size=1"><text:span text:style-name="T23_25">sections</text:span></text:a></text:span><text:span text:style-name="T23_26"><text:a xlink:type="simple" xlink:href="http://localhost:32400/library/sections?X-Plex-Container-Start=0&amp;X-Plex-Container-Size=1"><text:span text:style-name="T23_27">?</text:span></text:a></text:span><text:span text:style-name="T23_28"><text:a xlink:type="simple" xlink:href="http://localhost:32400/library/sections?X-Plex-Container-Start=0&amp;X-Plex-Container-Size=1"><text:span text:style-name="T23_29">X</text:span></text:a></text:span><text:span text:style-name="T23_30"><text:a xlink:type="simple" xlink:href="http://localhost:32400/library/sections?X-Plex-Container-Start=0&amp;X-Plex-Container-Size=1"><text:span text:style-name="T23_31">-</text:span></text:a></text:span><text:span text:style-name="T23_32"><text:a xlink:type="simple" xlink:href="http://localhost:32400/library/sections?X-Plex-Container-Start=0&amp;X-Plex-Container-Size=1"><text:span text:style-name="T23_33">Plex</text:span></text:a></text:span><text:span text:style-name="T23_34"><text:a xlink:type="simple" xlink:href="http://localhost:32400/library/sections?X-Plex-Container-Start=0&amp;X-Plex-Container-Size=1"><text:span text:style-name="T23_35">-</text:span></text:a></text:span><text:span text:style-name="T23_36"><text:a xlink:type="simple" xlink:href="http://localhost:32400/library/sections?X-Plex-Container-Start=0&amp;X-Plex-Container-Size=1"><text:span text:style-name="T23_37">Container</text:span></text:a></text:span><text:span text:style-name="T23_38"><text:a xlink:type="simple" xlink:href="http://localhost:32400/library/sections?X-Plex-Container-Start=0&amp;X-Plex-Container-Size=1"><text:span text:style-name="T23_39">-</text:span></text:a></text:span><text:span text:style-name="T23_40"><text:a xlink:type="simple" xlink:href="http://localhost:32400/library/sections?X-Plex-Container-Start=0&amp;X-Plex-Container-Size=1"><text:span text:style-name="T23_41">Start</text:span></text:a></text:span><text:span text:style-name="T23_42"><text:a xlink:type="simple" xlink:href="http://localhost:32400/library/sections?X-Plex-Container-Start=0&amp;X-Plex-Container-Size=1"><text:span text:style-name="T23_43">=0&amp;</text:span></text:a></text:span><text:span text:style-name="T23_44"><text:a xlink:type="simple" xlink:href="http://localhost:32400/library/sections?X-Plex-Container-Start=0&amp;X-Plex-Container-Size=1"><text:span text:style-name="T23_45">X</text:span></text:a></text:span><text:span text:style-name="T23_46"><text:a xlink:type="simple" xlink:href="http://localhost:32400/library/sections?X-Plex-Container-Start=0&amp;X-Plex-Container-Size=1"><text:span text:style-name="T23_47">-</text:span></text:a></text:span><text:span text:style-name="T23_48"><text:a xlink:type="simple" xlink:href="http://localhost:32400/library/sections?X-Plex-Container-Start=0&amp;X-Plex-Container-Size=1"><text:span text:style-name="T23_49">Plex</text:span></text:a></text:span><text:span text:style-name="T23_50"><text:a xlink:type="simple" xlink:href="http://localhost:32400/library/sections?X-Plex-Container-Start=0&amp;X-Plex-Container-Size=1"><text:span text:style-name="T23_51">-</text:span></text:a></text:span><text:span text:style-name="T23_52"><text:a xlink:type="simple" xlink:href="http://localhost:32400/library/sections?X-Plex-Container-Start=0&amp;X-Plex-Container-Size=1"><text:span text:style-name="T23_53">Container</text:span></text:a></text:span><text:span text:style-name="T23_54"><text:a xlink:type="simple" xlink:href="http://localhost:32400/library/sections?X-Plex-Container-Start=0&amp;X-Plex-Container-Size=1"><text:span text:style-name="T23_55">-</text:span></text:a></text:span><text:span text:style-name="T23_56"><text:a xlink:type="simple" xlink:href="http://localhost:32400/library/sections?X-Plex-Container-Start=0&amp;X-Plex-Container-Size=1"><text:span text:style-name="T23_57">Size</text:span></text:a></text:span><text:span text:style-name="T23_58"><text:a xlink:type="simple" xlink:href="http://localhost:32400/library/sections?X-Plex-Container-Start=0&amp;X-Plex-Container-Size=1"><text:span text:style-name="T23_59">=1</text:span></text:a></text:span><text:span text:style-name="T23_60">"</text:span></text:h>
      <text:h text:style-name="P24" text:outline-level="10"><text:bookmark-start text:name="h.nze82yxc8rqp"/><text:bookmark-end text:name="h.nze82yxc8rqp"/><text:span text:style-name="T24_1">Media</text:span><text:span text:style-name="T24_2"><text:s/></text:span><text:span text:style-name="T24_3">Structure</text:span></text:h>
      <text:p text:style-name="P25"><text:span text:style-name="T25_1">Media</text:span><text:span text:style-name="T25_2"><text:s/>(</text:span><text:span text:style-name="T25_3">from</text:span><text:span text:style-name="T25_4"><text:s/></text:span><text:span text:style-name="T25_5">a</text:span><text:span text:style-name="T25_6"><text:s/></text:span><text:span text:style-name="T25_7">music</text:span><text:span text:style-name="T25_8"><text:s/></text:span><text:span text:style-name="T25_9">track</text:span><text:span text:style-name="T25_10"><text:s/></text:span><text:span text:style-name="T25_11">to</text:span><text:span text:style-name="T25_12"><text:s/></text:span><text:span text:style-name="T25_13">a</text:span><text:span text:style-name="T25_14"><text:s/></text:span><text:span text:style-name="T25_15">movie</text:span><text:span text:style-name="T25_16"><text:s/></text:span><text:span text:style-name="T25_17">to</text:span><text:span text:style-name="T25_18"><text:s/></text:span><text:span text:style-name="T25_19">a</text:span><text:span text:style-name="T25_20"><text:s/></text:span><text:span text:style-name="T25_21">photo</text:span><text:span text:style-name="T25_22">)<text:s/></text:span><text:span text:style-name="T25_23">is</text:span><text:span text:style-name="T25_24"><text:s/></text:span><text:span text:style-name="T25_25">returned</text:span><text:span text:style-name="T25_26"><text:s/></text:span><text:span text:style-name="T25_27">in</text:span><text:span text:style-name="T25_28"><text:s/></text:span><text:span text:style-name="T25_29">a</text:span><text:span text:style-name="T25_30"><text:s/></text:span><text:span text:style-name="T25_31">consistent</text:span><text:span text:style-name="T25_32"><text:s/></text:span><text:span text:style-name="T25_33">and</text:span><text:span text:style-name="T25_34"><text:s/></text:span><text:span text:style-name="T25_35">flexible</text:span><text:span text:style-name="T25_36"><text:s/></text:span><text:span text:style-name="T25_37">form</text:span><text:span text:style-name="T25_38">,<text:s/></text:span><text:span text:style-name="T25_39">so</text:span><text:span text:style-name="T25_40"><text:s/></text:span><text:span text:style-name="T25_41">it</text:span><text:span text:style-name="T25_42">’</text:span><text:span text:style-name="T25_43">s</text:span><text:span text:style-name="T25_44"><text:s/></text:span><text:span text:style-name="T25_45">important</text:span><text:span text:style-name="T25_46"><text:s/></text:span><text:span text:style-name="T25_47">to</text:span><text:span text:style-name="T25_48"><text:s/></text:span><text:span text:style-name="T25_49">understand</text:span><text:span text:style-name="T25_50"><text:s/></text:span><text:span text:style-name="T25_51">the</text:span><text:span text:style-name="T25_52"><text:s/></text:span><text:span text:style-name="T25_53">structure</text:span><text:span text:style-name="T25_54"><text:s/></text:span><text:span text:style-name="T25_55">of</text:span><text:span text:style-name="T25_56"><text:s/></text:span><text:span text:style-name="T25_57">media</text:span><text:span text:style-name="T25_58"><text:s/></text:span><text:span text:style-name="T25_59">elements</text:span><text:span text:style-name="T25_60">.<text:s/></text:span><text:span text:style-name="T25_61">Generally</text:span><text:span text:style-name="T25_62"><text:s/></text:span><text:span text:style-name="T25_63">speaking</text:span><text:span text:style-name="T25_64">,<text:s/></text:span><text:span text:style-name="T25_65">each</text:span><text:span text:style-name="T25_66"><text:s/></text:span><text:span text:style-name="T25_67">element</text:span><text:span text:style-name="T25_68"><text:s/></text:span><text:span text:style-name="T25_69">is</text:span><text:span text:style-name="T25_70"><text:s/></text:span><text:span text:style-name="T25_71">composed</text:span><text:span text:style-name="T25_72"><text:s/></text:span><text:span text:style-name="T25_73">of</text:span><text:span text:style-name="T25_74"><text:s/></text:span><text:span text:style-name="T25_75">the</text:span><text:span text:style-name="T25_76"><text:s/></text:span><text:span text:style-name="T25_77">following</text:span><text:span text:style-name="T25_78"><text:s/></text:span><text:span text:style-name="T25_79">hierarchy</text:span><text:span text:style-name="T25_80">:</text:span></text:p>
      <text:list text:style-name="LS1" xml:id="list0">
        <text:list-item>
          <text:p text:style-name="P26"><text:span text:style-name="T26_1">Metadata</text:span><text:span text:style-name="T26_2"><text:s/></text:span><text:span text:style-name="T26_3">element</text:span><text:span text:style-name="T26_4"><text:s/>(</text:span><text:span text:style-name="T26_5">e</text:span><text:span text:style-name="T26_6">.</text:span><text:span text:style-name="T26_7">g</text:span><text:span text:style-name="T26_8">.<text:s/></text:span><text:span text:style-name="T26_9">Video</text:span><text:span text:style-name="T26_10">,<text:s/></text:span><text:span text:style-name="T26_11">Photo</text:span><text:span text:style-name="T26_12">,<text:s/></text:span><text:span text:style-name="T26_13">Track</text:span><text:span text:style-name="T26_14">)<text:s/></text:span><text:span text:style-name="T26_15">with</text:span><text:span text:style-name="T26_16"><text:s/></text:span><text:span text:style-name="T26_17">attributes</text:span><text:span text:style-name="T26_18"><text:s/></text:span><text:span text:style-name="T26_19">describing</text:span><text:span text:style-name="T26_20"><text:s/></text:span><text:span text:style-name="T26_21">the</text:span><text:span text:style-name="T26_22"><text:s/></text:span><text:span text:style-name="T26_23">high</text:span><text:span text:style-name="T26_24"><text:s/></text:span><text:span text:style-name="T26_25">level</text:span><text:span text:style-name="T26_26"><text:s/></text:span><text:span text:style-name="T26_27">metadata</text:span><text:span text:style-name="T26_28"><text:s/></text:span><text:span text:style-name="T26_29">for</text:span><text:span text:style-name="T26_30"><text:s/></text:span><text:span text:style-name="T26_31">the</text:span><text:span text:style-name="T26_32"><text:s/></text:span><text:span text:style-name="T26_33">element</text:span><text:span text:style-name="T26_34"><text:s/>(</text:span><text:span text:style-name="T26_35">e</text:span><text:span text:style-name="T26_36">.</text:span><text:span text:style-name="T26_37">g</text:span><text:span text:style-name="T26_38">.<text:s/></text:span><text:span text:style-name="T26_39">A</text:span><text:span text:style-name="T26_40"><text:s/></text:span><text:span text:style-name="T26_41">movie</text:span><text:span text:style-name="T26_42">’</text:span><text:span text:style-name="T26_43">s</text:span><text:span text:style-name="T26_44"><text:s/></text:span><text:span text:style-name="T26_45">release</text:span><text:span text:style-name="T26_46"><text:s/></text:span><text:span text:style-name="T26_47">date</text:span><text:span text:style-name="T26_48">,<text:s/></text:span><text:span text:style-name="T26_49">plot</text:span><text:span text:style-name="T26_50"><text:s/></text:span><text:span text:style-name="T26_51">summary</text:span><text:span text:style-name="T26_52">,<text:s/></text:span><text:span text:style-name="T26_53">and</text:span><text:span text:style-name="T26_54"><text:s/></text:span><text:span text:style-name="T26_55">title</text:span><text:span text:style-name="T26_56">).</text:span></text:p>
        </text:list-item>
        <text:list-item>
          <text:p text:style-name="P27"><text:span text:style-name="T27_1">Each</text:span><text:span text:style-name="T27_2"><text:s/></text:span><text:span text:style-name="T27_3">Metadata</text:span><text:span text:style-name="T27_4"><text:s/></text:span><text:span text:style-name="T27_5">element</text:span><text:span text:style-name="T27_6"><text:s/></text:span><text:span text:style-name="T27_7">contains</text:span><text:span text:style-name="T27_8"><text:s/></text:span><text:span text:style-name="T27_9">child</text:span><text:span text:style-name="T27_10"><text:s/></text:span><text:span text:style-name="T27_11">Media</text:span><text:span text:style-name="T27_12"><text:s/></text:span><text:span text:style-name="T27_13">elements</text:span><text:span text:style-name="T27_14">.<text:s/></text:span><text:span text:style-name="T27_15">These</text:span><text:span text:style-name="T27_16"><text:s/></text:span><text:span text:style-name="T27_17">elements</text:span><text:span text:style-name="T27_18"><text:s/></text:span><text:span text:style-name="T27_19">describe</text:span><text:span text:style-name="T27_20"><text:s/></text:span><text:span text:style-name="T27_21">alternate</text:span><text:span text:style-name="T27_22"><text:s/></text:span><text:span text:style-name="T27_23">media</text:span><text:span text:style-name="T27_24"><text:s/></text:span><text:span text:style-name="T27_25">for</text:span><text:span text:style-name="T27_26"><text:s/></text:span><text:span text:style-name="T27_27">the</text:span><text:span text:style-name="T27_28"><text:s/></text:span><text:span text:style-name="T27_29">metadata</text:span><text:span text:style-name="T27_30"><text:s/></text:span><text:span text:style-name="T27_31">item</text:span><text:span text:style-name="T27_32">.<text:s/></text:span><text:span text:style-name="T27_33">For</text:span><text:span text:style-name="T27_34"><text:s/></text:span><text:span text:style-name="T27_35">example</text:span><text:span text:style-name="T27_36">,<text:s/></text:span><text:span text:style-name="T27_37">a</text:span><text:span text:style-name="T27_38"><text:s/></text:span><text:span text:style-name="T27_39">movie</text:span><text:span text:style-name="T27_40"><text:s/></text:span><text:span text:style-name="T27_41">might</text:span><text:span text:style-name="T27_42"><text:s/></text:span><text:span text:style-name="T27_43">have</text:span><text:span text:style-name="T27_44"><text:s/></text:span><text:span text:style-name="T27_45">a</text:span><text:span text:style-name="T27_46"><text:s/>1080</text:span><text:span text:style-name="T27_47">p</text:span><text:span text:style-name="T27_48"><text:s/></text:span><text:span text:style-name="T27_49">version</text:span><text:span text:style-name="T27_50"><text:s/></text:span><text:span text:style-name="T27_51">and</text:span><text:span text:style-name="T27_52"><text:s/></text:span><text:span text:style-name="T27_53">a</text:span><text:span text:style-name="T27_54"><text:s/>720</text:span><text:span text:style-name="T27_55">p</text:span><text:span text:style-name="T27_56"><text:s/></text:span><text:span text:style-name="T27_57">version</text:span><text:span text:style-name="T27_58">.<text:s/></text:span><text:span text:style-name="T27_59">A</text:span><text:span text:style-name="T27_60"><text:s/></text:span><text:span text:style-name="T27_61">channel</text:span><text:span text:style-name="T27_62"><text:s/></text:span><text:span text:style-name="T27_63">may</text:span><text:span text:style-name="T27_64"><text:s/></text:span><text:span text:style-name="T27_65">advertise</text:span><text:span text:style-name="T27_66"><text:s/></text:span><text:span text:style-name="T27_67">an</text:span><text:span text:style-name="T27_68"><text:s/></text:span><text:span text:style-name="T27_69">MP</text:span><text:span text:style-name="T27_70">4<text:s/></text:span><text:span text:style-name="T27_71">stream</text:span><text:span text:style-name="T27_72"><text:s/></text:span><text:span text:style-name="T27_73">and</text:span><text:span text:style-name="T27_74"><text:s/></text:span><text:span text:style-name="T27_75">an</text:span><text:span text:style-name="T27_76"><text:s/></text:span><text:span text:style-name="T27_77">RTMP</text:span><text:span text:style-name="T27_78"><text:s/></text:span><text:span text:style-name="T27_79">stream</text:span><text:span text:style-name="T27_80">.<text:s/></text:span><text:span text:style-name="T27_81">Media</text:span><text:span text:style-name="T27_82"><text:s/></text:span><text:span text:style-name="T27_83">elements</text:span><text:span text:style-name="T27_84"><text:s/></text:span><text:span text:style-name="T27_85">contain</text:span><text:span text:style-name="T27_86"><text:s/></text:span><text:span text:style-name="T27_87">a</text:span><text:span text:style-name="T27_88"><text:s/></text:span><text:span text:style-name="T27_89">summary</text:span><text:span text:style-name="T27_90"><text:s/></text:span><text:span text:style-name="T27_91">of</text:span><text:span text:style-name="T27_92"><text:s/></text:span><text:span text:style-name="T27_93">the</text:span><text:span text:style-name="T27_94"><text:s/></text:span><text:span text:style-name="T27_95">media</text:span><text:span text:style-name="T27_96"><text:s/>(</text:span><text:span text:style-name="T27_97">e</text:span><text:span text:style-name="T27_98">.</text:span><text:span text:style-name="T27_99">g</text:span><text:span text:style-name="T27_100">.<text:s/></text:span><text:span text:style-name="T27_101">resolution</text:span><text:span text:style-name="T27_102"><text:s/></text:span><text:span text:style-name="T27_103">and</text:span><text:span text:style-name="T27_104"><text:s/></text:span><text:span text:style-name="T27_105">bitrate</text:span><text:span text:style-name="T27_106">).</text:span></text:p>
        </text:list-item>
        <text:list-item>
          <text:p text:style-name="P28"><text:span text:style-name="T28_1">Each</text:span><text:span text:style-name="T28_2"><text:s/></text:span><text:span text:style-name="T28_3">Media</text:span><text:span text:style-name="T28_4"><text:s/></text:span><text:span text:style-name="T28_5">element</text:span><text:span text:style-name="T28_6"><text:s/></text:span><text:span text:style-name="T28_7">contains</text:span><text:span text:style-name="T28_8"><text:s/></text:span><text:span text:style-name="T28_9">child</text:span><text:span text:style-name="T28_10"><text:s/></text:span><text:span text:style-name="T28_11">Part</text:span><text:span text:style-name="T28_12"><text:s/></text:span><text:span text:style-name="T28_13">elements</text:span><text:span text:style-name="T28_14">.<text:s/></text:span><text:span text:style-name="T28_15">This</text:span><text:span text:style-name="T28_16"><text:s/></text:span><text:span text:style-name="T28_17">allows</text:span><text:span text:style-name="T28_18"><text:s/></text:span><text:span text:style-name="T28_19">for</text:span><text:span text:style-name="T28_20"><text:s/></text:span><text:span text:style-name="T28_21">media</text:span><text:span text:style-name="T28_22"><text:s/></text:span><text:span text:style-name="T28_23">which</text:span><text:span text:style-name="T28_24"><text:s/></text:span><text:span text:style-name="T28_25">has</text:span><text:span text:style-name="T28_26"><text:s/></text:span><text:span text:style-name="T28_27">been</text:span><text:span text:style-name="T28_28"><text:s/></text:span><text:span text:style-name="T28_29">split</text:span><text:span text:style-name="T28_30"><text:s/></text:span><text:span text:style-name="T28_31">into</text:span><text:span text:style-name="T28_32"><text:s/></text:span><text:span text:style-name="T28_33">multiple</text:span><text:span text:style-name="T28_34"><text:s/></text:span><text:span text:style-name="T28_35">parts</text:span><text:span text:style-name="T28_36">,<text:s/></text:span><text:span text:style-name="T28_37">such</text:span><text:span text:style-name="T28_38"><text:s/></text:span><text:span text:style-name="T28_39">as</text:span><text:span text:style-name="T28_40"><text:s/></text:span><text:span text:style-name="T28_41">some</text:span><text:span text:style-name="T28_42"><text:s/></text:span><text:span text:style-name="T28_43">videos</text:span><text:span text:style-name="T28_44"><text:s/></text:span><text:span text:style-name="T28_45">which</text:span><text:span text:style-name="T28_46"><text:s/></text:span><text:span text:style-name="T28_47">are</text:span><text:span text:style-name="T28_48"><text:s/></text:span><text:span text:style-name="T28_49">split</text:span><text:span text:style-name="T28_50"><text:s/></text:span><text:span text:style-name="T28_51">to</text:span><text:span text:style-name="T28_52"><text:s/></text:span><text:span text:style-name="T28_53">fit</text:span><text:span text:style-name="T28_54"><text:s/></text:span><text:span text:style-name="T28_55">onto</text:span><text:span text:style-name="T28_56"><text:s/></text:span><text:span text:style-name="T28_57">multiple</text:span><text:span text:style-name="T28_58"><text:s/></text:span><text:span text:style-name="T28_59">CDs</text:span><text:span text:style-name="T28_60">.<text:s/></text:span><text:span text:style-name="T28_61">The</text:span><text:span text:style-name="T28_62"><text:s/></text:span><text:span text:style-name="T28_63">part</text:span><text:span text:style-name="T28_64"><text:s/></text:span><text:span text:style-name="T28_65">contains</text:span><text:span text:style-name="T28_66"><text:s/></text:span><text:span text:style-name="T28_67">details</text:span><text:span text:style-name="T28_68"><text:s/></text:span><text:span text:style-name="T28_69">on</text:span><text:span text:style-name="T28_70"><text:s/></text:span><text:span text:style-name="T28_71">how</text:span><text:span text:style-name="T28_72"><text:s/></text:span><text:span text:style-name="T28_73">to</text:span><text:span text:style-name="T28_74"><text:s/></text:span><text:span text:style-name="T28_75">retrieve</text:span><text:span text:style-name="T28_76"><text:s/></text:span><text:span text:style-name="T28_77">the</text:span><text:span text:style-name="T28_78"><text:s/></text:span><text:span text:style-name="T28_79">part</text:span><text:span text:style-name="T28_80"><text:s/>(</text:span><text:span text:style-name="T28_81">stored</text:span><text:span text:style-name="T28_82"><text:s/></text:span><text:span text:style-name="T28_83">in</text:span><text:span text:style-name="T28_84"><text:s/></text:span><text:span text:style-name="T28_85">the</text:span><text:span text:style-name="T28_86"><text:s/></text:span><text:span text:style-name="T28_87">key</text:span><text:span text:style-name="T28_88">,<text:s/></text:span><text:span text:style-name="T28_89">of</text:span><text:span text:style-name="T28_90"><text:s/></text:span><text:span text:style-name="T28_91">course</text:span><text:span text:style-name="T28_92">),<text:s/></text:span><text:span text:style-name="T28_93">size</text:span><text:span text:style-name="T28_94"><text:s/></text:span><text:span text:style-name="T28_95">of</text:span><text:span text:style-name="T28_96"><text:s/></text:span><text:span text:style-name="T28_97">the</text:span><text:span text:style-name="T28_98"><text:s/></text:span><text:span text:style-name="T28_99">part</text:span><text:span text:style-name="T28_100">,<text:s/></text:span><text:span text:style-name="T28_101">the</text:span><text:span text:style-name="T28_102"><text:s/></text:span><text:span text:style-name="T28_103">format</text:span><text:span text:style-name="T28_104"><text:s/>(</text:span><text:span text:style-name="T28_105">container</text:span><text:span text:style-name="T28_106">)<text:s/></text:span><text:span text:style-name="T28_107">of</text:span><text:span text:style-name="T28_108"><text:s/></text:span><text:span text:style-name="T28_109">the</text:span><text:span text:style-name="T28_110"><text:s/></text:span><text:span text:style-name="T28_111">part</text:span><text:span text:style-name="T28_112">,<text:s/></text:span><text:span text:style-name="T28_113">and</text:span><text:span text:style-name="T28_114"><text:s/></text:span><text:span text:style-name="T28_115">so</text:span><text:span text:style-name="T28_116"><text:s/></text:span><text:span text:style-name="T28_117">forth</text:span><text:span text:style-name="T28_118">.</text:span></text:p>
        </text:list-item>
        <text:list-item>
          <text:p text:style-name="P29"><text:span text:style-name="T29_1">Each</text:span><text:span text:style-name="T29_2"><text:s/></text:span><text:span text:style-name="T29_3">Part</text:span><text:span text:style-name="T29_4"><text:s/></text:span><text:span text:style-name="T29_5">element</text:span><text:span text:style-name="T29_6"><text:s/></text:span><text:span text:style-name="T29_7">can</text:span><text:span text:style-name="T29_8"><text:s/></text:span><text:span text:style-name="T29_9">contain</text:span><text:span text:style-name="T29_10"><text:s/></text:span><text:span text:style-name="T29_11">child</text:span><text:span text:style-name="T29_12"><text:s/></text:span><text:span text:style-name="T29_13">Stream</text:span><text:span text:style-name="T29_14"><text:s/></text:span><text:span text:style-name="T29_15">elements</text:span><text:span text:style-name="T29_16">.<text:s/></text:span><text:span text:style-name="T29_17">Generally</text:span><text:span text:style-name="T29_18"><text:s/></text:span><text:span text:style-name="T29_19">speaking</text:span><text:span text:style-name="T29_20">,<text:s/></text:span><text:span text:style-name="T29_21">streams</text:span><text:span text:style-name="T29_22"><text:s/></text:span><text:span text:style-name="T29_23">are</text:span><text:span text:style-name="T29_24"><text:s/></text:span><text:span text:style-name="T29_25">present</text:span><text:span text:style-name="T29_26"><text:s/></text:span><text:span text:style-name="T29_27">when</text:span><text:span text:style-name="T29_28"><text:s/></text:span><text:span text:style-name="T29_29">details</text:span><text:span text:style-name="T29_30"><text:s/></text:span><text:span text:style-name="T29_31">is</text:span><text:span text:style-name="T29_32"><text:s/></text:span><text:span text:style-name="T29_33">requested</text:span><text:span text:style-name="T29_34"><text:s/></text:span><text:span text:style-name="T29_35">for</text:span><text:span text:style-name="T29_36"><text:s/></text:span><text:span text:style-name="T29_37">a</text:span><text:span text:style-name="T29_38"><text:s/></text:span><text:span text:style-name="T29_39">single</text:span><text:span text:style-name="T29_40"><text:s/></text:span><text:span text:style-name="T29_41">item</text:span><text:span text:style-name="T29_42">,<text:s/></text:span><text:span text:style-name="T29_43">for</text:span><text:span text:style-name="T29_44"><text:s/></text:span><text:span text:style-name="T29_45">performance</text:span><text:span text:style-name="T29_46"><text:s/></text:span><text:span text:style-name="T29_47">reasons</text:span><text:span text:style-name="T29_48">.<text:s/></text:span><text:span text:style-name="T29_49">Each</text:span><text:span text:style-name="T29_50"><text:s/></text:span><text:span text:style-name="T29_51">Stream</text:span><text:span text:style-name="T29_52"><text:s/></text:span><text:span text:style-name="T29_53">element</text:span><text:span text:style-name="T29_54"><text:s/></text:span><text:span text:style-name="T29_55">contains</text:span><text:span text:style-name="T29_56"><text:s/></text:span><text:span text:style-name="T29_57">detailed</text:span><text:span text:style-name="T29_58"><text:s/></text:span><text:span text:style-name="T29_59">information</text:span><text:span text:style-name="T29_60"><text:s/></text:span><text:span text:style-name="T29_61">about</text:span><text:span text:style-name="T29_62"><text:s/></text:span><text:span text:style-name="T29_63">the</text:span><text:span text:style-name="T29_64"><text:s/></text:span><text:span text:style-name="T29_65">video</text:span><text:span text:style-name="T29_66">,<text:s/></text:span><text:span text:style-name="T29_67">audio</text:span><text:span text:style-name="T29_68">,<text:s/></text:span><text:span text:style-name="T29_69">or</text:span><text:span text:style-name="T29_70"><text:s/></text:span><text:span text:style-name="T29_71">subtitle</text:span><text:span text:style-name="T29_72"><text:s/></text:span><text:span text:style-name="T29_73">codec</text:span><text:span text:style-name="T29_74">.<text:s/></text:span><text:span text:style-name="T29_75">Photos</text:span><text:span text:style-name="T29_76"><text:s/></text:span><text:span text:style-name="T29_77">don</text:span><text:span text:style-name="T29_78">’</text:span><text:span text:style-name="T29_79">t</text:span><text:span text:style-name="T29_80"><text:s/></text:span><text:span text:style-name="T29_81">have</text:span><text:span text:style-name="T29_82"><text:s/></text:span><text:span text:style-name="T29_83">streams</text:span><text:span text:style-name="T29_84">.</text:span></text:p>
        </text:list-item>
      </text:list>
      <text:p text:style-name="P30"/>
      <text:p text:style-name="P31"><text:span text:style-name="T31_1">Let</text:span><text:span text:style-name="T31_2">’</text:span><text:span text:style-name="T31_3">s</text:span><text:span text:style-name="T31_4"><text:s/></text:span><text:span text:style-name="T31_5">look</text:span><text:span text:style-name="T31_6"><text:s/></text:span><text:span text:style-name="T31_7">at</text:span><text:span text:style-name="T31_8"><text:s/></text:span><text:span text:style-name="T31_9">an</text:span><text:span text:style-name="T31_10"><text:s/></text:span><text:span text:style-name="T31_11">example</text:span><text:span text:style-name="T31_12">,<text:s/></text:span><text:span text:style-name="T31_13">which</text:span><text:span text:style-name="T31_14"><text:s/></text:span><text:span text:style-name="T31_15">should</text:span><text:span text:style-name="T31_16"><text:s/></text:span><text:span text:style-name="T31_17">serve</text:span><text:span text:style-name="T31_18"><text:s/></text:span><text:span text:style-name="T31_19">to</text:span><text:span text:style-name="T31_20"><text:s/></text:span><text:span text:style-name="T31_21">clarify</text:span><text:span text:style-name="T31_22"><text:s/></text:span><text:span text:style-name="T31_23">the</text:span><text:span text:style-name="T31_24"><text:s/></text:span><text:span text:style-name="T31_25">explanation</text:span><text:span text:style-name="T31_26"><text:s/></text:span><text:span text:style-name="T31_27">above</text:span><text:span text:style-name="T31_28">:</text:span></text:p>
      <text:p text:style-name="P32"/>
      <text:h text:style-name="P33" text:outline-level="10"><text:bookmark-start text:name="h.1jnh49m879qp"/><text:bookmark-end text:name="h.1jnh49m879qp"/><text:span text:style-name="T33_1">&lt;</text:span><text:span text:style-name="T33_2">Video</text:span><text:span text:style-name="T33_3"><text:s/></text:span><text:span text:style-name="T33_4">ratingKey</text:span><text:span text:style-name="T33_5">="178"<text:s/></text:span><text:span text:style-name="T33_6">key</text:span><text:span text:style-name="T33_7">="/</text:span><text:span text:style-name="T33_8">library</text:span><text:span text:style-name="T33_9">/</text:span><text:span text:style-name="T33_10">metadata</text:span><text:span text:style-name="T33_11">/178"<text:s/></text:span><text:span text:style-name="T33_12">guid</text:span><text:span text:style-name="T33_13">="</text:span><text:span text:style-name="T33_14">com</text:span><text:span text:style-name="T33_15">.</text:span><text:span text:style-name="T33_16">plexapp</text:span><text:span text:style-name="T33_17">.</text:span><text:span text:style-name="T33_18">agents</text:span><text:span text:style-name="T33_19">.</text:span><text:span text:style-name="T33_20">imdb</text:span><text:span text:style-name="T33_21">://</text:span><text:span text:style-name="T33_22">tt</text:span><text:span text:style-name="T33_23">0945571?</text:span><text:span text:style-name="T33_24">lang</text:span><text:span text:style-name="T33_25">=</text:span><text:span text:style-name="T33_26">en</text:span><text:span text:style-name="T33_27">"<text:s/></text:span><text:span text:style-name="T33_28">studio</text:span><text:span text:style-name="T33_29">="</text:span><text:span text:style-name="T33_30">Pixar</text:span><text:span text:style-name="T33_31">"<text:s/></text:span><text:span text:style-name="T33_32">type</text:span><text:span text:style-name="T33_33">="</text:span><text:span text:style-name="T33_34">movie</text:span><text:span text:style-name="T33_35">"<text:s/></text:span><text:span text:style-name="T33_36">title</text:span><text:span text:style-name="T33_37">="</text:span><text:span text:style-name="T33_38">Lifted</text:span><text:span text:style-name="T33_39">"<text:s/></text:span><text:span text:style-name="T33_40">contentRating</text:span><text:span text:style-name="T33_41">="</text:span><text:span text:style-name="T33_42">G</text:span><text:span text:style-name="T33_43">"<text:s/></text:span><text:span text:style-name="T33_44">summary</text:span><text:span text:style-name="T33_45">="</text:span><text:span text:style-name="T33_46">When</text:span><text:span text:style-name="T33_47"><text:s/></text:span><text:span text:style-name="T33_48">an</text:span><text:span text:style-name="T33_49"><text:s/></text:span><text:span text:style-name="T33_50">overconfident</text:span><text:span text:style-name="T33_51"><text:s/></text:span><text:span text:style-name="T33_52">teen</text:span><text:span text:style-name="T33_53"><text:s/></text:span><text:span text:style-name="T33_54">alien</text:span><text:span text:style-name="T33_55">..."<text:s/></text:span><text:span text:style-name="T33_56">rating</text:span><text:span text:style-name="T33_57">="9.6000003814697301"<text:s/></text:span><text:span text:style-name="T33_58">year</text:span><text:span text:style-name="T33_59">="2006"<text:s/></text:span><text:span text:style-name="T33_60">tagline</text:span><text:span text:style-name="T33_61">="</text:span><text:span text:style-name="T33_62">Failure</text:span><text:span text:style-name="T33_63"><text:s/></text:span><text:span text:style-name="T33_64">is</text:span><text:span text:style-name="T33_65"><text:s/></text:span><text:span text:style-name="T33_66">an</text:span><text:span text:style-name="T33_67"><text:s/></text:span><text:span text:style-name="T33_68">option</text:span><text:span text:style-name="T33_69">."<text:s/></text:span><text:span text:style-name="T33_70">thumb</text:span><text:span text:style-name="T33_71">="/</text:span><text:span text:style-name="T33_72">library</text:span><text:span text:style-name="T33_73">/</text:span><text:span text:style-name="T33_74">metadata</text:span><text:span text:style-name="T33_75">/178/</text:span><text:span text:style-name="T33_76">thumb</text:span><text:span text:style-name="T33_77">?</text:span><text:span text:style-name="T33_78">t</text:span><text:span text:style-name="T33_79">=1348566474"<text:s/></text:span><text:span text:style-name="T33_80">art</text:span><text:span text:style-name="T33_81">="/</text:span><text:span text:style-name="T33_82">library</text:span><text:span text:style-name="T33_83">/</text:span><text:span text:style-name="T33_84">metadata</text:span><text:span text:style-name="T33_85">/178/</text:span><text:span text:style-name="T33_86">art</text:span><text:span text:style-name="T33_87">?</text:span><text:span text:style-name="T33_88">t</text:span><text:span text:style-name="T33_89">=1348566474"<text:s/></text:span><text:span text:style-name="T33_90">duration</text:span><text:span text:style-name="T33_91">="240000"<text:s/></text:span><text:span text:style-name="T33_92">originallyAvailableAt</text:span><text:span text:style-name="T33_93">="2006-10-14"<text:s/></text:span><text:span text:style-name="T33_94">addedAt</text:span><text:span text:style-name="T33_95">="1348566458"<text:s/></text:span><text:span text:style-name="T33_96">updatedAt</text:span><text:span text:style-name="T33_97">="1348566474"&gt;</text:span></text:h>
      <text:h text:style-name="P34" text:outline-level="10"><text:span text:style-name="T34_1"><text:s text:c="2"/>&lt;</text:span><text:span text:style-name="T34_2">Media</text:span><text:span text:style-name="T34_3"><text:s/></text:span><text:span text:style-name="T34_4">id</text:span><text:span text:style-name="T34_5">="178"<text:s/></text:span><text:span text:style-name="T34_6">duration</text:span><text:span text:style-name="T34_7">="302304"<text:s/></text:span><text:span text:style-name="T34_8">bitrate</text:span><text:span text:style-name="T34_9">="4648"<text:s/></text:span><text:span text:style-name="T34_10">width</text:span><text:span text:style-name="T34_11">="1280"<text:s/></text:span><text:span text:style-name="T34_12">height</text:span><text:span text:style-name="T34_13">="688"<text:s/></text:span><text:span text:style-name="T34_14">aspectRatio</text:span><text:span text:style-name="T34_15">="1.85"<text:s/></text:span><text:span text:style-name="T34_16">audioChannels</text:span><text:span text:style-name="T34_17">="6"<text:s/></text:span><text:span text:style-name="T34_18">audioCodec</text:span><text:span text:style-name="T34_19">="</text:span><text:span text:style-name="T34_20">ac</text:span><text:span text:style-name="T34_21">3"<text:s/></text:span><text:span text:style-name="T34_22">videoCodec</text:span><text:span text:style-name="T34_23">="</text:span><text:span text:style-name="T34_24">h</text:span><text:span text:style-name="T34_25">264"<text:s/></text:span><text:span text:style-name="T34_26">videoResolution</text:span><text:span text:style-name="T34_27">="720"<text:s/></text:span><text:span text:style-name="T34_28">container</text:span><text:span text:style-name="T34_29">="</text:span><text:span text:style-name="T34_30">mkv</text:span><text:span text:style-name="T34_31">"<text:s/></text:span><text:span text:style-name="T34_32">videoFrameRate</text:span><text:span text:style-name="T34_33">="24</text:span><text:span text:style-name="T34_34">p</text:span><text:span text:style-name="T34_35">"&gt;</text:span></text:h>
      <text:h text:style-name="P35" text:outline-level="10"><text:span text:style-name="T35_1"><text:s text:c="4"/>&lt;</text:span><text:span text:style-name="T35_2">Part</text:span><text:span text:style-name="T35_3"><text:s/></text:span><text:span text:style-name="T35_4">id</text:span><text:span text:style-name="T35_5">="178"<text:s/></text:span><text:span text:style-name="T35_6">key</text:span><text:span text:style-name="T35_7">="/</text:span><text:span text:style-name="T35_8">library</text:span><text:span text:style-name="T35_9">/</text:span><text:span text:style-name="T35_10">parts</text:span><text:span text:style-name="T35_11">/178/</text:span><text:span text:style-name="T35_12">file</text:span><text:span text:style-name="T35_13">.</text:span><text:span text:style-name="T35_14">mkv</text:span><text:span text:style-name="T35_15">"<text:s/></text:span><text:span text:style-name="T35_16">duration</text:span><text:span text:style-name="T35_17">="302304"<text:s/></text:span><text:span text:style-name="T35_18">file</text:span><text:span text:style-name="T35_19">="/</text:span><text:span text:style-name="T35_20">Users</text:span><text:span text:style-name="T35_21">/</text:span><text:span text:style-name="T35_22">elan</text:span><text:span text:style-name="T35_23">/</text:span><text:span text:style-name="T35_24">Desktop</text:span><text:span text:style-name="T35_25">/</text:span><text:span text:style-name="T35_26">Pixar</text:span><text:span text:style-name="T35_27"><text:s/></text:span><text:span text:style-name="T35_28">Short</text:span><text:span text:style-name="T35_29"><text:s/></text:span><text:span text:style-name="T35_30">Film</text:span><text:span text:style-name="T35_31"><text:s/></text:span><text:span text:style-name="T35_32">Collection</text:span><text:span text:style-name="T35_33">/</text:span><text:span text:style-name="T35_34">lifted</text:span><text:span text:style-name="T35_35">.2006.720</text:span><text:span text:style-name="T35_36">p</text:span><text:span text:style-name="T35_37">.</text:span><text:span text:style-name="T35_38">bluray</text:span><text:span text:style-name="T35_39">.</text:span><text:span text:style-name="T35_40">x</text:span><text:span text:style-name="T35_41">264-</text:span><text:span text:style-name="T35_42">sinners</text:span><text:span text:style-name="T35_43">.</text:span><text:span text:style-name="T35_44">mkv</text:span><text:span text:style-name="T35_45">"<text:s/></text:span><text:span text:style-name="T35_46">size</text:span><text:span text:style-name="T35_47">="175655686"<text:s/></text:span><text:span text:style-name="T35_48">container</text:span><text:span text:style-name="T35_49">="</text:span><text:span text:style-name="T35_50">mkv</text:span><text:span text:style-name="T35_51">"&gt;</text:span></text:h>
      <text:h text:style-name="P36" text:outline-level="10"><text:span text:style-name="T36_1"><text:s text:c="6"/>&lt;</text:span><text:span text:style-name="T36_2">Stream</text:span><text:span text:style-name="T36_3"><text:s/></text:span><text:span text:style-name="T36_4">id</text:span><text:span text:style-name="T36_5">="1"<text:s/></text:span><text:span text:style-name="T36_6">streamType</text:span><text:span text:style-name="T36_7">="1"<text:s/></text:span><text:span text:style-name="T36_8">codec</text:span><text:span text:style-name="T36_9">="</text:span><text:span text:style-name="T36_10">h</text:span><text:span text:style-name="T36_11">264"<text:s/></text:span><text:span text:style-name="T36_12">index</text:span><text:span text:style-name="T36_13">="0"<text:s/></text:span><text:span text:style-name="T36_14">bitrate</text:span><text:span text:style-name="T36_15">="4000"<text:s/></text:span><text:span text:style-name="T36_16">language</text:span><text:span text:style-name="T36_17">="</text:span><text:span text:style-name="T36_18">English</text:span><text:span text:style-name="T36_19">"<text:s/></text:span><text:span text:style-name="T36_20">languageCode</text:span><text:span text:style-name="T36_21">="</text:span><text:span text:style-name="T36_22">eng</text:span><text:span text:style-name="T36_23">"<text:s/></text:span><text:span text:style-name="T36_24">cabac</text:span><text:span text:style-name="T36_25">="1"<text:s/></text:span><text:span text:style-name="T36_26">duration</text:span><text:span text:style-name="T36_27">="302304"<text:s/></text:span><text:span text:style-name="T36_28">frameRate</text:span><text:span text:style-name="T36_29">="23.976"<text:s/></text:span><text:span text:style-name="T36_30">height</text:span><text:span text:style-name="T36_31">="688"<text:s/></text:span><text:span text:style-name="T36_32">level</text:span><text:span text:style-name="T36_33">="51"<text:s/></text:span><text:span text:style-name="T36_34">profile</text:span><text:span text:style-name="T36_35">="</text:span><text:span text:style-name="T36_36">high</text:span><text:span text:style-name="T36_37">"<text:s/></text:span><text:span text:style-name="T36_38">refFrames</text:span><text:span text:style-name="T36_39">="8"<text:s/></text:span><text:span text:style-name="T36_40">width</text:span><text:span text:style-name="T36_41">="1280"<text:s/>/&gt;</text:span></text:h>
      <text:h text:style-name="P37" text:outline-level="10"><text:span text:style-name="T37_1"><text:s text:c="6"/>&lt;</text:span><text:span text:style-name="T37_2">Stream</text:span><text:span text:style-name="T37_3"><text:s/></text:span><text:span text:style-name="T37_4">id</text:span><text:span text:style-name="T37_5">="2"<text:s/></text:span><text:span text:style-name="T37_6">streamType</text:span><text:span text:style-name="T37_7">="2"<text:s/></text:span><text:span text:style-name="T37_8">selected</text:span><text:span text:style-name="T37_9">="1"<text:s/></text:span><text:span text:style-name="T37_10">codec</text:span><text:span text:style-name="T37_11">="</text:span><text:span text:style-name="T37_12">ac</text:span><text:span text:style-name="T37_13">3"<text:s/></text:span><text:span text:style-name="T37_14">index</text:span><text:span text:style-name="T37_15">="1"<text:s/></text:span><text:span text:style-name="T37_16">channels</text:span><text:span text:style-name="T37_17">="6"<text:s/></text:span><text:span text:style-name="T37_18">bitrate</text:span><text:span text:style-name="T37_19">="640"<text:s/></text:span><text:span text:style-name="T37_20">bitrateMode</text:span><text:span text:style-name="T37_21">="</text:span><text:span text:style-name="T37_22">cbr</text:span><text:span text:style-name="T37_23">"<text:s/></text:span><text:span text:style-name="T37_24">dialogNorm</text:span><text:span text:style-name="T37_25">="-27"<text:s/></text:span><text:span text:style-name="T37_26">duration</text:span><text:span text:style-name="T37_27">="302304"<text:s/></text:span><text:span text:style-name="T37_28">samplingRate</text:span><text:span text:style-name="T37_29">="48000"<text:s/>/&gt;</text:span></text:h>
      <text:h text:style-name="P38" text:outline-level="10"><text:span text:style-name="T38_1"><text:s text:c="4"/>&lt;/</text:span><text:span text:style-name="T38_2">Part</text:span><text:span text:style-name="T38_3">&gt;</text:span></text:h>
      <text:h text:style-name="P39" text:outline-level="10"><text:span text:style-name="T39_1"><text:s text:c="2"/>&lt;/</text:span><text:span text:style-name="T39_2">Media</text:span><text:span text:style-name="T39_3">&gt;</text:span></text:h>
      <text:h text:style-name="P40" text:outline-level="10"><text:span text:style-name="T40_1"><text:s text:c="2"/>&lt;</text:span><text:span text:style-name="T40_2">Genre</text:span><text:span text:style-name="T40_3"><text:s/></text:span><text:span text:style-name="T40_4">id</text:span><text:span text:style-name="T40_5">="41"<text:s/></text:span><text:span text:style-name="T40_6">tag</text:span><text:span text:style-name="T40_7">="</text:span><text:span text:style-name="T40_8">Comedy</text:span><text:span text:style-name="T40_9">"<text:s/>/&gt;</text:span></text:h>
      <text:h text:style-name="P41" text:outline-level="10"><text:span text:style-name="T41_1"><text:s text:c="2"/>&lt;</text:span><text:span text:style-name="T41_2">Genre</text:span><text:span text:style-name="T41_3"><text:s/></text:span><text:span text:style-name="T41_4">id</text:span><text:span text:style-name="T41_5">="42"<text:s/></text:span><text:span text:style-name="T41_6">tag</text:span><text:span text:style-name="T41_7">="</text:span><text:span text:style-name="T41_8">Computer</text:span><text:span text:style-name="T41_9"><text:s/></text:span><text:span text:style-name="T41_10">Animation</text:span><text:span text:style-name="T41_11">"<text:s/>/&gt;</text:span></text:h>
      <text:h text:style-name="P42" text:outline-level="10"><text:span text:style-name="T42_1"><text:s text:c="2"/>&lt;</text:span><text:span text:style-name="T42_2">Director</text:span><text:span text:style-name="T42_3"><text:s/></text:span><text:span text:style-name="T42_4">id</text:span><text:span text:style-name="T42_5">="48"<text:s/></text:span><text:span text:style-name="T42_6">tag</text:span><text:span text:style-name="T42_7">="</text:span><text:span text:style-name="T42_8">Gary</text:span><text:span text:style-name="T42_9"><text:s/></text:span><text:span text:style-name="T42_10">Rydstrom</text:span><text:span text:style-name="T42_11">"<text:s/>/&gt;</text:span></text:h>
      <text:h text:style-name="P43" text:outline-level="10"><text:span text:style-name="T43_1"><text:s text:c="2"/>&lt;</text:span><text:span text:style-name="T43_2">Country</text:span><text:span text:style-name="T43_3"><text:s/></text:span><text:span text:style-name="T43_4">id</text:span><text:span text:style-name="T43_5">="47"<text:s/></text:span><text:span text:style-name="T43_6">tag</text:span><text:span text:style-name="T43_7">="</text:span><text:span text:style-name="T43_8">USA</text:span><text:span text:style-name="T43_9">"<text:s/>/&gt;</text:span></text:h>
      <text:h text:style-name="P44" text:outline-level="10"><text:span text:style-name="T44_1">&lt;/</text:span><text:span text:style-name="T44_2">Video</text:span><text:span text:style-name="T44_3">&gt;</text:span></text:h>
      <text:p text:style-name="P45"/>
      <text:p text:style-name="P46"><text:span text:style-name="T46_1">In</text:span><text:span text:style-name="T46_2"><text:s/></text:span><text:span text:style-name="T46_3">this</text:span><text:span text:style-name="T46_4"><text:s/></text:span><text:span text:style-name="T46_5">example</text:span><text:span text:style-name="T46_6">,<text:s/></text:span><text:span text:style-name="T46_7">we</text:span><text:span text:style-name="T46_8"><text:s/></text:span><text:span text:style-name="T46_9">see</text:span><text:span text:style-name="T46_10"><text:s/></text:span><text:span text:style-name="T46_11">a</text:span><text:span text:style-name="T46_12"><text:s/></text:span><text:span text:style-name="T46_13">single</text:span><text:span text:style-name="T46_14"><text:s/></text:span><text:span text:style-name="T46_15">video</text:span><text:span text:style-name="T46_16"><text:s/></text:span><text:span text:style-name="T46_17">item</text:span><text:span text:style-name="T46_18"><text:s/>(</text:span><text:span text:style-name="T46_19">further</text:span><text:span text:style-name="T46_20"><text:s/></text:span><text:span text:style-name="T46_21">specified</text:span><text:span text:style-name="T46_22"><text:s/></text:span><text:span text:style-name="T46_23">to</text:span><text:span text:style-name="T46_24"><text:s/></text:span><text:span text:style-name="T46_25">be</text:span><text:span text:style-name="T46_26"><text:s/></text:span><text:span text:style-name="T46_27">of</text:span><text:span text:style-name="T46_28"><text:s/></text:span><text:span text:style-name="T46_29">type</text:span><text:span text:style-name="T46_30"><text:s/></text:span><text:span text:style-name="T46_31">movie</text:span><text:span text:style-name="T46_32">)<text:s/></text:span><text:span text:style-name="T46_33">with</text:span><text:span text:style-name="T46_34"><text:s/></text:span><text:span text:style-name="T46_35">a</text:span><text:span text:style-name="T46_36"><text:s/></text:span><text:span text:style-name="T46_37">single</text:span><text:span text:style-name="T46_38"><text:s/></text:span><text:span text:style-name="T46_39">media</text:span><text:span text:style-name="T46_40"><text:s/></text:span><text:span text:style-name="T46_41">item</text:span><text:span text:style-name="T46_42">,<text:s/></text:span><text:span text:style-name="T46_43">and</text:span><text:span text:style-name="T46_44"><text:s/></text:span><text:span text:style-name="T46_45">a</text:span><text:span text:style-name="T46_46"><text:s/></text:span><text:span text:style-name="T46_47">single</text:span><text:span text:style-name="T46_48"><text:s/></text:span><text:span text:style-name="T46_49">part</text:span><text:span text:style-name="T46_50"><text:s/>(</text:span><text:span text:style-name="T46_51">the</text:span><text:span text:style-name="T46_52"><text:s/></text:span><text:span text:style-name="T46_53">simplest</text:span><text:span text:style-name="T46_54"><text:s/></text:span><text:span text:style-name="T46_55">example</text:span><text:span text:style-name="T46_56">).<text:s/></text:span><text:span text:style-name="T46_57">The</text:span><text:span text:style-name="T46_58"><text:s/></text:span><text:span text:style-name="T46_59">part</text:span><text:span text:style-name="T46_60"><text:s/></text:span><text:span text:style-name="T46_61">has</text:span><text:span text:style-name="T46_62"><text:s/></text:span><text:span text:style-name="T46_63">two</text:span><text:span text:style-name="T46_64"><text:s/></text:span><text:span text:style-name="T46_65">streams</text:span><text:span text:style-name="T46_66"><text:s/>(</text:span><text:span text:style-name="T46_67">one</text:span><text:span text:style-name="T46_68"><text:s/></text:span><text:span text:style-name="T46_69">audio</text:span><text:span text:style-name="T46_70">,<text:s/></text:span><text:span text:style-name="T46_71">one</text:span><text:span text:style-name="T46_72"><text:s/></text:span><text:span text:style-name="T46_73">video</text:span><text:span text:style-name="T46_74">).</text:span></text:p>
      <text:h text:style-name="P47" text:outline-level="10"><text:bookmark-start text:name="h.ayqgb4sla4ws"/><text:bookmark-end text:name="h.ayqgb4sla4ws"/><text:span text:style-name="T47_1">Browsing</text:span><text:span text:style-name="T47_2"><text:s/></text:span><text:span text:style-name="T47_3">the</text:span><text:span text:style-name="T47_4"><text:s/></text:span><text:span text:style-name="T47_5">Library</text:span></text:h>
      <text:p text:style-name="P48"><text:span text:style-name="T48_1">Without</text:span><text:span text:style-name="T48_2"><text:s/></text:span><text:span text:style-name="T48_3">further</text:span><text:span text:style-name="T48_4"><text:s/></text:span><text:span text:style-name="T48_5">ado</text:span><text:span text:style-name="T48_6">,<text:s/></text:span><text:span text:style-name="T48_7">let</text:span><text:span text:style-name="T48_8">’</text:span><text:span text:style-name="T48_9">s</text:span><text:span text:style-name="T48_10"><text:s/></text:span><text:span text:style-name="T48_11">learn</text:span><text:span text:style-name="T48_12"><text:s/></text:span><text:span text:style-name="T48_13">how</text:span><text:span text:style-name="T48_14"><text:s/></text:span><text:span text:style-name="T48_15">to</text:span><text:span text:style-name="T48_16"><text:s/></text:span><text:span text:style-name="T48_17">browse</text:span><text:span text:style-name="T48_18"><text:s/></text:span><text:span text:style-name="T48_19">the</text:span><text:span text:style-name="T48_20"><text:s/></text:span><text:span text:style-name="T48_21">library</text:span><text:span text:style-name="T48_22">.<text:s/></text:span><text:span text:style-name="T48_23">The</text:span><text:span text:style-name="T48_24"><text:s/></text:span><text:span text:style-name="T48_25">Plex</text:span><text:span text:style-name="T48_26"><text:s/></text:span><text:span text:style-name="T48_27">media</text:span><text:span text:style-name="T48_28"><text:s/></text:span><text:span text:style-name="T48_29">library</text:span><text:span text:style-name="T48_30"><text:s/></text:span><text:span text:style-name="T48_31">is</text:span><text:span text:style-name="T48_32"><text:s/></text:span><text:span text:style-name="T48_33">split</text:span><text:span text:style-name="T48_34"><text:s/></text:span><text:span text:style-name="T48_35">into</text:span><text:span text:style-name="T48_36"><text:s/></text:span><text:span text:style-name="T48_37">section</text:span><text:span text:style-name="T48_38">,<text:s/></text:span><text:span text:style-name="T48_39">each</text:span><text:span text:style-name="T48_40"><text:s/></text:span><text:span text:style-name="T48_41">of</text:span><text:span text:style-name="T48_42"><text:s/></text:span><text:span text:style-name="T48_43">which</text:span><text:span text:style-name="T48_44"><text:s/></text:span><text:span text:style-name="T48_45">can</text:span><text:span text:style-name="T48_46"><text:s/></text:span><text:span text:style-name="T48_47">store</text:span><text:span text:style-name="T48_48"><text:s/></text:span><text:span text:style-name="T48_49">movies</text:span><text:span text:style-name="T48_50"><text:s/>(</text:span><text:span text:style-name="T48_51">or</text:span><text:span text:style-name="T48_52"><text:s/></text:span><text:span text:style-name="T48_53">video</text:span><text:span text:style-name="T48_54">,<text:s/></text:span><text:span text:style-name="T48_55">more</text:span><text:span text:style-name="T48_56"><text:s/></text:span><text:span text:style-name="T48_57">generally</text:span><text:span text:style-name="T48_58">),<text:s/></text:span><text:span text:style-name="T48_59">TV</text:span><text:span text:style-name="T48_60"><text:s/></text:span><text:span text:style-name="T48_61">shows</text:span><text:span text:style-name="T48_62">,<text:s/></text:span><text:span text:style-name="T48_63">photos</text:span><text:span text:style-name="T48_64">,<text:s/></text:span><text:span text:style-name="T48_65">or</text:span><text:span text:style-name="T48_66"><text:s/></text:span><text:span text:style-name="T48_67">music</text:span><text:span text:style-name="T48_68">.<text:s/></text:span><text:span text:style-name="T48_69">Each</text:span><text:span text:style-name="T48_70"><text:s/></text:span><text:span text:style-name="T48_71">of</text:span><text:span text:style-name="T48_72"><text:s/></text:span><text:span text:style-name="T48_73">these</text:span><text:span text:style-name="T48_74"><text:s/></text:span><text:span text:style-name="T48_75">types</text:span><text:span text:style-name="T48_76"><text:s/></text:span><text:span text:style-name="T48_77">has</text:span><text:span text:style-name="T48_78"><text:s/></text:span><text:span text:style-name="T48_79">a</text:span><text:span text:style-name="T48_80"><text:s/></text:span><text:span text:style-name="T48_81">slightly</text:span><text:span text:style-name="T48_82"><text:s/></text:span><text:span text:style-name="T48_83">different</text:span><text:span text:style-name="T48_84"><text:s/></text:span><text:span text:style-name="T48_85">structure</text:span><text:span text:style-name="T48_86">;<text:s/></text:span><text:span text:style-name="T48_87">TV</text:span><text:span text:style-name="T48_88"><text:s/></text:span><text:span text:style-name="T48_89">shows</text:span><text:span text:style-name="T48_90"><text:s/></text:span><text:span text:style-name="T48_91">and</text:span><text:span text:style-name="T48_92"><text:s/></text:span><text:span text:style-name="T48_93">music</text:span><text:span text:style-name="T48_94"><text:s/></text:span><text:span text:style-name="T48_95">have</text:span><text:span text:style-name="T48_96"><text:s/></text:span><text:span text:style-name="T48_97">a</text:span><text:span text:style-name="T48_98"><text:s/></text:span><text:span text:style-name="T48_99">grandparent</text:span><text:span text:style-name="T48_100">/</text:span><text:span text:style-name="T48_101">parent</text:span><text:span text:style-name="T48_102">/</text:span><text:span text:style-name="T48_103">child</text:span><text:span text:style-name="T48_104"><text:s/></text:span><text:span text:style-name="T48_105">structure</text:span><text:span text:style-name="T48_106"><text:s/>(</text:span><text:span text:style-name="T48_107">show</text:span><text:span text:style-name="T48_108"><text:s/>⇢<text:s/></text:span><text:span text:style-name="T48_109">season</text:span><text:span text:style-name="T48_110"><text:s/>⇢<text:s/></text:span><text:span text:style-name="T48_111">episode</text:span><text:span text:style-name="T48_112"><text:s/></text:span><text:span text:style-name="T48_113">for</text:span><text:span text:style-name="T48_114"><text:s/></text:span><text:span text:style-name="T48_115">TV</text:span><text:span text:style-name="T48_116"><text:s/></text:span><text:span text:style-name="T48_117">shows</text:span><text:span text:style-name="T48_118"><text:s/></text:span><text:span text:style-name="T48_119">and</text:span><text:span text:style-name="T48_120"><text:s/></text:span><text:span text:style-name="T48_121">artist</text:span><text:span text:style-name="T48_122"><text:s/>⇢<text:s/></text:span><text:span text:style-name="T48_123">album</text:span><text:span text:style-name="T48_124"><text:s/>⇢<text:s/></text:span><text:span text:style-name="T48_125">track</text:span><text:span text:style-name="T48_126">)<text:s/></text:span><text:span text:style-name="T48_127">for</text:span><text:span text:style-name="T48_128"><text:s/></text:span><text:span text:style-name="T48_129">music</text:span><text:span text:style-name="T48_130">.</text:span></text:p>
      <text:p text:style-name="P49"/>
      <text:p text:style-name="P50"><text:span text:style-name="T50_1">The</text:span><text:span text:style-name="T50_2"><text:s/></text:span><text:span text:style-name="T50_3">root</text:span><text:span text:style-name="T50_4"><text:s/></text:span><text:span text:style-name="T50_5">of</text:span><text:span text:style-name="T50_6"><text:s/></text:span><text:span text:style-name="T50_7">the</text:span><text:span text:style-name="T50_8"><text:s/></text:span><text:span text:style-name="T50_9">library</text:span><text:span text:style-name="T50_10"><text:s/></text:span><text:span text:style-name="T50_11">is</text:span><text:span text:style-name="T50_12">,<text:s/></text:span><text:span text:style-name="T50_13">not</text:span><text:span text:style-name="T50_14"><text:s/></text:span><text:span text:style-name="T50_15">surprisingly</text:span><text:span text:style-name="T50_16">,<text:s/>“/</text:span><text:span text:style-name="T50_17">library</text:span><text:span text:style-name="T50_18">”,<text:s/></text:span><text:span text:style-name="T50_19">which</text:span><text:span text:style-name="T50_20"><text:s/></text:span><text:span text:style-name="T50_21">lists</text:span><text:span text:style-name="T50_22"><text:s/></text:span><text:span text:style-name="T50_23">the</text:span><text:span text:style-name="T50_24"><text:s/></text:span><text:span text:style-name="T50_25">sections</text:span><text:span text:style-name="T50_26">.<text:s/></text:span><text:span text:style-name="T50_27">We</text:span><text:span text:style-name="T50_28">’</text:span><text:span text:style-name="T50_29">re</text:span><text:span text:style-name="T50_30"><text:s/></text:span><text:span text:style-name="T50_31">starting</text:span><text:span text:style-name="T50_32"><text:s/></text:span><text:span text:style-name="T50_33">to</text:span><text:span text:style-name="T50_34"><text:s/></text:span><text:span text:style-name="T50_35">see</text:span><text:span text:style-name="T50_36"><text:s/></text:span><text:span text:style-name="T50_37">some</text:span><text:span text:style-name="T50_38"><text:s/></text:span><text:span text:style-name="T50_39">common</text:span><text:span text:style-name="T50_40"><text:s/></text:span><text:span text:style-name="T50_41">attributes</text:span><text:span text:style-name="T50_42"><text:s/></text:span><text:span text:style-name="T50_43">here</text:span><text:span text:style-name="T50_44">,<text:s/></text:span><text:span text:style-name="T50_45">including</text:span><text:span text:style-name="T50_46"><text:s/></text:span><text:span text:style-name="T50_47">title</text:span><text:span text:style-name="T50_48"><text:s/></text:span><text:span text:style-name="T50_49">and</text:span><text:span text:style-name="T50_50"><text:s/></text:span><text:span text:style-name="T50_51">type</text:span><text:span text:style-name="T50_52"><text:s/>(</text:span><text:span text:style-name="T50_53">further</text:span><text:span text:style-name="T50_54"><text:s/></text:span><text:span text:style-name="T50_55">specifying</text:span><text:span text:style-name="T50_56"><text:s/></text:span><text:span text:style-name="T50_57">the</text:span><text:span text:style-name="T50_58"><text:s/></text:span><text:span text:style-name="T50_59">subtype</text:span><text:span text:style-name="T50_60"><text:s/></text:span><text:span text:style-name="T50_61">of</text:span><text:span text:style-name="T50_62"><text:s/></text:span><text:span text:style-name="T50_63">an</text:span><text:span text:style-name="T50_64"><text:s/></text:span><text:span text:style-name="T50_65">element</text:span><text:span text:style-name="T50_66">).</text:span></text:p>
      <text:p text:style-name="P51"/>
      <text:h text:style-name="P52" text:outline-level="10"><text:bookmark-start text:name="h.q4xpfolm9ign"/><text:bookmark-end text:name="h.q4xpfolm9ign"/><text:span text:style-name="T52_1">&lt;</text:span><text:span text:style-name="T52_2">MediaContainer</text:span><text:span text:style-name="T52_3"><text:s/></text:span><text:span text:style-name="T52_4">size</text:span><text:span text:style-name="T52_5">="9"<text:s/></text:span><text:span text:style-name="T52_6">allowSync</text:span><text:span text:style-name="T52_7">="0"<text:s/></text:span><text:span text:style-name="T52_8">identifier</text:span><text:span text:style-name="T52_9">="</text:span><text:span text:style-name="T52_10">com</text:span><text:span text:style-name="T52_11">.</text:span><text:span text:style-name="T52_12">plexapp</text:span><text:span text:style-name="T52_13">.</text:span><text:span text:style-name="T52_14">plugins</text:span><text:span text:style-name="T52_15">.</text:span><text:span text:style-name="T52_16">library</text:span><text:span text:style-name="T52_17">"<text:s/></text:span><text:span text:style-name="T52_18">mediaTagPrefix</text:span><text:span text:style-name="T52_19">="/</text:span><text:span text:style-name="T52_20">system</text:span><text:span text:style-name="T52_21">/</text:span><text:span text:style-name="T52_22">bundle</text:span><text:span text:style-name="T52_23">/</text:span><text:span text:style-name="T52_24">media</text:span><text:span text:style-name="T52_25">/</text:span><text:span text:style-name="T52_26">flags</text:span><text:span text:style-name="T52_27">/"<text:s/></text:span><text:span text:style-name="T52_28">mediaTagVersion</text:span><text:span text:style-name="T52_29">="1342927275"<text:s/></text:span><text:span text:style-name="T52_30">title</text:span><text:span text:style-name="T52_31">1="</text:span><text:span text:style-name="T52_32">Plex</text:span><text:span text:style-name="T52_33"><text:s/></text:span><text:span text:style-name="T52_34">Library</text:span><text:span text:style-name="T52_35">"&gt;</text:span></text:h>
      <text:h text:style-name="P53" text:outline-level="10"><text:span text:style-name="T53_1"><text:s text:c="2"/>&lt;</text:span><text:span text:style-name="T53_2">Directory</text:span><text:span text:style-name="T53_3"><text:s/></text:span><text:span text:style-name="T53_4">art</text:span><text:span text:style-name="T53_5">="/:/</text:span><text:span text:style-name="T53_6">resources</text:span><text:span text:style-name="T53_7">/</text:span><text:span text:style-name="T53_8">movie</text:span><text:span text:style-name="T53_9">-</text:span><text:span text:style-name="T53_10">fanart</text:span><text:span text:style-name="T53_11">.</text:span><text:span text:style-name="T53_12">jpg</text:span><text:span text:style-name="T53_13">"<text:s/></text:span><text:span text:style-name="T53_14">refreshing</text:span><text:span text:style-name="T53_15">="0"<text:s/></text:span><text:span text:style-name="T53_16">key</text:span><text:span text:style-name="T53_17">="660"<text:s/></text:span><text:span text:style-name="T53_18">type</text:span><text:span text:style-name="T53_19">="</text:span><text:span text:style-name="T53_20">movie</text:span><text:span text:style-name="T53_21">"<text:s/></text:span><text:span text:style-name="T53_22">title</text:span><text:span text:style-name="T53_23">="</text:span><text:span text:style-name="T53_24">Documentaries</text:span><text:span text:style-name="T53_25">"<text:s/></text:span><text:span text:style-name="T53_26">agent</text:span><text:span text:style-name="T53_27">="</text:span><text:span text:style-name="T53_28">com</text:span><text:span text:style-name="T53_29">.</text:span><text:span text:style-name="T53_30">plexapp</text:span><text:span text:style-name="T53_31">.</text:span><text:span text:style-name="T53_32">agents</text:span><text:span text:style-name="T53_33">.</text:span><text:span text:style-name="T53_34">imdb</text:span><text:span text:style-name="T53_35">"<text:s/></text:span><text:span text:style-name="T53_36">scanner</text:span><text:span text:style-name="T53_37">="</text:span><text:span text:style-name="T53_38">Plex</text:span><text:span text:style-name="T53_39"><text:s/></text:span><text:span text:style-name="T53_40">Movie</text:span><text:span text:style-name="T53_41"><text:s/></text:span><text:span text:style-name="T53_42">Scanner</text:span><text:span text:style-name="T53_43">"<text:s/></text:span><text:span text:style-name="T53_44">language</text:span><text:span text:style-name="T53_45">="</text:span><text:span text:style-name="T53_46">en</text:span><text:span text:style-name="T53_47">"<text:s/></text:span><text:span text:style-name="T53_48">uuid</text:span><text:span text:style-name="T53_49">="</text:span><text:span text:style-name="T53_50">c</text:span><text:span text:style-name="T53_51">75</text:span><text:span text:style-name="T53_52">ed</text:span><text:span text:style-name="T53_53">6</text:span><text:span text:style-name="T53_54">d</text:span><text:span text:style-name="T53_55">4663</text:span><text:span text:style-name="T53_56">b</text:span><text:span text:style-name="T53_57">478</text:span><text:span text:style-name="T53_58">d</text:span><text:span text:style-name="T53_59">22815</text:span><text:span text:style-name="T53_60">a</text:span><text:span text:style-name="T53_61">28</text:span><text:span text:style-name="T53_62">be</text:span><text:span text:style-name="T53_63">7</text:span><text:span text:style-name="T53_64">f</text:span><text:span text:style-name="T53_65">1</text:span><text:span text:style-name="T53_66">cbd</text:span><text:span text:style-name="T53_67">2009</text:span><text:span text:style-name="T53_68">adbc</text:span><text:span text:style-name="T53_69">"<text:s/></text:span><text:span text:style-name="T53_70">updatedAt</text:span><text:span text:style-name="T53_71">="1348907427"<text:s/></text:span><text:span text:style-name="T53_72">createdAt</text:span><text:span text:style-name="T53_73">="1300660202"&gt;</text:span></text:h>
      <text:h text:style-name="P54" text:outline-level="10"><text:span text:style-name="T54_1"><text:s text:c="4"/>&lt;</text:span><text:span text:style-name="T54_2">Location</text:span><text:span text:style-name="T54_3"><text:s/></text:span><text:span text:style-name="T54_4">path</text:span><text:span text:style-name="T54_5">="/</text:span><text:span text:style-name="T54_6">Volumes</text:span><text:span text:style-name="T54_7">/</text:span><text:span text:style-name="T54_8">Drobo</text:span><text:span text:style-name="T54_9">/</text:span><text:span text:style-name="T54_10">Documentaries</text:span><text:span text:style-name="T54_11">/</text:span><text:span text:style-name="T54_12">Movies</text:span><text:span text:style-name="T54_13">"<text:s/>/&gt;</text:span></text:h>
      <text:h text:style-name="P55" text:outline-level="10"><text:span text:style-name="T55_1"><text:s text:c="2"/>&lt;/</text:span><text:span text:style-name="T55_2">Directory</text:span><text:span text:style-name="T55_3">&gt;</text:span></text:h>
      <text:h text:style-name="P56" text:outline-level="10"><text:span text:style-name="T56_1"><text:s text:c="2"/>&lt;</text:span><text:span text:style-name="T56_2">Directory</text:span><text:span text:style-name="T56_3"><text:s/></text:span><text:span text:style-name="T56_4">art</text:span><text:span text:style-name="T56_5">="/:/</text:span><text:span text:style-name="T56_6">resources</text:span><text:span text:style-name="T56_7">/</text:span><text:span text:style-name="T56_8">movie</text:span><text:span text:style-name="T56_9">-</text:span><text:span text:style-name="T56_10">fanart</text:span><text:span text:style-name="T56_11">.</text:span><text:span text:style-name="T56_12">jpg</text:span><text:span text:style-name="T56_13">"<text:s/></text:span><text:span text:style-name="T56_14">refreshing</text:span><text:span text:style-name="T56_15">="0"<text:s/></text:span><text:span text:style-name="T56_16">key</text:span><text:span text:style-name="T56_17">="1"<text:s/></text:span><text:span text:style-name="T56_18">type</text:span><text:span text:style-name="T56_19">="</text:span><text:span text:style-name="T56_20">movie</text:span><text:span text:style-name="T56_21">"<text:s/></text:span><text:span text:style-name="T56_22">title</text:span><text:span text:style-name="T56_23">="</text:span><text:span text:style-name="T56_24">Movies</text:span><text:span text:style-name="T56_25">"<text:s/></text:span><text:span text:style-name="T56_26">agent</text:span><text:span text:style-name="T56_27">="</text:span><text:span text:style-name="T56_28">com</text:span><text:span text:style-name="T56_29">.</text:span><text:span text:style-name="T56_30">plexapp</text:span><text:span text:style-name="T56_31">.</text:span><text:span text:style-name="T56_32">agents</text:span><text:span text:style-name="T56_33">.</text:span><text:span text:style-name="T56_34">imdb</text:span><text:span text:style-name="T56_35">"<text:s/></text:span><text:span text:style-name="T56_36">scanner</text:span><text:span text:style-name="T56_37">="</text:span><text:span text:style-name="T56_38">Plex</text:span><text:span text:style-name="T56_39"><text:s/></text:span><text:span text:style-name="T56_40">Movie</text:span><text:span text:style-name="T56_41"><text:s/></text:span><text:span text:style-name="T56_42">Scanner</text:span><text:span text:style-name="T56_43">"<text:s/></text:span><text:span text:style-name="T56_44">language</text:span><text:span text:style-name="T56_45">="</text:span><text:span text:style-name="T56_46">en</text:span><text:span text:style-name="T56_47">"<text:s/></text:span><text:span text:style-name="T56_48">uuid</text:span><text:span text:style-name="T56_49">="6</text:span><text:span text:style-name="T56_50">feb</text:span><text:span text:style-name="T56_51">25</text:span><text:span text:style-name="T56_52">d</text:span><text:span text:style-name="T56_53">9</text:span><text:span text:style-name="T56_54">ccd</text:span><text:span text:style-name="T56_55">5</text:span><text:span text:style-name="T56_56">eb</text:span><text:span text:style-name="T56_57">0</text:span><text:span text:style-name="T56_58">cb</text:span><text:span text:style-name="T56_59">126</text:span><text:span text:style-name="T56_60">b</text:span><text:span text:style-name="T56_61">3</text:span><text:span text:style-name="T56_62">c</text:span><text:span text:style-name="T56_63">50725</text:span><text:span text:style-name="T56_64">c</text:span><text:span text:style-name="T56_65">8533</text:span><text:span text:style-name="T56_66">e</text:span><text:span text:style-name="T56_67">85561</text:span><text:span text:style-name="T56_68">d</text:span><text:span text:style-name="T56_69">"<text:s/></text:span><text:span text:style-name="T56_70">updatedAt</text:span><text:span text:style-name="T56_71">="1348907452"<text:s/></text:span><text:span text:style-name="T56_72">createdAt</text:span><text:span text:style-name="T56_73">="1272532302"&gt;</text:span></text:h>
      <text:h text:style-name="P57" text:outline-level="10"><text:span text:style-name="T57_1"><text:s text:c="4"/>&lt;</text:span><text:span text:style-name="T57_2">Location</text:span><text:span text:style-name="T57_3"><text:s/></text:span><text:span text:style-name="T57_4">path</text:span><text:span text:style-name="T57_5">="/</text:span><text:span text:style-name="T57_6">Volumes</text:span><text:span text:style-name="T57_7">/</text:span><text:span text:style-name="T57_8">Drobo</text:span><text:span text:style-name="T57_9">/</text:span><text:span text:style-name="T57_10">Movies</text:span><text:span text:style-name="T57_11">"<text:s/>/&gt;</text:span></text:h>
      <text:h text:style-name="P58" text:outline-level="10"><text:span text:style-name="T58_1"><text:s text:c="2"/>&lt;/</text:span><text:span text:style-name="T58_2">Directory</text:span><text:span text:style-name="T58_3">&gt;</text:span></text:h>
      <text:h text:style-name="P59" text:outline-level="10"><text:span text:style-name="T59_1">&lt;/</text:span><text:span text:style-name="T59_2">MediaContainer</text:span><text:span text:style-name="T59_3">&gt;</text:span></text:h>
      <text:p text:style-name="P60"/>
      <text:p text:style-name="P61"><text:span text:style-name="T61_1">From</text:span><text:span text:style-name="T61_2"><text:s/></text:span><text:span text:style-name="T61_3">here</text:span><text:span text:style-name="T61_4">,<text:s/></text:span><text:span text:style-name="T61_5">we</text:span><text:span text:style-name="T61_6"><text:s/></text:span><text:span text:style-name="T61_7">just</text:span><text:span text:style-name="T61_8"><text:s/></text:span><text:span text:style-name="T61_9">use</text:span><text:span text:style-name="T61_10"><text:s/></text:span><text:span text:style-name="T61_11">the</text:span><text:span text:style-name="T61_12"><text:s/></text:span><text:span text:style-name="T61_13">regular</text:span><text:span text:style-name="T61_14"><text:s/></text:span><text:span text:style-name="T61_15">key</text:span><text:span text:style-name="T61_16">-</text:span><text:span text:style-name="T61_17">construction</text:span><text:span text:style-name="T61_18"><text:s/></text:span><text:span text:style-name="T61_19">rules</text:span><text:span text:style-name="T61_20"><text:s/></text:span><text:span text:style-name="T61_21">to</text:span><text:span text:style-name="T61_22"><text:s/></text:span><text:span text:style-name="T61_23">build</text:span><text:span text:style-name="T61_24"><text:s/></text:span><text:span text:style-name="T61_25">the</text:span><text:span text:style-name="T61_26"><text:s/></text:span><text:span text:style-name="T61_27">path</text:span><text:span text:style-name="T61_28"><text:s/></text:span><text:span text:style-name="T61_29">into</text:span><text:span text:style-name="T61_30"><text:s/>“/</text:span><text:span text:style-name="T61_31">library</text:span><text:span text:style-name="T61_32">/</text:span><text:span text:style-name="T61_33">sections</text:span><text:span text:style-name="T61_34">/660”,<text:s/></text:span><text:span text:style-name="T61_35">and</text:span><text:span text:style-name="T61_36"><text:s/></text:span><text:span text:style-name="T61_37">we</text:span><text:span text:style-name="T61_38"><text:s/></text:span><text:span text:style-name="T61_39">can</text:span><text:span text:style-name="T61_40"><text:s/></text:span><text:span text:style-name="T61_41">keep</text:span><text:span text:style-name="T61_42"><text:s/></text:span><text:span text:style-name="T61_43">going</text:span><text:span text:style-name="T61_44"><text:s/></text:span><text:span text:style-name="T61_45">all</text:span><text:span text:style-name="T61_46"><text:s/></text:span><text:span text:style-name="T61_47">the</text:span><text:span text:style-name="T61_48"><text:s/></text:span><text:span text:style-name="T61_49">way</text:span><text:span text:style-name="T61_50"><text:s/></text:span><text:span text:style-name="T61_51">through</text:span><text:span text:style-name="T61_52"><text:s/></text:span><text:span text:style-name="T61_53">the</text:span><text:span text:style-name="T61_54"><text:s/></text:span><text:span text:style-name="T61_55">library</text:span><text:span text:style-name="T61_56">.<text:s text:c="2"/></text:span></text:p>
      <text:p text:style-name="P62"/>
      <text:p text:style-name="P63"><text:span text:style-name="T63_1">One</text:span><text:span text:style-name="T63_2"><text:s/></text:span><text:span text:style-name="T63_3">thing</text:span><text:span text:style-name="T63_4"><text:s/></text:span><text:span text:style-name="T63_5">to</text:span><text:span text:style-name="T63_6"><text:s/></text:span><text:span text:style-name="T63_7">note</text:span><text:span text:style-name="T63_8">:<text:s/></text:span><text:span text:style-name="T63_9">When</text:span><text:span text:style-name="T63_10"><text:s/></text:span><text:span text:style-name="T63_11">you</text:span><text:span text:style-name="T63_12"><text:s/></text:span><text:span text:style-name="T63_13">get</text:span><text:span text:style-name="T63_14"><text:s/></text:span><text:span text:style-name="T63_15">to</text:span><text:span text:style-name="T63_16"><text:s/></text:span><text:span text:style-name="T63_17">a</text:span><text:span text:style-name="T63_18"><text:s/>“</text:span><text:span text:style-name="T63_19">leaf</text:span><text:span text:style-name="T63_20">”<text:s/></text:span><text:span text:style-name="T63_21">element</text:span><text:span text:style-name="T63_22"><text:s/>(</text:span><text:span text:style-name="T63_23">e</text:span><text:span text:style-name="T63_24">.</text:span><text:span text:style-name="T63_25">g</text:span><text:span text:style-name="T63_26">.<text:s/></text:span><text:span text:style-name="T63_27">a</text:span><text:span text:style-name="T63_28"><text:s/></text:span><text:span text:style-name="T63_29">movie</text:span><text:span text:style-name="T63_30">,<text:s/></text:span><text:span text:style-name="T63_31">or</text:span><text:span text:style-name="T63_32"><text:s/></text:span><text:span text:style-name="T63_33">an</text:span><text:span text:style-name="T63_34"><text:s/></text:span><text:span text:style-name="T63_35">episode</text:span><text:span text:style-name="T63_36">),<text:s/></text:span><text:span text:style-name="T63_37">the</text:span><text:span text:style-name="T63_38"><text:s/></text:span><text:span text:style-name="T63_39">key</text:span><text:span text:style-name="T63_40"><text:s/></text:span><text:span text:style-name="T63_41">for</text:span><text:span text:style-name="T63_42"><text:s/></text:span><text:span text:style-name="T63_43">that</text:span><text:span text:style-name="T63_44"><text:s/></text:span><text:span text:style-name="T63_45">element</text:span><text:span text:style-name="T63_46"><text:s/></text:span><text:span text:style-name="T63_47">leads</text:span><text:span text:style-name="T63_48"><text:s/></text:span><text:span text:style-name="T63_49">you</text:span><text:span text:style-name="T63_50"><text:s/></text:span><text:span text:style-name="T63_51">to</text:span><text:span text:style-name="T63_52"><text:s/></text:span><text:span text:style-name="T63_53">what</text:span><text:span text:style-name="T63_54"><text:s/></text:span><text:span text:style-name="T63_55">seems</text:span><text:span text:style-name="T63_56"><text:s/></text:span><text:span text:style-name="T63_57">to</text:span><text:span text:style-name="T63_58"><text:s/></text:span><text:span text:style-name="T63_59">be</text:span><text:span text:style-name="T63_60"><text:s/></text:span><text:span text:style-name="T63_61">a</text:span><text:span text:style-name="T63_62"><text:s/></text:span><text:span text:style-name="T63_63">media</text:span><text:span text:style-name="T63_64"><text:s/></text:span><text:span text:style-name="T63_65">container</text:span><text:span text:style-name="T63_66"><text:s/></text:span><text:span text:style-name="T63_67">with</text:span><text:span text:style-name="T63_68"><text:s/></text:span><text:span text:style-name="T63_69">only</text:span><text:span text:style-name="T63_70"><text:s/></text:span><text:span text:style-name="T63_71">the</text:span><text:span text:style-name="T63_72"><text:s/></text:span><text:span text:style-name="T63_73">element</text:span><text:span text:style-name="T63_74"><text:s/></text:span><text:span text:style-name="T63_75">in</text:span><text:span text:style-name="T63_76"><text:s/></text:span><text:span text:style-name="T63_77">it</text:span><text:span text:style-name="T63_78">.<text:s/></text:span><text:span text:style-name="T63_79">This</text:span><text:span text:style-name="T63_80"><text:s/></text:span><text:span text:style-name="T63_81">is</text:span><text:span text:style-name="T63_82"><text:s/></text:span><text:span text:style-name="T63_83">the</text:span><text:span text:style-name="T63_84"><text:s/>“</text:span><text:span text:style-name="T63_85">details</text:span><text:span text:style-name="T63_86">”<text:s/></text:span><text:span text:style-name="T63_87">view</text:span><text:span text:style-name="T63_88">,<text:s/></text:span><text:span text:style-name="T63_89">which</text:span><text:span text:style-name="T63_90"><text:s/></text:span><text:span text:style-name="T63_91">includes</text:span><text:span text:style-name="T63_92"><text:s/></text:span><text:span text:style-name="T63_93">full</text:span><text:span text:style-name="T63_94"><text:s/></text:span><text:span text:style-name="T63_95">information</text:span><text:span text:style-name="T63_96"><text:s/>(</text:span><text:span text:style-name="T63_97">streams</text:span><text:span text:style-name="T63_98">,<text:s/></text:span><text:span text:style-name="T63_99">full</text:span><text:span text:style-name="T63_100"><text:s/></text:span><text:span text:style-name="T63_101">cast</text:span><text:span text:style-name="T63_102">,<text:s/></text:span><text:span text:style-name="T63_103">genres</text:span><text:span text:style-name="T63_104">,<text:s/></text:span><text:span text:style-name="T63_105">etc</text:span><text:span text:style-name="T63_106">.)<text:s/></text:span><text:span text:style-name="T63_107">which</text:span><text:span text:style-name="T63_108"><text:s/></text:span><text:span text:style-name="T63_109">is</text:span><text:span text:style-name="T63_110"><text:s/></text:span><text:span text:style-name="T63_111">not</text:span><text:span text:style-name="T63_112"><text:s/></text:span><text:span text:style-name="T63_113">present</text:span><text:span text:style-name="T63_114"><text:s/></text:span><text:span text:style-name="T63_115">in</text:span><text:span text:style-name="T63_116"><text:s/></text:span><text:span text:style-name="T63_117">lists</text:span><text:span text:style-name="T63_118"><text:s/></text:span><text:span text:style-name="T63_119">of</text:span><text:span text:style-name="T63_120"><text:s/></text:span><text:span text:style-name="T63_121">elements</text:span><text:span text:style-name="T63_122">.</text:span></text:p>
      <text:p text:style-name="P64"/>
      <text:p text:style-name="P65"><text:span text:style-name="T65_1">The</text:span><text:span text:style-name="T65_2"><text:s/></text:span><text:span text:style-name="T65_3">Plex</text:span><text:span text:style-name="T65_4"><text:s/></text:span><text:span text:style-name="T65_5">XML</text:span><text:span text:style-name="T65_6"><text:s/></text:span><text:span text:style-name="T65_7">is</text:span><text:span text:style-name="T65_8"><text:s/></text:span><text:span text:style-name="T65_9">full</text:span><text:span text:style-name="T65_10"><text:s/></text:span><text:span text:style-name="T65_11">of</text:span><text:span text:style-name="T65_12"><text:s/></text:span><text:span text:style-name="T65_13">rich</text:span><text:span text:style-name="T65_14"><text:s/></text:span><text:span text:style-name="T65_15">graphical</text:span><text:span text:style-name="T65_16"><text:s/>“</text:span><text:span text:style-name="T65_17">adornments</text:span><text:span text:style-name="T65_18">”<text:s/></text:span><text:span text:style-name="T65_19">for</text:span><text:span text:style-name="T65_20"><text:s/></text:span><text:span text:style-name="T65_21">media</text:span><text:span text:style-name="T65_22">.<text:s/></text:span><text:span text:style-name="T65_23">For</text:span><text:span text:style-name="T65_24"><text:s/></text:span><text:span text:style-name="T65_25">example</text:span><text:span text:style-name="T65_26">,<text:s/></text:span><text:span text:style-name="T65_27">thumb</text:span><text:span text:style-name="T65_28"><text:s/></text:span><text:span text:style-name="T65_29">points</text:span><text:span text:style-name="T65_30"><text:s/></text:span><text:span text:style-name="T65_31">to</text:span><text:span text:style-name="T65_32"><text:s/></text:span><text:span text:style-name="T65_33">a</text:span><text:span text:style-name="T65_34"><text:s/></text:span><text:span text:style-name="T65_35">poster</text:span><text:span text:style-name="T65_36"><text:s/></text:span><text:span text:style-name="T65_37">or</text:span><text:span text:style-name="T65_38"><text:s/></text:span><text:span text:style-name="T65_39">thumbnail</text:span><text:span text:style-name="T65_40"><text:s/></text:span><text:span text:style-name="T65_41">for</text:span><text:span text:style-name="T65_42"><text:s/></text:span><text:span text:style-name="T65_43">an</text:span><text:span text:style-name="T65_44"><text:s/></text:span><text:span text:style-name="T65_45">item</text:span><text:span text:style-name="T65_46">,<text:s/></text:span><text:span text:style-name="T65_47">art</text:span><text:span text:style-name="T65_48"><text:s/></text:span><text:span text:style-name="T65_49">points</text:span><text:span text:style-name="T65_50"><text:s/></text:span><text:span text:style-name="T65_51">to</text:span><text:span text:style-name="T65_52"><text:s/></text:span><text:span text:style-name="T65_53">background</text:span><text:span text:style-name="T65_54"><text:s/></text:span><text:span text:style-name="T65_55">art</text:span><text:span text:style-name="T65_56"><text:s/></text:span><text:span text:style-name="T65_57">for</text:span><text:span text:style-name="T65_58"><text:s/></text:span><text:span text:style-name="T65_59">an</text:span><text:span text:style-name="T65_60"><text:s/></text:span><text:span text:style-name="T65_61">item</text:span><text:span text:style-name="T65_62">,<text:s/></text:span><text:span text:style-name="T65_63">banner</text:span><text:span text:style-name="T65_64"><text:s/></text:span><text:span text:style-name="T65_65">points</text:span><text:span text:style-name="T65_66"><text:s/></text:span><text:span text:style-name="T65_67">to</text:span><text:span text:style-name="T65_68"><text:s/></text:span><text:span text:style-name="T65_69">banner</text:span><text:span text:style-name="T65_70"><text:s/></text:span><text:span text:style-name="T65_71">art</text:span><text:span text:style-name="T65_72">.<text:s/></text:span><text:span text:style-name="T65_73">The</text:span><text:span text:style-name="T65_74"><text:s/></text:span><text:span text:style-name="T65_75">theme</text:span><text:span text:style-name="T65_76"><text:s/></text:span><text:span text:style-name="T65_77">attribute</text:span><text:span text:style-name="T65_78"><text:s/></text:span><text:span text:style-name="T65_79">specifies</text:span><text:span text:style-name="T65_80"><text:s/></text:span><text:span text:style-name="T65_81">the</text:span><text:span text:style-name="T65_82"><text:s/></text:span><text:span text:style-name="T65_83">URL</text:span><text:span text:style-name="T65_84"><text:s/></text:span><text:span text:style-name="T65_85">for</text:span><text:span text:style-name="T65_86"><text:s/></text:span><text:span text:style-name="T65_87">theme</text:span><text:span text:style-name="T65_88"><text:s/></text:span><text:span text:style-name="T65_89">music</text:span><text:span text:style-name="T65_90"><text:s/></text:span><text:span text:style-name="T65_91">to</text:span><text:span text:style-name="T65_92"><text:s/></text:span><text:span text:style-name="T65_93">be</text:span><text:span text:style-name="T65_94"><text:s/></text:span><text:span text:style-name="T65_95">played</text:span><text:span text:style-name="T65_96"><text:s/></text:span><text:span text:style-name="T65_97">with</text:span><text:span text:style-name="T65_98"><text:s/></text:span><text:span text:style-name="T65_99">an</text:span><text:span text:style-name="T65_100"><text:s/></text:span><text:span text:style-name="T65_101">item</text:span><text:span text:style-name="T65_102"><text:s/>(</text:span><text:span text:style-name="T65_103">e</text:span><text:span text:style-name="T65_104">.</text:span><text:span text:style-name="T65_105">g</text:span><text:span text:style-name="T65_106">.<text:s/></text:span><text:span text:style-name="T65_107">a</text:span><text:span text:style-name="T65_108"><text:s/></text:span><text:span text:style-name="T65_109">TV</text:span><text:span text:style-name="T65_110"><text:s/></text:span><text:span text:style-name="T65_111">show</text:span><text:span text:style-name="T65_112">).<text:s/></text:span></text:p>
      <text:p text:style-name="P66"/>
      <text:p text:style-name="P67"><text:span text:style-name="T67_1">In</text:span><text:span text:style-name="T67_2"><text:s/></text:span><text:span text:style-name="T67_3">addition</text:span><text:span text:style-name="T67_4">,<text:s/></text:span><text:span text:style-name="T67_5">there</text:span><text:span text:style-name="T67_6"><text:s/></text:span><text:span text:style-name="T67_7">are</text:span><text:span text:style-name="T67_8"><text:s/></text:span><text:span text:style-name="T67_9">media</text:span><text:span text:style-name="T67_10"><text:s/>“</text:span><text:span text:style-name="T67_11">flags</text:span><text:span text:style-name="T67_12">”<text:s/></text:span><text:span text:style-name="T67_13">available</text:span><text:span text:style-name="T67_14"><text:s/></text:span><text:span text:style-name="T67_15">for</text:span><text:span text:style-name="T67_16"><text:s/></text:span><text:span text:style-name="T67_17">some</text:span><text:span text:style-name="T67_18"><text:s/></text:span><text:span text:style-name="T67_19">items</text:span><text:span text:style-name="T67_20">.<text:s/></text:span><text:span text:style-name="T67_21">The</text:span><text:span text:style-name="T67_22"><text:s/></text:span><text:span text:style-name="T67_23">media</text:span><text:span text:style-name="T67_24"><text:s/></text:span><text:span text:style-name="T67_25">container</text:span><text:span text:style-name="T67_26"><text:s/></text:span><text:span text:style-name="T67_27">has</text:span><text:span text:style-name="T67_28"><text:s/></text:span><text:span text:style-name="T67_29">two</text:span><text:span text:style-name="T67_30"><text:s/></text:span><text:span text:style-name="T67_31">attributes</text:span><text:span text:style-name="T67_32">:<text:s/></text:span><text:span text:style-name="T67_33">mediaTagPrefix</text:span><text:span text:style-name="T67_34"><text:s/></text:span><text:span text:style-name="T67_35">and</text:span><text:span text:style-name="T67_36"><text:s/></text:span><text:span text:style-name="T67_37">mediaTagVersion</text:span><text:span text:style-name="T67_38">.<text:s/></text:span><text:span text:style-name="T67_39">These</text:span><text:span text:style-name="T67_40"><text:s/></text:span><text:span text:style-name="T67_41">are</text:span><text:span text:style-name="T67_42"><text:s/></text:span><text:span text:style-name="T67_43">combined</text:span><text:span text:style-name="T67_44">,<text:s/></text:span><text:span text:style-name="T67_45">along</text:span><text:span text:style-name="T67_46"><text:s/></text:span><text:span text:style-name="T67_47">with</text:span><text:span text:style-name="T67_48"><text:s/></text:span><text:span text:style-name="T67_49">attributes</text:span><text:span text:style-name="T67_50"><text:s/></text:span><text:span text:style-name="T67_51">from</text:span><text:span text:style-name="T67_52"><text:s/></text:span><text:span text:style-name="T67_53">the</text:span><text:span text:style-name="T67_54"><text:s/></text:span><text:span text:style-name="T67_55">Media</text:span><text:span text:style-name="T67_56"><text:s/></text:span><text:span text:style-name="T67_57">element</text:span><text:span text:style-name="T67_58"><text:s/>(</text:span><text:span text:style-name="T67_59">aspectRatio</text:span><text:span text:style-name="T67_60">,<text:s/></text:span><text:span text:style-name="T67_61">audioChannels</text:span><text:span text:style-name="T67_62">,<text:s text:c="2"/></text:span><text:span text:style-name="T67_63">audioCodec</text:span><text:span text:style-name="T67_64">,<text:s/></text:span><text:span text:style-name="T67_65">videoCodec</text:span><text:span text:style-name="T67_66">,<text:s/></text:span><text:span text:style-name="T67_67">videoResolution</text:span><text:span text:style-name="T67_68">,<text:s/></text:span><text:span text:style-name="T67_69">container</text:span><text:span text:style-name="T67_70">,<text:s/></text:span><text:span text:style-name="T67_71">studio</text:span><text:span text:style-name="T67_72">,</text:span><text:span text:style-name="T67_73"><text:s/></text:span><text:span text:style-name="T67_74">and</text:span><text:span text:style-name="T67_75"><text:s/></text:span><text:span text:style-name="T67_76">videoFrameRate</text:span><text:span text:style-name="T67_77">)<text:s/></text:span><text:span text:style-name="T67_78">to</text:span><text:span text:style-name="T67_79"><text:s/></text:span><text:span text:style-name="T67_80">form</text:span><text:span text:style-name="T67_81"><text:s/></text:span><text:span text:style-name="T67_82">a</text:span><text:span text:style-name="T67_83"><text:s/></text:span><text:span text:style-name="T67_84">URL</text:span><text:span text:style-name="T67_85"><text:s/></text:span><text:span text:style-name="T67_86">like</text:span><text:span text:style-name="T67_87"><text:s/></text:span><text:span text:style-name="T67_88">this</text:span><text:span text:style-name="T67_89">:</text:span></text:p>
      <text:p text:style-name="P68"><text:span text:style-name="T68_1"><text:a xlink:type="simple" xlink:href="http://127.0.0.1:32400/system/bundle/media/flags/studio/Pixar%20Animation%20Studios?t=1342927275"><text:span text:style-name="T68_2">http</text:span></text:a></text:span><text:span text:style-name="T68_3"><text:a xlink:type="simple" xlink:href="http://127.0.0.1:32400/system/bundle/media/flags/studio/Pixar%20Animation%20Studios?t=1342927275"><text:span text:style-name="T68_4">://127.0.0.1:32400/</text:span></text:a></text:span><text:span text:style-name="T68_5"><text:a xlink:type="simple" xlink:href="http://127.0.0.1:32400/system/bundle/media/flags/studio/Pixar%20Animation%20Studios?t=1342927275"><text:span text:style-name="T68_6">system</text:span></text:a></text:span><text:span text:style-name="T68_7"><text:a xlink:type="simple" xlink:href="http://127.0.0.1:32400/system/bundle/media/flags/studio/Pixar%20Animation%20Studios?t=1342927275"><text:span text:style-name="T68_8">/</text:span></text:a></text:span><text:span text:style-name="T68_9"><text:a xlink:type="simple" xlink:href="http://127.0.0.1:32400/system/bundle/media/flags/studio/Pixar%20Animation%20Studios?t=1342927275"><text:span text:style-name="T68_10">bundle</text:span></text:a></text:span><text:span text:style-name="T68_11"><text:a xlink:type="simple" xlink:href="http://127.0.0.1:32400/system/bundle/media/flags/studio/Pixar%20Animation%20Studios?t=1342927275"><text:span text:style-name="T68_12">/</text:span></text:a></text:span><text:span text:style-name="T68_13"><text:a xlink:type="simple" xlink:href="http://127.0.0.1:32400/system/bundle/media/flags/studio/Pixar%20Animation%20Studios?t=1342927275"><text:span text:style-name="T68_14">media</text:span></text:a></text:span><text:span text:style-name="T68_15"><text:a xlink:type="simple" xlink:href="http://127.0.0.1:32400/system/bundle/media/flags/studio/Pixar%20Animation%20Studios?t=1342927275"><text:span text:style-name="T68_16">/</text:span></text:a></text:span><text:span text:style-name="T68_17"><text:a xlink:type="simple" xlink:href="http://127.0.0.1:32400/system/bundle/media/flags/studio/Pixar%20Animation%20Studios?t=1342927275"><text:span text:style-name="T68_18">flags</text:span></text:a></text:span><text:span text:style-name="T68_19"><text:a xlink:type="simple" xlink:href="http://127.0.0.1:32400/system/bundle/media/flags/studio/Pixar%20Animation%20Studios?t=1342927275"><text:span text:style-name="T68_20">/</text:span></text:a></text:span><text:span text:style-name="T68_21"><text:a xlink:type="simple" xlink:href="http://127.0.0.1:32400/system/bundle/media/flags/studio/Pixar%20Animation%20Studios?t=1342927275"><text:span text:style-name="T68_22">studio</text:span></text:a></text:span><text:span text:style-name="T68_23"><text:a xlink:type="simple" xlink:href="http://127.0.0.1:32400/system/bundle/media/flags/studio/Pixar%20Animation%20Studios?t=1342927275"><text:span text:style-name="T68_24">/</text:span></text:a></text:span><text:span text:style-name="T68_25"><text:a xlink:type="simple" xlink:href="http://127.0.0.1:32400/system/bundle/media/flags/studio/Pixar%20Animation%20Studios?t=1342927275"><text:span text:style-name="T68_26">Pixar</text:span></text:a></text:span><text:span text:style-name="T68_27"><text:a xlink:type="simple" xlink:href="http://127.0.0.1:32400/system/bundle/media/flags/studio/Pixar%20Animation%20Studios?t=1342927275"><text:span text:style-name="T68_28">%20</text:span></text:a></text:span><text:span text:style-name="T68_29"><text:a xlink:type="simple" xlink:href="http://127.0.0.1:32400/system/bundle/media/flags/studio/Pixar%20Animation%20Studios?t=1342927275"><text:span text:style-name="T68_30">Animation</text:span></text:a></text:span><text:span text:style-name="T68_31"><text:a xlink:type="simple" xlink:href="http://127.0.0.1:32400/system/bundle/media/flags/studio/Pixar%20Animation%20Studios?t=1342927275"><text:span text:style-name="T68_32">%20</text:span></text:a></text:span><text:span text:style-name="T68_33"><text:a xlink:type="simple" xlink:href="http://127.0.0.1:32400/system/bundle/media/flags/studio/Pixar%20Animation%20Studios?t=1342927275"><text:span text:style-name="T68_34">Studios</text:span></text:a></text:span><text:span text:style-name="T68_35"><text:a xlink:type="simple" xlink:href="http://127.0.0.1:32400/system/bundle/media/flags/studio/Pixar%20Animation%20Studios?t=1342927275"><text:span text:style-name="T68_36">?</text:span></text:a></text:span><text:span text:style-name="T68_37"><text:a xlink:type="simple" xlink:href="http://127.0.0.1:32400/system/bundle/media/flags/studio/Pixar%20Animation%20Studios?t=1342927275"><text:span text:style-name="T68_38">t</text:span></text:a></text:span><text:span text:style-name="T68_39"><text:a xlink:type="simple" xlink:href="http://127.0.0.1:32400/system/bundle/media/flags/studio/Pixar%20Animation%20Studios?t=1342927275"><text:span text:style-name="T68_40">=1342927275</text:span></text:a></text:span></text:p>
      <text:p text:style-name="P69"/>
      <text:p text:style-name="P70"><text:span text:style-name="T70_1">The</text:span><text:span text:style-name="T70_2"><text:s/></text:span><text:span text:style-name="T70_3">uniform</text:span><text:span text:style-name="T70_4"><text:s/></text:span><text:span text:style-name="T70_5">structure</text:span><text:span text:style-name="T70_6"><text:s/></text:span><text:span text:style-name="T70_7">of</text:span><text:span text:style-name="T70_8"><text:s/></text:span><text:span text:style-name="T70_9">the</text:span><text:span text:style-name="T70_10"><text:s/></text:span><text:span text:style-name="T70_11">data</text:span><text:span text:style-name="T70_12"><text:s/></text:span><text:span text:style-name="T70_13">across</text:span><text:span text:style-name="T70_14"><text:s/></text:span><text:span text:style-name="T70_15">different</text:span><text:span text:style-name="T70_16"><text:s/></text:span><text:span text:style-name="T70_17">types</text:span><text:span text:style-name="T70_18"><text:s/></text:span><text:span text:style-name="T70_19">of</text:span><text:span text:style-name="T70_20"><text:s/></text:span><text:span text:style-name="T70_21">media</text:span><text:span text:style-name="T70_22">,<text:s/></text:span><text:span text:style-name="T70_23">and</text:span><text:span text:style-name="T70_24"><text:s/></text:span><text:span text:style-name="T70_25">the</text:span><text:span text:style-name="T70_26"><text:s/></text:span><text:span text:style-name="T70_27">richness</text:span><text:span text:style-name="T70_28"><text:s/>(</text:span><text:span text:style-name="T70_29">tags</text:span><text:span text:style-name="T70_30">!<text:s/></text:span><text:span text:style-name="T70_31">banners</text:span><text:span text:style-name="T70_32">!<text:s/></text:span><text:span text:style-name="T70_33">genres</text:span><text:span text:style-name="T70_34">!<text:s/></text:span><text:span text:style-name="T70_35">background</text:span><text:span text:style-name="T70_36"><text:s/></text:span><text:span text:style-name="T70_37">art</text:span><text:span text:style-name="T70_38">!)<text:s/></text:span><text:span text:style-name="T70_39">are</text:span><text:span text:style-name="T70_40"><text:s/></text:span><text:span text:style-name="T70_41">two</text:span><text:span text:style-name="T70_42"><text:s/></text:span><text:span text:style-name="T70_43">of</text:span><text:span text:style-name="T70_44"><text:s/></text:span><text:span text:style-name="T70_45">the</text:span><text:span text:style-name="T70_46"><text:s/></text:span><text:span text:style-name="T70_47">more</text:span><text:span text:style-name="T70_48"><text:s/></text:span><text:span text:style-name="T70_49">powerful</text:span><text:span text:style-name="T70_50"><text:s/></text:span><text:span text:style-name="T70_51">and</text:span><text:span text:style-name="T70_52"><text:s/></text:span><text:span text:style-name="T70_53">far</text:span><text:span text:style-name="T70_54">-</text:span><text:span text:style-name="T70_55">reaching</text:span><text:span text:style-name="T70_56"><text:s/></text:span><text:span text:style-name="T70_57">design</text:span><text:span text:style-name="T70_58"><text:s/></text:span><text:span text:style-name="T70_59">choices</text:span><text:span text:style-name="T70_60"><text:s/></text:span></text:p>
      <text:p text:style-name="P71"><text:span text:style-name="T71_1">we</text:span><text:span text:style-name="T71_2">’</text:span><text:span text:style-name="T71_3">ve</text:span><text:span text:style-name="T71_4"><text:s/></text:span><text:span text:style-name="T71_5">made</text:span><text:span text:style-name="T71_6"><text:s/></text:span><text:span text:style-name="T71_7">in</text:span><text:span text:style-name="T71_8"><text:s/></text:span><text:span text:style-name="T71_9">the</text:span><text:span text:style-name="T71_10"><text:s/></text:span><text:span text:style-name="T71_11">Plex</text:span><text:span text:style-name="T71_12"><text:s/></text:span><text:span text:style-name="T71_13">API</text:span><text:span text:style-name="T71_14"><text:s/></text:span><text:span text:style-name="T71_15">and</text:span><text:span text:style-name="T71_16"><text:s/></text:span><text:span text:style-name="T71_17">underlying</text:span><text:span text:style-name="T71_18"><text:s/></text:span><text:span text:style-name="T71_19">library</text:span><text:span text:style-name="T71_20">.</text:span></text:p>
      <text:h text:style-name="P72" text:outline-level="10"><text:bookmark-start text:name="h.9epn6ja363k1"/><text:bookmark-end text:name="h.9epn6ja363k1"/><text:span text:style-name="T72_1">Global</text:span><text:span text:style-name="T72_2"><text:s/></text:span><text:span text:style-name="T72_3">Library</text:span><text:span text:style-name="T72_4"><text:s/></text:span><text:span text:style-name="T72_5">Operations</text:span></text:h>
      <text:p text:style-name="P73"><text:span text:style-name="T73_1">There</text:span><text:span text:style-name="T73_2"><text:s/></text:span><text:span text:style-name="T73_3">are</text:span><text:span text:style-name="T73_4"><text:s/></text:span><text:span text:style-name="T73_5">two</text:span><text:span text:style-name="T73_6"><text:s/></text:span><text:span text:style-name="T73_7">endpoints</text:span><text:span text:style-name="T73_8"><text:s/></text:span><text:span text:style-name="T73_9">which</text:span><text:span text:style-name="T73_10"><text:s/></text:span><text:span text:style-name="T73_11">aggregate</text:span><text:span text:style-name="T73_12"><text:s/></text:span><text:span text:style-name="T73_13">media</text:span><text:span text:style-name="T73_14"><text:s/></text:span><text:span text:style-name="T73_15">across</text:span><text:span text:style-name="T73_16"><text:s/></text:span><text:span text:style-name="T73_17">all</text:span><text:span text:style-name="T73_18"><text:s/></text:span><text:span text:style-name="T73_19">library</text:span><text:span text:style-name="T73_20"><text:s/></text:span><text:span text:style-name="T73_21">sections</text:span><text:span text:style-name="T73_22">.<text:s/></text:span><text:span text:style-name="T73_23">These</text:span><text:span text:style-name="T73_24"><text:s/></text:span><text:span text:style-name="T73_25">are</text:span><text:span text:style-name="T73_26"><text:s/></text:span><text:span text:style-name="T73_27">the</text:span><text:span text:style-name="T73_28"><text:s/></text:span><text:span text:style-name="T73_29">global</text:span><text:span text:style-name="T73_30"><text:s/></text:span><text:span text:style-name="T73_31">equivalents</text:span><text:span text:style-name="T73_32"><text:s/></text:span><text:span text:style-name="T73_33">to</text:span><text:span text:style-name="T73_34"><text:s/></text:span><text:span text:style-name="T73_35">the</text:span><text:span text:style-name="T73_36"><text:s/></text:span><text:span text:style-name="T73_37">per</text:span><text:span text:style-name="T73_38">-</text:span><text:span text:style-name="T73_39">section</text:span><text:span text:style-name="T73_40"><text:s/></text:span><text:span text:style-name="T73_41">endpoints</text:span><text:span text:style-name="T73_42">.</text:span></text:p>
      <text:p text:style-name="P74"/>
      <text:h text:style-name="P75" text:outline-level="10"><text:bookmark-start text:name="h.3b796d1u3e6s"/><text:bookmark-end text:name="h.3b796d1u3e6s"/><text:span text:style-name="T75_1">GET</text:span><text:span text:style-name="T75_2"><text:s/>/</text:span><text:span text:style-name="T75_3">library</text:span><text:span text:style-name="T75_4">/</text:span><text:span text:style-name="T75_5">onDeck</text:span></text:h>
      <text:h text:style-name="P76" text:outline-level="10"><text:bookmark-start text:name="h.8s2zo8olvq1x"/><text:bookmark-end text:name="h.8s2zo8olvq1x"/><text:span text:style-name="T76_1">GET</text:span><text:span text:style-name="T76_2"><text:s/>/</text:span><text:span text:style-name="T76_3">library</text:span><text:span text:style-name="T76_4">/</text:span><text:span text:style-name="T76_5">recentlyAdded</text:span><text:span text:style-name="T76_6">?[</text:span><text:span text:style-name="T76_7">unwatched</text:span><text:span text:style-name="T76_8">=1]</text:span></text:h>
      <text:h text:style-name="P77" text:outline-level="10"><text:bookmark-start text:name="h.a0vrolfxb0j"/><text:bookmark-end text:name="h.a0vrolfxb0j"/><text:span text:style-name="T77_1">Library</text:span><text:span text:style-name="T77_2"><text:s/></text:span><text:span text:style-name="T77_3">Management</text:span></text:h>
      <text:p text:style-name="P78"><text:span text:style-name="T78_1">Browsing</text:span><text:span text:style-name="T78_2"><text:s/></text:span><text:span text:style-name="T78_3">a</text:span><text:span text:style-name="T78_4"><text:s/></text:span><text:span text:style-name="T78_5">library</text:span><text:span text:style-name="T78_6"><text:s/></text:span><text:span text:style-name="T78_7">is</text:span><text:span text:style-name="T78_8"><text:s/></text:span><text:span text:style-name="T78_9">all</text:span><text:span text:style-name="T78_10"><text:s/></text:span><text:span text:style-name="T78_11">well</text:span><text:span text:style-name="T78_12"><text:s/></text:span><text:span text:style-name="T78_13">and</text:span><text:span text:style-name="T78_14"><text:s/></text:span><text:span text:style-name="T78_15">fine</text:span><text:span text:style-name="T78_16">,<text:s/></text:span><text:span text:style-name="T78_17">but</text:span><text:span text:style-name="T78_18"><text:s/></text:span><text:span text:style-name="T78_19">we</text:span><text:span text:style-name="T78_20"><text:s/></text:span><text:span text:style-name="T78_21">need</text:span><text:span text:style-name="T78_22"><text:s/></text:span><text:span text:style-name="T78_23">to</text:span><text:span text:style-name="T78_24"><text:s/></text:span><text:span text:style-name="T78_25">be</text:span><text:span text:style-name="T78_26"><text:s/></text:span><text:span text:style-name="T78_27">able</text:span><text:span text:style-name="T78_28"><text:s/></text:span><text:span text:style-name="T78_29">to</text:span><text:span text:style-name="T78_30"><text:s/></text:span><text:span text:style-name="T78_31">manage</text:span><text:span text:style-name="T78_32"><text:s/></text:span><text:span text:style-name="T78_33">it</text:span><text:span text:style-name="T78_34"><text:s/></text:span><text:span text:style-name="T78_35">too</text:span><text:span text:style-name="T78_36">.<text:s/></text:span><text:span text:style-name="T78_37">Let</text:span><text:span text:style-name="T78_38">’</text:span><text:span text:style-name="T78_39">s</text:span><text:span text:style-name="T78_40"><text:s/></text:span><text:span text:style-name="T78_41">take</text:span><text:span text:style-name="T78_42"><text:s/></text:span><text:span text:style-name="T78_43">a</text:span><text:span text:style-name="T78_44"><text:s/></text:span><text:span text:style-name="T78_45">tour</text:span><text:span text:style-name="T78_46"><text:s/></text:span><text:span text:style-name="T78_47">of</text:span><text:span text:style-name="T78_48"><text:s/></text:span><text:span text:style-name="T78_49">the</text:span><text:span text:style-name="T78_50"><text:s/></text:span><text:span text:style-name="T78_51">API</text:span><text:span text:style-name="T78_52"><text:s/></text:span><text:span text:style-name="T78_53">available</text:span><text:span text:style-name="T78_54"><text:s/></text:span><text:span text:style-name="T78_55">around</text:span><text:span text:style-name="T78_56"><text:s/></text:span><text:span text:style-name="T78_57">management</text:span><text:span text:style-name="T78_58">.</text:span></text:p>
      <text:p text:style-name="P79"/>
      <text:p text:style-name="P80"><text:span text:style-name="T80_1">We</text:span><text:span text:style-name="T80_2"><text:s/></text:span><text:span text:style-name="T80_3">can</text:span><text:span text:style-name="T80_4"><text:s/></text:span><text:span text:style-name="T80_5">create</text:span><text:span text:style-name="T80_6"><text:s/></text:span><text:span text:style-name="T80_7">a</text:span><text:span text:style-name="T80_8"><text:s/></text:span><text:span text:style-name="T80_9">section</text:span><text:span text:style-name="T80_10"><text:s/></text:span><text:span text:style-name="T80_11">with</text:span><text:span text:style-name="T80_12"><text:s/></text:span><text:span text:style-name="T80_13">a</text:span><text:span text:style-name="T80_14"><text:s/></text:span><text:span text:style-name="T80_15">single</text:span><text:span text:style-name="T80_16"><text:s/></text:span><text:span text:style-name="T80_17">request</text:span><text:span text:style-name="T80_18">.<text:s/></text:span><text:span text:style-name="T80_19">Sections</text:span><text:span text:style-name="T80_20"><text:s/></text:span><text:span text:style-name="T80_21">are</text:span><text:span text:style-name="T80_22"><text:s/></text:span><text:span text:style-name="T80_23">associated</text:span><text:span text:style-name="T80_24"><text:s/></text:span><text:span text:style-name="T80_25">with</text:span><text:span text:style-name="T80_26"><text:s/></text:span><text:span text:style-name="T80_27">a</text:span><text:span text:style-name="T80_28"><text:s/></text:span><text:span text:style-name="T80_29">primary</text:span><text:span text:style-name="T80_30"><text:s/></text:span><text:span text:style-name="T80_31">metadata</text:span><text:span text:style-name="T80_32"><text:s/></text:span><text:span text:style-name="T80_33">agent</text:span><text:span text:style-name="T80_34">,<text:s/></text:span><text:span text:style-name="T80_35">which</text:span><text:span text:style-name="T80_36"><text:s/></text:span><text:span text:style-name="T80_37">is</text:span><text:span text:style-name="T80_38"><text:s/></text:span><text:span text:style-name="T80_39">the</text:span><text:span text:style-name="T80_40"><text:s/></text:span><text:span text:style-name="T80_41">entity</text:span><text:span text:style-name="T80_42"><text:s/></text:span><text:span text:style-name="T80_43">responsible</text:span><text:span text:style-name="T80_44"><text:s/></text:span><text:span text:style-name="T80_45">for</text:span><text:span text:style-name="T80_46"><text:s/></text:span><text:span text:style-name="T80_47">imbuing</text:span><text:span text:style-name="T80_48"><text:s/></text:span><text:span text:style-name="T80_49">the</text:span><text:span text:style-name="T80_50"><text:s/></text:span><text:span text:style-name="T80_51">media</text:span><text:span text:style-name="T80_52"><text:s/></text:span><text:span text:style-name="T80_53">with</text:span><text:span text:style-name="T80_54"><text:s/></text:span><text:span text:style-name="T80_55">rich</text:span><text:span text:style-name="T80_56"><text:s/></text:span><text:span text:style-name="T80_57">metadata</text:span><text:span text:style-name="T80_58">,<text:s/></text:span><text:span text:style-name="T80_59">usually</text:span><text:span text:style-name="T80_60"><text:s/></text:span><text:span text:style-name="T80_61">from</text:span><text:span text:style-name="T80_62"><text:s/></text:span><text:span text:style-name="T80_63">an</text:span><text:span text:style-name="T80_64"><text:s/></text:span><text:span text:style-name="T80_65">online</text:span><text:span text:style-name="T80_66"><text:s/></text:span><text:span text:style-name="T80_67">source</text:span><text:span text:style-name="T80_68">.<text:s/></text:span><text:span text:style-name="T80_69">Want</text:span><text:span text:style-name="T80_70"><text:s/></text:span><text:span text:style-name="T80_71">to</text:span><text:span text:style-name="T80_72"><text:s/></text:span><text:span text:style-name="T80_73">know</text:span><text:span text:style-name="T80_74"><text:s/></text:span><text:span text:style-name="T80_75">which</text:span><text:span text:style-name="T80_76"><text:s/></text:span><text:span text:style-name="T80_77">agents</text:span><text:span text:style-name="T80_78"><text:s/></text:span><text:span text:style-name="T80_79">are</text:span><text:span text:style-name="T80_80"><text:s/></text:span><text:span text:style-name="T80_81">available</text:span><text:span text:style-name="T80_82">?<text:s/></text:span><text:span text:style-name="T80_83">Request</text:span><text:span text:style-name="T80_84"><text:s/>“/</text:span><text:span text:style-name="T80_85">system</text:span><text:span text:style-name="T80_86">/</text:span><text:span text:style-name="T80_87">agents</text:span><text:span text:style-name="T80_88">”.<text:s/></text:span><text:span text:style-name="T80_89">Scanners</text:span><text:span text:style-name="T80_90"><text:s/></text:span><text:span text:style-name="T80_91">are</text:span><text:span text:style-name="T80_92"><text:s/></text:span><text:span text:style-name="T80_93">responsible</text:span><text:span text:style-name="T80_94"><text:s/></text:span><text:span text:style-name="T80_95">for</text:span><text:span text:style-name="T80_96"><text:s/></text:span><text:span text:style-name="T80_97">looking</text:span><text:span text:style-name="T80_98"><text:s/></text:span><text:span text:style-name="T80_99">on</text:span><text:span text:style-name="T80_100"><text:s/></text:span><text:span text:style-name="T80_101">disk</text:span><text:span text:style-name="T80_102"><text:s/></text:span><text:span text:style-name="T80_103">for</text:span><text:span text:style-name="T80_104"><text:s/></text:span><text:span text:style-name="T80_105">media</text:span><text:span text:style-name="T80_106"><text:s/></text:span><text:span text:style-name="T80_107">and</text:span><text:span text:style-name="T80_108"><text:s/></text:span><text:span text:style-name="T80_109">pre</text:span><text:span text:style-name="T80_110">-</text:span><text:span text:style-name="T80_111">processing</text:span><text:span text:style-name="T80_112"><text:s/></text:span><text:span text:style-name="T80_113">them</text:span><text:span text:style-name="T80_114"><text:s/></text:span><text:span text:style-name="T80_115">before</text:span><text:span text:style-name="T80_116"><text:s/></text:span><text:span text:style-name="T80_117">injecting</text:span><text:span text:style-name="T80_118"><text:s/></text:span><text:span text:style-name="T80_119">into</text:span><text:span text:style-name="T80_120"><text:s/></text:span><text:span text:style-name="T80_121">the</text:span><text:span text:style-name="T80_122"><text:s/></text:span><text:span text:style-name="T80_123">library</text:span><text:span text:style-name="T80_124">.<text:s/></text:span><text:span text:style-name="T80_125">Want</text:span><text:span text:style-name="T80_126"><text:s/></text:span><text:span text:style-name="T80_127">to</text:span><text:span text:style-name="T80_128"><text:s/></text:span><text:span text:style-name="T80_129">know</text:span><text:span text:style-name="T80_130"><text:s/></text:span><text:span text:style-name="T80_131">which</text:span><text:span text:style-name="T80_132"><text:s/></text:span><text:span text:style-name="T80_133">scanners</text:span><text:span text:style-name="T80_134"><text:s/></text:span><text:span text:style-name="T80_135">are</text:span><text:span text:style-name="T80_136"><text:s/></text:span><text:span text:style-name="T80_137">available</text:span><text:span text:style-name="T80_138"><text:s/></text:span><text:span text:style-name="T80_139">for</text:span><text:span text:style-name="T80_140"><text:s/></text:span><text:span text:style-name="T80_141">movie</text:span><text:span text:style-name="T80_142"><text:s/></text:span><text:span text:style-name="T80_143">sections</text:span><text:span text:style-name="T80_144"><text:s/>(</text:span><text:span text:style-name="T80_145">movie</text:span><text:span text:style-name="T80_146"><text:s/></text:span><text:span text:style-name="T80_147">type</text:span><text:span text:style-name="T80_148"><text:s/>=<text:s/>1)?<text:s/></text:span><text:span text:style-name="T80_149">Request</text:span><text:span text:style-name="T80_150"><text:s/>“</text:span><text:span text:style-name="T80_151"><text:a xlink:type="simple" xlink:href="http://localhost:32400/system/scanners/1"><text:span text:style-name="T80_152">/</text:span></text:a></text:span><text:span text:style-name="T80_153"><text:a xlink:type="simple" xlink:href="http://localhost:32400/system/scanners/1"><text:span text:style-name="T80_154">system</text:span></text:a></text:span><text:span text:style-name="T80_155"><text:a xlink:type="simple" xlink:href="http://localhost:32400/system/scanners/1"><text:span text:style-name="T80_156">/</text:span></text:a></text:span><text:span text:style-name="T80_157"><text:a xlink:type="simple" xlink:href="http://localhost:32400/system/scanners/1"><text:span text:style-name="T80_158">scanners</text:span></text:a></text:span><text:span text:style-name="T80_159"><text:a xlink:type="simple" xlink:href="http://localhost:32400/system/scanners/1"><text:span text:style-name="T80_160">/1</text:span></text:a></text:span><text:span text:style-name="T80_161">”.</text:span></text:p>
      <text:p text:style-name="P81"/>
      <text:h text:style-name="P82" text:outline-level="10"><text:bookmark-start text:name="h.j57dp7tbjfk"/><text:bookmark-end text:name="h.j57dp7tbjfk"/><text:span text:style-name="T82_1">POST</text:span><text:span text:style-name="T82_2"><text:s/>/</text:span><text:span text:style-name="T82_3">library</text:span><text:span text:style-name="T82_4">/</text:span><text:span text:style-name="T82_5">sections</text:span><text:span text:style-name="T82_6">?</text:span><text:span text:style-name="T82_7">type</text:span><text:span text:style-name="T82_8">=</text:span><text:span text:style-name="T82_9">movie</text:span><text:span text:style-name="T82_10">&amp;</text:span><text:span text:style-name="T82_11">agent</text:span><text:span text:style-name="T82_12">=</text:span><text:span text:style-name="T82_13">com</text:span><text:span text:style-name="T82_14">.</text:span><text:span text:style-name="T82_15">plexapp</text:span><text:span text:style-name="T82_16">.</text:span><text:span text:style-name="T82_17">agents</text:span><text:span text:style-name="T82_18">.</text:span><text:span text:style-name="T82_19">imdb</text:span><text:span text:style-name="T82_20">&amp;</text:span><text:span text:style-name="T82_21">scanner</text:span><text:span text:style-name="T82_22">=</text:span><text:span text:style-name="T82_23">Plex</text:span><text:span text:style-name="T82_24">+</text:span><text:span text:style-name="T82_25">Movie</text:span><text:span text:style-name="T82_26">+</text:span><text:span text:style-name="T82_27">Scanner</text:span><text:span text:style-name="T82_28">&amp;</text:span><text:span text:style-name="T82_29">language</text:span><text:span text:style-name="T82_30">=</text:span><text:span text:style-name="T82_31">en</text:span><text:span text:style-name="T82_32">&amp;</text:span><text:span text:style-name="T82_33">location</text:span><text:span text:style-name="T82_34">=%2</text:span><text:span text:style-name="T82_35">Ftmp</text:span><text:span text:style-name="T82_36">%2</text:span><text:span text:style-name="T82_37">Felan</text:span><text:span text:style-name="T82_38">&amp;</text:span><text:span text:style-name="T82_39">name</text:span><text:span text:style-name="T82_40">=</text:span><text:span text:style-name="T82_41">Ze</text:span><text:span text:style-name="T82_42">+</text:span><text:span text:style-name="T82_43">Test</text:span></text:h>
      <text:p text:style-name="P83"/>
      <text:p text:style-name="P84"><text:span text:style-name="T84_1">Deleting</text:span><text:span text:style-name="T84_2"><text:s/></text:span><text:span text:style-name="T84_3">a</text:span><text:span text:style-name="T84_4"><text:s/></text:span><text:span text:style-name="T84_5">section</text:span><text:span text:style-name="T84_6"><text:s/></text:span><text:span text:style-name="T84_7">is</text:span><text:span text:style-name="T84_8"><text:s/></text:span><text:span text:style-name="T84_9">easy</text:span><text:span text:style-name="T84_10"><text:s/></text:span><text:span text:style-name="T84_11">as</text:span><text:span text:style-name="T84_12"><text:s/></text:span><text:span text:style-name="T84_13">well</text:span><text:span text:style-name="T84_14">,<text:s/></text:span><text:span text:style-name="T84_15">where</text:span><text:span text:style-name="T84_16"><text:s/></text:span><text:span text:style-name="T84_17">X</text:span><text:span text:style-name="T84_18"><text:s/></text:span><text:span text:style-name="T84_19">is</text:span><text:span text:style-name="T84_20"><text:s/></text:span><text:span text:style-name="T84_21">the</text:span><text:span text:style-name="T84_22"><text:s/></text:span><text:span text:style-name="T84_23">key</text:span><text:span text:style-name="T84_24"><text:s/></text:span><text:span text:style-name="T84_25">of</text:span><text:span text:style-name="T84_26"><text:s/></text:span><text:span text:style-name="T84_27">the</text:span><text:span text:style-name="T84_28"><text:s/></text:span><text:span text:style-name="T84_29">section</text:span><text:span text:style-name="T84_30">.<text:s/></text:span><text:span text:style-name="T84_31">Want</text:span><text:span text:style-name="T84_32"><text:s/></text:span><text:span text:style-name="T84_33">to</text:span><text:span text:style-name="T84_34"><text:s/></text:span><text:span text:style-name="T84_35">just</text:span><text:span text:style-name="T84_36"><text:s/></text:span><text:span text:style-name="T84_37">modify</text:span><text:span text:style-name="T84_38"><text:s/></text:span><text:span text:style-name="T84_39">a</text:span><text:span text:style-name="T84_40"><text:s/></text:span><text:span text:style-name="T84_41">section</text:span><text:span text:style-name="T84_42">?<text:s/></text:span><text:span text:style-name="T84_43">You</text:span><text:span text:style-name="T84_44"><text:s/></text:span><text:span text:style-name="T84_45">can</text:span><text:span text:style-name="T84_46"><text:s/></text:span><text:span text:style-name="T84_47">use</text:span><text:span text:style-name="T84_48"><text:s/></text:span><text:span text:style-name="T84_49">the</text:span><text:span text:style-name="T84_50"><text:s/></text:span><text:span text:style-name="T84_51">RESTful</text:span><text:span text:style-name="T84_52"><text:s/></text:span><text:span text:style-name="T84_53">PUT</text:span><text:span text:style-name="T84_54"><text:s/></text:span><text:span text:style-name="T84_55">verb</text:span><text:span text:style-name="T84_56"><text:s/></text:span><text:span text:style-name="T84_57">on</text:span><text:span text:style-name="T84_58"><text:s/></text:span><text:span text:style-name="T84_59">the</text:span><text:span text:style-name="T84_60"><text:s/></text:span><text:span text:style-name="T84_61">same</text:span><text:span text:style-name="T84_62"><text:s/></text:span><text:span text:style-name="T84_63">path</text:span><text:span text:style-name="T84_64">.</text:span></text:p>
      <text:p text:style-name="P85"/>
      <text:h text:style-name="P86" text:outline-level="10"><text:bookmark-start text:name="h.ljm4anu5ty01"/><text:bookmark-end text:name="h.ljm4anu5ty01"/><text:span text:style-name="T86_1">PUT</text:span><text:span text:style-name="T86_2"><text:s/>/</text:span><text:span text:style-name="T86_3">library</text:span><text:span text:style-name="T86_4">/</text:span><text:span text:style-name="T86_5">sections</text:span><text:span text:style-name="T86_6">/</text:span><text:span text:style-name="T86_7">X</text:span></text:h>
      <text:h text:style-name="P87" text:outline-level="10"><text:span text:style-name="T87_1">DELETE</text:span><text:span text:style-name="T87_2"><text:s/>/</text:span><text:span text:style-name="T87_3">library</text:span><text:span text:style-name="T87_4">/</text:span><text:span text:style-name="T87_5">sections</text:span><text:span text:style-name="T87_6">/</text:span><text:span text:style-name="T87_7">X</text:span></text:h>
      <text:p text:style-name="P88"/>
      <text:p text:style-name="P89"><text:span text:style-name="T89_1">You</text:span><text:span text:style-name="T89_2"><text:s/></text:span><text:span text:style-name="T89_3">can</text:span><text:span text:style-name="T89_4"><text:s/></text:span><text:span text:style-name="T89_5">refresh</text:span><text:span text:style-name="T89_6"><text:s/></text:span><text:span text:style-name="T89_7">all</text:span><text:span text:style-name="T89_8"><text:s/></text:span><text:span text:style-name="T89_9">sections</text:span><text:span text:style-name="T89_10">,<text:s/></text:span><text:span text:style-name="T89_11">or</text:span><text:span text:style-name="T89_12"><text:s/></text:span><text:span text:style-name="T89_13">just</text:span><text:span text:style-name="T89_14"><text:s/></text:span><text:span text:style-name="T89_15">a</text:span><text:span text:style-name="T89_16"><text:s/></text:span><text:span text:style-name="T89_17">single</text:span><text:span text:style-name="T89_18"><text:s/></text:span><text:span text:style-name="T89_19">section</text:span><text:span text:style-name="T89_20">.<text:s/></text:span><text:span text:style-name="T89_21">Refreshing</text:span><text:span text:style-name="T89_22"><text:s/></text:span><text:span text:style-name="T89_23">a</text:span><text:span text:style-name="T89_24"><text:s/></text:span><text:span text:style-name="T89_25">section</text:span><text:span text:style-name="T89_26"><text:s/></text:span><text:span text:style-name="T89_27">runs</text:span><text:span text:style-name="T89_28"><text:s/></text:span><text:span text:style-name="T89_29">the</text:span><text:span text:style-name="T89_30"><text:s/></text:span><text:span text:style-name="T89_31">scanners</text:span><text:span text:style-name="T89_32"><text:s/></text:span><text:span text:style-name="T89_33">to</text:span><text:span text:style-name="T89_34"><text:s/></text:span><text:span text:style-name="T89_35">see</text:span><text:span text:style-name="T89_36"><text:s/></text:span><text:span text:style-name="T89_37">what</text:span><text:span text:style-name="T89_38"><text:s/></text:span><text:span text:style-name="T89_39">has</text:span><text:span text:style-name="T89_40"><text:s/></text:span><text:span text:style-name="T89_41">changed</text:span><text:span text:style-name="T89_42"><text:s/></text:span><text:span text:style-name="T89_43">in</text:span><text:span text:style-name="T89_44"><text:s/></text:span><text:span text:style-name="T89_45">a</text:span><text:span text:style-name="T89_46"><text:s/></text:span><text:span text:style-name="T89_47">section</text:span><text:span text:style-name="T89_48">.<text:s/></text:span><text:span text:style-name="T89_49">You</text:span><text:span text:style-name="T89_50"><text:s/></text:span><text:span text:style-name="T89_51">can</text:span><text:span text:style-name="T89_52"><text:s/></text:span><text:span text:style-name="T89_53">pass</text:span><text:span text:style-name="T89_54"><text:s/></text:span><text:span text:style-name="T89_55">a</text:span><text:span text:style-name="T89_56"><text:s/></text:span><text:span text:style-name="T89_57">few</text:span><text:span text:style-name="T89_58"><text:s/></text:span><text:span text:style-name="T89_59">arguments</text:span><text:span text:style-name="T89_60"><text:s/></text:span><text:span text:style-name="T89_61">to</text:span><text:span text:style-name="T89_62"><text:s/></text:span><text:span text:style-name="T89_63">these</text:span><text:span text:style-name="T89_64"><text:s/></text:span><text:span text:style-name="T89_65">endpoints</text:span><text:span text:style-name="T89_66">:<text:s/></text:span><text:span text:style-name="T89_67">turbo</text:span><text:span text:style-name="T89_68"><text:s/></text:span><text:span text:style-name="T89_69">(0/1)<text:s/></text:span><text:span text:style-name="T89_70">specifies</text:span><text:span text:style-name="T89_71"><text:s/></text:span><text:span text:style-name="T89_72">whether</text:span><text:span text:style-name="T89_73"><text:s/></text:span><text:span text:style-name="T89_74">to</text:span><text:span text:style-name="T89_75"><text:s/></text:span><text:span text:style-name="T89_76">run</text:span><text:span text:style-name="T89_77"><text:s/></text:span><text:span text:style-name="T89_78">a</text:span><text:span text:style-name="T89_79"><text:s/></text:span><text:span text:style-name="T89_80">quick</text:span><text:span text:style-name="T89_81"><text:s/>“</text:span><text:span text:style-name="T89_82">turbo</text:span><text:span text:style-name="T89_83">”<text:s/></text:span><text:span text:style-name="T89_84">scan</text:span><text:span text:style-name="T89_85">,<text:s/></text:span><text:span text:style-name="T89_86">not</text:span><text:span text:style-name="T89_87"><text:s/></text:span><text:span text:style-name="T89_88">venturing</text:span><text:span text:style-name="T89_89"><text:s/></text:span><text:span text:style-name="T89_90">into</text:span><text:span text:style-name="T89_91"><text:s/></text:span><text:span text:style-name="T89_92">directories</text:span><text:span text:style-name="T89_93"><text:s/></text:span><text:span text:style-name="T89_94">that</text:span><text:span text:style-name="T89_95"><text:s/></text:span><text:span text:style-name="T89_96">it</text:span><text:span text:style-name="T89_97"><text:s/></text:span><text:span text:style-name="T89_98">appears</text:span><text:span text:style-name="T89_99"><text:s/></text:span><text:span text:style-name="T89_100">haven</text:span><text:span text:style-name="T89_101">’</text:span><text:span text:style-name="T89_102">t</text:span><text:span text:style-name="T89_103"><text:s/></text:span><text:span text:style-name="T89_104">changed</text:span><text:span text:style-name="T89_105">.<text:s/></text:span><text:span text:style-name="T89_106">This</text:span><text:span text:style-name="T89_107"><text:s/></text:span><text:span text:style-name="T89_108">generally</text:span><text:span text:style-name="T89_109"><text:s/></text:span><text:span text:style-name="T89_110">works</text:span><text:span text:style-name="T89_111"><text:s/></text:span><text:span text:style-name="T89_112">well</text:span><text:span text:style-name="T89_113">,<text:s/></text:span><text:span text:style-name="T89_114">but</text:span><text:span text:style-name="T89_115"><text:s/></text:span><text:span text:style-name="T89_116">you</text:span><text:span text:style-name="T89_117"><text:s/></text:span><text:span text:style-name="T89_118">can</text:span><text:span text:style-name="T89_119"><text:s/></text:span><text:span text:style-name="T89_120">run</text:span><text:span text:style-name="T89_121"><text:s/></text:span><text:span text:style-name="T89_122">into</text:span><text:span text:style-name="T89_123"><text:s/></text:span><text:span text:style-name="T89_124">trouble</text:span><text:span text:style-name="T89_125"><text:s/></text:span><text:span text:style-name="T89_126">with</text:span><text:span text:style-name="T89_127"><text:s/></text:span><text:span text:style-name="T89_128">some</text:span><text:span text:style-name="T89_129"><text:s/></text:span><text:span text:style-name="T89_130">NAS</text:span><text:span text:style-name="T89_131"><text:s/></text:span><text:span text:style-name="T89_132">drives</text:span><text:span text:style-name="T89_133"><text:s/></text:span><text:span text:style-name="T89_134">and</text:span><text:span text:style-name="T89_135"><text:s/></text:span><text:span text:style-name="T89_136">networked</text:span><text:span text:style-name="T89_137"><text:s/></text:span><text:span text:style-name="T89_138">filesystems</text:span><text:span text:style-name="T89_139"><text:s/></text:span><text:span text:style-name="T89_140">that</text:span><text:span text:style-name="T89_141"><text:s/></text:span><text:span text:style-name="T89_142">don</text:span><text:span text:style-name="T89_143">’</text:span><text:span text:style-name="T89_144">t</text:span><text:span text:style-name="T89_145"><text:s/></text:span><text:span text:style-name="T89_146">update</text:span><text:span text:style-name="T89_147"><text:s/></text:span><text:span text:style-name="T89_148">modification</text:span><text:span text:style-name="T89_149"><text:s/></text:span><text:span text:style-name="T89_150">times</text:span><text:span text:style-name="T89_151"><text:s/></text:span><text:span text:style-name="T89_152">appropriately</text:span><text:span text:style-name="T89_153">.<text:s/></text:span><text:span text:style-name="T89_154">The</text:span><text:span text:style-name="T89_155"><text:s/></text:span><text:span text:style-name="T89_156">deep</text:span><text:span text:style-name="T89_157"><text:s/></text:span><text:span text:style-name="T89_158">(0/1)<text:s/></text:span><text:span text:style-name="T89_159">parameter</text:span><text:span text:style-name="T89_160"><text:s/></text:span><text:span text:style-name="T89_161">forces</text:span><text:span text:style-name="T89_162"><text:s/></text:span><text:span text:style-name="T89_163">a</text:span><text:span text:style-name="T89_164"><text:s/></text:span><text:span text:style-name="T89_165">full</text:span><text:span text:style-name="T89_166"><text:s/></text:span><text:span text:style-name="T89_167">scan</text:span><text:span text:style-name="T89_168">,<text:s/></text:span><text:span text:style-name="T89_169">and</text:span><text:span text:style-name="T89_170"><text:s/></text:span><text:span text:style-name="T89_171">the</text:span><text:span text:style-name="T89_172"><text:s/></text:span><text:span text:style-name="T89_173">force</text:span><text:span text:style-name="T89_174"><text:s/></text:span><text:span text:style-name="T89_175">(0/1)<text:s/></text:span><text:span text:style-name="T89_176">forces</text:span><text:span text:style-name="T89_177"><text:s/></text:span><text:span text:style-name="T89_178">a</text:span><text:span text:style-name="T89_179"><text:s/></text:span><text:span text:style-name="T89_180">refresh</text:span><text:span text:style-name="T89_181"><text:s/></text:span><text:span text:style-name="T89_182">and</text:span><text:span text:style-name="T89_183"><text:s/></text:span><text:span text:style-name="T89_184">reload</text:span><text:span text:style-name="T89_185"><text:s/></text:span><text:span text:style-name="T89_186">of</text:span><text:span text:style-name="T89_187"><text:s/></text:span><text:span text:style-name="T89_188">all</text:span><text:span text:style-name="T89_189"><text:s/></text:span><text:span text:style-name="T89_190">metadata</text:span><text:span text:style-name="T89_191"><text:s/>(</text:span><text:span text:style-name="T89_192">which</text:span><text:span text:style-name="T89_193"><text:s/></text:span><text:span text:style-name="T89_194">involves</text:span><text:span text:style-name="T89_195"><text:s/></text:span><text:span text:style-name="T89_196">going</text:span><text:span text:style-name="T89_197"><text:s/></text:span><text:span text:style-name="T89_198">out</text:span><text:span text:style-name="T89_199"><text:s/></text:span><text:span text:style-name="T89_200">to</text:span><text:span text:style-name="T89_201"><text:s/></text:span><text:span text:style-name="T89_202">the</text:span><text:span text:style-name="T89_203"><text:s/></text:span><text:span text:style-name="T89_204">web</text:span><text:span text:style-name="T89_205"><text:s/></text:span><text:span text:style-name="T89_206">and</text:span><text:span text:style-name="T89_207"><text:s/></text:span><text:span text:style-name="T89_208">can</text:span><text:span text:style-name="T89_209"><text:s/></text:span><text:span text:style-name="T89_210">take</text:span><text:span text:style-name="T89_211"><text:s/></text:span><text:span text:style-name="T89_212">a</text:span><text:span text:style-name="T89_213"><text:s/></text:span><text:span text:style-name="T89_214">long</text:span><text:span text:style-name="T89_215"><text:s/></text:span><text:span text:style-name="T89_216">time</text:span><text:span text:style-name="T89_217">.</text:span></text:p>
      <text:p text:style-name="P90"/>
      <text:p text:style-name="P91"><text:span text:style-name="T91_1">Finally</text:span><text:span text:style-name="T91_2">,<text:s/></text:span><text:span text:style-name="T91_3">you</text:span><text:span text:style-name="T91_4"><text:s/></text:span><text:span text:style-name="T91_5">can</text:span><text:span text:style-name="T91_6"><text:s/></text:span><text:span text:style-name="T91_7">force</text:span><text:span text:style-name="T91_8"><text:s/></text:span><text:span text:style-name="T91_9">the</text:span><text:span text:style-name="T91_10"><text:s/></text:span><text:span text:style-name="T91_11">server</text:span><text:span text:style-name="T91_12"><text:s/></text:span><text:span text:style-name="T91_13">to</text:span><text:span text:style-name="T91_14"><text:s/></text:span><text:span text:style-name="T91_15">perform</text:span><text:span text:style-name="T91_16"><text:s/></text:span><text:span text:style-name="T91_17">media</text:span><text:span text:style-name="T91_18"><text:s/></text:span><text:span text:style-name="T91_19">analysis</text:span><text:span text:style-name="T91_20"><text:s/>(</text:span><text:span text:style-name="T91_21">usually</text:span><text:span text:style-name="T91_22"><text:s/></text:span><text:span text:style-name="T91_23">performed</text:span><text:span text:style-name="T91_24"><text:s/></text:span><text:span text:style-name="T91_25">at</text:span><text:span text:style-name="T91_26"><text:s/></text:span><text:span text:style-name="T91_27">import</text:span><text:span text:style-name="T91_28"><text:s/></text:span><text:span text:style-name="T91_29">time</text:span><text:span text:style-name="T91_30">)<text:s/></text:span><text:span text:style-name="T91_31">on</text:span><text:span text:style-name="T91_32"><text:s/></text:span><text:span text:style-name="T91_33">an</text:span><text:span text:style-name="T91_34"><text:s/></text:span><text:span text:style-name="T91_35">entire</text:span><text:span text:style-name="T91_36"><text:s/></text:span><text:span text:style-name="T91_37">section</text:span><text:span text:style-name="T91_38">.</text:span></text:p>
      <text:p text:style-name="P92"/>
      <text:h text:style-name="P93" text:outline-level="10"><text:bookmark-start text:name="h.whbgsib0bobt"/><text:bookmark-end text:name="h.whbgsib0bobt"/><text:span text:style-name="T93_1">GET</text:span><text:span text:style-name="T93_2"><text:s/>/</text:span><text:span text:style-name="T93_3">library</text:span><text:span text:style-name="T93_4">/</text:span><text:span text:style-name="T93_5">sections</text:span><text:span text:style-name="T93_6">/</text:span><text:span text:style-name="T93_7">all</text:span><text:span text:style-name="T93_8">/</text:span><text:span text:style-name="T93_9">refresh</text:span></text:h>
      <text:h text:style-name="P94" text:outline-level="10"><text:span text:style-name="T94_1">GET</text:span><text:span text:style-name="T94_2"><text:s/>/</text:span><text:span text:style-name="T94_3">library</text:span><text:span text:style-name="T94_4">/</text:span><text:span text:style-name="T94_5">sections</text:span><text:span text:style-name="T94_6">/</text:span><text:span text:style-name="T94_7">X</text:span><text:span text:style-name="T94_8">/</text:span><text:span text:style-name="T94_9">refresh</text:span></text:h>
      <text:h text:style-name="P95" text:outline-level="10"><text:span text:style-name="T95_1">PUT</text:span><text:span text:style-name="T95_2"><text:s/>/</text:span><text:span text:style-name="T95_3">library</text:span><text:span text:style-name="T95_4">/</text:span><text:span text:style-name="T95_5">sections</text:span><text:span text:style-name="T95_6">/</text:span><text:span text:style-name="T95_7">X</text:span><text:span text:style-name="T95_8">/</text:span><text:span text:style-name="T95_9">analyze</text:span></text:h>
      <text:p text:style-name="P96"/>
      <text:p text:style-name="P97"><text:span text:style-name="T97_1">There</text:span><text:span text:style-name="T97_2"><text:s/></text:span><text:span text:style-name="T97_3">are</text:span><text:span text:style-name="T97_4"><text:s/></text:span><text:span text:style-name="T97_5">also</text:span><text:span text:style-name="T97_6"><text:s/></text:span><text:span text:style-name="T97_7">some</text:span><text:span text:style-name="T97_8"><text:s/></text:span><text:span text:style-name="T97_9">maintenance</text:span><text:span text:style-name="T97_10"><text:s/></text:span><text:span text:style-name="T97_11">tasks</text:span><text:span text:style-name="T97_12"><text:s/>(</text:span><text:span text:style-name="T97_13">hey</text:span><text:span text:style-name="T97_14">,<text:s/></text:span><text:span text:style-name="T97_15">every</text:span><text:span text:style-name="T97_16"><text:s/></text:span><text:span text:style-name="T97_17">library</text:span><text:span text:style-name="T97_18"><text:s/></text:span><text:span text:style-name="T97_19">needs</text:span><text:span text:style-name="T97_20"><text:s/></text:span><text:span text:style-name="T97_21">a</text:span><text:span text:style-name="T97_22"><text:s/></text:span><text:span text:style-name="T97_23">custodian</text:span><text:span text:style-name="T97_24">!)<text:s/></text:span><text:span text:style-name="T97_25">as</text:span><text:span text:style-name="T97_26"><text:s/></text:span><text:span text:style-name="T97_27">well</text:span><text:span text:style-name="T97_28">.<text:s/></text:span><text:span text:style-name="T97_29">The</text:span><text:span text:style-name="T97_30"><text:s/></text:span><text:span text:style-name="T97_31">optimize</text:span><text:span text:style-name="T97_32"><text:s/></text:span><text:span text:style-name="T97_33">endpoint</text:span><text:span text:style-name="T97_34"><text:s/></text:span><text:span text:style-name="T97_35">ensures</text:span><text:span text:style-name="T97_36"><text:s/></text:span><text:span text:style-name="T97_37">the</text:span><text:span text:style-name="T97_38"><text:s/></text:span><text:span text:style-name="T97_39">database</text:span><text:span text:style-name="T97_40"><text:s/></text:span><text:span text:style-name="T97_41">is</text:span><text:span text:style-name="T97_42"><text:s/></text:span><text:span text:style-name="T97_43">as</text:span><text:span text:style-name="T97_44"><text:s/></text:span><text:span text:style-name="T97_45">fast</text:span><text:span text:style-name="T97_46"><text:s/></text:span><text:span text:style-name="T97_47">as</text:span><text:span text:style-name="T97_48"><text:s/></text:span><text:span text:style-name="T97_49">possible</text:span><text:span text:style-name="T97_50">,<text:s/></text:span><text:span text:style-name="T97_51">and</text:span><text:span text:style-name="T97_52"><text:s/></text:span><text:span text:style-name="T97_53">the</text:span><text:span text:style-name="T97_54"><text:s/></text:span><text:span text:style-name="T97_55">clean</text:span><text:span text:style-name="T97_56"><text:s/></text:span><text:span text:style-name="T97_57">endpoint</text:span><text:span text:style-name="T97_58"><text:s/></text:span><text:span text:style-name="T97_59">deletes</text:span><text:span text:style-name="T97_60"><text:s/></text:span><text:span text:style-name="T97_61">unused</text:span><text:span text:style-name="T97_62"><text:s/></text:span><text:span text:style-name="T97_63">metadata</text:span><text:span text:style-name="T97_64"><text:s/></text:span><text:span text:style-name="T97_65">and</text:span><text:span text:style-name="T97_66"><text:s/></text:span><text:span text:style-name="T97_67">media</text:span><text:span text:style-name="T97_68"><text:s/></text:span><text:span text:style-name="T97_69">bundles</text:span><text:span text:style-name="T97_70"><text:s/></text:span><text:span text:style-name="T97_71">from</text:span><text:span text:style-name="T97_72"><text:s/></text:span><text:span text:style-name="T97_73">the</text:span><text:span text:style-name="T97_74"><text:s/></text:span><text:span text:style-name="T97_75">disk</text:span><text:span text:style-name="T97_76"><text:s/>(</text:span><text:span text:style-name="T97_77">those</text:span><text:span text:style-name="T97_78"><text:s/></text:span><text:span text:style-name="T97_79">bundles</text:span><text:span text:style-name="T97_80"><text:s/></text:span><text:span text:style-name="T97_81">are</text:span><text:span text:style-name="T97_82"><text:s/></text:span><text:span text:style-name="T97_83">written</text:span><text:span text:style-name="T97_84"><text:s/></text:span><text:span text:style-name="T97_85">to</text:span><text:span text:style-name="T97_86"><text:s/></text:span><text:span text:style-name="T97_87">by</text:span><text:span text:style-name="T97_88"><text:s/></text:span><text:span text:style-name="T97_89">the</text:span><text:span text:style-name="T97_90"><text:s/></text:span><text:span text:style-name="T97_91">agents</text:span><text:span text:style-name="T97_92">,<text:s/></text:span><text:span text:style-name="T97_93">and</text:span><text:span text:style-name="T97_94"><text:s/></text:span><text:span text:style-name="T97_95">then</text:span><text:span text:style-name="T97_96"><text:s/></text:span><text:span text:style-name="T97_97">sucked</text:span><text:span text:style-name="T97_98"><text:s/></text:span><text:span text:style-name="T97_99">into</text:span><text:span text:style-name="T97_100"><text:s/></text:span><text:span text:style-name="T97_101">the</text:span><text:span text:style-name="T97_102"><text:s/></text:span><text:span text:style-name="T97_103">database</text:span><text:span text:style-name="T97_104"><text:s/></text:span><text:span text:style-name="T97_105">by</text:span><text:span text:style-name="T97_106"><text:s/></text:span><text:span text:style-name="T97_107">the</text:span><text:span text:style-name="T97_108"><text:s/></text:span><text:span text:style-name="T97_109">media</text:span><text:span text:style-name="T97_110"><text:s/></text:span><text:span text:style-name="T97_111">server</text:span><text:span text:style-name="T97_112">).<text:s/></text:span><text:span text:style-name="T97_113">Last</text:span><text:span text:style-name="T97_114">,<text:s/></text:span><text:span text:style-name="T97_115">but</text:span><text:span text:style-name="T97_116"><text:s/></text:span><text:span text:style-name="T97_117">not</text:span><text:span text:style-name="T97_118"><text:s/></text:span><text:span text:style-name="T97_119">least</text:span><text:span text:style-name="T97_120">,<text:s/></text:span><text:span text:style-name="T97_121">when</text:span><text:span text:style-name="T97_122"><text:s/></text:span><text:span text:style-name="T97_123">a</text:span><text:span text:style-name="T97_124"><text:s/></text:span><text:span text:style-name="T97_125">scan</text:span><text:span text:style-name="T97_126"><text:s/></text:span><text:span text:style-name="T97_127">finds</text:span><text:span text:style-name="T97_128"><text:s/></text:span><text:span text:style-name="T97_129">that</text:span><text:span text:style-name="T97_130"><text:s/></text:span><text:span text:style-name="T97_131">an</text:span><text:span text:style-name="T97_132"><text:s/></text:span><text:span text:style-name="T97_133">item</text:span><text:span text:style-name="T97_134"><text:s/></text:span><text:span text:style-name="T97_135">has</text:span><text:span text:style-name="T97_136"><text:s/></text:span><text:span text:style-name="T97_137">gone</text:span><text:span text:style-name="T97_138"><text:s/></text:span><text:span text:style-name="T97_139">missing</text:span><text:span text:style-name="T97_140">,<text:s/></text:span><text:span text:style-name="T97_141">it</text:span><text:span text:style-name="T97_142"><text:s/></text:span><text:span text:style-name="T97_143">doesn</text:span><text:span text:style-name="T97_144">’</text:span><text:span text:style-name="T97_145">t</text:span><text:span text:style-name="T97_146"><text:s/></text:span><text:span text:style-name="T97_147">delete</text:span><text:span text:style-name="T97_148"><text:s/></text:span><text:span text:style-name="T97_149">the</text:span><text:span text:style-name="T97_150"><text:s/></text:span><text:span text:style-name="T97_151">associated</text:span><text:span text:style-name="T97_152"><text:s/></text:span><text:span text:style-name="T97_153">metadata</text:span><text:span text:style-name="T97_154"><text:s/></text:span><text:span text:style-name="T97_155">yet</text:span><text:span text:style-name="T97_156">;<text:s/></text:span><text:span text:style-name="T97_157">rather</text:span><text:span text:style-name="T97_158">,<text:s/></text:span><text:span text:style-name="T97_159">it</text:span><text:span text:style-name="T97_160"><text:s/></text:span><text:span text:style-name="T97_161">marks</text:span><text:span text:style-name="T97_162"><text:s/></text:span><text:span text:style-name="T97_163">it</text:span><text:span text:style-name="T97_164"><text:s/></text:span><text:span text:style-name="T97_165">as</text:span><text:span text:style-name="T97_166"><text:s/></text:span><text:span text:style-name="T97_167">deleted</text:span><text:span text:style-name="T97_168"><text:s/>(</text:span><text:span text:style-name="T97_169">setting</text:span><text:span text:style-name="T97_170"><text:s/></text:span><text:span text:style-name="T97_171">the</text:span><text:span text:style-name="T97_172"><text:s/></text:span><text:span text:style-name="T97_173">deletedAt</text:span><text:span text:style-name="T97_174"><text:s/></text:span><text:span text:style-name="T97_175">attribute</text:span><text:span text:style-name="T97_176">).<text:s/></text:span><text:span text:style-name="T97_177">This</text:span><text:span text:style-name="T97_178"><text:s/></text:span><text:span text:style-name="T97_179">is</text:span><text:span text:style-name="T97_180"><text:s/></text:span><text:span text:style-name="T97_181">done</text:span><text:span text:style-name="T97_182"><text:s/></text:span><text:span text:style-name="T97_183">in</text:span><text:span text:style-name="T97_184"><text:s/></text:span><text:span text:style-name="T97_185">case</text:span><text:span text:style-name="T97_186"><text:s/></text:span><text:span text:style-name="T97_187">the</text:span><text:span text:style-name="T97_188"><text:s/></text:span><text:span text:style-name="T97_189">user</text:span><text:span text:style-name="T97_190"><text:s/></text:span><text:span text:style-name="T97_191">has</text:span><text:span text:style-name="T97_192"><text:s/></text:span><text:span text:style-name="T97_193">painstakingly</text:span><text:span text:style-name="T97_194"><text:s/></text:span><text:span text:style-name="T97_195">customized</text:span><text:span text:style-name="T97_196"><text:s/></text:span><text:span text:style-name="T97_197">metadata</text:span><text:span text:style-name="T97_198"><text:s/></text:span><text:span text:style-name="T97_199">for</text:span><text:span text:style-name="T97_200"><text:s/></text:span><text:span text:style-name="T97_201">an</text:span><text:span text:style-name="T97_202"><text:s/></text:span><text:span text:style-name="T97_203">item</text:span><text:span text:style-name="T97_204">,<text:s/></text:span><text:span text:style-name="T97_205">and</text:span><text:span text:style-name="T97_206"><text:s/></text:span><text:span text:style-name="T97_207">it</text:span><text:span text:style-name="T97_208">’</text:span><text:span text:style-name="T97_209">s</text:span><text:span text:style-name="T97_210"><text:s/></text:span><text:span text:style-name="T97_211">only</text:span><text:span text:style-name="T97_212"><text:s/></text:span><text:span text:style-name="T97_213">temporarily</text:span><text:span text:style-name="T97_214"><text:s/></text:span><text:span text:style-name="T97_215">missing</text:span><text:span text:style-name="T97_216">.<text:s/></text:span><text:span text:style-name="T97_217">Emptying</text:span><text:span text:style-name="T97_218"><text:s/></text:span><text:span text:style-name="T97_219">trash</text:span><text:span text:style-name="T97_220"><text:s/></text:span><text:span text:style-name="T97_221">for</text:span><text:span text:style-name="T97_222"><text:s/></text:span><text:span text:style-name="T97_223">a</text:span><text:span text:style-name="T97_224"><text:s/></text:span><text:span text:style-name="T97_225">section</text:span><text:span text:style-name="T97_226"><text:s/></text:span><text:span text:style-name="T97_227">removes</text:span><text:span text:style-name="T97_228"><text:s/></text:span><text:span text:style-name="T97_229">all</text:span><text:span text:style-name="T97_230"><text:s/></text:span><text:span text:style-name="T97_231">these</text:span><text:span text:style-name="T97_232"><text:s/></text:span><text:span text:style-name="T97_233">items</text:span><text:span text:style-name="T97_234">.</text:span></text:p>
      <text:p text:style-name="P98"/>
      <text:h text:style-name="P99" text:outline-level="10"><text:bookmark-start text:name="h.d1vbygy9ia"/><text:bookmark-end text:name="h.d1vbygy9ia"/><text:span text:style-name="T99_1">PUT</text:span><text:span text:style-name="T99_2"><text:s/>/</text:span><text:span text:style-name="T99_3">library</text:span><text:span text:style-name="T99_4">/</text:span><text:span text:style-name="T99_5">optimize</text:span></text:h>
      <text:h text:style-name="P100" text:outline-level="10"><text:span text:style-name="T100_1">PUT</text:span><text:span text:style-name="T100_2"><text:s/>/</text:span><text:span text:style-name="T100_3">library</text:span><text:span text:style-name="T100_4">/</text:span><text:span text:style-name="T100_5">clean</text:span><text:span text:style-name="T100_6">/</text:span><text:span text:style-name="T100_7">bundles</text:span></text:h>
      <text:h text:style-name="P101" text:outline-level="10"><text:span text:style-name="T101_1">PUT</text:span><text:span text:style-name="T101_2"><text:s/>/</text:span><text:span text:style-name="T101_3">library</text:span><text:span text:style-name="T101_4">/</text:span><text:span text:style-name="T101_5">sections</text:span><text:span text:style-name="T101_6">/</text:span><text:span text:style-name="T101_7">X</text:span><text:span text:style-name="T101_8">/</text:span><text:span text:style-name="T101_9">emptyTrash</text:span></text:h>
      <text:p text:style-name="P102"/>
      <text:p text:style-name="P103"><text:span text:style-name="T103_1">Next</text:span><text:span text:style-name="T103_2"><text:s/></text:span><text:span text:style-name="T103_3">up</text:span><text:span text:style-name="T103_4">,<text:s/></text:span><text:span text:style-name="T103_5">there</text:span><text:span text:style-name="T103_6"><text:s/></text:span><text:span text:style-name="T103_7">are</text:span><text:span text:style-name="T103_8"><text:s/></text:span><text:span text:style-name="T103_9">quite</text:span><text:span text:style-name="T103_10"><text:s/></text:span><text:span text:style-name="T103_11">a</text:span><text:span text:style-name="T103_12"><text:s/></text:span><text:span text:style-name="T103_13">few</text:span><text:span text:style-name="T103_14"><text:s/></text:span><text:span text:style-name="T103_15">endpoints</text:span><text:span text:style-name="T103_16"><text:s/></text:span><text:span text:style-name="T103_17">dealing</text:span><text:span text:style-name="T103_18"><text:s/></text:span><text:span text:style-name="T103_19">with</text:span><text:span text:style-name="T103_20"><text:s/></text:span><text:span text:style-name="T103_21">a</text:span><text:span text:style-name="T103_22"><text:s/></text:span><text:span text:style-name="T103_23">single</text:span><text:span text:style-name="T103_24"><text:s/></text:span><text:span text:style-name="T103_25">item</text:span><text:span text:style-name="T103_26">.<text:s/></text:span><text:span text:style-name="T103_27">These</text:span><text:span text:style-name="T103_28"><text:s/></text:span><text:span text:style-name="T103_29">generally</text:span><text:span text:style-name="T103_30"><text:s/></text:span><text:span text:style-name="T103_31">hang</text:span><text:span text:style-name="T103_32"><text:s/></text:span><text:span text:style-name="T103_33">off</text:span><text:span text:style-name="T103_34"><text:s/></text:span><text:span text:style-name="T103_35">the</text:span><text:span text:style-name="T103_36"><text:s/>“</text:span><text:span text:style-name="T103_37">details</text:span><text:span text:style-name="T103_38">”<text:s/></text:span><text:span text:style-name="T103_39">endpoint</text:span><text:span text:style-name="T103_40"><text:s/>(“/</text:span><text:span text:style-name="T103_41">library</text:span><text:span text:style-name="T103_42">/</text:span><text:span text:style-name="T103_43">metadata</text:span><text:span text:style-name="T103_44">/</text:span><text:span text:style-name="T103_45">X</text:span><text:span text:style-name="T103_46">”.<text:s/></text:span><text:span text:style-name="T103_47">To</text:span><text:span text:style-name="T103_48"><text:s/></text:span><text:span text:style-name="T103_49">kick</text:span><text:span text:style-name="T103_50"><text:s/></text:span><text:span text:style-name="T103_51">things</text:span><text:span text:style-name="T103_52"><text:s/></text:span><text:span text:style-name="T103_53">off</text:span><text:span text:style-name="T103_54">,<text:s/></text:span><text:span text:style-name="T103_55">there</text:span><text:span text:style-name="T103_56"><text:s/></text:span><text:span text:style-name="T103_57">are</text:span><text:span text:style-name="T103_58"><text:s/></text:span><text:span text:style-name="T103_59">single</text:span><text:span text:style-name="T103_60">-</text:span><text:span text:style-name="T103_61">item</text:span><text:span text:style-name="T103_62"><text:s/></text:span><text:span text:style-name="T103_63">versions</text:span><text:span text:style-name="T103_64"><text:s/></text:span><text:span text:style-name="T103_65">of</text:span><text:span text:style-name="T103_66"><text:s/></text:span><text:span text:style-name="T103_67">a</text:span><text:span text:style-name="T103_68"><text:s/></text:span><text:span text:style-name="T103_69">few</text:span><text:span text:style-name="T103_70"><text:s/></text:span><text:span text:style-name="T103_71">endpoints</text:span><text:span text:style-name="T103_72"><text:s/></text:span><text:span text:style-name="T103_73">we</text:span><text:span text:style-name="T103_74">’</text:span><text:span text:style-name="T103_75">ve</text:span><text:span text:style-name="T103_76"><text:s/></text:span><text:span text:style-name="T103_77">seen</text:span><text:span text:style-name="T103_78"><text:s/></text:span><text:span text:style-name="T103_79">above</text:span><text:span text:style-name="T103_80">:</text:span></text:p>
      <text:p text:style-name="P104"/>
      <text:h text:style-name="P105" text:outline-level="10"><text:bookmark-start text:name="h.e7auna7ee4i8"/><text:bookmark-end text:name="h.e7auna7ee4i8"/><text:span text:style-name="T105_1">PUT</text:span><text:span text:style-name="T105_2"><text:s/>/</text:span><text:span text:style-name="T105_3">library</text:span><text:span text:style-name="T105_4">/</text:span><text:span text:style-name="T105_5">metadata</text:span><text:span text:style-name="T105_6">/</text:span><text:span text:style-name="T105_7">X</text:span><text:span text:style-name="T105_8">/</text:span><text:span text:style-name="T105_9">refresh</text:span></text:h>
      <text:h text:style-name="P106" text:outline-level="10"><text:span text:style-name="T106_1">PUT</text:span><text:span text:style-name="T106_2"><text:s/>/</text:span><text:span text:style-name="T106_3">library</text:span><text:span text:style-name="T106_4">/</text:span><text:span text:style-name="T106_5">metadata</text:span><text:span text:style-name="T106_6">/</text:span><text:span text:style-name="T106_7">X</text:span><text:span text:style-name="T106_8">/</text:span><text:span text:style-name="T106_9">analyze</text:span></text:h>
      <text:p text:style-name="P107"/>
      <text:p text:style-name="P108"><text:span text:style-name="T108_1">The</text:span><text:span text:style-name="T108_2"><text:s/></text:span><text:span text:style-name="T108_3">force</text:span><text:span text:style-name="T108_4"><text:s/></text:span><text:span text:style-name="T108_5">parameter</text:span><text:span text:style-name="T108_6"><text:s/></text:span><text:span text:style-name="T108_7">is</text:span><text:span text:style-name="T108_8"><text:s/></text:span><text:span text:style-name="T108_9">not</text:span><text:span text:style-name="T108_10"><text:s/></text:span><text:span text:style-name="T108_11">supported</text:span><text:span text:style-name="T108_12"><text:s/></text:span><text:span text:style-name="T108_13">when</text:span><text:span text:style-name="T108_14"><text:s/></text:span><text:span text:style-name="T108_15">refreshing</text:span><text:span text:style-name="T108_16"><text:s/></text:span><text:span text:style-name="T108_17">a</text:span><text:span text:style-name="T108_18"><text:s/></text:span><text:span text:style-name="T108_19">single</text:span><text:span text:style-name="T108_20"><text:s/></text:span><text:span text:style-name="T108_21">item</text:span><text:span text:style-name="T108_22">.</text:span></text:p>
      <text:p text:style-name="P109"/>
      <text:p text:style-name="P110"><text:span text:style-name="T110_1">The</text:span><text:span text:style-name="T110_2"><text:s/></text:span><text:span text:style-name="T110_3">agents</text:span><text:span text:style-name="T110_4"><text:s/></text:span><text:span text:style-name="T110_5">almost</text:span><text:span text:style-name="T110_6"><text:s/></text:span><text:span text:style-name="T110_7">always</text:span><text:span text:style-name="T110_8"><text:s/></text:span><text:span text:style-name="T110_9">download</text:span><text:span text:style-name="T110_10"><text:s/></text:span><text:span text:style-name="T110_11">multiple</text:span><text:span text:style-name="T110_12"><text:s/></text:span><text:span text:style-name="T110_13">graphical</text:span><text:span text:style-name="T110_14"><text:s/></text:span><text:span text:style-name="T110_15">assets</text:span><text:span text:style-name="T110_16"><text:s/>(</text:span><text:span text:style-name="T110_17">posters</text:span><text:span text:style-name="T110_18">,<text:s/></text:span><text:span text:style-name="T110_19">art</text:span><text:span text:style-name="T110_20">,<text:s/></text:span><text:span text:style-name="T110_21">etc</text:span><text:span text:style-name="T110_22">.)<text:s/></text:span><text:span text:style-name="T110_23">for</text:span><text:span text:style-name="T110_24"><text:s/></text:span><text:span text:style-name="T110_25">an</text:span><text:span text:style-name="T110_26"><text:s/></text:span><text:span text:style-name="T110_27">item</text:span><text:span text:style-name="T110_28">,<text:s/></text:span><text:span text:style-name="T110_29">and</text:span><text:span text:style-name="T110_30"><text:s/></text:span><text:span text:style-name="T110_31">it</text:span><text:span text:style-name="T110_32">’</text:span><text:span text:style-name="T110_33">s</text:span><text:span text:style-name="T110_34"><text:s/></text:span><text:span text:style-name="T110_35">easy</text:span><text:span text:style-name="T110_36"><text:s/></text:span><text:span text:style-name="T110_37">to</text:span><text:span text:style-name="T110_38"><text:s/></text:span><text:span text:style-name="T110_39">get</text:span><text:span text:style-name="T110_40"><text:s/></text:span><text:span text:style-name="T110_41">the</text:span><text:span text:style-name="T110_42"><text:s/></text:span><text:span text:style-name="T110_43">full</text:span><text:span text:style-name="T110_44"><text:s/></text:span><text:span text:style-name="T110_45">list</text:span><text:span text:style-name="T110_46"><text:s/></text:span><text:span text:style-name="T110_47">of</text:span><text:span text:style-name="T110_48"><text:s/></text:span><text:span text:style-name="T110_49">assets</text:span><text:span text:style-name="T110_50"><text:s/></text:span><text:span text:style-name="T110_51">available</text:span><text:span text:style-name="T110_52">.<text:s/></text:span><text:span text:style-name="T110_53">These</text:span><text:span text:style-name="T110_54"><text:s/></text:span><text:span text:style-name="T110_55">endpoints</text:span><text:span text:style-name="T110_56"><text:s/></text:span><text:span text:style-name="T110_57">return</text:span><text:span text:style-name="T110_58"><text:s/></text:span><text:span text:style-name="T110_59">a</text:span><text:span text:style-name="T110_60"><text:s/></text:span><text:span text:style-name="T110_61">media</text:span><text:span text:style-name="T110_62"><text:s/></text:span><text:span text:style-name="T110_63">container</text:span><text:span text:style-name="T110_64"><text:s/></text:span><text:span text:style-name="T110_65">list</text:span><text:span text:style-name="T110_66"><text:s/></text:span><text:span text:style-name="T110_67">of</text:span><text:span text:style-name="T110_68"><text:s/></text:span><text:span text:style-name="T110_69">assets</text:span><text:span text:style-name="T110_70"><text:s/>(</text:span><text:span text:style-name="T110_71">note</text:span><text:span text:style-name="T110_72"><text:s/></text:span><text:span text:style-name="T110_73">that</text:span><text:span text:style-name="T110_74"><text:s/></text:span><text:span text:style-name="T110_75">thumbs</text:span><text:span text:style-name="T110_76"><text:s/></text:span><text:span text:style-name="T110_77">returns</text:span><text:span text:style-name="T110_78"><text:s/></text:span><text:span text:style-name="T110_79">just</text:span><text:span text:style-name="T110_80"><text:s/></text:span><text:span text:style-name="T110_81">the</text:span><text:span text:style-name="T110_82"><text:s/></text:span><text:span text:style-name="T110_83">thumbnails</text:span><text:span text:style-name="T110_84"><text:s/></text:span><text:span text:style-name="T110_85">for</text:span><text:span text:style-name="T110_86"><text:s/></text:span><text:span text:style-name="T110_87">a</text:span><text:span text:style-name="T110_88"><text:s/></text:span><text:span text:style-name="T110_89">file</text:span><text:span text:style-name="T110_90"><text:s/></text:span><text:span text:style-name="T110_91">generated</text:span><text:span text:style-name="T110_92"><text:s/></text:span><text:span text:style-name="T110_93">via</text:span><text:span text:style-name="T110_94"><text:s/></text:span><text:span text:style-name="T110_95">media</text:span><text:span text:style-name="T110_96"><text:s/></text:span><text:span text:style-name="T110_97">analysis</text:span><text:span text:style-name="T110_98">).<text:s/></text:span><text:span text:style-name="T110_99">The</text:span><text:span text:style-name="T110_100"><text:s/></text:span><text:span text:style-name="T110_101">last</text:span><text:span text:style-name="T110_102"><text:s/></text:span><text:span text:style-name="T110_103">endpoint</text:span><text:span text:style-name="T110_104"><text:s/></text:span><text:span text:style-name="T110_105">allows</text:span><text:span text:style-name="T110_106"><text:s/></text:span><text:span text:style-name="T110_107">setting</text:span><text:span text:style-name="T110_108"><text:s/></text:span><text:span text:style-name="T110_109">a</text:span><text:span text:style-name="T110_110"><text:s/></text:span><text:span text:style-name="T110_111">newly</text:span><text:span text:style-name="T110_112"><text:s/></text:span><text:span text:style-name="T110_113">selected</text:span><text:span text:style-name="T110_114"><text:s/></text:span><text:span text:style-name="T110_115">one</text:span><text:span text:style-name="T110_116">.</text:span></text:p>
      <text:p text:style-name="P111"/>
      <text:h text:style-name="P112" text:outline-level="10"><text:bookmark-start text:name="h.setrd4b35zko"/><text:bookmark-end text:name="h.setrd4b35zko"/><text:span text:style-name="T112_1">GET</text:span><text:span text:style-name="T112_2"><text:s/>/</text:span><text:span text:style-name="T112_3">library</text:span><text:span text:style-name="T112_4">/</text:span><text:span text:style-name="T112_5">metadata</text:span><text:span text:style-name="T112_6">/</text:span><text:span text:style-name="T112_7">X</text:span><text:span text:style-name="T112_8">/</text:span><text:span text:style-name="T112_9">thumbs</text:span></text:h>
      <text:h text:style-name="P113" text:outline-level="10"><text:span text:style-name="T113_1">GET</text:span><text:span text:style-name="T113_2"><text:s/>/</text:span><text:span text:style-name="T113_3">library</text:span><text:span text:style-name="T113_4">/</text:span><text:span text:style-name="T113_5">metadata</text:span><text:span text:style-name="T113_6">/</text:span><text:span text:style-name="T113_7">X</text:span><text:span text:style-name="T113_8">/</text:span><text:span text:style-name="T113_9">posters</text:span></text:h>
      <text:h text:style-name="P114" text:outline-level="10"><text:span text:style-name="T114_1">GET</text:span><text:span text:style-name="T114_2"><text:s/>/</text:span><text:span text:style-name="T114_3">library</text:span><text:span text:style-name="T114_4">/</text:span><text:span text:style-name="T114_5">metadata</text:span><text:span text:style-name="T114_6">/</text:span><text:span text:style-name="T114_7">X</text:span><text:span text:style-name="T114_8">/</text:span><text:span text:style-name="T114_9">arts</text:span></text:h>
      <text:h text:style-name="P115" text:outline-level="10"><text:span text:style-name="T115_1">GET</text:span><text:span text:style-name="T115_2"><text:s/>/</text:span><text:span text:style-name="T115_3">library</text:span><text:span text:style-name="T115_4">/</text:span><text:span text:style-name="T115_5">metadata</text:span><text:span text:style-name="T115_6">/</text:span><text:span text:style-name="T115_7">X</text:span><text:span text:style-name="T115_8">/</text:span><text:span text:style-name="T115_9">themes</text:span></text:h>
      <text:h text:style-name="P116" text:outline-level="10"><text:span text:style-name="T116_1">PUT</text:span><text:span text:style-name="T116_2"><text:s/>/</text:span><text:span text:style-name="T116_3">library</text:span><text:span text:style-name="T116_4">/</text:span><text:span text:style-name="T116_5">metadata</text:span><text:span text:style-name="T116_6">/</text:span><text:span text:style-name="T116_7">X</text:span><text:span text:style-name="T116_8">/</text:span><text:span text:style-name="T116_9">poster</text:span><text:span text:style-name="T116_10"><text:s/>(</text:span><text:span text:style-name="T116_11">or</text:span><text:span text:style-name="T116_12"><text:s/></text:span><text:span text:style-name="T116_13">art</text:span><text:span text:style-name="T116_14">,<text:s/></text:span><text:span text:style-name="T116_15">or</text:span><text:span text:style-name="T116_16"><text:s/></text:span><text:span text:style-name="T116_17">theme</text:span><text:span text:style-name="T116_18">)<text:s/>?</text:span><text:span text:style-name="T116_19">url</text:span><text:span text:style-name="T116_20">=</text:span><text:span text:style-name="T116_21">X</text:span></text:h>
      <text:p text:style-name="P117"/>
      <text:p text:style-name="P118"><text:span text:style-name="T118_1">As</text:span><text:span text:style-name="T118_2"><text:s/></text:span><text:span text:style-name="T118_3">intelligent</text:span><text:span text:style-name="T118_4"><text:s/>(</text:span><text:span text:style-name="T118_5">sentient</text:span><text:span text:style-name="T118_6">,<text:s/></text:span><text:span text:style-name="T118_7">some</text:span><text:span text:style-name="T118_8"><text:s/></text:span><text:span text:style-name="T118_9">would</text:span><text:span text:style-name="T118_10"><text:s/></text:span><text:span text:style-name="T118_11">say</text:span><text:span text:style-name="T118_12">)<text:s/></text:span><text:span text:style-name="T118_13">as</text:span><text:span text:style-name="T118_14"><text:s/></text:span><text:span text:style-name="T118_15">the</text:span><text:span text:style-name="T118_16"><text:s/></text:span><text:span text:style-name="T118_17">metadata</text:span><text:span text:style-name="T118_18"><text:s/></text:span><text:span text:style-name="T118_19">agents</text:span><text:span text:style-name="T118_20"><text:s/></text:span><text:span text:style-name="T118_21">are</text:span><text:span text:style-name="T118_22">,<text:s/></text:span><text:span text:style-name="T118_23">sometimes</text:span><text:span text:style-name="T118_24"><text:s/></text:span><text:span text:style-name="T118_25">they</text:span><text:span text:style-name="T118_26"><text:s/></text:span><text:span text:style-name="T118_27">get</text:span><text:span text:style-name="T118_28"><text:s/></text:span><text:span text:style-name="T118_29">a</text:span><text:span text:style-name="T118_30"><text:s/></text:span><text:span text:style-name="T118_31">match</text:span><text:span text:style-name="T118_32"><text:s/></text:span><text:span text:style-name="T118_33">wrong</text:span><text:span text:style-name="T118_34">.<text:s/></text:span><text:span text:style-name="T118_35">Not</text:span><text:span text:style-name="T118_36"><text:s/></text:span><text:span text:style-name="T118_37">to</text:span><text:span text:style-name="T118_38"><text:s/></text:span><text:span text:style-name="T118_39">worry</text:span><text:span text:style-name="T118_40">,<text:s/></text:span><text:span text:style-name="T118_41">there</text:span><text:span text:style-name="T118_42"><text:s/></text:span><text:span text:style-name="T118_43">are</text:span><text:span text:style-name="T118_44"><text:s/></text:span><text:span text:style-name="T118_45">a</text:span><text:span text:style-name="T118_46"><text:s/></text:span><text:span text:style-name="T118_47">few</text:span><text:span text:style-name="T118_48"><text:s/></text:span><text:span text:style-name="T118_49">endpoints</text:span><text:span text:style-name="T118_50"><text:s/></text:span><text:span text:style-name="T118_51">around</text:span><text:span text:style-name="T118_52"><text:s/></text:span><text:span text:style-name="T118_53">matching</text:span><text:span text:style-name="T118_54">.<text:s/></text:span><text:span text:style-name="T118_55">The</text:span><text:span text:style-name="T118_56"><text:s/></text:span><text:span text:style-name="T118_57">matches</text:span><text:span text:style-name="T118_58"><text:s/></text:span><text:span text:style-name="T118_59">endpoint</text:span><text:span text:style-name="T118_60"><text:s/></text:span><text:span text:style-name="T118_61">returns</text:span><text:span text:style-name="T118_62"><text:s/></text:span><text:span text:style-name="T118_63">all</text:span><text:span text:style-name="T118_64"><text:s/></text:span><text:span text:style-name="T118_65">the</text:span><text:span text:style-name="T118_66"><text:s/></text:span><text:span text:style-name="T118_67">potential</text:span><text:span text:style-name="T118_68"><text:s/></text:span><text:span text:style-name="T118_69">matches</text:span><text:span text:style-name="T118_70">,<text:s/></text:span><text:span text:style-name="T118_71">and</text:span><text:span text:style-name="T118_72"><text:s/></text:span><text:span text:style-name="T118_73">has</text:span><text:span text:style-name="T118_74"><text:s/></text:span><text:span text:style-name="T118_75">a</text:span><text:span text:style-name="T118_76"><text:s/></text:span><text:span text:style-name="T118_77">number</text:span><text:span text:style-name="T118_78"><text:s/></text:span><text:span text:style-name="T118_79">of</text:span><text:span text:style-name="T118_80"><text:s/></text:span><text:span text:style-name="T118_81">optional</text:span><text:span text:style-name="T118_82"><text:s/></text:span><text:span text:style-name="T118_83">arguments</text:span><text:span text:style-name="T118_84"><text:s/></text:span><text:span text:style-name="T118_85">you</text:span><text:span text:style-name="T118_86"><text:s/></text:span><text:span text:style-name="T118_87">can</text:span><text:span text:style-name="T118_88"><text:s/></text:span><text:span text:style-name="T118_89">use</text:span><text:span text:style-name="T118_90"><text:s/></text:span><text:span text:style-name="T118_91">to</text:span><text:span text:style-name="T118_92"><text:s/></text:span><text:span text:style-name="T118_93">customize</text:span><text:span text:style-name="T118_94"><text:s/></text:span><text:span text:style-name="T118_95">the</text:span><text:span text:style-name="T118_96"><text:s/></text:span><text:span text:style-name="T118_97">results</text:span><text:span text:style-name="T118_98"><text:s/>(</text:span><text:span text:style-name="T118_99">e</text:span><text:span text:style-name="T118_100">.</text:span><text:span text:style-name="T118_101">g</text:span><text:span text:style-name="T118_102">.<text:s/></text:span><text:span text:style-name="T118_103">specifying</text:span><text:span text:style-name="T118_104"><text:s/></text:span><text:span text:style-name="T118_105">another</text:span><text:span text:style-name="T118_106"><text:s/></text:span><text:span text:style-name="T118_107">title</text:span><text:span text:style-name="T118_108">,<text:s/></text:span><text:span text:style-name="T118_109">a</text:span><text:span text:style-name="T118_110"><text:s/></text:span><text:span text:style-name="T118_111">year</text:span><text:span text:style-name="T118_112">,<text:s/></text:span><text:span text:style-name="T118_113">or</text:span><text:span text:style-name="T118_114"><text:s/></text:span><text:span text:style-name="T118_115">a</text:span><text:span text:style-name="T118_116"><text:s/></text:span><text:span text:style-name="T118_117">totally</text:span><text:span text:style-name="T118_118"><text:s/></text:span><text:span text:style-name="T118_119">different</text:span><text:span text:style-name="T118_120"><text:s/></text:span><text:span text:style-name="T118_121">agent</text:span><text:span text:style-name="T118_122">.<text:s/></text:span><text:span text:style-name="T118_123">The</text:span><text:span text:style-name="T118_124"><text:s/></text:span><text:span text:style-name="T118_125">manual</text:span><text:span text:style-name="T118_126"><text:s/></text:span><text:span text:style-name="T118_127">parameter</text:span><text:span text:style-name="T118_128"><text:s/></text:span><text:span text:style-name="T118_129">specifies</text:span><text:span text:style-name="T118_130"><text:s/></text:span><text:span text:style-name="T118_131">that</text:span><text:span text:style-name="T118_132"><text:s/></text:span><text:span text:style-name="T118_133">this</text:span><text:span text:style-name="T118_134"><text:s/></text:span><text:span text:style-name="T118_135">is</text:span><text:span text:style-name="T118_136"><text:s/></text:span><text:span text:style-name="T118_137">a</text:span><text:span text:style-name="T118_138"><text:s/></text:span><text:span text:style-name="T118_139">user</text:span><text:span text:style-name="T118_140">-</text:span><text:span text:style-name="T118_141">initiated</text:span><text:span text:style-name="T118_142"><text:s/></text:span><text:span text:style-name="T118_143">action</text:span><text:span text:style-name="T118_144">,<text:s/></text:span><text:span text:style-name="T118_145">and</text:span><text:span text:style-name="T118_146"><text:s/></text:span><text:span text:style-name="T118_147">ensures</text:span><text:span text:style-name="T118_148"><text:s/></text:span><text:span text:style-name="T118_149">that</text:span><text:span text:style-name="T118_150"><text:s/></text:span><text:span text:style-name="T118_151">the</text:span><text:span text:style-name="T118_152"><text:s/></text:span><text:span text:style-name="T118_153">agent</text:span><text:span text:style-name="T118_154"><text:s/></text:span><text:span text:style-name="T118_155">works</text:span><text:span text:style-name="T118_156"><text:s/></text:span><text:span text:style-name="T118_157">extra</text:span><text:span text:style-name="T118_158"><text:s/></text:span><text:span text:style-name="T118_159">hard</text:span><text:span text:style-name="T118_160"><text:s/></text:span><text:span text:style-name="T118_161">to</text:span><text:span text:style-name="T118_162"><text:s/></text:span><text:span text:style-name="T118_163">find</text:span><text:span text:style-name="T118_164"><text:s/></text:span><text:span text:style-name="T118_165">matches</text:span><text:span text:style-name="T118_166">.</text:span></text:p>
      <text:p text:style-name="P119"/>
      <text:p text:style-name="P120"><text:span text:style-name="T120_1">When</text:span><text:span text:style-name="T120_2"><text:s/></text:span><text:span text:style-name="T120_3">the</text:span><text:span text:style-name="T120_4"><text:s/></text:span><text:span text:style-name="T120_5">library</text:span><text:span text:style-name="T120_6"><text:s/></text:span><text:span text:style-name="T120_7">encounters</text:span><text:span text:style-name="T120_8"><text:s/></text:span><text:span text:style-name="T120_9">two</text:span><text:span text:style-name="T120_10"><text:s/></text:span><text:span text:style-name="T120_11">pieces</text:span><text:span text:style-name="T120_12"><text:s/></text:span><text:span text:style-name="T120_13">of</text:span><text:span text:style-name="T120_14"><text:s/></text:span><text:span text:style-name="T120_15">media</text:span><text:span text:style-name="T120_16"><text:s/></text:span><text:span text:style-name="T120_17">that</text:span><text:span text:style-name="T120_18"><text:s/></text:span><text:span text:style-name="T120_19">look</text:span><text:span text:style-name="T120_20"><text:s/></text:span><text:span text:style-name="T120_21">like</text:span><text:span text:style-name="T120_22"><text:s/></text:span><text:span text:style-name="T120_23">the</text:span><text:span text:style-name="T120_24"><text:s/></text:span><text:span text:style-name="T120_25">same</text:span><text:span text:style-name="T120_26"><text:s/></text:span><text:span text:style-name="T120_27">actual</text:span><text:span text:style-name="T120_28"><text:s/></text:span><text:span text:style-name="T120_29">thing</text:span><text:span text:style-name="T120_30"><text:s/>(</text:span><text:span text:style-name="T120_31">e</text:span><text:span text:style-name="T120_32">.</text:span><text:span text:style-name="T120_33">g</text:span><text:span text:style-name="T120_34">.<text:s/>“300.</text:span><text:span text:style-name="T120_35">avi</text:span><text:span text:style-name="T120_36">”<text:s/></text:span><text:span text:style-name="T120_37">and</text:span><text:span text:style-name="T120_38"><text:s/>“300.</text:span><text:span text:style-name="T120_39">mkv</text:span><text:span text:style-name="T120_40">”),<text:s/></text:span><text:span text:style-name="T120_41">it</text:span><text:span text:style-name="T120_42"><text:s/></text:span><text:span text:style-name="T120_43">merges</text:span><text:span text:style-name="T120_44"><text:s/></text:span><text:span text:style-name="T120_45">them</text:span><text:span text:style-name="T120_46"><text:s/></text:span><text:span text:style-name="T120_47">together</text:span><text:span text:style-name="T120_48"><text:s/>(</text:span><text:span text:style-name="T120_49">as</text:span><text:span text:style-name="T120_50"><text:s/></text:span><text:span text:style-name="T120_51">seen</text:span><text:span text:style-name="T120_52"><text:s/></text:span><text:span text:style-name="T120_53">above</text:span><text:span text:style-name="T120_54">,<text:s/></text:span><text:span text:style-name="T120_55">we</text:span><text:span text:style-name="T120_56">’</text:span><text:span text:style-name="T120_57">ll</text:span><text:span text:style-name="T120_58"><text:s/></text:span><text:span text:style-name="T120_59">now</text:span><text:span text:style-name="T120_60"><text:s/></text:span><text:span text:style-name="T120_61">have</text:span><text:span text:style-name="T120_62"><text:s/></text:span><text:span text:style-name="T120_63">two</text:span><text:span text:style-name="T120_64"><text:s/></text:span><text:span text:style-name="T120_65">Media</text:span><text:span text:style-name="T120_66"><text:s/></text:span><text:span text:style-name="T120_67">elements</text:span><text:span text:style-name="T120_68"><text:s/></text:span><text:span text:style-name="T120_69">under</text:span><text:span text:style-name="T120_70"><text:s/></text:span><text:span text:style-name="T120_71">the</text:span><text:span text:style-name="T120_72"><text:s/></text:span><text:span text:style-name="T120_73">same</text:span><text:span text:style-name="T120_74"><text:s/></text:span><text:span text:style-name="T120_75">Video</text:span><text:span text:style-name="T120_76">).<text:s/></text:span><text:span text:style-name="T120_77">If</text:span><text:span text:style-name="T120_78"><text:s/></text:span><text:span text:style-name="T120_79">we</text:span><text:span text:style-name="T120_80"><text:s/></text:span><text:span text:style-name="T120_81">want</text:span><text:span text:style-name="T120_82"><text:s/></text:span><text:span text:style-name="T120_83">to</text:span><text:span text:style-name="T120_84"><text:s/></text:span><text:span text:style-name="T120_85">split</text:span><text:span text:style-name="T120_86"><text:s/></text:span><text:span text:style-name="T120_87">them</text:span><text:span text:style-name="T120_88">,<text:s/></text:span><text:span text:style-name="T120_89">use</text:span><text:span text:style-name="T120_90"><text:s/></text:span><text:span text:style-name="T120_91">the</text:span><text:span text:style-name="T120_92"><text:s/></text:span><text:span text:style-name="T120_93">split</text:span><text:span text:style-name="T120_94"><text:s/></text:span><text:span text:style-name="T120_95">endpoint</text:span><text:span text:style-name="T120_96">.<text:s/></text:span><text:span text:style-name="T120_97">Alternatively</text:span><text:span text:style-name="T120_98">,<text:s/></text:span><text:span text:style-name="T120_99">if</text:span><text:span text:style-name="T120_100"><text:s/></text:span><text:span text:style-name="T120_101">you</text:span><text:span text:style-name="T120_102">’</text:span><text:span text:style-name="T120_103">d</text:span><text:span text:style-name="T120_104"><text:s/></text:span><text:span text:style-name="T120_105">like</text:span><text:span text:style-name="T120_106"><text:s/></text:span><text:span text:style-name="T120_107">to</text:span><text:span text:style-name="T120_108"><text:s/></text:span><text:span text:style-name="T120_109">merge</text:span><text:span text:style-name="T120_110"><text:s/></text:span><text:span text:style-name="T120_111">items</text:span><text:span text:style-name="T120_112"><text:s/></text:span><text:span text:style-name="T120_113">into</text:span><text:span text:style-name="T120_114"><text:s/></text:span><text:span text:style-name="T120_115">a</text:span><text:span text:style-name="T120_116"><text:s/></text:span><text:span text:style-name="T120_117">target</text:span><text:span text:style-name="T120_118"><text:s/></text:span><text:span text:style-name="T120_119">item</text:span><text:span text:style-name="T120_120">,<text:s/></text:span><text:span text:style-name="T120_121">use</text:span><text:span text:style-name="T120_122"><text:s/></text:span><text:span text:style-name="T120_123">the</text:span><text:span text:style-name="T120_124"><text:s/></text:span><text:span text:style-name="T120_125">merge</text:span><text:span text:style-name="T120_126"><text:s/></text:span><text:span text:style-name="T120_127">endpoint</text:span><text:span text:style-name="T120_128">.</text:span></text:p>
      <text:p text:style-name="P121"/>
      <text:h text:style-name="P122" text:outline-level="10"><text:bookmark-start text:name="h.1a6vncardbnd"/><text:bookmark-end text:name="h.1a6vncardbnd"/><text:span text:style-name="T122_1">GET</text:span><text:span text:style-name="T122_2"><text:s/>/</text:span><text:span text:style-name="T122_3">library</text:span><text:span text:style-name="T122_4">/</text:span><text:span text:style-name="T122_5">metadata</text:span><text:span text:style-name="T122_6">/</text:span><text:span text:style-name="T122_7">X</text:span><text:span text:style-name="T122_8">/</text:span><text:span text:style-name="T122_9">matches</text:span><text:span text:style-name="T122_10">?[</text:span><text:span text:style-name="T122_11">title</text:span><text:span text:style-name="T122_12">=</text:span><text:span text:style-name="T122_13">X</text:span><text:span text:style-name="T122_14">]&amp;[</text:span><text:span text:style-name="T122_15">agent</text:span><text:span text:style-name="T122_16">=</text:span><text:span text:style-name="T122_17">Y</text:span><text:span text:style-name="T122_18">]&amp;[</text:span><text:span text:style-name="T122_19">language</text:span><text:span text:style-name="T122_20">=</text:span><text:span text:style-name="T122_21">Z</text:span><text:span text:style-name="T122_22">]&amp;[</text:span><text:span text:style-name="T122_23">year</text:span><text:span text:style-name="T122_24">=</text:span><text:span text:style-name="T122_25">A</text:span><text:span text:style-name="T122_26">]&amp;[</text:span><text:span text:style-name="T122_27">manual</text:span><text:span text:style-name="T122_28">=0/1]</text:span></text:h>
      <text:h text:style-name="P123" text:outline-level="10"><text:span text:style-name="T123_1">PUT</text:span><text:span text:style-name="T123_2"><text:s/>/</text:span><text:span text:style-name="T123_3">library</text:span><text:span text:style-name="T123_4">/</text:span><text:span text:style-name="T123_5">metadata</text:span><text:span text:style-name="T123_6">/</text:span><text:span text:style-name="T123_7">X</text:span><text:span text:style-name="T123_8">/</text:span><text:span text:style-name="T123_9">match</text:span><text:span text:style-name="T123_10">?</text:span><text:span text:style-name="T123_11">guid</text:span><text:span text:style-name="T123_12">=</text:span><text:span text:style-name="T123_13">X</text:span><text:span text:style-name="T123_14">&amp;</text:span><text:span text:style-name="T123_15">title</text:span><text:span text:style-name="T123_16">=</text:span><text:span text:style-name="T123_17">Y</text:span></text:h>
      <text:h text:style-name="P124" text:outline-level="10"><text:span text:style-name="T124_1">PUT</text:span><text:span text:style-name="T124_2"><text:s/>/</text:span><text:span text:style-name="T124_3">library</text:span><text:span text:style-name="T124_4">/</text:span><text:span text:style-name="T124_5">metadata</text:span><text:span text:style-name="T124_6">/</text:span><text:span text:style-name="T124_7">X</text:span><text:span text:style-name="T124_8">/</text:span><text:span text:style-name="T124_9">unmatch</text:span></text:h>
      <text:h text:style-name="P125" text:outline-level="10"><text:span text:style-name="T125_1">PUT</text:span><text:span text:style-name="T125_2"><text:s/>/</text:span><text:span text:style-name="T125_3">library</text:span><text:span text:style-name="T125_4">/</text:span><text:span text:style-name="T125_5">metadata</text:span><text:span text:style-name="T125_6">/</text:span><text:span text:style-name="T125_7">X</text:span><text:span text:style-name="T125_8">/</text:span><text:span text:style-name="T125_9">split</text:span></text:h>
      <text:h text:style-name="P126" text:outline-level="10"><text:span text:style-name="T126_1">PUT</text:span><text:span text:style-name="T126_2"><text:s/>/</text:span><text:span text:style-name="T126_3">library</text:span><text:span text:style-name="T126_4">/</text:span><text:span text:style-name="T126_5">metadata</text:span><text:span text:style-name="T126_6">/</text:span><text:span text:style-name="T126_7">X</text:span><text:span text:style-name="T126_8">/</text:span><text:span text:style-name="T126_9">merge</text:span><text:span text:style-name="T126_10">?</text:span><text:span text:style-name="T126_11">ids</text:span><text:span text:style-name="T126_12">=</text:span><text:span text:style-name="T126_13">Y</text:span><text:span text:style-name="T126_14">,</text:span><text:span text:style-name="T126_15">Z</text:span></text:h>
      <text:p text:style-name="P127"/>
      <text:p text:style-name="P128"><text:span text:style-name="T128_1">Finally</text:span><text:span text:style-name="T128_2">,<text:s/></text:span><text:span text:style-name="T128_3">we</text:span><text:span text:style-name="T128_4"><text:s/></text:span><text:span text:style-name="T128_5">might</text:span><text:span text:style-name="T128_6"><text:s/></text:span><text:span text:style-name="T128_7">want</text:span><text:span text:style-name="T128_8"><text:s/></text:span><text:span text:style-name="T128_9">to</text:span><text:span text:style-name="T128_10"><text:s/></text:span><text:span text:style-name="T128_11">edit</text:span><text:span text:style-name="T128_12"><text:s/></text:span><text:span text:style-name="T128_13">some</text:span><text:span text:style-name="T128_14"><text:s/></text:span><text:span text:style-name="T128_15">fields</text:span><text:span text:style-name="T128_16"><text:s/></text:span><text:span text:style-name="T128_17">in</text:span><text:span text:style-name="T128_18"><text:s/></text:span><text:span text:style-name="T128_19">the</text:span><text:span text:style-name="T128_20"><text:s/></text:span><text:span text:style-name="T128_21">actual</text:span><text:span text:style-name="T128_22"><text:s/></text:span><text:span text:style-name="T128_23">item</text:span><text:span text:style-name="T128_24"><text:s/></text:span><text:span text:style-name="T128_25">itself</text:span><text:span text:style-name="T128_26">,<text:s/></text:span><text:span text:style-name="T128_27">or</text:span><text:span text:style-name="T128_28"><text:s/></text:span><text:span text:style-name="T128_29">set</text:span><text:span text:style-name="T128_30"><text:s/></text:span><text:span text:style-name="T128_31">a</text:span><text:span text:style-name="T128_32"><text:s/></text:span><text:span text:style-name="T128_33">new</text:span><text:span text:style-name="T128_34"><text:s/></text:span><text:span text:style-name="T128_35">poster</text:span><text:span text:style-name="T128_36"><text:s/></text:span><text:span text:style-name="T128_37">or</text:span><text:span text:style-name="T128_38"><text:s/></text:span><text:span text:style-name="T128_39">art</text:span><text:span text:style-name="T128_40">,<text:s/></text:span><text:span text:style-name="T128_41">for</text:span><text:span text:style-name="T128_42"><text:s/></text:span><text:span text:style-name="T128_43">example</text:span><text:span text:style-name="T128_44">.<text:s/></text:span><text:span text:style-name="T128_45">Each</text:span><text:span text:style-name="T128_46"><text:s/></text:span><text:span text:style-name="T128_47">of</text:span><text:span text:style-name="T128_48"><text:s/></text:span><text:span text:style-name="T128_49">the</text:span><text:span text:style-name="T128_50"><text:s/></text:span><text:span text:style-name="T128_51">fields</text:span><text:span text:style-name="T128_52"><text:s/></text:span><text:span text:style-name="T128_53">that</text:span><text:span text:style-name="T128_54"><text:s/></text:span><text:span text:style-name="T128_55">can</text:span><text:span text:style-name="T128_56"><text:s/></text:span><text:span text:style-name="T128_57">be</text:span><text:span text:style-name="T128_58"><text:s/></text:span><text:span text:style-name="T128_59">modified</text:span><text:span text:style-name="T128_60"><text:s/></text:span><text:span text:style-name="T128_61">can</text:span><text:span text:style-name="T128_62"><text:s/></text:span><text:span text:style-name="T128_63">also</text:span><text:span text:style-name="T128_64"><text:s/></text:span><text:span text:style-name="T128_65">be</text:span><text:span text:style-name="T128_66"><text:s/></text:span><text:span text:style-name="T128_67">locked</text:span><text:span text:style-name="T128_68">.<text:s/></text:span><text:span text:style-name="T128_69">This</text:span><text:span text:style-name="T128_70"><text:s/></text:span><text:span text:style-name="T128_71">implies</text:span><text:span text:style-name="T128_72"><text:s/></text:span><text:span text:style-name="T128_73">that</text:span><text:span text:style-name="T128_74"><text:s/></text:span><text:span text:style-name="T128_75">the</text:span><text:span text:style-name="T128_76"><text:s/></text:span><text:span text:style-name="T128_77">data</text:span><text:span text:style-name="T128_78"><text:s/></text:span><text:span text:style-name="T128_79">is</text:span><text:span text:style-name="T128_80"><text:s/></text:span><text:span text:style-name="T128_81">set</text:span><text:span text:style-name="T128_82"><text:s/></text:span><text:span text:style-name="T128_83">in</text:span><text:span text:style-name="T128_84"><text:s/></text:span><text:span text:style-name="T128_85">stone</text:span><text:span text:style-name="T128_86">,<text:s/></text:span><text:span text:style-name="T128_87">and</text:span><text:span text:style-name="T128_88"><text:s/></text:span><text:span text:style-name="T128_89">will</text:span><text:span text:style-name="T128_90"><text:s/></text:span><text:span text:style-name="T128_91">not</text:span><text:span text:style-name="T128_92"><text:s/></text:span><text:span text:style-name="T128_93">be</text:span><text:span text:style-name="T128_94"><text:s/></text:span><text:span text:style-name="T128_95">overwritten</text:span><text:span text:style-name="T128_96"><text:s/></text:span><text:span text:style-name="T128_97">by</text:span><text:span text:style-name="T128_98"><text:s/></text:span><text:span text:style-name="T128_99">new</text:span><text:span text:style-name="T128_100"><text:s/></text:span><text:span text:style-name="T128_101">agent</text:span><text:span text:style-name="T128_102">-</text:span><text:span text:style-name="T128_103">provided</text:span><text:span text:style-name="T128_104"><text:s/></text:span><text:span text:style-name="T128_105">data</text:span><text:span text:style-name="T128_106">.<text:s/></text:span><text:span text:style-name="T128_107">Let</text:span><text:span text:style-name="T128_108">’</text:span><text:span text:style-name="T128_109">s</text:span><text:span text:style-name="T128_110"><text:s/></text:span><text:span text:style-name="T128_111">look</text:span><text:span text:style-name="T128_112"><text:s/></text:span><text:span text:style-name="T128_113">at</text:span><text:span text:style-name="T128_114"><text:s/></text:span><text:span text:style-name="T128_115">a</text:span><text:span text:style-name="T128_116"><text:s/></text:span><text:span text:style-name="T128_117">fairly</text:span><text:span text:style-name="T128_118"><text:s/></text:span><text:span text:style-name="T128_119">complicated</text:span><text:span text:style-name="T128_120"><text:s/></text:span><text:span text:style-name="T128_121">example</text:span><text:span text:style-name="T128_122"><text:s/></text:span><text:span text:style-name="T128_123">which</text:span><text:span text:style-name="T128_124"><text:s/></text:span><text:span text:style-name="T128_125">shows</text:span><text:span text:style-name="T128_126"><text:s/></text:span><text:span text:style-name="T128_127">off</text:span><text:span text:style-name="T128_128"><text:s/></text:span><text:span text:style-name="T128_129">the</text:span><text:span text:style-name="T128_130"><text:s/></text:span><text:span text:style-name="T128_131">power</text:span><text:span text:style-name="T128_132"><text:s/></text:span><text:span text:style-name="T128_133">of</text:span><text:span text:style-name="T128_134"><text:s/></text:span><text:span text:style-name="T128_135">this</text:span><text:span text:style-name="T128_136"><text:s/></text:span><text:span text:style-name="T128_137">endpoint</text:span><text:span text:style-name="T128_138">.<text:s/></text:span><text:span text:style-name="T128_139">Here</text:span><text:span text:style-name="T128_140"><text:s/></text:span><text:span text:style-name="T128_141">we</text:span><text:span text:style-name="T128_142">’</text:span><text:span text:style-name="T128_143">re</text:span><text:span text:style-name="T128_144"><text:s/></text:span><text:span text:style-name="T128_145">setting</text:span><text:span text:style-name="T128_146"><text:s/></text:span><text:span text:style-name="T128_147">and</text:span><text:span text:style-name="T128_148"><text:s/></text:span><text:span text:style-name="T128_149">locking</text:span><text:span text:style-name="T128_150"><text:s/></text:span><text:span text:style-name="T128_151">the</text:span><text:span text:style-name="T128_152"><text:s/></text:span><text:span text:style-name="T128_153">title</text:span><text:span text:style-name="T128_154">,<text:s/></text:span><text:span text:style-name="T128_155">setting</text:span><text:span text:style-name="T128_156"><text:s/></text:span><text:span text:style-name="T128_157">a</text:span><text:span text:style-name="T128_158"><text:s/></text:span><text:span text:style-name="T128_159">genre</text:span><text:span text:style-name="T128_160"><text:s/>(</text:span><text:span text:style-name="T128_161">and</text:span><text:span text:style-name="T128_162"><text:s/></text:span><text:span text:style-name="T128_163">locking</text:span><text:span text:style-name="T128_164"><text:s/></text:span><text:span text:style-name="T128_165">it</text:span><text:span text:style-name="T128_166">)<text:s/></text:span><text:span text:style-name="T128_167">and</text:span><text:span text:style-name="T128_168"><text:s/></text:span><text:span text:style-name="T128_169">setting</text:span><text:span text:style-name="T128_170"><text:s/></text:span><text:span text:style-name="T128_171">the</text:span><text:span text:style-name="T128_172"><text:s/></text:span><text:span text:style-name="T128_173">cast</text:span><text:span text:style-name="T128_174"><text:s/>(</text:span><text:span text:style-name="T128_175">with</text:span><text:span text:style-name="T128_176"><text:s/></text:span><text:span text:style-name="T128_177">a</text:span><text:span text:style-name="T128_178"><text:s/></text:span><text:span text:style-name="T128_179">single</text:span><text:span text:style-name="T128_180"><text:s/></text:span><text:span text:style-name="T128_181">actor</text:span><text:span text:style-name="T128_182">).</text:span></text:p>
      <text:p text:style-name="P129"/>
      <text:h text:style-name="P130" text:outline-level="10"><text:bookmark-start text:name="h.wlsxobkv14lw"/><text:bookmark-end text:name="h.wlsxobkv14lw"/><text:span text:style-name="T130_1">PUT</text:span><text:span text:style-name="T130_2"><text:s/>/</text:span><text:span text:style-name="T130_3">library</text:span><text:span text:style-name="T130_4">/</text:span><text:span text:style-name="T130_5">metadata</text:span><text:span text:style-name="T130_6">/</text:span><text:span text:style-name="T130_7">X</text:span><text:span text:style-name="T130_8">?</text:span><text:span text:style-name="T130_9">title</text:span><text:span text:style-name="T130_10">=</text:span><text:span text:style-name="T130_11">Foo</text:span><text:span text:style-name="T130_12">&amp;</text:span><text:span text:style-name="T130_13">title</text:span><text:span text:style-name="T130_14">.</text:span><text:span text:style-name="T130_15">locked</text:span><text:span text:style-name="T130_16">=1&amp;</text:span><text:span text:style-name="T130_17">genre</text:span><text:span text:style-name="T130_18">[0].</text:span><text:span text:style-name="T130_19">tag</text:span><text:span text:style-name="T130_20">.</text:span><text:span text:style-name="T130_21">tag</text:span><text:span text:style-name="T130_22">=</text:span><text:span text:style-name="T130_23">Action</text:span><text:span text:style-name="T130_24">&amp;</text:span><text:span text:style-name="T130_25">genre</text:span><text:span text:style-name="T130_26">[0].</text:span><text:span text:style-name="T130_27">tagging</text:span><text:span text:style-name="T130_28">.</text:span><text:span text:style-name="T130_29">index</text:span><text:span text:style-name="T130_30">=1&amp;</text:span><text:span text:style-name="T130_31">genre</text:span><text:span text:style-name="T130_32">.</text:span><text:span text:style-name="T130_33">locked</text:span><text:span text:style-name="T130_34">=1&amp;</text:span><text:span text:style-name="T130_35">actor</text:span><text:span text:style-name="T130_36">[0].</text:span><text:span text:style-name="T130_37">tag</text:span><text:span text:style-name="T130_38">.</text:span><text:span text:style-name="T130_39">tag</text:span><text:span text:style-name="T130_40">=</text:span><text:span text:style-name="T130_41">Anna</text:span><text:span text:style-name="T130_42">+</text:span><text:span text:style-name="T130_43">Kim</text:span><text:span text:style-name="T130_44">&amp;</text:span><text:span text:style-name="T130_45">actor</text:span><text:span text:style-name="T130_46">[0].</text:span><text:span text:style-name="T130_47">tagging</text:span><text:span text:style-name="T130_48">.</text:span><text:span text:style-name="T130_49">text</text:span><text:span text:style-name="T130_50">=</text:span><text:span text:style-name="T130_51">The</text:span><text:span text:style-name="T130_52">+</text:span><text:span text:style-name="T130_53">Wife</text:span></text:h>
      <text:h text:style-name="P131" text:outline-level="10"><text:bookmark-start text:name="h.bqtwrv4r9r7g"/><text:bookmark-end text:name="h.bqtwrv4r9r7g"/><text:span text:style-name="T131_1">Media</text:span><text:span text:style-name="T131_2"><text:s/></text:span><text:span text:style-name="T131_3">Streams</text:span></text:h>
      <text:p text:style-name="P132"><text:span text:style-name="T132_1">Video</text:span><text:span text:style-name="T132_2"><text:s/></text:span><text:span text:style-name="T132_3">media</text:span><text:span text:style-name="T132_4"><text:s/></text:span><text:span text:style-name="T132_5">parts</text:span><text:span text:style-name="T132_6"><text:s/></text:span><text:span text:style-name="T132_7">can</text:span><text:span text:style-name="T132_8"><text:s/></text:span><text:span text:style-name="T132_9">have</text:span><text:span text:style-name="T132_10"><text:s/></text:span><text:span text:style-name="T132_11">multiple</text:span><text:span text:style-name="T132_12"><text:s/></text:span><text:span text:style-name="T132_13">streams</text:span><text:span text:style-name="T132_14"><text:s/></text:span><text:span text:style-name="T132_15">of</text:span><text:span text:style-name="T132_16"><text:s/></text:span><text:span text:style-name="T132_17">type</text:span><text:span text:style-name="T132_18"><text:s/></text:span><text:span text:style-name="T132_19">video</text:span><text:span text:style-name="T132_20">,<text:s/></text:span><text:span text:style-name="T132_21">audio</text:span><text:span text:style-name="T132_22"><text:s/></text:span><text:span text:style-name="T132_23">or</text:span><text:span text:style-name="T132_24"><text:s/></text:span><text:span text:style-name="T132_25">subtitle</text:span><text:span text:style-name="T132_26">.<text:s/></text:span><text:span text:style-name="T132_27">There</text:span><text:span text:style-name="T132_28"><text:s/></text:span><text:span text:style-name="T132_29">may</text:span><text:span text:style-name="T132_30"><text:s/></text:span><text:span text:style-name="T132_31">be</text:span><text:span text:style-name="T132_32"><text:s/></text:span><text:span text:style-name="T132_33">multiple</text:span><text:span text:style-name="T132_34"><text:s/></text:span><text:span text:style-name="T132_35">audio</text:span><text:span text:style-name="T132_36"><text:s/></text:span><text:span text:style-name="T132_37">and</text:span><text:span text:style-name="T132_38"><text:s/></text:span><text:span text:style-name="T132_39">subtitle</text:span><text:span text:style-name="T132_40"><text:s/></text:span><text:span text:style-name="T132_41">streams</text:span><text:span text:style-name="T132_42">,<text:s/></text:span><text:span text:style-name="T132_43">and</text:span><text:span text:style-name="T132_44"><text:s/></text:span><text:span text:style-name="T132_45">exactly</text:span><text:span text:style-name="T132_46"><text:s/></text:span><text:span text:style-name="T132_47">one</text:span><text:span text:style-name="T132_48"><text:s/></text:span><text:span text:style-name="T132_49">stream</text:span><text:span text:style-name="T132_50"><text:s/></text:span><text:span text:style-name="T132_51">must</text:span><text:span text:style-name="T132_52"><text:s/></text:span><text:span text:style-name="T132_53">be</text:span><text:span text:style-name="T132_54"><text:s/></text:span><text:span text:style-name="T132_55">selected</text:span><text:span text:style-name="T132_56"><text:s/></text:span><text:span text:style-name="T132_57">of</text:span><text:span text:style-name="T132_58"><text:s/></text:span><text:span text:style-name="T132_59">each</text:span><text:span text:style-name="T132_60"><text:s/></text:span><text:span text:style-name="T132_61">type</text:span><text:span text:style-name="T132_62">.<text:s/></text:span><text:span text:style-name="T132_63">By</text:span><text:span text:style-name="T132_64"><text:s/></text:span><text:span text:style-name="T132_65">default</text:span><text:span text:style-name="T132_66">,<text:s/></text:span><text:span text:style-name="T132_67">the</text:span><text:span text:style-name="T132_68"><text:s/></text:span><text:span text:style-name="T132_69">media</text:span><text:span text:style-name="T132_70"><text:s/></text:span><text:span text:style-name="T132_71">server</text:span><text:span text:style-name="T132_72"><text:s/></text:span><text:span text:style-name="T132_73">automatically</text:span><text:span text:style-name="T132_74"><text:s/></text:span><text:span text:style-name="T132_75">picks</text:span><text:span text:style-name="T132_76"><text:s/></text:span><text:span text:style-name="T132_77">streams</text:span><text:span text:style-name="T132_78"><text:s/></text:span><text:span text:style-name="T132_79">based</text:span><text:span text:style-name="T132_80"><text:s/></text:span><text:span text:style-name="T132_81">on</text:span><text:span text:style-name="T132_82"><text:s/></text:span><text:span text:style-name="T132_83">the</text:span><text:span text:style-name="T132_84"><text:s/></text:span><text:span text:style-name="T132_85">language</text:span><text:span text:style-name="T132_86"><text:s/></text:span><text:span text:style-name="T132_87">and</text:span><text:span text:style-name="T132_88"><text:s/></text:span><text:span text:style-name="T132_89">subtitle</text:span><text:span text:style-name="T132_90"><text:s/></text:span><text:span text:style-name="T132_91">preferences</text:span><text:span text:style-name="T132_92">.</text:span></text:p>
      <text:p text:style-name="P133"/>
      <text:p text:style-name="P134"><text:span text:style-name="T134_1">There</text:span><text:span text:style-name="T134_2"><text:s/></text:span><text:span text:style-name="T134_3">is</text:span><text:span text:style-name="T134_4"><text:s/></text:span><text:span text:style-name="T134_5">an</text:span><text:span text:style-name="T134_6"><text:s/></text:span><text:span text:style-name="T134_7">endpoint</text:span><text:span text:style-name="T134_8"><text:s/></text:span><text:span text:style-name="T134_9">to</text:span><text:span text:style-name="T134_10"><text:s/></text:span><text:span text:style-name="T134_11">set</text:span><text:span text:style-name="T134_12"><text:s/></text:span><text:span text:style-name="T134_13">the</text:span><text:span text:style-name="T134_14"><text:s/></text:span><text:span text:style-name="T134_15">selected</text:span><text:span text:style-name="T134_16"><text:s/></text:span><text:span text:style-name="T134_17">streams</text:span><text:span text:style-name="T134_18"><text:s/></text:span><text:span text:style-name="T134_19">for</text:span><text:span text:style-name="T134_20"><text:s/></text:span><text:span text:style-name="T134_21">each</text:span><text:span text:style-name="T134_22"><text:s/></text:span><text:span text:style-name="T134_23">part</text:span><text:span text:style-name="T134_24">:</text:span></text:p>
      <text:p text:style-name="P135"/>
      <text:h text:style-name="P136" text:outline-level="10"><text:bookmark-start text:name="h.6potzsnf496z"/><text:bookmark-end text:name="h.6potzsnf496z"/><text:span text:style-name="T136_1">PUT</text:span><text:span text:style-name="T136_2"><text:s/>/</text:span><text:span text:style-name="T136_3">library</text:span><text:span text:style-name="T136_4">/</text:span><text:span text:style-name="T136_5">parts</text:span><text:span text:style-name="T136_6">/81551?</text:span><text:span text:style-name="T136_7">subtitleStreamID</text:span><text:span text:style-name="T136_8">=</text:span><text:span text:style-name="T136_9">X</text:span><text:span text:style-name="T136_10">&amp;</text:span><text:span text:style-name="T136_11">audioStreamID</text:span><text:span text:style-name="T136_12">=</text:span><text:span text:style-name="T136_13">Y</text:span></text:h>
      <text:p text:style-name="P137"/>
      <text:p text:style-name="P138"><text:span text:style-name="T138_1">Passing</text:span><text:span text:style-name="T138_2"><text:s/></text:span><text:span text:style-name="T138_3">a</text:span><text:span text:style-name="T138_4"><text:s/></text:span><text:span text:style-name="T138_5">subtitle</text:span><text:span text:style-name="T138_6"><text:s/></text:span><text:span text:style-name="T138_7">stream</text:span><text:span text:style-name="T138_8"><text:s/></text:span><text:span text:style-name="T138_9">of</text:span><text:span text:style-name="T138_10"><text:s/>0<text:s/></text:span><text:span text:style-name="T138_11">means</text:span><text:span text:style-name="T138_12"><text:s/></text:span></text:p>
      <text:h text:style-name="P139" text:outline-level="10"><text:bookmark-start text:name="h.bd7o66flno4v"/><text:bookmark-end text:name="h.bd7o66flno4v"/><text:span text:style-name="T139_1">Advanced</text:span><text:span text:style-name="T139_2"><text:s/></text:span><text:span text:style-name="T139_3">Filtering</text:span></text:h>
      <text:p text:style-name="P140"><text:span text:style-name="T140_1">You</text:span><text:span text:style-name="T140_2"><text:s/></text:span><text:span text:style-name="T140_3">can</text:span><text:span text:style-name="T140_4"><text:s/></text:span><text:span text:style-name="T140_5">get</text:span><text:span text:style-name="T140_6"><text:s/></text:span><text:span text:style-name="T140_7">a</text:span><text:span text:style-name="T140_8"><text:s/></text:span><text:span text:style-name="T140_9">filtered</text:span><text:span text:style-name="T140_10"><text:s/></text:span><text:span text:style-name="T140_11">view</text:span><text:span text:style-name="T140_12"><text:s/></text:span><text:span text:style-name="T140_13">of</text:span><text:span text:style-name="T140_14"><text:s/></text:span><text:span text:style-name="T140_15">any</text:span><text:span text:style-name="T140_16"><text:s/></text:span><text:span text:style-name="T140_17">section</text:span><text:span text:style-name="T140_18"><text:s/></text:span><text:span text:style-name="T140_19">by</text:span><text:span text:style-name="T140_20"><text:s/></text:span><text:span text:style-name="T140_21">using</text:span><text:span text:style-name="T140_22"><text:s/></text:span><text:span text:style-name="T140_23">the</text:span><text:span text:style-name="T140_24"><text:s/></text:span><text:span text:style-name="T140_25">following</text:span><text:span text:style-name="T140_26"><text:s/></text:span><text:span text:style-name="T140_27">endpoint</text:span><text:span text:style-name="T140_28">:</text:span></text:p>
      <text:p text:style-name="P141"/>
      <text:h text:style-name="P142" text:outline-level="10"><text:bookmark-start text:name="h.60haftz0d19l"/><text:bookmark-end text:name="h.60haftz0d19l"/><text:span text:style-name="T142_1">GET</text:span><text:span text:style-name="T142_2"><text:s/>/</text:span><text:span text:style-name="T142_3">library</text:span><text:span text:style-name="T142_4">/</text:span><text:span text:style-name="T142_5">sections</text:span><text:span text:style-name="T142_6">/</text:span><text:span text:style-name="T142_7">X</text:span><text:span text:style-name="T142_8">/</text:span><text:span text:style-name="T142_9">all</text:span><text:span text:style-name="T142_10">?&lt;</text:span><text:span text:style-name="T142_11">filters</text:span><text:span text:style-name="T142_12">&gt;</text:span></text:h>
      <text:p text:style-name="P143"/>
      <text:p text:style-name="P144"><text:span text:style-name="T144_1">The</text:span><text:span text:style-name="T144_2"><text:s/></text:span><text:span text:style-name="T144_3">filters</text:span><text:span text:style-name="T144_4"><text:s/></text:span><text:span text:style-name="T144_5">are</text:span><text:span text:style-name="T144_6"><text:s/></text:span><text:span text:style-name="T144_7">expressed</text:span><text:span text:style-name="T144_8"><text:s/></text:span><text:span text:style-name="T144_9">via</text:span><text:span text:style-name="T144_10"><text:s/></text:span><text:span text:style-name="T144_11">querystring</text:span><text:span text:style-name="T144_12"><text:s/></text:span><text:span text:style-name="T144_13">parameters</text:span><text:span text:style-name="T144_14">.<text:s/></text:span><text:span text:style-name="T144_15">Each</text:span><text:span text:style-name="T144_16"><text:s/></text:span><text:span text:style-name="T144_17">parameter</text:span><text:span text:style-name="T144_18"><text:s/></text:span><text:span text:style-name="T144_19">contains</text:span><text:span text:style-name="T144_20"><text:s/></text:span><text:span text:style-name="T144_21">a</text:span><text:span text:style-name="T144_22"><text:s/></text:span><text:span text:style-name="T144_23">field</text:span><text:span text:style-name="T144_24">,<text:s/></text:span><text:span text:style-name="T144_25">operator</text:span><text:span text:style-name="T144_26"><text:s/></text:span><text:span text:style-name="T144_27">and</text:span><text:span text:style-name="T144_28"><text:s/></text:span><text:span text:style-name="T144_29">value</text:span><text:span text:style-name="T144_30">(</text:span><text:span text:style-name="T144_31">s</text:span><text:span text:style-name="T144_32">).<text:s/></text:span><text:span text:style-name="T144_33">Valid</text:span><text:span text:style-name="T144_34"><text:s/></text:span><text:span text:style-name="T144_35">operators</text:span><text:span text:style-name="T144_36"><text:s/></text:span><text:span text:style-name="T144_37">are</text:span><text:span text:style-name="T144_38"><text:s/>=,<text:s/>&gt;=,<text:s/>&lt;=,<text:s/></text:span><text:span text:style-name="T144_39">and</text:span><text:span text:style-name="T144_40"><text:s/>!=.<text:s/></text:span><text:span text:style-name="T144_41">For</text:span><text:span text:style-name="T144_42"><text:s/></text:span><text:span text:style-name="T144_43">tag</text:span><text:span text:style-name="T144_44">-</text:span><text:span text:style-name="T144_45">based</text:span><text:span text:style-name="T144_46"><text:s/></text:span><text:span text:style-name="T144_47">fields</text:span><text:span text:style-name="T144_48"><text:s/>(</text:span><text:span text:style-name="T144_49">e</text:span><text:span text:style-name="T144_50">.</text:span><text:span text:style-name="T144_51">g</text:span><text:span text:style-name="T144_52">.<text:s/></text:span><text:span text:style-name="T144_53">genre</text:span><text:span text:style-name="T144_54">),<text:s/></text:span><text:span text:style-name="T144_55">only</text:span><text:span text:style-name="T144_56"><text:s/>=<text:s/></text:span><text:span text:style-name="T144_57">and</text:span><text:span text:style-name="T144_58"><text:s/>!=<text:s/></text:span><text:span text:style-name="T144_59">operators</text:span><text:span text:style-name="T144_60"><text:s/></text:span><text:span text:style-name="T144_61">are</text:span><text:span text:style-name="T144_62"><text:s/></text:span><text:span text:style-name="T144_63">allowed</text:span><text:span text:style-name="T144_64">,<text:s/></text:span><text:span text:style-name="T144_65">and</text:span><text:span text:style-name="T144_66"><text:s/></text:span><text:span text:style-name="T144_67">correspond</text:span><text:span text:style-name="T144_68"><text:s/></text:span><text:span text:style-name="T144_69">to</text:span><text:span text:style-name="T144_70"><text:s/>“</text:span><text:span text:style-name="T144_71">are</text:span><text:span text:style-name="T144_72"><text:s/></text:span><text:span text:style-name="T144_73">tagged</text:span><text:span text:style-name="T144_74"><text:s/></text:span><text:span text:style-name="T144_75">with</text:span><text:span text:style-name="T144_76">”<text:s/></text:span><text:span text:style-name="T144_77">and</text:span><text:span text:style-name="T144_78"><text:s/>“</text:span><text:span text:style-name="T144_79">are</text:span><text:span text:style-name="T144_80"><text:s/></text:span><text:span text:style-name="T144_81">not</text:span><text:span text:style-name="T144_82"><text:s/></text:span><text:span text:style-name="T144_83">tagged</text:span><text:span text:style-name="T144_84"><text:s/></text:span><text:span text:style-name="T144_85">with</text:span><text:span text:style-name="T144_86">”.</text:span></text:p>
      <text:p text:style-name="P145"/>
      <text:list text:style-name="LS2" xml:id="list4">
        <text:list-item>
          <text:p text:style-name="P146"><text:span text:style-name="T146_1">year</text:span><text:span text:style-name="T146_2">=2010<text:s/>⇢<text:s/></text:span><text:span text:style-name="T146_3">returns</text:span><text:span text:style-name="T146_4"><text:s/></text:span><text:span text:style-name="T146_5">all</text:span><text:span text:style-name="T146_6"><text:s/></text:span><text:span text:style-name="T146_7">media</text:span><text:span text:style-name="T146_8"><text:s/></text:span><text:span text:style-name="T146_9">from</text:span><text:span text:style-name="T146_10"><text:s/></text:span><text:span text:style-name="T146_11">the</text:span><text:span text:style-name="T146_12"><text:s/></text:span><text:span text:style-name="T146_13">year</text:span><text:span text:style-name="T146_14"><text:s/>2010</text:span></text:p>
        </text:list-item>
        <text:list-item>
          <text:p text:style-name="P147"><text:span text:style-name="T147_1">year</text:span><text:span text:style-name="T147_2">&gt;=1990<text:s/>⇢<text:s/></text:span><text:span text:style-name="T147_3">returns</text:span><text:span text:style-name="T147_4"><text:s/></text:span><text:span text:style-name="T147_5">all</text:span><text:span text:style-name="T147_6"><text:s/></text:span><text:span text:style-name="T147_7">media</text:span><text:span text:style-name="T147_8"><text:s/></text:span><text:span text:style-name="T147_9">from</text:span><text:span text:style-name="T147_10"><text:s/></text:span><text:span text:style-name="T147_11">years</text:span><text:span text:style-name="T147_12"><text:s/>1990<text:s/></text:span><text:span text:style-name="T147_13">and</text:span><text:span text:style-name="T147_14"><text:s/></text:span><text:span text:style-name="T147_15">later</text:span><text:span text:style-name="T147_16">.</text:span></text:p>
        </text:list-item>
        <text:list-item>
          <text:p text:style-name="P148"><text:span text:style-name="T148_1">year</text:span><text:span text:style-name="T148_2">!=2012<text:s/>⇢<text:s/></text:span><text:span text:style-name="T148_3">returns</text:span><text:span text:style-name="T148_4"><text:s/></text:span><text:span text:style-name="T148_5">all</text:span><text:span text:style-name="T148_6"><text:s/></text:span><text:span text:style-name="T148_7">media</text:span><text:span text:style-name="T148_8"><text:s/></text:span><text:span text:style-name="T148_9">from</text:span><text:span text:style-name="T148_10"><text:s/></text:span><text:span text:style-name="T148_11">years</text:span><text:span text:style-name="T148_12"><text:s/></text:span><text:span text:style-name="T148_13">other</text:span><text:span text:style-name="T148_14"><text:s/></text:span><text:span text:style-name="T148_15">than</text:span><text:span text:style-name="T148_16"><text:s/>2012.</text:span></text:p>
        </text:list-item>
        <text:list-item>
          <text:p text:style-name="P149"><text:span text:style-name="T149_1">year</text:span><text:span text:style-name="T149_2">=2012,2013,2015<text:s/>⇢<text:s/></text:span><text:span text:style-name="T149_3">returns</text:span><text:span text:style-name="T149_4"><text:s/></text:span><text:span text:style-name="T149_5">all</text:span><text:span text:style-name="T149_6"><text:s/></text:span><text:span text:style-name="T149_7">media</text:span><text:span text:style-name="T149_8"><text:s/></text:span><text:span text:style-name="T149_9">from</text:span><text:span text:style-name="T149_10"><text:s/></text:span><text:span text:style-name="T149_11">years</text:span><text:span text:style-name="T149_12"><text:s/>2012,<text:s/>2013,<text:s/></text:span><text:span text:style-name="T149_13">and</text:span><text:span text:style-name="T149_14"><text:s/>2015.</text:span></text:p>
        </text:list-item>
      </text:list>
      <text:p text:style-name="P150"/>
      <text:p text:style-name="P151"><text:span text:style-name="T151_1">When</text:span><text:span text:style-name="T151_2"><text:s/></text:span><text:span text:style-name="T151_3">multiple</text:span><text:span text:style-name="T151_4"><text:s/></text:span><text:span text:style-name="T151_5">parameters</text:span><text:span text:style-name="T151_6"><text:s/></text:span><text:span text:style-name="T151_7">are</text:span><text:span text:style-name="T151_8"><text:s/></text:span><text:span text:style-name="T151_9">passed</text:span><text:span text:style-name="T151_10">,<text:s/></text:span><text:span text:style-name="T151_11">they</text:span><text:span text:style-name="T151_12"><text:s/></text:span><text:span text:style-name="T151_13">are</text:span><text:span text:style-name="T151_14"><text:s/></text:span><text:span text:style-name="T151_15">logically</text:span><text:span text:style-name="T151_16"><text:s/></text:span><text:span text:style-name="T151_17">ANDed</text:span><text:span text:style-name="T151_18"><text:s/></text:span><text:span text:style-name="T151_19">together</text:span><text:span text:style-name="T151_20">.</text:span></text:p>
      <text:p text:style-name="P152"/>
      <text:list text:style-name="LS3" xml:id="list8">
        <text:list-item>
          <text:p text:style-name="P153"><text:span text:style-name="T153_1">year</text:span><text:span text:style-name="T153_2">=2010&amp;</text:span><text:span text:style-name="T153_3">rating</text:span><text:span text:style-name="T153_4">&gt;=5<text:s/>⇢<text:s/></text:span><text:span text:style-name="T153_5">all</text:span><text:span text:style-name="T153_6"><text:s/></text:span><text:span text:style-name="T153_7">media</text:span><text:span text:style-name="T153_8"><text:s/></text:span><text:span text:style-name="T153_9">from</text:span><text:span text:style-name="T153_10"><text:s/></text:span><text:span text:style-name="T153_11">the</text:span><text:span text:style-name="T153_12"><text:s/></text:span><text:span text:style-name="T153_13">year</text:span><text:span text:style-name="T153_14"><text:s/>2012<text:s/></text:span><text:span text:style-name="T153_15">with</text:span><text:span text:style-name="T153_16"><text:s/></text:span><text:span text:style-name="T153_17">a</text:span><text:span text:style-name="T153_18"><text:s/>5<text:s/></text:span><text:span text:style-name="T153_19">or</text:span><text:span text:style-name="T153_20"><text:s/></text:span><text:span text:style-name="T153_21">greater</text:span><text:span text:style-name="T153_22">.</text:span></text:p>
        </text:list-item>
      </text:list>
      <text:p text:style-name="P154"/>
      <text:p text:style-name="P155"><text:span text:style-name="T155_1">Alphanumeric</text:span><text:span text:style-name="T155_2"><text:s/></text:span><text:span text:style-name="T155_3">Pagination</text:span></text:p>
      <text:p text:style-name="P156"><text:span text:style-name="T156_1">You</text:span><text:span text:style-name="T156_2"><text:s/></text:span><text:span text:style-name="T156_3">can</text:span><text:span text:style-name="T156_4"><text:s/></text:span><text:span text:style-name="T156_5">get</text:span><text:span text:style-name="T156_6"><text:s/></text:span><text:span text:style-name="T156_7">a</text:span><text:span text:style-name="T156_8"><text:s/></text:span><text:span text:style-name="T156_9">list</text:span><text:span text:style-name="T156_10"><text:s/></text:span><text:span text:style-name="T156_11">of</text:span><text:span text:style-name="T156_12"><text:s/></text:span><text:span text:style-name="T156_13">alphanumeric</text:span><text:span text:style-name="T156_14"><text:s/></text:span><text:span text:style-name="T156_15">characters</text:span><text:span text:style-name="T156_16"><text:s/></text:span><text:span text:style-name="T156_17">to</text:span><text:span text:style-name="T156_18"><text:s/></text:span><text:span text:style-name="T156_19">display</text:span><text:span text:style-name="T156_20"><text:s/></text:span><text:span text:style-name="T156_21">by</text:span><text:span text:style-name="T156_22"><text:s/></text:span><text:span text:style-name="T156_23">using</text:span><text:span text:style-name="T156_24"><text:s/></text:span><text:span text:style-name="T156_25">the</text:span><text:span text:style-name="T156_26"><text:s/></text:span><text:span text:style-name="T156_27">following</text:span><text:span text:style-name="T156_28"><text:s/></text:span><text:span text:style-name="T156_29">endpoint</text:span><text:span text:style-name="T156_30">:</text:span></text:p>
      <text:p text:style-name="P157"/>
      <text:p text:style-name="P158"><text:span text:style-name="T158_1">GET</text:span><text:span text:style-name="T158_2"><text:s/>/</text:span><text:span text:style-name="T158_3">library</text:span><text:span text:style-name="T158_4">/</text:span><text:span text:style-name="T158_5">sections</text:span><text:span text:style-name="T158_6">/</text:span><text:span text:style-name="T158_7">X</text:span><text:span text:style-name="T158_8">/</text:span><text:span text:style-name="T158_9">firstCharacter</text:span></text:p>
      <text:p text:style-name="P159"/>
      <text:p text:style-name="P160"><text:span text:style-name="T160_1">You</text:span><text:span text:style-name="T160_2"><text:s/></text:span><text:span text:style-name="T160_3">can</text:span><text:span text:style-name="T160_4"><text:s/></text:span><text:span text:style-name="T160_5">then</text:span><text:span text:style-name="T160_6"><text:s/></text:span><text:span text:style-name="T160_7">use</text:span><text:span text:style-name="T160_8"><text:s/></text:span><text:span text:style-name="T160_9">the</text:span><text:span text:style-name="T160_10"><text:s/></text:span><text:span text:style-name="T160_11">provided</text:span><text:span text:style-name="T160_12"><text:s/></text:span><text:span text:style-name="T160_13">keys</text:span><text:span text:style-name="T160_14"><text:s/></text:span><text:span text:style-name="T160_15">to</text:span><text:span text:style-name="T160_16"><text:s/></text:span><text:span text:style-name="T160_17">return</text:span><text:span text:style-name="T160_18"><text:s/></text:span><text:span text:style-name="T160_19">media</text:span><text:span text:style-name="T160_20"><text:s/></text:span><text:span text:style-name="T160_21">items</text:span><text:span text:style-name="T160_22"><text:s/></text:span><text:span text:style-name="T160_23">for</text:span><text:span text:style-name="T160_24"><text:s/></text:span><text:span text:style-name="T160_25">that</text:span><text:span text:style-name="T160_26"><text:s/></text:span><text:span text:style-name="T160_27">character</text:span><text:span text:style-name="T160_28">.</text:span></text:p>
      <text:p text:style-name="P161"/>
      <text:p text:style-name="P162"><text:span text:style-name="T162_1">GET</text:span><text:span text:style-name="T162_2"><text:s/>/</text:span><text:span text:style-name="T162_3">library</text:span><text:span text:style-name="T162_4">/</text:span><text:span text:style-name="T162_5">sections</text:span><text:span text:style-name="T162_6">/</text:span><text:span text:style-name="T162_7">X</text:span><text:span text:style-name="T162_8">/</text:span><text:span text:style-name="T162_9">firstCharacter</text:span><text:span text:style-name="T162_10">/</text:span><text:span text:style-name="T162_11">Y</text:span></text:p>
      <text:h text:style-name="P163" text:outline-level="10"><text:bookmark-start text:name="h.gyh33ekat24p"/><text:bookmark-end text:name="h.gyh33ekat24p"/><text:span text:style-name="T163_1">Miscellaneous</text:span><text:span text:style-name="T163_2"><text:s/></text:span><text:span text:style-name="T163_3">Endpoints</text:span></text:h>
      <text:p text:style-name="P164"><text:span text:style-name="T164_1">When</text:span><text:span text:style-name="T164_2"><text:s/></text:span><text:span text:style-name="T164_3">connecting</text:span><text:span text:style-name="T164_4"><text:s/></text:span><text:span text:style-name="T164_5">to</text:span><text:span text:style-name="T164_6"><text:s/></text:span><text:span text:style-name="T164_7">a</text:span><text:span text:style-name="T164_8"><text:s/></text:span><text:span text:style-name="T164_9">remote</text:span><text:span text:style-name="T164_10"><text:s/></text:span><text:span text:style-name="T164_11">server</text:span><text:span text:style-name="T164_12">,<text:s/></text:span><text:span text:style-name="T164_13">you</text:span><text:span text:style-name="T164_14"><text:s/></text:span><text:span text:style-name="T164_15">might</text:span><text:span text:style-name="T164_16"><text:s/></text:span><text:span text:style-name="T164_17">need</text:span><text:span text:style-name="T164_18"><text:s/></text:span><text:span text:style-name="T164_19">to</text:span><text:span text:style-name="T164_20"><text:s/></text:span><text:span text:style-name="T164_21">know</text:span><text:span text:style-name="T164_22"><text:s/></text:span><text:span text:style-name="T164_23">what</text:span><text:span text:style-name="T164_24"><text:s/></text:span><text:span text:style-name="T164_25">token</text:span><text:span text:style-name="T164_26"><text:s/></text:span><text:span text:style-name="T164_27">to</text:span><text:span text:style-name="T164_28"><text:s/></text:span><text:span text:style-name="T164_29">send</text:span><text:span text:style-name="T164_30"><text:s/></text:span><text:span text:style-name="T164_31">it</text:span><text:span text:style-name="T164_32">;<text:s/></text:span><text:span text:style-name="T164_33">if</text:span><text:span text:style-name="T164_34"><text:s/></text:span><text:span text:style-name="T164_35">you</text:span><text:span text:style-name="T164_36"><text:s/></text:span><text:span text:style-name="T164_37">don</text:span><text:span text:style-name="T164_38">’</text:span><text:span text:style-name="T164_39">t</text:span><text:span text:style-name="T164_40"><text:s/></text:span><text:span text:style-name="T164_41">know</text:span><text:span text:style-name="T164_42"><text:s/></text:span><text:span text:style-name="T164_43">the</text:span><text:span text:style-name="T164_44"><text:s/></text:span><text:span text:style-name="T164_45">machine</text:span><text:span text:style-name="T164_46"><text:s/></text:span><text:span text:style-name="T164_47">identifier</text:span><text:span text:style-name="T164_48"><text:s/></text:span><text:span text:style-name="T164_49">of</text:span><text:span text:style-name="T164_50"><text:s/></text:span><text:span text:style-name="T164_51">the</text:span><text:span text:style-name="T164_52"><text:s/></text:span><text:span text:style-name="T164_53">remote</text:span><text:span text:style-name="T164_54"><text:s/></text:span><text:span text:style-name="T164_55">server</text:span><text:span text:style-name="T164_56">,<text:s/></text:span><text:span text:style-name="T164_57">that</text:span><text:span text:style-name="T164_58">’</text:span><text:span text:style-name="T164_59">s</text:span><text:span text:style-name="T164_60"><text:s/></text:span><text:span text:style-name="T164_61">hard</text:span><text:span text:style-name="T164_62">,<text:s/></text:span><text:span text:style-name="T164_63">so</text:span><text:span text:style-name="T164_64"><text:s/></text:span><text:span text:style-name="T164_65">there</text:span><text:span text:style-name="T164_66"><text:s/></text:span><text:span text:style-name="T164_67">is</text:span><text:span text:style-name="T164_68"><text:s/></text:span><text:span text:style-name="T164_69">an</text:span><text:span text:style-name="T164_70"><text:s/></text:span><text:span text:style-name="T164_71">endpoint</text:span><text:span text:style-name="T164_72"><text:s/></text:span><text:span text:style-name="T164_73">you</text:span><text:span text:style-name="T164_74"><text:s/></text:span><text:span text:style-name="T164_75">can</text:span><text:span text:style-name="T164_76"><text:s/></text:span><text:span text:style-name="T164_77">hit</text:span><text:span text:style-name="T164_78"><text:s/></text:span><text:span text:style-name="T164_79">which</text:span><text:span text:style-name="T164_80"><text:s/></text:span><text:span text:style-name="T164_81">returns</text:span><text:span text:style-name="T164_82"><text:s/></text:span><text:span text:style-name="T164_83">basic</text:span><text:span text:style-name="T164_84"><text:s/></text:span><text:span text:style-name="T164_85">information</text:span><text:span text:style-name="T164_86"><text:s/></text:span><text:span text:style-name="T164_87">about</text:span><text:span text:style-name="T164_88"><text:s/></text:span><text:span text:style-name="T164_89">the</text:span><text:span text:style-name="T164_90"><text:s/></text:span><text:span text:style-name="T164_91">server</text:span><text:span text:style-name="T164_92">,<text:s/></text:span><text:span text:style-name="T164_93">and</text:span><text:span text:style-name="T164_94"><text:s/></text:span><text:span text:style-name="T164_95">isn</text:span><text:span text:style-name="T164_96">’</text:span><text:span text:style-name="T164_97">t</text:span><text:span text:style-name="T164_98"><text:s/></text:span><text:span text:style-name="T164_99">protected</text:span><text:span text:style-name="T164_100">.</text:span></text:p>
      <text:p text:style-name="P165"/>
      <text:p text:style-name="P166"><text:span text:style-name="T166_1">GET</text:span><text:span text:style-name="T166_2"><text:s/>/</text:span><text:span text:style-name="T166_3">identity</text:span></text:p>
      <text:p text:style-name="P167"/>
      <text:h text:style-name="P168" text:outline-level="10"><text:bookmark-start text:name="h.3rekc2c8yoi7"/><text:bookmark-end text:name="h.3rekc2c8yoi7"/><text:span text:style-name="T168_1">&lt;?</text:span><text:span text:style-name="T168_2">xml</text:span><text:span text:style-name="T168_3"><text:s/></text:span><text:span text:style-name="T168_4">version</text:span><text:span text:style-name="T168_5">="1.0"<text:s/></text:span><text:span text:style-name="T168_6">encoding</text:span><text:span text:style-name="T168_7">="</text:span><text:span text:style-name="T168_8">UTF</text:span><text:span text:style-name="T168_9">-8"?&gt;</text:span></text:h>
      <text:h text:style-name="P169" text:outline-level="10"><text:bookmark-start text:name="h.j4h9oyhqxvmc"/><text:bookmark-end text:name="h.j4h9oyhqxvmc"/><text:span text:style-name="T169_1">&lt;</text:span><text:span text:style-name="T169_2">MediaContainer</text:span><text:span text:style-name="T169_3"><text:s/></text:span><text:span text:style-name="T169_4">size</text:span><text:span text:style-name="T169_5">="0"<text:s/></text:span><text:span text:style-name="T169_6">machineIdentifier</text:span><text:span text:style-name="T169_7">="567-456-457"<text:s/></text:span><text:span text:style-name="T169_8">version</text:span><text:span text:style-name="T169_9">="0.9.7.3-36679</text:span><text:span text:style-name="T169_10">df</text:span><text:span text:style-name="T169_11">"<text:s/>/&gt;</text:span></text:h>
      <text:h text:style-name="P170" text:outline-level="10"><text:bookmark-start text:name="h.n29ddbids2m7"/><text:bookmark-end text:name="h.n29ddbids2m7"/><text:span text:style-name="T170_1">Browsing</text:span><text:span text:style-name="T170_2"><text:s/></text:span><text:span text:style-name="T170_3">Channels</text:span></text:h>
      <text:p text:style-name="P171"><text:span text:style-name="T171_1">blah</text:span></text:p>
      <text:h text:style-name="P172" text:outline-level="10"><text:bookmark-start text:name="h.g7asuwl3sejn"/><text:bookmark-end text:name="h.g7asuwl3sejn"/><text:span text:style-name="T172_1">Advanced</text:span><text:span text:style-name="T172_2"><text:s/></text:span><text:span text:style-name="T172_3">Channel</text:span><text:span text:style-name="T172_4"><text:s/></text:span><text:span text:style-name="T172_5">Concepts</text:span></text:h>
      <text:p text:style-name="P173"><text:span text:style-name="T173_1">indirect</text:span><text:span text:style-name="T173_2"><text:s/></text:span><text:span text:style-name="T173_3">and</text:span><text:span text:style-name="T173_4"><text:s/></text:span><text:span text:style-name="T173_5">postURL</text:span></text:p>
      <text:h text:style-name="P174" text:outline-level="10"><text:bookmark-start text:name="h.ks79afstkd24"/><text:bookmark-end text:name="h.ks79afstkd24"/><text:span text:style-name="T174_1">The</text:span><text:span text:style-name="T174_2"><text:s/></text:span><text:span text:style-name="T174_3">Transcoders</text:span></text:h>
      <text:p text:style-name="P175"><text:span text:style-name="T175_1">It</text:span><text:span text:style-name="T175_2">’</text:span><text:span text:style-name="T175_3">s</text:span><text:span text:style-name="T175_4"><text:s/></text:span><text:span text:style-name="T175_5">possible</text:span><text:span text:style-name="T175_6"><text:s/></text:span><text:span text:style-name="T175_7">to</text:span><text:span text:style-name="T175_8"><text:s/></text:span><text:span text:style-name="T175_9">obtain</text:span><text:span text:style-name="T175_10"><text:s/></text:span><text:span text:style-name="T175_11">a</text:span><text:span text:style-name="T175_12"><text:s/></text:span><text:span text:style-name="T175_13">list</text:span><text:span text:style-name="T175_14"><text:s/></text:span><text:span text:style-name="T175_15">of</text:span><text:span text:style-name="T175_16"><text:s/></text:span><text:span text:style-name="T175_17">the</text:span><text:span text:style-name="T175_18"><text:s/></text:span><text:span text:style-name="T175_19">current</text:span><text:span text:style-name="T175_20"><text:s/></text:span><text:span text:style-name="T175_21">transcode</text:span><text:span text:style-name="T175_22"><text:s/></text:span><text:span text:style-name="T175_23">sessions</text:span><text:span text:style-name="T175_24">:</text:span></text:p>
      <text:p text:style-name="P176"/>
      <text:h text:style-name="P177" text:outline-level="10"><text:bookmark-start text:name="h.uj1anepbk1hi"/><text:bookmark-end text:name="h.uj1anepbk1hi"/><text:span text:style-name="T177_1">GET</text:span><text:span text:style-name="T177_2"><text:s/>/</text:span><text:span text:style-name="T177_3">transcode</text:span><text:span text:style-name="T177_4">/</text:span><text:span text:style-name="T177_5">sessions</text:span></text:h>
      <text:p text:style-name="P178"/>
      <text:p text:style-name="P179"><text:span text:style-name="T179_1">Given</text:span><text:span text:style-name="T179_2"><text:s/></text:span><text:span text:style-name="T179_3">a</text:span><text:span text:style-name="T179_4"><text:s/></text:span><text:span text:style-name="T179_5">session</text:span><text:span text:style-name="T179_6"><text:s/></text:span><text:span text:style-name="T179_7">key</text:span><text:span text:style-name="T179_8">,<text:s/></text:span><text:span text:style-name="T179_9">you</text:span><text:span text:style-name="T179_10"><text:s/></text:span><text:span text:style-name="T179_11">can</text:span><text:span text:style-name="T179_12"><text:s/></text:span><text:span text:style-name="T179_13">kill</text:span><text:span text:style-name="T179_14"><text:s/></text:span><text:span text:style-name="T179_15">a</text:span><text:span text:style-name="T179_16"><text:s/></text:span><text:span text:style-name="T179_17">transcode</text:span><text:span text:style-name="T179_18"><text:s/></text:span><text:span text:style-name="T179_19">session</text:span><text:span text:style-name="T179_20"><text:s/></text:span><text:span text:style-name="T179_21">with</text:span><text:span text:style-name="T179_22"><text:s/></text:span><text:span text:style-name="T179_23">the</text:span><text:span text:style-name="T179_24"><text:s/></text:span><text:span text:style-name="T179_25">following</text:span><text:span text:style-name="T179_26"><text:s/></text:span><text:span text:style-name="T179_27">endpoint</text:span><text:span text:style-name="T179_28">:</text:span></text:p>
      <text:p text:style-name="P180"/>
      <text:h text:style-name="P181" text:outline-level="10"><text:bookmark-start text:name="h.tgpd0aax5mpy"/><text:bookmark-end text:name="h.tgpd0aax5mpy"/><text:span text:style-name="T181_1">DELETE</text:span><text:span text:style-name="T181_2"><text:s/>/</text:span><text:span text:style-name="T181_3">transcode</text:span><text:span text:style-name="T181_4">/</text:span><text:span text:style-name="T181_5">sessions</text:span><text:span text:style-name="T181_6">/&lt;</text:span><text:span text:style-name="T181_7">key</text:span><text:span text:style-name="T181_8">&gt;</text:span></text:h>
      <text:h text:style-name="P182" text:outline-level="10"><text:bookmark-start text:name="h.il60qkt4vlf3"/><text:bookmark-end text:name="h.il60qkt4vlf3"/><text:span text:style-name="T182_1">Progress</text:span><text:span text:style-name="T182_2"><text:s/></text:span><text:span text:style-name="T182_3">and</text:span><text:span text:style-name="T182_4"><text:s/></text:span><text:span text:style-name="T182_5">Scrobbles</text:span></text:h>
      <text:p text:style-name="P183"><text:span text:style-name="T183_1">blah</text:span></text:p>
      <text:h text:style-name="P184" text:outline-level="10"><text:bookmark-start text:name="h.awm4xroc7t6"/><text:bookmark-end text:name="h.awm4xroc7t6"/><text:span text:style-name="T184_1">Universal</text:span><text:span text:style-name="T184_2"><text:s/></text:span><text:span text:style-name="T184_3">Search</text:span></text:h>
      <text:p text:style-name="P185"><text:span text:style-name="T185_1">…</text:span></text:p>
      <text:p text:style-name="P186"/>
      <text:p text:style-name="P187"><text:span text:style-name="T187_1">At</text:span><text:span text:style-name="T187_2"><text:s/></text:span><text:span text:style-name="T187_3">the</text:span><text:span text:style-name="T187_4"><text:s/></text:span><text:span text:style-name="T187_5">end</text:span><text:span text:style-name="T187_6"><text:s/></text:span><text:span text:style-name="T187_7">of</text:span><text:span text:style-name="T187_8"><text:s/></text:span><text:span text:style-name="T187_9">the</text:span><text:span text:style-name="T187_10"><text:s/>`/</text:span><text:span text:style-name="T187_11">search</text:span><text:span text:style-name="T187_12">`<text:s/></text:span><text:span text:style-name="T187_13">result</text:span><text:span text:style-name="T187_14"><text:s/></text:span><text:span text:style-name="T187_15">XML</text:span><text:span text:style-name="T187_16">,<text:s/></text:span><text:span text:style-name="T187_17">you</text:span><text:span text:style-name="T187_18">'</text:span><text:span text:style-name="T187_19">ll</text:span><text:span text:style-name="T187_20"><text:s/></text:span><text:span text:style-name="T187_21">see</text:span><text:span text:style-name="T187_22"><text:s/></text:span><text:span text:style-name="T187_23">this</text:span><text:span text:style-name="T187_24">:</text:span></text:p>
      <text:p text:style-name="P188"/>
      <text:h text:style-name="P189" text:outline-level="10"><text:bookmark-start text:name="h.oqfofd8lipz8"/><text:bookmark-end text:name="h.oqfofd8lipz8"/><text:span text:style-name="T189_1">&lt;</text:span><text:span text:style-name="T189_2">Provider</text:span><text:span text:style-name="T189_3"><text:s/></text:span><text:span text:style-name="T189_4">key</text:span><text:span text:style-name="T189_5">="/</text:span><text:span text:style-name="T189_6">system</text:span><text:span text:style-name="T189_7">/</text:span><text:span text:style-name="T189_8">search</text:span><text:span text:style-name="T189_9">"<text:s/></text:span><text:span text:style-name="T189_10">title</text:span><text:span text:style-name="T189_11">="</text:span><text:span text:style-name="T189_12">Local</text:span><text:span text:style-name="T189_13"><text:s/></text:span><text:span text:style-name="T189_14">Network</text:span><text:span text:style-name="T189_15">"<text:s/></text:span><text:span text:style-name="T189_16">type</text:span><text:span text:style-name="T189_17">="</text:span><text:span text:style-name="T189_18">mixed</text:span><text:span text:style-name="T189_19">"/&gt;</text:span></text:h>
      <text:h text:style-name="P190" text:outline-level="10"><text:span text:style-name="T190_1">&lt;</text:span><text:span text:style-name="T190_2">Provider</text:span><text:span text:style-name="T190_3"><text:s/></text:span><text:span text:style-name="T190_4">key</text:span><text:span text:style-name="T190_5">="/</text:span><text:span text:style-name="T190_6">search</text:span><text:span text:style-name="T190_7">?</text:span><text:span text:style-name="T190_8">type</text:span><text:span text:style-name="T190_9">=10"<text:s/></text:span><text:span text:style-name="T190_10">title</text:span><text:span text:style-name="T190_11">="</text:span><text:span text:style-name="T190_12">Tracks</text:span><text:span text:style-name="T190_13">"<text:s/></text:span><text:span text:style-name="T190_14">type</text:span><text:span text:style-name="T190_15">="</text:span><text:span text:style-name="T190_16">tracks</text:span><text:span text:style-name="T190_17">"/&gt;</text:span></text:h>
      <text:h text:style-name="P191" text:outline-level="10"><text:span text:style-name="T191_1">&lt;</text:span><text:span text:style-name="T191_2">Provider</text:span><text:span text:style-name="T191_3"><text:s/></text:span><text:span text:style-name="T191_4">key</text:span><text:span text:style-name="T191_5">="/</text:span><text:span text:style-name="T191_6">search</text:span><text:span text:style-name="T191_7">/</text:span><text:span text:style-name="T191_8">actor</text:span><text:span text:style-name="T191_9">"<text:s/></text:span><text:span text:style-name="T191_10">title</text:span><text:span text:style-name="T191_11">="</text:span><text:span text:style-name="T191_12">Actors</text:span><text:span text:style-name="T191_13">"<text:s/></text:span><text:span text:style-name="T191_14">type</text:span><text:span text:style-name="T191_15">="</text:span><text:span text:style-name="T191_16">actors</text:span><text:span text:style-name="T191_17">"/&gt;</text:span></text:h>
      <text:p text:style-name="P192"/>
      <text:p text:style-name="P193"><text:span text:style-name="T193_1">These</text:span><text:span text:style-name="T193_2"><text:s/></text:span><text:span text:style-name="T193_3">providers</text:span><text:span text:style-name="T193_4"><text:s/></text:span><text:span text:style-name="T193_5">are</text:span><text:span text:style-name="T193_6"><text:s/>"</text:span><text:span text:style-name="T193_7">vectors</text:span><text:span text:style-name="T193_8">"<text:s/></text:span><text:span text:style-name="T193_9">to</text:span><text:span text:style-name="T193_10"><text:s/></text:span><text:span text:style-name="T193_11">additional</text:span><text:span text:style-name="T193_12"><text:s/></text:span><text:span text:style-name="T193_13">search</text:span><text:span text:style-name="T193_14"><text:s/></text:span><text:span text:style-name="T193_15">results</text:span><text:span text:style-name="T193_16">.<text:s/></text:span><text:span text:style-name="T193_17">In</text:span><text:span text:style-name="T193_18"><text:s/></text:span><text:span text:style-name="T193_19">the</text:span><text:span text:style-name="T193_20"><text:s/></text:span><text:span text:style-name="T193_21">case</text:span><text:span text:style-name="T193_22"><text:s/></text:span><text:span text:style-name="T193_23">of</text:span><text:span text:style-name="T193_24"><text:s/></text:span><text:span text:style-name="T193_25">the</text:span><text:span text:style-name="T193_26"><text:s/></text:span><text:span text:style-name="T193_27">tracks</text:span><text:span text:style-name="T193_28"><text:s/></text:span><text:span text:style-name="T193_29">provider</text:span><text:span text:style-name="T193_30">,<text:s/></text:span><text:span text:style-name="T193_31">it</text:span><text:span text:style-name="T193_32">'</text:span><text:span text:style-name="T193_33">s</text:span><text:span text:style-name="T193_34"><text:s/></text:span><text:span text:style-name="T193_35">split</text:span><text:span text:style-name="T193_36"><text:s/></text:span><text:span text:style-name="T193_37">out</text:span><text:span text:style-name="T193_38"><text:s/></text:span><text:span text:style-name="T193_39">in</text:span><text:span text:style-name="T193_40"><text:s/></text:span><text:span text:style-name="T193_41">order</text:span><text:span text:style-name="T193_42"><text:s/></text:span><text:span text:style-name="T193_43">to</text:span><text:span text:style-name="T193_44"><text:s/></text:span><text:span text:style-name="T193_45">make</text:span><text:span text:style-name="T193_46"><text:s/></text:span><text:span text:style-name="T193_47">the</text:span><text:span text:style-name="T193_48"><text:s/></text:span><text:span text:style-name="T193_49">initial</text:span><text:span text:style-name="T193_50"><text:s/></text:span><text:span text:style-name="T193_51">search</text:span><text:span text:style-name="T193_52"><text:s/></text:span><text:span text:style-name="T193_53">as</text:span><text:span text:style-name="T193_54"><text:s/></text:span><text:span text:style-name="T193_55">quick</text:span><text:span text:style-name="T193_56"><text:s/></text:span><text:span text:style-name="T193_57">as</text:span><text:span text:style-name="T193_58"><text:s/></text:span><text:span text:style-name="T193_59">possible</text:span><text:span text:style-name="T193_60">.</text:span></text:p>
      <text:p text:style-name="P194"/>
      <text:p text:style-name="P195"><text:span text:style-name="T195_1">The</text:span><text:span text:style-name="T195_2"><text:s/>`/</text:span><text:span text:style-name="T195_3">system</text:span><text:span text:style-name="T195_4">/</text:span><text:span text:style-name="T195_5">search</text:span><text:span text:style-name="T195_6">`<text:s/></text:span><text:span text:style-name="T195_7">provider</text:span><text:span text:style-name="T195_8"><text:s/></text:span><text:span text:style-name="T195_9">is</text:span><text:span text:style-name="T195_10"><text:s/></text:span><text:span text:style-name="T195_11">much</text:span><text:span text:style-name="T195_12"><text:s/></text:span><text:span text:style-name="T195_13">more</text:span><text:span text:style-name="T195_14"><text:s/></text:span><text:span text:style-name="T195_15">interesting</text:span><text:span text:style-name="T195_16">,<text:s/></text:span><text:span text:style-name="T195_17">as</text:span><text:span text:style-name="T195_18"><text:s/></text:span><text:span text:style-name="T195_19">it</text:span><text:span text:style-name="T195_20"><text:s/></text:span><text:span text:style-name="T195_21">returns</text:span><text:span text:style-name="T195_22"><text:s/></text:span><text:span text:style-name="T195_23">providers</text:span><text:span text:style-name="T195_24"><text:s/></text:span><text:span text:style-name="T195_25">for</text:span><text:span text:style-name="T195_26"><text:s/></text:span><text:span text:style-name="T195_27">other</text:span><text:span text:style-name="T195_28"><text:s/></text:span><text:span text:style-name="T195_29">servers</text:span><text:span text:style-name="T195_30"><text:s/></text:span><text:span text:style-name="T195_31">on</text:span><text:span text:style-name="T195_32"><text:s/></text:span><text:span text:style-name="T195_33">the</text:span><text:span text:style-name="T195_34"><text:s/></text:span><text:span text:style-name="T195_35">network</text:span><text:span text:style-name="T195_36">,<text:s/></text:span><text:span text:style-name="T195_37">as</text:span><text:span text:style-name="T195_38"><text:s/></text:span><text:span text:style-name="T195_39">well</text:span><text:span text:style-name="T195_40"><text:s/></text:span><text:span text:style-name="T195_41">as</text:span><text:span text:style-name="T195_42"><text:s/></text:span><text:span text:style-name="T195_43">any</text:span><text:span text:style-name="T195_44"><text:s/></text:span><text:span text:style-name="T195_45">channel</text:span><text:span text:style-name="T195_46"><text:s/></text:span><text:span text:style-name="T195_47">search</text:span><text:span text:style-name="T195_48"><text:s/></text:span><text:span text:style-name="T195_49">services</text:span><text:span text:style-name="T195_50">.</text:span></text:p>
      <text:p text:style-name="P196"/>
      <text:p text:style-name="P197"><text:span text:style-name="T197_1">Usually</text:span><text:span text:style-name="T197_2">,<text:s/></text:span><text:span text:style-name="T197_3">clients</text:span><text:span text:style-name="T197_4"><text:s/></text:span><text:span text:style-name="T197_5">issues</text:span><text:span text:style-name="T197_6"><text:s/></text:span><text:span text:style-name="T197_7">the</text:span><text:span text:style-name="T197_8"><text:s/></text:span><text:span text:style-name="T197_9">requests</text:span><text:span text:style-name="T197_10"><text:s/></text:span><text:span text:style-name="T197_11">to</text:span><text:span text:style-name="T197_12"><text:s/></text:span><text:span text:style-name="T197_13">the</text:span><text:span text:style-name="T197_14"><text:s/></text:span><text:span text:style-name="T197_15">provider</text:span><text:span text:style-name="T197_16"><text:s/></text:span><text:span text:style-name="T197_17">vectors</text:span><text:span text:style-name="T197_18"><text:s/></text:span><text:span text:style-name="T197_19">in</text:span><text:span text:style-name="T197_20"><text:s/></text:span><text:span text:style-name="T197_21">parallel</text:span><text:span text:style-name="T197_22">,<text:s/></text:span><text:span text:style-name="T197_23">and</text:span><text:span text:style-name="T197_24"><text:s/></text:span><text:span text:style-name="T197_25">then</text:span><text:span text:style-name="T197_26"><text:s/></text:span><text:span text:style-name="T197_27">merge</text:span><text:span text:style-name="T197_28"><text:s/></text:span><text:span text:style-name="T197_29">results</text:span><text:span text:style-name="T197_30"><text:s/></text:span><text:span text:style-name="T197_31">as</text:span><text:span text:style-name="T197_32"><text:s/></text:span><text:span text:style-name="T197_33">they</text:span><text:span text:style-name="T197_34"><text:s/></text:span><text:span text:style-name="T197_35">come</text:span><text:span text:style-name="T197_36"><text:s/></text:span><text:span text:style-name="T197_37">in</text:span><text:span text:style-name="T197_38">.</text:span></text:p>
      <text:h text:style-name="P198" text:outline-level="10"><text:bookmark-start text:name="h.ugqm2m634p3"/><text:bookmark-end text:name="h.ugqm2m634p3"/><text:span text:style-name="T198_1">Remote</text:span><text:span text:style-name="T198_2"><text:s/></text:span><text:span text:style-name="T198_3">Control</text:span></text:h>
      <text:p text:style-name="P199"><text:span text:style-name="T199_1">Using</text:span><text:span text:style-name="T199_2"><text:s/></text:span><text:span text:style-name="T199_3">the</text:span><text:span text:style-name="T199_4"><text:s/></text:span><text:span text:style-name="T199_5">remote</text:span><text:span text:style-name="T199_6"><text:s/></text:span><text:span text:style-name="T199_7">control</text:span><text:span text:style-name="T199_8"><text:s/></text:span><text:span text:style-name="T199_9">API</text:span><text:span text:style-name="T199_10">,<text:s/></text:span><text:span text:style-name="T199_11">a</text:span><text:span text:style-name="T199_12"><text:s/></text:span><text:span text:style-name="T199_13">client</text:span><text:span text:style-name="T199_14"><text:s/></text:span><text:span text:style-name="T199_15">can</text:span><text:span text:style-name="T199_16"><text:s/></text:span><text:span text:style-name="T199_17">control</text:span><text:span text:style-name="T199_18"><text:s/></text:span><text:span text:style-name="T199_19">players</text:span><text:span text:style-name="T199_20"><text:s/></text:span><text:span text:style-name="T199_21">and</text:span><text:span text:style-name="T199_22"><text:s/></text:span><text:span text:style-name="T199_23">command</text:span><text:span text:style-name="T199_24"><text:s/></text:span><text:span text:style-name="T199_25">them</text:span><text:span text:style-name="T199_26"><text:s/></text:span><text:span text:style-name="T199_27">to</text:span><text:span text:style-name="T199_28"><text:s/></text:span><text:span text:style-name="T199_29">play</text:span><text:span text:style-name="T199_30"><text:s/></text:span><text:span text:style-name="T199_31">media</text:span><text:span text:style-name="T199_32"><text:s/></text:span><text:span text:style-name="T199_33">remotely</text:span><text:span text:style-name="T199_34">.<text:s/></text:span><text:span text:style-name="T199_35">The</text:span><text:span text:style-name="T199_36"><text:s/></text:span><text:span text:style-name="T199_37">first</text:span><text:span text:style-name="T199_38"><text:s/></text:span><text:span text:style-name="T199_39">step</text:span><text:span text:style-name="T199_40"><text:s/></text:span><text:span text:style-name="T199_41">is</text:span><text:span text:style-name="T199_42"><text:s/></text:span><text:span text:style-name="T199_43">obtaining</text:span><text:span text:style-name="T199_44"><text:s/></text:span><text:span text:style-name="T199_45">a</text:span><text:span text:style-name="T199_46"><text:s/></text:span><text:span text:style-name="T199_47">list</text:span><text:span text:style-name="T199_48"><text:s/></text:span><text:span text:style-name="T199_49">of</text:span><text:span text:style-name="T199_50"><text:s/></text:span><text:span text:style-name="T199_51">players</text:span><text:span text:style-name="T199_52"><text:s/></text:span><text:span text:style-name="T199_53">that</text:span><text:span text:style-name="T199_54"><text:s/></text:span><text:span text:style-name="T199_55">are</text:span><text:span text:style-name="T199_56"><text:s/></text:span><text:span text:style-name="T199_57">available</text:span><text:span text:style-name="T199_58">:</text:span></text:p>
      <text:p text:style-name="P200"/>
      <text:h text:style-name="P201" text:outline-level="10"><text:bookmark-start text:name="h.r4lnj9b9tb7a"/><text:bookmark-end text:name="h.r4lnj9b9tb7a"/><text:span text:style-name="T201_1">GET</text:span><text:span text:style-name="T201_2"><text:s/>/</text:span><text:span text:style-name="T201_3">clients</text:span></text:h>
      <text:p text:style-name="P202"/>
      <text:p text:style-name="P203"><text:span text:style-name="T203_1">This</text:span><text:span text:style-name="T203_2"><text:s/></text:span><text:span text:style-name="T203_3">returns</text:span><text:span text:style-name="T203_4"><text:s/></text:span><text:span text:style-name="T203_5">a</text:span><text:span text:style-name="T203_6"><text:s/></text:span><text:span text:style-name="T203_7">list</text:span><text:span text:style-name="T203_8"><text:s/></text:span><text:span text:style-name="T203_9">of</text:span><text:span text:style-name="T203_10"><text:s/></text:span><text:span text:style-name="T203_11">players</text:span><text:span text:style-name="T203_12"><text:s/></text:span><text:span text:style-name="T203_13">currently</text:span><text:span text:style-name="T203_14"><text:s/></text:span><text:span text:style-name="T203_15">available</text:span><text:span text:style-name="T203_16">:</text:span></text:p>
      <text:p text:style-name="P204"/>
      <text:h text:style-name="P205" text:outline-level="10"><text:bookmark-start text:name="h.4fvdxwwi3acj"/><text:bookmark-end text:name="h.4fvdxwwi3acj"/><text:span text:style-name="T205_1">&lt;</text:span><text:span text:style-name="T205_2">MediaContainer</text:span><text:span text:style-name="T205_3"><text:s/></text:span><text:span text:style-name="T205_4">size</text:span><text:span text:style-name="T205_5">="2"&gt;</text:span></text:h>
      <text:h text:style-name="P206" text:outline-level="10"><text:span text:style-name="T206_1"><text:s text:c="2"/>&lt;</text:span><text:span text:style-name="T206_2">Server</text:span><text:span text:style-name="T206_3"><text:s/></text:span><text:span text:style-name="T206_4">name</text:span><text:span text:style-name="T206_5">="</text:span><text:span text:style-name="T206_6">Amazon</text:span><text:span text:style-name="T206_7"><text:s/></text:span><text:span text:style-name="T206_8">Galaxy</text:span><text:span text:style-name="T206_9"><text:s/></text:span><text:span text:style-name="T206_10">Nexus</text:span><text:span text:style-name="T206_11">"<text:s/></text:span><text:span text:style-name="T206_12">host</text:span><text:span text:style-name="T206_13">="10.0.0.129"<text:s/></text:span><text:span text:style-name="T206_14">address</text:span><text:span text:style-name="T206_15">="10.0.0.129"<text:s/></text:span><text:span text:style-name="T206_16">port</text:span><text:span text:style-name="T206_17">="3000"<text:s/></text:span><text:span text:style-name="T206_18">machineIdentifier</text:span><text:span text:style-name="T206_19">="10</text:span><text:span text:style-name="T206_20">c</text:span><text:span text:style-name="T206_21">90376-9</text:span><text:span text:style-name="T206_22">a</text:span><text:span text:style-name="T206_23">49-4</text:span><text:span text:style-name="T206_24">b</text:span><text:span text:style-name="T206_25">5</text:span><text:span text:style-name="T206_26">e</text:span><text:span text:style-name="T206_27">-</text:span><text:span text:style-name="T206_28">a</text:span><text:span text:style-name="T206_29">188-5</text:span><text:span text:style-name="T206_30">f</text:span><text:span text:style-name="T206_31">034</text:span><text:span text:style-name="T206_32">dacfa</text:span><text:span text:style-name="T206_33">2</text:span><text:span text:style-name="T206_34">d</text:span><text:span text:style-name="T206_35">"<text:s/></text:span><text:span text:style-name="T206_36">version</text:span><text:span text:style-name="T206_37">="2.5.0.1"/&gt;</text:span></text:h>
      <text:h text:style-name="P207" text:outline-level="10"><text:span text:style-name="T207_1"><text:s text:c="2"/>&lt;</text:span><text:span text:style-name="T207_2">Server</text:span><text:span text:style-name="T207_3"><text:s/></text:span><text:span text:style-name="T207_4">name</text:span><text:span text:style-name="T207_5">="</text:span><text:span text:style-name="T207_6">Mac</text:span><text:span text:style-name="T207_7">-</text:span><text:span text:style-name="T207_8">mini</text:span><text:span text:style-name="T207_9">"<text:s/></text:span><text:span text:style-name="T207_10">host</text:span><text:span text:style-name="T207_11">="10.0.0.9"<text:s/></text:span><text:span text:style-name="T207_12">address</text:span><text:span text:style-name="T207_13">="10.0.0.9"<text:s/></text:span><text:span text:style-name="T207_14">port</text:span><text:span text:style-name="T207_15">="3000"<text:s/></text:span><text:span text:style-name="T207_16">machineIdentifier</text:span><text:span text:style-name="T207_17">="2</text:span><text:span text:style-name="T207_18">d</text:span><text:span text:style-name="T207_19">421881-576</text:span><text:span text:style-name="T207_20">f</text:span><text:span text:style-name="T207_21">-478</text:span><text:span text:style-name="T207_22">e</text:span><text:span text:style-name="T207_23">-</text:span><text:span text:style-name="T207_24">a</text:span><text:span text:style-name="T207_25">355-4</text:span><text:span text:style-name="T207_26">a</text:span><text:span text:style-name="T207_27">4903</text:span><text:span text:style-name="T207_28">f</text:span><text:span text:style-name="T207_29">6</text:span><text:span text:style-name="T207_30">d</text:span><text:span text:style-name="T207_31">385"<text:s/></text:span><text:span text:style-name="T207_32">version</text:span><text:span text:style-name="T207_33">="0.9.5.4-</text:span><text:span text:style-name="T207_34">f</text:span><text:span text:style-name="T207_35">067</text:span><text:span text:style-name="T207_36">f</text:span><text:span text:style-name="T207_37">15"/&gt;</text:span></text:h>
      <text:h text:style-name="P208" text:outline-level="10"><text:bookmark-start text:name="h.hfzyoum2q9vg"/><text:bookmark-end text:name="h.hfzyoum2q9vg"/><text:span text:style-name="T208_1">&lt;/</text:span><text:span text:style-name="T208_2">MediaContainer</text:span><text:span text:style-name="T208_3">&gt;<text:line-break/></text:span></text:h>
      <text:p text:style-name="P209"><text:span text:style-name="T209_1">Once</text:span><text:span text:style-name="T209_2"><text:s/></text:span><text:span text:style-name="T209_3">selected</text:span><text:span text:style-name="T209_4">,<text:s/></text:span><text:span text:style-name="T209_5">commands</text:span><text:span text:style-name="T209_6"><text:s/></text:span><text:span text:style-name="T209_7">are</text:span><text:span text:style-name="T209_8"><text:s/></text:span><text:span text:style-name="T209_9">sent</text:span><text:span text:style-name="T209_10"><text:s/></text:span><text:span text:style-name="T209_11">to</text:span><text:span text:style-name="T209_12"><text:s/></text:span><text:span text:style-name="T209_13">the</text:span><text:span text:style-name="T209_14"><text:s/></text:span><text:span text:style-name="T209_15">remote</text:span><text:span text:style-name="T209_16"><text:s/></text:span><text:span text:style-name="T209_17">player</text:span><text:span text:style-name="T209_18"><text:s/></text:span><text:span text:style-name="T209_19">by</text:span><text:span text:style-name="T209_20"><text:s/></text:span><text:span text:style-name="T209_21">vectoring</text:span><text:span text:style-name="T209_22"><text:s/></text:span><text:span text:style-name="T209_23">them</text:span><text:span text:style-name="T209_24"><text:s/></text:span><text:span text:style-name="T209_25">through</text:span><text:span text:style-name="T209_26"><text:s/></text:span><text:span text:style-name="T209_27">the</text:span><text:span text:style-name="T209_28"><text:s/></text:span><text:span text:style-name="T209_29">media</text:span><text:span text:style-name="T209_30"><text:s/></text:span><text:span text:style-name="T209_31">server</text:span><text:span text:style-name="T209_32">.<text:s/></text:span><text:span text:style-name="T209_33">This</text:span><text:span text:style-name="T209_34"><text:s/></text:span><text:span text:style-name="T209_35">ensures</text:span><text:span text:style-name="T209_36"><text:s/></text:span><text:span text:style-name="T209_37">that</text:span><text:span text:style-name="T209_38"><text:s/></text:span><text:span text:style-name="T209_39">any</text:span><text:span text:style-name="T209_40"><text:s/></text:span><text:span text:style-name="T209_41">differences</text:span><text:span text:style-name="T209_42"><text:s/></text:span><text:span text:style-name="T209_43">in</text:span><text:span text:style-name="T209_44"><text:s/></text:span><text:span text:style-name="T209_45">player</text:span><text:span text:style-name="T209_46"><text:s/></text:span><text:span text:style-name="T209_47">API</text:span><text:span text:style-name="T209_48"><text:s/>(</text:span><text:span text:style-name="T209_49">for</text:span><text:span text:style-name="T209_50"><text:s/></text:span><text:span text:style-name="T209_51">AirPlay</text:span><text:span text:style-name="T209_52"><text:s/></text:span><text:span text:style-name="T209_53">players</text:span><text:span text:style-name="T209_54">,<text:s/></text:span><text:span text:style-name="T209_55">for</text:span><text:span text:style-name="T209_56"><text:s/></text:span><text:span text:style-name="T209_57">example</text:span><text:span text:style-name="T209_58">,<text:s/></text:span><text:span text:style-name="T209_59">or</text:span><text:span text:style-name="T209_60"><text:s/></text:span><text:span text:style-name="T209_61">DLNA</text:span><text:span text:style-name="T209_62"><text:s/></text:span><text:span text:style-name="T209_63">renderers</text:span><text:span text:style-name="T209_64">)<text:s/></text:span><text:span text:style-name="T209_65">is</text:span><text:span text:style-name="T209_66"><text:s/></text:span><text:span text:style-name="T209_67">abstracted</text:span><text:span text:style-name="T209_68"><text:s/></text:span><text:span text:style-name="T209_69">by</text:span><text:span text:style-name="T209_70"><text:s/></text:span><text:span text:style-name="T209_71">the</text:span><text:span text:style-name="T209_72"><text:s/></text:span><text:span text:style-name="T209_73">interface</text:span><text:span text:style-name="T209_74"><text:s/></text:span><text:span text:style-name="T209_75">between</text:span><text:span text:style-name="T209_76"><text:s/></text:span><text:span text:style-name="T209_77">the</text:span><text:span text:style-name="T209_78"><text:s/></text:span><text:span text:style-name="T209_79">client</text:span><text:span text:style-name="T209_80"><text:s/></text:span><text:span text:style-name="T209_81">and</text:span><text:span text:style-name="T209_82"><text:s/></text:span><text:span text:style-name="T209_83">the</text:span><text:span text:style-name="T209_84"><text:s/></text:span><text:span text:style-name="T209_85">media</text:span><text:span text:style-name="T209_86"><text:s/></text:span><text:span text:style-name="T209_87">server</text:span><text:span text:style-name="T209_88">.</text:span></text:p>
      <text:p text:style-name="P210"/>
      <text:p text:style-name="P211"><text:span text:style-name="T211_1">In</text:span><text:span text:style-name="T211_2"><text:s/></text:span><text:span text:style-name="T211_3">order</text:span><text:span text:style-name="T211_4"><text:s/></text:span><text:span text:style-name="T211_5">to</text:span><text:span text:style-name="T211_6"><text:s/></text:span><text:span text:style-name="T211_7">play</text:span><text:span text:style-name="T211_8"><text:s/></text:span><text:span text:style-name="T211_9">a</text:span><text:span text:style-name="T211_10"><text:s/></text:span><text:span text:style-name="T211_11">piece</text:span><text:span text:style-name="T211_12"><text:s/></text:span><text:span text:style-name="T211_13">of</text:span><text:span text:style-name="T211_14"><text:s/></text:span><text:span text:style-name="T211_15">media</text:span><text:span text:style-name="T211_16"><text:s/></text:span><text:span text:style-name="T211_17">remotely</text:span><text:span text:style-name="T211_18">,<text:s/></text:span><text:span text:style-name="T211_19">use</text:span><text:span text:style-name="T211_20"><text:s/></text:span><text:span text:style-name="T211_21">the</text:span><text:span text:style-name="T211_22"><text:s/></text:span><text:span text:style-name="T211_23">following</text:span><text:span text:style-name="T211_24"><text:s/></text:span><text:span text:style-name="T211_25">endpoint</text:span><text:span text:style-name="T211_26">:</text:span></text:p>
      <text:p text:style-name="P212"/>
      <text:h text:style-name="P213" text:outline-level="10"><text:bookmark-start text:name="h.ufhzsfh1nu69"/><text:bookmark-end text:name="h.ufhzsfh1nu69"/><text:span text:style-name="T213_1">GET</text:span><text:span text:style-name="T213_2"><text:s/>/</text:span><text:span text:style-name="T213_3">system</text:span><text:span text:style-name="T213_4">/</text:span><text:span text:style-name="T213_5">players</text:span><text:span text:style-name="T213_6">/&lt;</text:span><text:span text:style-name="T213_7">host</text:span><text:span text:style-name="T213_8">&gt;/</text:span><text:span text:style-name="T213_9">application</text:span><text:span text:style-name="T213_10">/</text:span><text:span text:style-name="T213_11">playMedia</text:span></text:h>
      <text:p text:style-name="P214"/>
      <text:p text:style-name="P215"><text:span text:style-name="T215_1">The</text:span><text:span text:style-name="T215_2"><text:s/></text:span><text:span text:style-name="T215_3">parameters</text:span><text:span text:style-name="T215_4"><text:s/></text:span><text:span text:style-name="T215_5">are</text:span><text:span text:style-name="T215_6"><text:s/></text:span><text:span text:style-name="T215_7">as</text:span><text:span text:style-name="T215_8"><text:s/></text:span><text:span text:style-name="T215_9">follows</text:span><text:span text:style-name="T215_10">:</text:span></text:p>
      <text:p text:style-name="P216"/>
      <text:list text:style-name="LS4" xml:id="list9">
        <text:list-item>
          <text:p text:style-name="P217"><text:span text:style-name="T217_1">key</text:span><text:span text:style-name="T217_2">:<text:s/></text:span><text:span text:style-name="T217_3">The</text:span><text:span text:style-name="T217_4"><text:s/></text:span><text:span text:style-name="T217_5">key</text:span><text:span text:style-name="T217_6"><text:s/></text:span><text:span text:style-name="T217_7">attribute</text:span><text:span text:style-name="T217_8"><text:s/></text:span><text:span text:style-name="T217_9">for</text:span><text:span text:style-name="T217_10"><text:s/></text:span><text:span text:style-name="T217_11">the</text:span><text:span text:style-name="T217_12"><text:s/></text:span><text:span text:style-name="T217_13">item</text:span><text:span text:style-name="T217_14"><text:s/>(</text:span><text:span text:style-name="T217_15">e</text:span><text:span text:style-name="T217_16">.</text:span><text:span text:style-name="T217_17">g</text:span><text:span text:style-name="T217_18">.<text:s/>“/</text:span><text:span text:style-name="T217_19">library</text:span><text:span text:style-name="T217_20">/</text:span><text:span text:style-name="T217_21">metadata</text:span><text:span text:style-name="T217_22">/509283”<text:s/></text:span><text:span text:style-name="T217_23">for</text:span><text:span text:style-name="T217_24"><text:s/></text:span><text:span text:style-name="T217_25">a</text:span><text:span text:style-name="T217_26"><text:s/></text:span><text:span text:style-name="T217_27">library</text:span><text:span text:style-name="T217_28"><text:s/></text:span><text:span text:style-name="T217_29">item</text:span><text:span text:style-name="T217_30">,<text:s/></text:span><text:span text:style-name="T217_31">or</text:span><text:span text:style-name="T217_32"><text:s/>“/</text:span><text:span text:style-name="T217_33">system</text:span><text:span text:style-name="T217_34">/</text:span><text:span text:style-name="T217_35">services</text:span><text:span text:style-name="T217_36">/</text:span><text:span text:style-name="T217_37">url</text:span><text:span text:style-name="T217_38">/</text:span><text:span text:style-name="T217_39">lookup</text:span><text:span text:style-name="T217_40">?</text:span><text:span text:style-name="T217_41">url</text:span><text:span text:style-name="T217_42">=</text:span><text:span text:style-name="T217_43">XXXX</text:span><text:span text:style-name="T217_44">”).</text:span></text:p>
        </text:list-item>
        <text:list-item>
          <text:p text:style-name="P218"><text:span text:style-name="T218_1">path</text:span><text:span text:style-name="T218_2">:<text:s/></text:span><text:span text:style-name="T218_3">The</text:span><text:span text:style-name="T218_4"><text:s/></text:span><text:span text:style-name="T218_5">full</text:span><text:span text:style-name="T218_6"><text:s/></text:span><text:span text:style-name="T218_7">URL</text:span><text:span text:style-name="T218_8"><text:s/></text:span><text:span text:style-name="T218_9">of</text:span><text:span text:style-name="T218_10"><text:s/></text:span><text:span text:style-name="T218_11">the</text:span><text:span text:style-name="T218_12"><text:s/></text:span><text:span text:style-name="T218_13">container</text:span><text:span text:style-name="T218_14"><text:s/></text:span><text:span text:style-name="T218_15">where</text:span><text:span text:style-name="T218_16"><text:s/></text:span><text:span text:style-name="T218_17">the</text:span><text:span text:style-name="T218_18"><text:s/></text:span><text:span text:style-name="T218_19">media</text:span><text:span text:style-name="T218_20"><text:s/></text:span><text:span text:style-name="T218_21">item</text:span><text:span text:style-name="T218_22"><text:s/></text:span><text:span text:style-name="T218_23">was</text:span><text:span text:style-name="T218_24"><text:s/>(</text:span><text:span text:style-name="T218_25">e</text:span><text:span text:style-name="T218_26">.</text:span><text:span text:style-name="T218_27">g</text:span><text:span text:style-name="T218_28">.<text:s/>“</text:span><text:span text:style-name="T218_29"><text:a xlink:type="simple" xlink:href="http://127.0.0.1/library/sections/1046/all"><text:span text:style-name="T218_30">http</text:span></text:a></text:span><text:span text:style-name="T218_31"><text:a xlink:type="simple" xlink:href="http://127.0.0.1/library/sections/1046/all"><text:span text:style-name="T218_32">://</text:span></text:a></text:span><text:span text:style-name="T218_33"><text:a xlink:type="simple" xlink:href="http://127.0.0.1/library/sections/1046/all"><text:span text:style-name="T218_34">x</text:span></text:a></text:span><text:span text:style-name="T218_35"><text:a xlink:type="simple" xlink:href="http://127.0.0.1/library/sections/1046/all"><text:span text:style-name="T218_36">.</text:span></text:a></text:span><text:span text:style-name="T218_37"><text:a xlink:type="simple" xlink:href="http://127.0.0.1/library/sections/1046/all"><text:span text:style-name="T218_38">x</text:span></text:a></text:span><text:span text:style-name="T218_39"><text:a xlink:type="simple" xlink:href="http://127.0.0.1/library/sections/1046/all"><text:span text:style-name="T218_40">.</text:span></text:a></text:span><text:span text:style-name="T218_41"><text:a xlink:type="simple" xlink:href="http://127.0.0.1/library/sections/1046/all"><text:span text:style-name="T218_42">x</text:span></text:a></text:span><text:span text:style-name="T218_43"><text:a xlink:type="simple" xlink:href="http://127.0.0.1/library/sections/1046/all"><text:span text:style-name="T218_44">.</text:span></text:a></text:span><text:span text:style-name="T218_45"><text:a xlink:type="simple" xlink:href="http://127.0.0.1/library/sections/1046/all"><text:span text:style-name="T218_46">x</text:span></text:a></text:span><text:span text:style-name="T218_47"><text:a xlink:type="simple" xlink:href="http://127.0.0.1/library/sections/1046/all"><text:span text:style-name="T218_48">:32400/</text:span></text:a></text:span><text:span text:style-name="T218_49"><text:a xlink:type="simple" xlink:href="http://127.0.0.1/library/sections/1046/all"><text:span text:style-name="T218_50">library</text:span></text:a></text:span><text:span text:style-name="T218_51"><text:a xlink:type="simple" xlink:href="http://127.0.0.1/library/sections/1046/all"><text:span text:style-name="T218_52">/</text:span></text:a></text:span><text:span text:style-name="T218_53"><text:a xlink:type="simple" xlink:href="http://127.0.0.1/library/sections/1046/all"><text:span text:style-name="T218_54">sections</text:span></text:a></text:span><text:span text:style-name="T218_55"><text:a xlink:type="simple" xlink:href="http://127.0.0.1/library/sections/1046/all"><text:span text:style-name="T218_56">/1046/</text:span></text:a></text:span><text:span text:style-name="T218_57"><text:a xlink:type="simple" xlink:href="http://127.0.0.1/library/sections/1046/all"><text:span text:style-name="T218_58">all</text:span></text:a></text:span><text:span text:style-name="T218_59">”<text:s/></text:span><text:span text:style-name="T218_60">or</text:span><text:span text:style-name="T218_61"><text:s/>“</text:span><text:span text:style-name="T218_62">http</text:span><text:span text:style-name="T218_63">://</text:span><text:span text:style-name="T218_64">x</text:span><text:span text:style-name="T218_65">.</text:span><text:span text:style-name="T218_66">x</text:span><text:span text:style-name="T218_67">.</text:span><text:span text:style-name="T218_68">x</text:span><text:span text:style-name="T218_69">.</text:span><text:span text:style-name="T218_70">x</text:span><text:span text:style-name="T218_71">:32400/</text:span><text:span text:style-name="T218_72">video</text:span><text:span text:style-name="T218_73">/</text:span><text:span text:style-name="T218_74">vimeo</text:span><text:span text:style-name="T218_75">/....”).<text:s/></text:span><text:span text:style-name="T218_76">The</text:span><text:span text:style-name="T218_77"><text:s/></text:span><text:span text:style-name="T218_78">player</text:span><text:span text:style-name="T218_79"><text:s/></text:span><text:span text:style-name="T218_80">will</text:span><text:span text:style-name="T218_81"><text:s/></text:span><text:span text:style-name="T218_82">retrieve</text:span><text:span text:style-name="T218_83"><text:s/></text:span><text:span text:style-name="T218_84">this</text:span><text:span text:style-name="T218_85"><text:s/></text:span><text:span text:style-name="T218_86">container</text:span><text:span text:style-name="T218_87">,<text:s/></text:span><text:span text:style-name="T218_88">and</text:span><text:span text:style-name="T218_89"><text:s/></text:span><text:span text:style-name="T218_90">then</text:span><text:span text:style-name="T218_91"><text:s/></text:span><text:span text:style-name="T218_92">match</text:span><text:span text:style-name="T218_93"><text:s/></text:span><text:span text:style-name="T218_94">the</text:span><text:span text:style-name="T218_95"><text:s/></text:span><text:span text:style-name="T218_96">key</text:span><text:span text:style-name="T218_97"><text:s/></text:span><text:span text:style-name="T218_98">passed</text:span><text:span text:style-name="T218_99"><text:s/></text:span><text:span text:style-name="T218_100">in</text:span><text:span text:style-name="T218_101"><text:s/></text:span><text:span text:style-name="T218_102">to</text:span><text:span text:style-name="T218_103"><text:s/></text:span><text:span text:style-name="T218_104">an</text:span><text:span text:style-name="T218_105"><text:s/></text:span><text:span text:style-name="T218_106">item</text:span><text:span text:style-name="T218_107"><text:s/></text:span><text:span text:style-name="T218_108">in</text:span><text:span text:style-name="T218_109"><text:s/></text:span><text:span text:style-name="T218_110">the</text:span><text:span text:style-name="T218_111"><text:s/></text:span><text:span text:style-name="T218_112">container</text:span><text:span text:style-name="T218_113">.<text:s/>(</text:span><text:span text:style-name="T218_114">Picture</text:span><text:span text:style-name="T218_115">,<text:s/></text:span><text:span text:style-name="T218_116">for</text:span><text:span text:style-name="T218_117"><text:s/></text:span><text:span text:style-name="T218_118">example</text:span><text:span text:style-name="T218_119">,<text:s/></text:span><text:span text:style-name="T218_120">an</text:span><text:span text:style-name="T218_121"><text:s/></text:span><text:span text:style-name="T218_122">album</text:span><text:span text:style-name="T218_123"><text:s/></text:span><text:span text:style-name="T218_124">being</text:span><text:span text:style-name="T218_125"><text:s/></text:span><text:span text:style-name="T218_126">played</text:span><text:span text:style-name="T218_127">,<text:s/></text:span><text:span text:style-name="T218_128">starting</text:span><text:span text:style-name="T218_129"><text:s/></text:span><text:span text:style-name="T218_130">at</text:span><text:span text:style-name="T218_131"><text:s/></text:span><text:span text:style-name="T218_132">the</text:span><text:span text:style-name="T218_133"><text:s/></text:span><text:span text:style-name="T218_134">specified</text:span><text:span text:style-name="T218_135"><text:s/></text:span><text:span text:style-name="T218_136">track</text:span><text:span text:style-name="T218_137">.)</text:span></text:p>
        </text:list-item>
        <text:list-item>
          <text:p text:style-name="P219"><text:span text:style-name="T219_1">viewOffset</text:span><text:span text:style-name="T219_2">:<text:s/>(</text:span><text:span text:style-name="T219_3">optional</text:span><text:span text:style-name="T219_4">)<text:s/></text:span><text:span text:style-name="T219_5">Milliseconds</text:span><text:span text:style-name="T219_6"><text:s/></text:span><text:span text:style-name="T219_7">to</text:span><text:span text:style-name="T219_8"><text:s/></text:span><text:span text:style-name="T219_9">offset</text:span><text:span text:style-name="T219_10"><text:s/></text:span><text:span text:style-name="T219_11">the</text:span><text:span text:style-name="T219_12"><text:s/></text:span><text:span text:style-name="T219_13">playback</text:span><text:span text:style-name="T219_14"><text:s/>(</text:span><text:span text:style-name="T219_15">used</text:span><text:span text:style-name="T219_16"><text:s/></text:span><text:span text:style-name="T219_17">when</text:span><text:span text:style-name="T219_18"><text:s/></text:span><text:span text:style-name="T219_19">resuming</text:span><text:span text:style-name="T219_20">).</text:span></text:p>
        </text:list-item>
        <text:list-item>
          <text:p text:style-name="P220"><text:span text:style-name="T220_1">userAgent</text:span><text:span text:style-name="T220_2">:<text:s/>(</text:span><text:span text:style-name="T220_3">optional</text:span><text:span text:style-name="T220_4">)<text:s/></text:span><text:span text:style-name="T220_5">The</text:span><text:span text:style-name="T220_6"><text:s/></text:span><text:span text:style-name="T220_7">User</text:span><text:span text:style-name="T220_8"><text:s/></text:span><text:span text:style-name="T220_9">Agent</text:span><text:span text:style-name="T220_10"><text:s/></text:span><text:span text:style-name="T220_11">to</text:span><text:span text:style-name="T220_12"><text:s/></text:span><text:span text:style-name="T220_13">use</text:span><text:span text:style-name="T220_14"><text:s/></text:span><text:span text:style-name="T220_15">when</text:span><text:span text:style-name="T220_16"><text:s/></text:span><text:span text:style-name="T220_17">requesting</text:span><text:span text:style-name="T220_18"><text:s/></text:span><text:span text:style-name="T220_19">the</text:span><text:span text:style-name="T220_20"><text:s/></text:span><text:span text:style-name="T220_21">media</text:span><text:span text:style-name="T220_22">.</text:span></text:p>
        </text:list-item>
        <text:list-item>
          <text:p text:style-name="P221"><text:span text:style-name="T221_1">httpCookies</text:span><text:span text:style-name="T221_2">:<text:s/>(</text:span><text:span text:style-name="T221_3">optional</text:span><text:span text:style-name="T221_4">)<text:s/></text:span><text:span text:style-name="T221_5">The</text:span><text:span text:style-name="T221_6"><text:s/></text:span><text:span text:style-name="T221_7">cookies</text:span><text:span text:style-name="T221_8"><text:s/></text:span><text:span text:style-name="T221_9">to</text:span><text:span text:style-name="T221_10"><text:s/></text:span><text:span text:style-name="T221_11">use</text:span><text:span text:style-name="T221_12"><text:s/></text:span><text:span text:style-name="T221_13">when</text:span><text:span text:style-name="T221_14"><text:s/></text:span><text:span text:style-name="T221_15">requesting</text:span><text:span text:style-name="T221_16"><text:s/></text:span><text:span text:style-name="T221_17">the</text:span><text:span text:style-name="T221_18"><text:s/></text:span><text:span text:style-name="T221_19">media</text:span><text:span text:style-name="T221_20">.</text:span></text:p>
        </text:list-item>
      </text:list>
      <text:p text:style-name="P222"/>
      <text:p text:style-name="P223"><text:span text:style-name="T223_1">The</text:span><text:span text:style-name="T223_2"><text:s/></text:span><text:span text:style-name="T223_3">following</text:span><text:span text:style-name="T223_4"><text:s/></text:span><text:span text:style-name="T223_5">endpoints</text:span><text:span text:style-name="T223_6"><text:s/></text:span><text:span text:style-name="T223_7">are</text:span><text:span text:style-name="T223_8"><text:s/></text:span><text:span text:style-name="T223_9">available</text:span><text:span text:style-name="T223_10"><text:s/></text:span><text:span text:style-name="T223_11">for</text:span><text:span text:style-name="T223_12"><text:s/></text:span><text:span text:style-name="T223_13">player</text:span><text:span text:style-name="T223_14"><text:s/></text:span><text:span text:style-name="T223_15">control</text:span><text:span text:style-name="T223_16">:</text:span></text:p>
      <text:p text:style-name="P224"/>
      <text:h text:style-name="P225" text:outline-level="10"><text:bookmark-start text:name="h.d2e9ljxast8p"/><text:bookmark-end text:name="h.d2e9ljxast8p"/><text:span text:style-name="T225_1">GET</text:span><text:span text:style-name="T225_2"><text:s/>/</text:span><text:span text:style-name="T225_3">system</text:span><text:span text:style-name="T225_4">/</text:span><text:span text:style-name="T225_5">players</text:span><text:span text:style-name="T225_6">/&lt;</text:span><text:span text:style-name="T225_7">host</text:span><text:span text:style-name="T225_8">&gt;/</text:span><text:span text:style-name="T225_9">playback</text:span><text:span text:style-name="T225_10">/</text:span><text:span text:style-name="T225_11">stop</text:span></text:h>
      <text:p text:style-name="P226"><text:span text:style-name="T226_1">GET</text:span><text:span text:style-name="T226_2"><text:s/>/</text:span><text:span text:style-name="T226_3">system</text:span><text:span text:style-name="T226_4">/</text:span><text:span text:style-name="T226_5">players</text:span><text:span text:style-name="T226_6">/&lt;</text:span><text:span text:style-name="T226_7">host</text:span><text:span text:style-name="T226_8">&gt;/</text:span><text:span text:style-name="T226_9">playback</text:span><text:span text:style-name="T226_10">/</text:span><text:span text:style-name="T226_11">pause</text:span></text:p>
      <text:p text:style-name="P227"><text:span text:style-name="T227_1">GET</text:span><text:span text:style-name="T227_2"><text:s/>/</text:span><text:span text:style-name="T227_3">system</text:span><text:span text:style-name="T227_4">/</text:span><text:span text:style-name="T227_5">players</text:span><text:span text:style-name="T227_6">/&lt;</text:span><text:span text:style-name="T227_7">host</text:span><text:span text:style-name="T227_8">&gt;/</text:span><text:span text:style-name="T227_9">playback</text:span><text:span text:style-name="T227_10">/</text:span><text:span text:style-name="T227_11">stop</text:span></text:p>
      <text:p text:style-name="P228"><text:span text:style-name="T228_1">GET</text:span><text:span text:style-name="T228_2"><text:s/>/</text:span><text:span text:style-name="T228_3">system</text:span><text:span text:style-name="T228_4">/</text:span><text:span text:style-name="T228_5">players</text:span><text:span text:style-name="T228_6">/&lt;</text:span><text:span text:style-name="T228_7">host</text:span><text:span text:style-name="T228_8">&gt;/</text:span><text:span text:style-name="T228_9">playback</text:span><text:span text:style-name="T228_10">/</text:span><text:span text:style-name="T228_11">play</text:span></text:p>
      <text:p text:style-name="P229"><text:span text:style-name="T229_1">GET</text:span><text:span text:style-name="T229_2"><text:s/>/</text:span><text:span text:style-name="T229_3">system</text:span><text:span text:style-name="T229_4">/</text:span><text:span text:style-name="T229_5">players</text:span><text:span text:style-name="T229_6">/&lt;</text:span><text:span text:style-name="T229_7">host</text:span><text:span text:style-name="T229_8">&gt;/</text:span><text:span text:style-name="T229_9">playback</text:span><text:span text:style-name="T229_10">/</text:span><text:span text:style-name="T229_11">skipPrevious</text:span></text:p>
      <text:p text:style-name="P230"><text:span text:style-name="T230_1">GET</text:span><text:span text:style-name="T230_2"><text:s/>/</text:span><text:span text:style-name="T230_3">system</text:span><text:span text:style-name="T230_4">/</text:span><text:span text:style-name="T230_5">players</text:span><text:span text:style-name="T230_6">/&lt;</text:span><text:span text:style-name="T230_7">host</text:span><text:span text:style-name="T230_8">&gt;/</text:span><text:span text:style-name="T230_9">playback</text:span><text:span text:style-name="T230_10">/</text:span><text:span text:style-name="T230_11">skipNext</text:span></text:p>
      <text:p text:style-name="P231"><text:span text:style-name="T231_1">GET</text:span><text:span text:style-name="T231_2"><text:s/>/</text:span><text:span text:style-name="T231_3">system</text:span><text:span text:style-name="T231_4">/</text:span><text:span text:style-name="T231_5">players</text:span><text:span text:style-name="T231_6">/&lt;</text:span><text:span text:style-name="T231_7">host</text:span><text:span text:style-name="T231_8">&gt;/</text:span><text:span text:style-name="T231_9">playback</text:span><text:span text:style-name="T231_10">/</text:span><text:span text:style-name="T231_11">bigStepBack</text:span></text:p>
      <text:p text:style-name="P232"><text:span text:style-name="T232_1">GET</text:span><text:span text:style-name="T232_2"><text:s/>/</text:span><text:span text:style-name="T232_3">system</text:span><text:span text:style-name="T232_4">/</text:span><text:span text:style-name="T232_5">players</text:span><text:span text:style-name="T232_6">/&lt;</text:span><text:span text:style-name="T232_7">host</text:span><text:span text:style-name="T232_8">&gt;/</text:span><text:span text:style-name="T232_9">playback</text:span><text:span text:style-name="T232_10">/</text:span><text:span text:style-name="T232_11">bigStepForward</text:span></text:p>
      <text:p text:style-name="P233"><text:span text:style-name="T233_1">GET</text:span><text:span text:style-name="T233_2"><text:s/>/</text:span><text:span text:style-name="T233_3">system</text:span><text:span text:style-name="T233_4">/</text:span><text:span text:style-name="T233_5">players</text:span><text:span text:style-name="T233_6">/&lt;</text:span><text:span text:style-name="T233_7">host</text:span><text:span text:style-name="T233_8">&gt;/</text:span><text:span text:style-name="T233_9">playback</text:span><text:span text:style-name="T233_10">/</text:span><text:span text:style-name="T233_11">stepForward</text:span></text:p>
      <text:p text:style-name="P234"><text:span text:style-name="T234_1">GET</text:span><text:span text:style-name="T234_2"><text:s/>/</text:span><text:span text:style-name="T234_3">system</text:span><text:span text:style-name="T234_4">/</text:span><text:span text:style-name="T234_5">players</text:span><text:span text:style-name="T234_6">/&lt;</text:span><text:span text:style-name="T234_7">host</text:span><text:span text:style-name="T234_8">&gt;/</text:span><text:span text:style-name="T234_9">playback</text:span><text:span text:style-name="T234_10">/</text:span><text:span text:style-name="T234_11">stepBack</text:span></text:p>
      <text:p text:style-name="P235"><text:span text:style-name="T235_1">GET</text:span><text:span text:style-name="T235_2"><text:s/>/</text:span><text:span text:style-name="T235_3">system</text:span><text:span text:style-name="T235_4">/</text:span><text:span text:style-name="T235_5">players</text:span><text:span text:style-name="T235_6">/&lt;</text:span><text:span text:style-name="T235_7">host</text:span><text:span text:style-name="T235_8">&gt;/</text:span><text:span text:style-name="T235_9">application</text:span><text:span text:style-name="T235_10">/</text:span><text:span text:style-name="T235_11">setVolume</text:span><text:span text:style-name="T235_12">?</text:span><text:span text:style-name="T235_13">level</text:span><text:span text:style-name="T235_14">=&lt;0-100&gt;</text:span><text:span text:style-name="T235_15"><text:line-break/><text:line-break/></text:span><text:span text:style-name="T235_16">There</text:span><text:span text:style-name="T235_17"><text:s/></text:span><text:span text:style-name="T235_18">is</text:span><text:span text:style-name="T235_19"><text:s/></text:span><text:span text:style-name="T235_20">no</text:span><text:span text:style-name="T235_21"><text:s/></text:span><text:span text:style-name="T235_22">facility</text:span><text:span text:style-name="T235_23"><text:s/></text:span><text:span text:style-name="T235_24">currently</text:span><text:span text:style-name="T235_25"><text:s/></text:span><text:span text:style-name="T235_26">for</text:span><text:span text:style-name="T235_27"><text:s/></text:span><text:span text:style-name="T235_28">obtaining</text:span><text:span text:style-name="T235_29"><text:s/></text:span><text:span text:style-name="T235_30">current</text:span><text:span text:style-name="T235_31"><text:s/></text:span><text:span text:style-name="T235_32">status</text:span><text:span text:style-name="T235_33"><text:s/></text:span><text:span text:style-name="T235_34">of</text:span><text:span text:style-name="T235_35"><text:s/></text:span><text:span text:style-name="T235_36">the</text:span><text:span text:style-name="T235_37"><text:s/></text:span><text:span text:style-name="T235_38">player</text:span><text:span text:style-name="T235_39">,<text:s/></text:span><text:span text:style-name="T235_40">but</text:span><text:span text:style-name="T235_41"><text:s/></text:span><text:span text:style-name="T235_42">this</text:span><text:span text:style-name="T235_43"><text:s/></text:span><text:span text:style-name="T235_44">is</text:span><text:span text:style-name="T235_45"><text:s/></text:span><text:span text:style-name="T235_46">expected</text:span><text:span text:style-name="T235_47"><text:s/></text:span><text:span text:style-name="T235_48">to</text:span><text:span text:style-name="T235_49"><text:s/></text:span><text:span text:style-name="T235_50">change</text:span><text:span text:style-name="T235_51"><text:s/></text:span><text:span text:style-name="T235_52">in</text:span><text:span text:style-name="T235_53"><text:s/></text:span><text:span text:style-name="T235_54">the</text:span><text:span text:style-name="T235_55"><text:s/></text:span><text:span text:style-name="T235_56">near</text:span><text:span text:style-name="T235_57"><text:s/></text:span><text:span text:style-name="T235_58">future</text:span><text:span text:style-name="T235_59">.</text:span></text:p>
      <text:h text:style-name="P236" text:outline-level="10"><text:bookmark-start text:name="h.vak8xfrhlryr"/><text:bookmark-end text:name="h.vak8xfrhlryr"/><text:span text:style-name="T236_1">Sync</text:span></text:h>
      <text:p text:style-name="P237"><text:span text:style-name="T237_1">Since</text:span><text:span text:style-name="T237_2"><text:s/></text:span><text:span text:style-name="T237_3">syncing</text:span><text:span text:style-name="T237_4"><text:s/></text:span><text:span text:style-name="T237_5">may</text:span><text:span text:style-name="T237_6"><text:s/></text:span><text:span text:style-name="T237_7">involve</text:span><text:span text:style-name="T237_8"><text:s/></text:span><text:span text:style-name="T237_9">transcoding</text:span><text:span text:style-name="T237_10"><text:s/></text:span><text:span text:style-name="T237_11">or</text:span><text:span text:style-name="T237_12"><text:s/></text:span><text:span text:style-name="T237_13">downloading</text:span><text:span text:style-name="T237_14"><text:s/>(</text:span><text:span text:style-name="T237_15">for</text:span><text:span text:style-name="T237_16"><text:s/></text:span><text:span text:style-name="T237_17">channel</text:span><text:span text:style-name="T237_18"><text:s/></text:span><text:span text:style-name="T237_19">content</text:span><text:span text:style-name="T237_20">),<text:s/></text:span><text:span text:style-name="T237_21">sync</text:span><text:span text:style-name="T237_22"><text:s/></text:span><text:span text:style-name="T237_23">provides</text:span><text:span text:style-name="T237_24"><text:s/></text:span><text:span text:style-name="T237_25">an</text:span><text:span text:style-name="T237_26"><text:s/></text:span><text:span text:style-name="T237_27">endpoint</text:span><text:span text:style-name="T237_28"><text:s/></text:span><text:span text:style-name="T237_29">which</text:span><text:span text:style-name="T237_30"><text:s/></text:span><text:span text:style-name="T237_31">provides</text:span><text:span text:style-name="T237_32"><text:s/></text:span><text:span text:style-name="T237_33">visibility</text:span><text:span text:style-name="T237_34"><text:s/></text:span><text:span text:style-name="T237_35">into</text:span><text:span text:style-name="T237_36"><text:s/></text:span><text:span text:style-name="T237_37">the</text:span><text:span text:style-name="T237_38"><text:s/></text:span><text:span text:style-name="T237_39">queue</text:span><text:span text:style-name="T237_40"><text:s/></text:span><text:span text:style-name="T237_41">of</text:span><text:span text:style-name="T237_42"><text:s/></text:span><text:span text:style-name="T237_43">media</text:span><text:span text:style-name="T237_44"><text:s/></text:span><text:span text:style-name="T237_45">it</text:span><text:span text:style-name="T237_46">’</text:span><text:span text:style-name="T237_47">s</text:span><text:span text:style-name="T237_48"><text:s/></text:span><text:span text:style-name="T237_49">processing</text:span><text:span text:style-name="T237_50">.</text:span></text:p>
      <text:p text:style-name="P238"/>
      <text:h text:style-name="P239" text:outline-level="10"><text:bookmark-start text:name="h.t8k598v3j7qs"/><text:bookmark-end text:name="h.t8k598v3j7qs"/><text:span text:style-name="T239_1">GET</text:span><text:span text:style-name="T239_2"><text:s/>/</text:span><text:span text:style-name="T239_3">sync</text:span><text:span text:style-name="T239_4">/</text:span><text:span text:style-name="T239_5">transcodeQueue</text:span></text:h>
      <text:p text:style-name="P240"/>
      <text:p text:style-name="P241"><text:span text:style-name="T241_1">This</text:span><text:span text:style-name="T241_2"><text:s/></text:span><text:span text:style-name="T241_3">returns</text:span><text:span text:style-name="T241_4"><text:s/></text:span><text:span text:style-name="T241_5">a</text:span><text:span text:style-name="T241_6"><text:s/></text:span><text:span text:style-name="T241_7">list</text:span><text:span text:style-name="T241_8"><text:s/></text:span><text:span text:style-name="T241_9">of</text:span><text:span text:style-name="T241_10"><text:s/></text:span><text:span text:style-name="T241_11">transcode</text:span><text:span text:style-name="T241_12"><text:s/></text:span><text:span text:style-name="T241_13">jobs</text:span><text:span text:style-name="T241_14">,<text:s/></text:span><text:span text:style-name="T241_15">with</text:span><text:span text:style-name="T241_16"><text:s/></text:span><text:span text:style-name="T241_17">a</text:span><text:span text:style-name="T241_18"><text:s/></text:span><text:span text:style-name="T241_19">rich</text:span><text:span text:style-name="T241_20"><text:s/></text:span><text:span text:style-name="T241_21">set</text:span><text:span text:style-name="T241_22"><text:s/></text:span><text:span text:style-name="T241_23">of</text:span><text:span text:style-name="T241_24"><text:s/></text:span><text:span text:style-name="T241_25">attributes</text:span><text:span text:style-name="T241_26"><text:s/></text:span><text:span text:style-name="T241_27">for</text:span><text:span text:style-name="T241_28"><text:s/></text:span><text:span text:style-name="T241_29">clients</text:span><text:span text:style-name="T241_30"><text:s/></text:span><text:span text:style-name="T241_31">to</text:span><text:span text:style-name="T241_32"><text:s/></text:span><text:span text:style-name="T241_33">use</text:span><text:span text:style-name="T241_34">:</text:span></text:p>
      <text:p text:style-name="P242"/>
      <text:h text:style-name="P243" text:outline-level="10"><text:bookmark-start text:name="h.lpx0xkivmxm1"/><text:bookmark-end text:name="h.lpx0xkivmxm1"/><text:span text:style-name="T243_1">&lt;</text:span><text:span text:style-name="T243_2">TranscodeJob</text:span><text:span text:style-name="T243_3"><text:s/></text:span><text:span text:style-name="T243_4">type</text:span><text:span text:style-name="T243_5">="</text:span><text:span text:style-name="T243_6">transcode</text:span><text:span text:style-name="T243_7">"<text:s/></text:span><text:span text:style-name="T243_8">key</text:span><text:span text:style-name="T243_9">="</text:span><text:span text:style-name="T243_10">ddffc</text:span><text:span text:style-name="T243_11">99252</text:span><text:span text:style-name="T243_12">acaa</text:span><text:span text:style-name="T243_13">993</text:span><text:span text:style-name="T243_14">dea</text:span><text:span text:style-name="T243_15">354</text:span><text:span text:style-name="T243_16">d</text:span><text:span text:style-name="T243_17">7</text:span><text:span text:style-name="T243_18">da</text:span><text:span text:style-name="T243_19">86</text:span><text:span text:style-name="T243_20">c</text:span><text:span text:style-name="T243_21">9</text:span><text:span text:style-name="T243_22">f</text:span><text:span text:style-name="T243_23">3</text:span><text:span text:style-name="T243_24">aab</text:span><text:span text:style-name="T243_25">5</text:span><text:span text:style-name="T243_26">af</text:span><text:span text:style-name="T243_27">6"<text:s/></text:span><text:span text:style-name="T243_28">progress</text:span><text:span text:style-name="T243_29">="11"<text:s/></text:span><text:span text:style-name="T243_30">speed</text:span><text:span text:style-name="T243_31">="25"<text:s/></text:span><text:span text:style-name="T243_32">remaining</text:span><text:span text:style-name="T243_33">="15"<text:s/></text:span><text:span text:style-name="T243_34">size</text:span><text:span text:style-name="T243_35">="19310334"<text:s/></text:span><text:span text:style-name="T243_36">title</text:span><text:span text:style-name="T243_37">="</text:span><text:span text:style-name="T243_38">Mater</text:span><text:span text:style-name="T243_39"><text:s/></text:span><text:span text:style-name="T243_40">and</text:span><text:span text:style-name="T243_41"><text:s/></text:span><text:span text:style-name="T243_42">the</text:span><text:span text:style-name="T243_43"><text:s/></text:span><text:span text:style-name="T243_44">Ghostlight</text:span><text:span text:style-name="T243_45"><text:s/>(2006)"<text:s/></text:span><text:span text:style-name="T243_46">thumb</text:span><text:span text:style-name="T243_47">="/</text:span><text:span text:style-name="T243_48">library</text:span><text:span text:style-name="T243_49">/</text:span><text:span text:style-name="T243_50">metadata</text:span><text:span text:style-name="T243_51">/95237/</text:span><text:span text:style-name="T243_52">thumb</text:span><text:span text:style-name="T243_53">?</text:span><text:span text:style-name="T243_54">t</text:span><text:span text:style-name="T243_55">=1348518563"<text:s/></text:span><text:span text:style-name="T243_56">syncItemId</text:span><text:span text:style-name="T243_57">="504"<text:s/></text:span><text:span text:style-name="T243_58">syncItemTitle</text:span><text:span text:style-name="T243_59">="</text:span><text:span text:style-name="T243_60">Mater</text:span><text:span text:style-name="T243_61"><text:s/></text:span><text:span text:style-name="T243_62">and</text:span><text:span text:style-name="T243_63"><text:s/></text:span><text:span text:style-name="T243_64">the</text:span><text:span text:style-name="T243_65"><text:s/></text:span><text:span text:style-name="T243_66">Ghostlight</text:span><text:span text:style-name="T243_67">"/&gt;</text:span></text:h>
      <text:p text:style-name="P244"/>
      <text:p text:style-name="P245"><text:span text:style-name="T245_1">The</text:span><text:span text:style-name="T245_2"><text:s/></text:span><text:span text:style-name="T245_3">following</text:span><text:span text:style-name="T245_4"><text:s/></text:span><text:span text:style-name="T245_5">attributes</text:span><text:span text:style-name="T245_6"><text:s/></text:span><text:span text:style-name="T245_7">are</text:span><text:span text:style-name="T245_8"><text:s/></text:span><text:span text:style-name="T245_9">returned</text:span><text:span text:style-name="T245_10">:</text:span></text:p>
      <text:p text:style-name="P246"/>
      <text:list text:style-name="LS5" xml:id="list14">
        <text:list-item>
          <text:p text:style-name="P247"><text:span text:style-name="T247_1">type</text:span><text:span text:style-name="T247_2">:<text:s/></text:span><text:span text:style-name="T247_3">either</text:span><text:span text:style-name="T247_4"><text:s/>“</text:span><text:span text:style-name="T247_5">download</text:span><text:span text:style-name="T247_6">”<text:s/></text:span><text:span text:style-name="T247_7">or</text:span><text:span text:style-name="T247_8"><text:s/>“</text:span><text:span text:style-name="T247_9">transcode</text:span><text:span text:style-name="T247_10">”.</text:span></text:p>
        </text:list-item>
        <text:list-item>
          <text:p text:style-name="P248"><text:span text:style-name="T248_1">key</text:span><text:span text:style-name="T248_2">:<text:s/></text:span><text:span text:style-name="T248_3">the</text:span><text:span text:style-name="T248_4"><text:s/></text:span><text:span text:style-name="T248_5">transcode</text:span><text:span text:style-name="T248_6"><text:s/></text:span><text:span text:style-name="T248_7">session</text:span><text:span text:style-name="T248_8"><text:s/></text:span><text:span text:style-name="T248_9">ID</text:span><text:span text:style-name="T248_10">.</text:span></text:p>
        </text:list-item>
        <text:list-item>
          <text:p text:style-name="P249"><text:span text:style-name="T249_1">progress</text:span><text:span text:style-name="T249_2">:<text:s/></text:span><text:span text:style-name="T249_3">from</text:span><text:span text:style-name="T249_4"><text:s/>0-100,<text:s/></text:span><text:span text:style-name="T249_5">represents</text:span><text:span text:style-name="T249_6"><text:s/></text:span><text:span text:style-name="T249_7">the</text:span><text:span text:style-name="T249_8"><text:s/></text:span><text:span text:style-name="T249_9">percentage</text:span><text:span text:style-name="T249_10"><text:s/></text:span><text:span text:style-name="T249_11">completion</text:span><text:span text:style-name="T249_12"><text:s/></text:span><text:span text:style-name="T249_13">of</text:span><text:span text:style-name="T249_14"><text:s/></text:span><text:span text:style-name="T249_15">the</text:span><text:span text:style-name="T249_16"><text:s/></text:span><text:span text:style-name="T249_17">job</text:span><text:span text:style-name="T249_18">.</text:span></text:p>
        </text:list-item>
        <text:list-item>
          <text:p text:style-name="P250"><text:span text:style-name="T250_1">speed</text:span><text:span text:style-name="T250_2">:<text:s/></text:span><text:span text:style-name="T250_3">represents</text:span><text:span text:style-name="T250_4"><text:s/></text:span><text:span text:style-name="T250_5">the</text:span><text:span text:style-name="T250_6"><text:s/></text:span><text:span text:style-name="T250_7">speed</text:span><text:span text:style-name="T250_8"><text:s/></text:span><text:span text:style-name="T250_9">of</text:span><text:span text:style-name="T250_10"><text:s/></text:span><text:span text:style-name="T250_11">the</text:span><text:span text:style-name="T250_12"><text:s/></text:span><text:span text:style-name="T250_13">operation</text:span><text:span text:style-name="T250_14">,<text:s/></text:span><text:span text:style-name="T250_15">as</text:span><text:span text:style-name="T250_16"><text:s/></text:span><text:span text:style-name="T250_17">a</text:span><text:span text:style-name="T250_18"><text:s/></text:span><text:span text:style-name="T250_19">factor</text:span><text:span text:style-name="T250_20"><text:s/></text:span><text:span text:style-name="T250_21">of</text:span><text:span text:style-name="T250_22"><text:s/></text:span><text:span text:style-name="T250_23">real</text:span><text:span text:style-name="T250_24"><text:s/></text:span><text:span text:style-name="T250_25">time</text:span><text:span text:style-name="T250_26"><text:s/>(</text:span><text:span text:style-name="T250_27">only</text:span><text:span text:style-name="T250_28"><text:s/></text:span><text:span text:style-name="T250_29">for</text:span><text:span text:style-name="T250_30"><text:s/></text:span><text:span text:style-name="T250_31">transcodes</text:span><text:span text:style-name="T250_32">).</text:span></text:p>
        </text:list-item>
        <text:list-item>
          <text:p text:style-name="P251"><text:span text:style-name="T251_1">remaining</text:span><text:span text:style-name="T251_2">:<text:s/></text:span><text:span text:style-name="T251_3">a</text:span><text:span text:style-name="T251_4"><text:s/></text:span><text:span text:style-name="T251_5">rough</text:span><text:span text:style-name="T251_6"><text:s/></text:span><text:span text:style-name="T251_7">estimate</text:span><text:span text:style-name="T251_8">,<text:s/></text:span><text:span text:style-name="T251_9">in</text:span><text:span text:style-name="T251_10"><text:s/></text:span><text:span text:style-name="T251_11">seconds</text:span><text:span text:style-name="T251_12">,<text:s/></text:span><text:span text:style-name="T251_13">of</text:span><text:span text:style-name="T251_14"><text:s/></text:span><text:span text:style-name="T251_15">the</text:span><text:span text:style-name="T251_16"><text:s/></text:span><text:span text:style-name="T251_17">time</text:span><text:span text:style-name="T251_18"><text:s/></text:span><text:span text:style-name="T251_19">remaining</text:span><text:span text:style-name="T251_20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style:writing-mode="lr-tb"/>
      <style:text-properties fo:color="#1c4587" style:font-name="Consolas" fo:font-size="10pt" style:font-name-asian="Consolas" style:font-size-asian="10pt" style:font-name-complex="Consolas" style:font-size-complex="10pt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